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4.30 11:54   |   <text:a xlink:type="simple" xlink:href="http://palinfo.habago.org/Entry?Command=Information_PrintForum&amp;iPage=19#FORUM37418"><text:span text:style-name="T1">#</text:span></text:a></text:p>
      <text:p text:style-name="P2">卡韓政變(34)：唯真不破 <text:line-break/><text:line-break/>陳真 2019. 04. 30. <text:line-break/><text:line-break/><text:line-break/>講點八卦。 <text:line-break/><text:line-break/>講到作文比賽，政壇冠軍當然非 "新潮流系" 這些人渣莫屬。當然，一樣下流，前後有別。在我活躍的那個年代 (八零年代)，也就是邱義仁那一代，成員有好也有壞。好的例如戴振耀、劉峰松、翁金珠、楊秋興等等等，都是我的好朋友。至於其它的，比方說我也認識的李文忠、賴勁麟、陳菊、邱義仁等等等，我就 "不予置評" 了。至於1990年政治開放之後的新潮流，則幾乎全是人渣中的人渣，全是詐騙集團。 <text:line-break/><text:line-break/>新潮流的前身叫做 "黨外編輯作家聯誼會"，簡稱 "編聯會"，是一個相當封閉的菁英組織，大多是作文比賽高手，不是一般人輕易可以加入。我大學時在黨外雜誌工作過兩年，而且思想、血統純正，所以也曾獲邀。我看在戴振耀的份上，曾經答應加入，但我後來就反悔了，原因有二： <text:line-break/><text:line-break/>一是因為聽說要繳一筆費用，我那時窮得三餐不繼，實在也拿不出這些錢。我連黨費幾年來全都是大老們看我太窮，主動幫我繳的，我自己沒繳過一毛錢。 <text:line-break/><text:line-break/>二是因為我基本上對於作文比賽那樣一種很喜歡搞什麼 "論述" 的人或政治風氣，缺乏好感，八字不合。十年黨外，我和挑蔥賣菜的黨外基層民眾相處非常快樂，但是遇到那類滿口理想、滿口論述的什麼公共型知識份子，我就覺得氣味很不搭。 <text:line-break/><text:line-break/>我活躍的圈子，在高雄縣的部份，基本上就是以戴振耀為首的民主芭樂園為主。那是阿耀在高雄縣橋頭鄉的一塊農地，種芭樂，田裏頭有個教室，我們就在那裏開會、上課、組織訓練、演講等等等。成員十之八九是農民或工人，詹益樺也是成員之一，知識份子大概就只有我和楊秋興等等極少數人。 <text:line-break/><text:line-break/>至於阿耀，是個農民，之前是中油員工，他說他拿筆感覺比拿鋤頭還沉重。他曾發表過幾篇文章，是我幫他改的，改得滿江紅的原稿我甚至都還留著。我之所以在三十多年前就想保留著那樣一些在當時看來毫無價值的 "廢紙" 是因為，我知道在那些文筆不太通順的粗糙文字中，藏著一顆善良細膩充滿熱情的心，因此我不想把它們當成垃圾丟掉。 <text:line-break/><text:line-break/>1990年之後，我就慢慢淡出黨外，想要專心當個醫生，同時也離開高雄，來到台北馬偕與長庚醫院工作，但是阿耀仍然經常打電話給我，電話中都是在講新潮流之間的內鬥，或是講他在立法院對付郝伯村的事，或是提了哪些議案等等。 <text:line-break/><text:line-break/>後來，他和楊秋興因為選舉而鬧翻，幾乎可以說是反目成仇。我很驚訝，因為當年大家情同手足，怎麼會因為選舉的那一點毫無意義的功名權位而鬧翻？不是說參政是為了犧牲奉獻服務人民嗎？何必搶著犧牲奉獻？像我每次都堅持讓別人去 "犧牲奉獻"，任憑大老們幾次如何勸進，我就是不想擔任公職或代表黨參選民代。在那年代，民心思變，特別是在中南部地區，凡被提名者大概都可當選。 <text:line-break/><text:line-break/>另一方面，民進黨以光速般的速度腐爛，於是在1994年的2月28日，我實在忍不住跟這樣一個黨為伍，於是決定退黨。我曾經退了兩次黨都被 "慰留"，第一次是1988年，慰留我的人就是陳菊，她說才剛發生520事件，你就要退黨，那不就是在打擊黨的士氣嗎？ <text:line-break/><text:line-break/>1999年，民進黨更加腐敗，無惡不作，進階到人渣黨的地步，於是我在和學姐聯名發表 "給長老教會的一封公開信" 之後，開始和人渣黨站在對立面，從此和過去的同志們為敵，或是從此不再往來，免得尷尬。 <text:line-break/><text:line-break/>2007年，我回到台灣，寫了一封公開信在報紙上，公開點名林義雄、陳菊、戴振耀、翁金珠、劉峰松、楊秋興等等幾位好朋友，希望他們不要再為虎作倀，不要再挺早已失去靈魂的民進黨，希望他們留給台灣一條生路。不久之後，我就接到他們其中幾位的電話，寒喧之餘，我聽得出來，我是不可能改變他們的。 <text:line-break/><text:line-break/>就這樣又過了十年。十年之中，一部份出於道不同不相為謀，一部份出於我個人強烈的隱世厭世念頭，幾乎和過去友人完全斷絕了連絡；就算有人經常相邀，我也不想再和昔日同志們碰面。碰了面要講什麼？打一架嗎？ <text:line-break/><text:line-break/>直到有一天，我聽說阿耀得了胰臟癌。我知道這個病來日無多，於是就和阿耀連絡上了，彷彿時光倒流，宛如失散多年的手足重逢，他說他很想念我，這麼多年來曾看過我的許多文章。我明白他的意思，但我們盡量避開具體的政治話題，免得尷尬。他拍著我的背說 "我以前就跟你現在一樣壯！" 我手搭在他肩上，很難想像曾經壯得像一頭牛的阿耀竟變得如此衰弱瘦小。言談中，總感覺就像一種臨終感言，他說，他很高興在他一生中，能夠和我們這樣一些好朋友共同走過台灣最關鍵的那一段歷史。 <text:line-break/><text:line-break/>我去醫院和他家看了他幾次，小心翼翼問起楊秋興。阿耀說，秋興已經十幾二十年沒連絡，而且也沒來看他。聽起來，兩人心結頗重。於是我又小心翼翼問他，"希不希望秋興來看你？" 阿耀笑說，"這種事要自然，不能勉強啦"。我聽得出來，他是懷著希望的。於是，我決定從事一項艱難任務，希望在阿耀生前，能夠讓他和秋興重逢，重修舊好。 <text:line-break/><text:line-break/>我完成了這項使命，讓曾經宛如親兄弟一般的楊秋興和戴振耀終於又相聚了。這就是我離開黨外將近三十年之後唯一 "拋頭露面" 所做的事情。 <text:line-break/><text:line-break/>2017年的11月19日，阿耀過世了。但我仍然寫了一封 Line給他，只寫了六個字："阿耀來世再見"。 <text:line-break/><text:line-break/>我之所以寫這些私人的事，只是想說說一種 "作文比賽" 以外的東西。阿耀是新潮流的核心人物，但是，一樣是新潮流，卻不是每一個都如此下流，仍然還是有著像戴振耀那樣善良樸實充滿利他精神的人。他雖當過大官，當過民代，高居廟堂之上，但他始終像個 "人"，權力始終沒有侵蝕他的為人。也許這是因為他不太會寫作文。 <text:line-break/><text:line-break/>詹益樺自焚之後，我寫了一篇文字悼念阿樺，標題叫做 "一個謙卑慕道的草根工作者"，同樣也是在說明有關 "寫作文" 這樣一件事。我說，阿樺跟那些滿口理想滿口論述的所謂知識份子很不一樣，充滿血肉，很真實，不造假。 <text:line-break/><text:line-break/>至於新潮流那些作文高手，卻是一個比一個卑鄙，一個比一個貪婪。特別是1990年之後的新潮流，根本就是頂級人渣的大本營。柯文哲總算跟我有了一項共識，那就是新潮流確實就是這個社會的禍害。用我的話來說，是社會的毒瘤。 <text:line-break/><text:line-break/>至於最早期的新潮流，你知道像邱義仁他們每天講些什麼嗎？什麼效法拉美革命啦、反美啦、反資本主義啦、反議會路線啦、群眾掛帥啦、什麼卡斯楚啦、古巴革命啦、切格瓦拉的精神啦，什麼南韓反美學生運動值得效法啦，什麼工農階級革命啦，什麼左派無產階級革命啦，什麼曼德拉的反抗西方強權啦.，什麼草根組織啦...作文題目一大堆，真是很會寫。 <text:line-break/><text:line-break/>阿耀曾經有一天，在民主芭樂園的教室，隨手攤開桌上一本新潮流雜誌，突然大笑說："哈哈哈，這些我都看不懂，你們讀書人才懂"。我那時沒讀過什麼書，於是也趕緊說，"其實我也看不太懂"。十幾年後，我飄洋過海飽讀洋書，但我卻更加 "看不懂" 了。這些作文比賽高手寫的每個字我都懂，但我不懂他們寫那些東西除了當成詐騙工具撈錢奪權之外，究竟有何意義可言？ <text:line-break/><text:line-break/>韓國瑜說得沒錯，"政治語言，唯真不破"。只有真實、真心的東西，才具有價值，哪怕十分粗糙或粗俗。</text:p>
      <text:p text:style-name="P1">陳真   |  2019.04.30 02:16   |   <text:a xlink:type="simple" xlink:href="http://palinfo.habago.org/Entry?Command=Information_PrintForum&amp;iPage=19#FORUM37417"><text:span text:style-name="T1">#</text:span></text:a></text:p>
      <text:p text:style-name="P3">卡韓政變(33)：政治不是作文比賽 <text:line-break/><text:line-break/>陳真 2019. 04. 30. <text:line-break/><text:line-break/><text:line-break/>阳阳， <text:line-break/><text:line-break/>一項不為己謀的政治選擇或政治判斷是否成熟合理，不是看它所給的答案，而是看其判斷與抉擇的根據。這樣一種根據，有些是可形諸文字的客觀陳述，有些則屬 "親知"，屬於某種自身經驗。後者往往比前者可靠。 <text:line-break/><text:line-break/>我不認識你，不知道你幾歲，不知道你的一切個人資訊，因此無從知道你的判斷依據。不過，如果只是根據一篇作文，那無疑十分幼稚。這樣一種文字，如果把作者名字遮住，再把幾個當下的政治人物名字改掉，我說不定會以為是阿扁寫的。阿扁不就是靠這一套什麼 "拼經濟"、"有愛最美、希望相隨" 的所謂 "論述" 兩度成功贏得台北市長選舉及總統大選嗎？ <text:line-break/><text:line-break/>台灣社會主流，不管是媒體也好，名人或政客也罷，一方面為非作歹，行不由徑，永遠都是講一套做一套，一方面卻又很愛故做理性狀，總是喜歡跟社會大眾強調什麼要聽聽候選人的政見哦，要看看他們的什麼政策白皮書哦，好像把大家當成三歲小孩。我倒是覺得政治白痴才會去關注那些東西。 <text:line-break/><text:line-break/>蔡啥小當所謂總統的前前後後，她以及她所屬的人渣黨，不是幾十年來每天講一堆鳥話嗎？什麼 "勞工是我心裏最軟的一塊"，什麼 "最會溝通的政府"，什麼 "傾聽民意、拒馬鐵蒺藜將再也看不到"，什麼 "謙卑謙卑再謙卑"，乃至所有的一切所謂理想，所有的一切所謂民主自由透明與開放，什麼廉能政府，什麼反對家族政治，什麼反對政二代，什麼公平正義，什麼司法獨立，什麼反對分贓政治，什麼黨政軍退出媒體，什麼反對政治酬庸，什麼廢除監察院，什麼廢核電，左手廢右手蓋，什麼弱勢優先，什麼永遠與弱勢者站在一起，什麼保護食品安全.......所有一切的一切的一切的什麼理想，講得夠漂亮吧，請問有哪一項不是完全相反？有哪一項做到？不用多，幾百幾千項漂亮理想當中，你就指出一項真的有實踐的就好，有沒有？零！不是嗎？ <text:line-break/><text:line-break/>我意思是說，從一篇作文去判斷一個候選人，那是只能得零分的。太幼稚了。 <text:line-break/><text:line-break/>你知道嗎？民進黨早期或更早的黨外，是主張親中反日反美帝的，相關論述要多少有多少。我最近搬家，從破爛的老家救回一百多箱的書 (另外有一百多箱則已腐爛)，裏頭有很多當年的文件和信件與雜誌。 <text:line-break/><text:line-break/>比方說，當初三十幾年前我們反核時，除了安全因素之外，反對美國對台灣之強制剝削，也是反核的原因之一。 <text:line-break/><text:line-break/>比方說，當初我們黨外是反對軍購的，即使民進黨成立後的頭幾年，也依然反軍購，反對貪污，反對從軍火買賣中竊取鉅額回扣 (現在他們自己大撈特撈，當然就不反對了)。 <text:line-break/><text:line-break/>黨外及民進黨當年反軍購的理由是說：中共是一個理性政府，不會隨便打台灣，"人家中共又不是黑社會，怎麼會隨便亂打人？" (謝長廷的演講詞，當時是我做文字記錄，所以我記得很清楚；白紙黑字之外，我還有當年演講錄音帶)，只要我們跟大陸持續開放與交流，哪需要每年花幾百幾千億跟美國買一堆破銅爛鐵？ <text:line-break/><text:line-break/>諸如這些，都是民進黨早期以及更早的黨外時的基本論述與立場。 <text:line-break/><text:line-break/>我從老家搶救幾千本幾十年前年少時的書和資料回來，把我現在住的家塞得完全水洩不通，想丟掉又很可惜，畢竟那是我的一段十年血淚青春；想留下又沒空間。題外話。 <text:line-break/><text:line-break/>現在我書桌旁就不小心弄倒了這麼一堆舊書。我看到一本小冊子掉了出來，書名叫做 "紅燈左轉--工運的路線與實際"，沒寫日期，但我估計大概是1993年出版，出版者寫著 "野百合觀點"，編輯群一大串人，大多是一些現在綠油油的親綠學者或親綠xx。我拿起來一看，天啊，我還以為是巴勒網的人寫的。 <text:line-break/><text:line-break/>我想多抄一些，但很累很睏，有時間再說。我就隨手抄幾段。比方說有一段，標題叫做 "不知長進的民進黨"，內文寫著： <text:line-break/><text:line-break/>"民進黨...不斷把國民黨既有的利益納進來，諸如關說、作秀、地方派系的利益交換、宮廷機詐權術、勾結財團資本家...等等等，凡是國民黨的既得利益低招敗術，民進黨便如法炮製，納為己有。 <text:line-break/><text:line-break/>民進黨黨綱上 (關於勞工) 的漂亮文字僅止於文字。...民進黨對於勞工議題的態度，可分兩種。第一種佔絕大多數，亦即不聞不問，不理會勞工議題，但有時候卻會利用勞工議題。第二種則是和勞工有直接關係，亦即積極參與工運的草根組織工作者，但其理想卻越來越模糊、脆弱，所走的路線也離工運越來越遙遠。為什麼呢？這只有兩種可能。 <text:line-break/><text:line-break/>一，以參與和投入工運做為個人政治的墊腳石，藉由工運工作者的形象來獲取道德光環，利用工人獲取選票，最後則揚長而去。這一種就叫做詐騙，典型的政客，如同黑道參選藉以漂白身份。民進黨內有些流派 (按：指新潮流) 則擅於利用社會運動的經歷裝飾身份，以利選舉。 <text:line-break/><text:line-break/>第二種可能則是：過去的獻身是真誠的，...但是選上後就飛上枝頭變鳳凰。這一種就叫做背叛。 <text:line-break/><text:line-break/>也就是說，民進黨高層菁英曾主動 '關心' 勞工事務的，不是背叛，就是詐欺，真是可恥啊！" <text:line-break/><text:line-break/>你看，像不像巴勒網的言論？ <text:line-break/><text:line-break/>我並不是說所有人全是騙子，而是說，這樣一個所謂 "野百合觀點"，講得很正確，但是呢，請問幾個人還信守信念？幾個人不是綠油油？幾個人沒有變成民進黨的無恥走狗？ <text:line-break/><text:line-break/>這本小冊子，最後還畫了個漫畫，很傳神，畫得很像，一看就知道是在畫貪污漢奸老賊李登輝，但我沒法畫出來給大家看。畫著一隻畸形長角的醜陋大怪獸，一看就知道是黑金教父李登輝。怪獸被一堆勇敢的小士兵團團包圍，個個拿刀劍要刺殺這隻以李登輝來模擬的黑金妖怪。 <text:line-break/><text:line-break/>圍攻黑金妖怪的勇敢小士兵一共有八位，每一個身上都刻了字：統、獨、民、新、國、左、右、工。漫畫旁邊有一行說明，寫著： <text:line-break/><text:line-break/>"不分黨派，堅持勞工立場，形成階級聯合戰線，一齊砲打金權怪獸！" <text:line-break/><text:line-break/>還有很多，我就不抄了。我只是要說，政治不是作文比賽。至於我們判斷一個候選人之適當性，首先要看他的角色所代表的意義，亦即所代表的路線與身份。然後，同時也要看他的為人，像柯文哲那一種投機份子，就算是祖國欽定，也切莫相挺。從這兩點來看，郭台銘同樣是完全不合格的。如前所述，其角色有害台灣，為人則下三濫手段一大堆。</text:p>
      <text:p text:style-name="P1">欧阳阳   |  2019.04.29 22:15   |   <text:a xlink:type="simple" xlink:href="http://palinfo.habago.org/Entry?Command=Information_PrintForum&amp;iPage=19#FORUM37416"><text:span text:style-name="T1">#</text:span></text:a></text:p>
      <text:p text:style-name="P2">在兩岸關系的定位與思路方面，個人感覺郭銘台比韓國瑜更清晰 <text:line-break/><text:line-break/>================= <text:line-break/><text:line-break/>今日郭董又在臉書貼文說，他說的中國人不打中國人，不只是講給自己人聽的，同時講給中國聽、講給習近平聽、講給川普聽、也是講給全世界聽！因為我們都是中華民國國家隊的一員！ <text:line-break/><text:line-break/>最近我們蔡總統和賴前院長，不專注解決台灣民眾低薪、吃不飽、住不起種種問題就算了，他們在忙什麼呢？忙著拚選舉！他們今天不約而同把炮口對準我，透過攻擊我的發言，不去解決內政民生，只顧著炒作統獨議題，好像他們的世界就只剩下郭台銘，實在是讓人嘆息。 <text:line-break/><text:line-break/>不用我明講，大家都知道民進黨政府的兩岸政策乏善可陳；口口聲聲說要維持現狀，上任迄今提不出具體做為，實際上卻處處設限，讓兩岸關係大開倒車。 <text:line-break/><text:line-break/>兩岸分治70年，開放交流30年。很多人的祖先來自海峽對岸，先後踏上這塊土地，有幾千年前來的人、幾百年前來的人、還有最近幾十年才來的，彼此之間只有先來後到的差別而已。無論原先來自何方，現在都是驕傲的中華民國國民，生活在台灣這塊土地，大家共同打拼，創造了台灣經濟奇蹟。 <text:line-break/><text:line-break/>我們，都是中華民國國家隊的一員！ <text:line-break/><text:line-break/>日本新年號是令和，代表人與人善意的心靈彼此靠近之時，所滋長的美好文化。兩岸開放交流這麼多年，本來就有共同默契，只要不破壞現狀，就不存在戰爭問題。 <text:line-break/><text:line-break/>但蔡政府號稱維持現狀，卻不斷向台灣人渲染中國威脅，彷彿戰亂將至。各位是否有想過，到底是中國真的準備以武促統了呢？還是蔡政府連任出現危機，而在避重就輕、操作政治呢？ <text:line-break/><text:line-break/>正是因為蔡總統和賴前院長這樣的政治操作，讓如今的兩岸只剩下互相猜忌，虛耗台灣的國力。 <text:line-break/><text:line-break/>我想請問蔡總統和賴前院長，難道把台灣推向戰爭邊緣，就是你們贏得勝選的手段嗎？難道所有吃不飽、住不起的台灣人民都不關你們的事？難道去年選舉的結果還不夠明顯？ <text:line-break/><text:line-break/>所以請蔡總統多花點心思在治理和施政，不要再把心思都花在選舉上，黨內互打不夠，還鬥到外面來了吧！ <text:line-break/>郭台銘一向講求做實事。我說中國人不打中國人，請注意，我不只是講給自己人聽的，同時講給中國聽、講給習近平聽、講給川普聽、也是講給全世界聽！ <text:line-break/><text:line-break/>這是對全世界的宣示，我郭台銘有信心能夠締造和平！當有了和平與安定後，才能全力放心拚讓台灣「重振經濟、創造未來」。那些不肯面對現實無視台灣困境，只會抹紅抹黑的政客，我敢宣示和平！我要堅持民主！我必捍衛國家！你們呢？</text:p>
      <text:p text:style-name="P1">陳真   |  2019.04.29 20:01   |   <text:a xlink:type="simple" xlink:href="http://palinfo.habago.org/Entry?Command=Information_PrintForum&amp;iPage=19#FORUM37415"><text:span text:style-name="T1">#</text:span></text:a></text:p>
      <text:p text:style-name="P3">卡韓政變(32)：抹黑的精髓 <text:line-break/><text:line-break/>陳真 2019. 04. 29. <text:line-break/><text:line-break/><text:line-break/>一個正直坦率的人，遇到陰陰柔柔的鳥人 (例如蔡正元這類型)，應該很無奈。我能體會那種感覺。有些人就是這樣，表面上好客氣哦，細細柔柔的，滿滿的恭維，一聽就知道言不由衷；至於背後會對你說些什麼或做些什麼，那肯定又是另一種嘴臉了。 <text:line-break/><text:line-break/>韓國瑜公布了收支帳戶細目，九成是小額捐款。蔡正元和吳敦義所謂的某企業家 "直接交付" 之四千萬 "贓款" 呢？是被他們自己吞了嗎？蔡正元現在又改口說另一套了，它媽的真是很無恥。 <text:line-break/><text:line-break/>其實，這些所謂選舉帳目又不是什麼機密，選舉幹部們一定都知道，蔡、吳等人更是不可能不知道，但他們就是要故意裝蒜，故意透過曖曖昧眛的修辭來加以影射、抹黑，故意製造想像空間，以便毀人名節。 <text:line-break/><text:line-break/>也許你會想說，反正到最後會還韓國瑜清白。你若這樣想，那你也一樣是在裝蒜。比方說人家倘若無中生有，抹黑你 "聽說好像" 強姦了誰哦，故意用一些曖曖昧眛的修辭來影射，就這樣搞個幾個月。好！最後還你清白，證明根本沒這回事。你想，你的名譽與人格真的能恢復清白了嗎？當然不可能。 <text:line-break/><text:line-break/>這一招，就是種種抹黑方式的一個共同精髓，簡單說就是 "爭議化"。抹黑者明知道八字連一撇都沒有，完全空穴來風，但就是故意要透過曖曖昧眛的修辭和影射，製造一種懸疑，一種想像空間，一種負面觀感，一種可疑的印象，彷彿真的有什麼醜聞內幕似的。 <text:line-break/><text:line-break/>然後，各路齷齪無恥人渣 (族繁不及備載)更會旋即一擁而上，透過互相引用更多自我瞎掰之傳聞、謠言與推敲，講得煞有介事，透過更多曖昧修辭，虛虛實實混淆視聽，使之複雜化，爭議化，懸疑化，弄得疑雲滿天，複雜萬千，臭不可聞，讓你根本百口莫辯，讓你的一言一行彷彿都暗藏著無數敗德內幕的線索，供眾人進一步推敲與猜疑，甚至還會動用司法檢調介入 "偵辦"，讓你更加百口莫辯。 <text:line-break/><text:line-break/>就這樣搞個幾個月或幾年下來，好吧，也許哪一天終於證明根本毫無此事，一切完全空穴來風，但你早已身敗名裂，就算不死也重傷，彷彿你的人格真有什麼問題似的。旁人心裏一定會這樣想： <text:line-break/><text:line-break/>"這個人一定很有爭議性，絕不單純，一定是人格哪裡不乾淨，要不然怎麼會有那些傳聞？要不然大家怎麼都在議論紛紛？" 這時候，抹黑就成功了，怎麼洗也洗不掉爭議感了。 <text:line-break/><text:line-break/>我常覺得，人性陰暗陰險之卑鄙程度，實在難以置信，許多時候，話語就像一種毒。 <text:line-break/><text:line-break/>長大之後，我一直有一種很深的厭世感，有時甚至會有一種輕生念頭，總感覺跟這冰冷可怕的人性與複雜世界離得很遠很遠很遠；很想逃，逃到大海之濱，逃到偏鄉一隅，逃到沒有權力沒有資源沒有鎂光燈的地方；有時看到人，就跟兔子看到獵人一樣，很害怕，連話都不會講不敢講，啞口無言了。 <text:line-break/><text:line-break/>韓國瑜說，"蔡正元如果願意道歉，那麼大家以後還是朋友，否則朋友就到此為止"。我倒是覺得，這種 "朋友" 最好敬而遠之，離得越遠越好。 <text:line-break/><text:line-break/>當然，蔡正元等人的抹黑功力，跟人渣黨及其一大票走狗文人學者打手們，是完全不能比的。 <text:line-break/><text:line-break/>一個人可以不關心選舉勝負，但你不能不關心奧步，不能不關心這樣一種抹黑文化，因為它破壞了一個文明社會之所以能成立的基本價值。 <text:line-break/><text:line-break/>人性真是很奇妙，有些人心地那麼善良無私，那麼勇敢，有些人心思之陰暗邪惡，卻跟魔鬼沒兩樣。 <text:line-break/><text:line-break/>至於新一波的抹黑，則是故意要把一億多的花費講得很多很浪費，這也是鬼扯蛋。你看，民進黨光是高雄市長黨内初選，光是劉世芳一個人，光是她一個人的看板支出，就花了兩億。而且，是從選前一年就開始四處大量設立廣告看板，選舉都還沒開始哦，一口氣就花兩億。現在他們卻指控韓國瑜選舉花費太高。 <text:line-break/><text:line-break/>台灣的所謂民主選舉，操作內涵基本上就是栽贓、造謠、耳語、混淆視聽、自導自演等等各種奧步。一個人在他採取某種政治立場之 "前"，他其實應該 "先" 在意基本的是非善惡，因為那才是一個社會的立足基礎。而且，你永遠都不要相信一個會採用抹黑造謠手段去傷害人的政客會做出對社會有利的事情來，比方說蔡正元的新任 "好友" 柯文哲便是一例。 <text:line-break/><text:line-break/>======================= <text:line-break/>韓國瑜公布帳務駁收4千萬 蔡正元道歉了 <text:line-break/><text:line-break/>2019年4月29日 <text:line-break/><text:line-break/>高雄市長韓國瑜今（29）日下午親上火線公布選舉帳務，反駁國民黨前立委蔡正元指控收四千萬，並動怒要求蔡道歉，蔡稍後受訪回應「這件事給韓國瑜造成困擾，在此跟韓國瑜表達歉意」，同時也表態支持韓，並充當和事佬指被韓點名是「權貴密室協商」的人士無需過度解讀「韓五點」，提醒韓應對前總統馬英九遞出橄欖枝，特別要和黨主席吳敦義多親近。 <text:line-break/><text:line-break/>韓國瑜在記者會上不滿蔡正元用不實資訊指控，動怒表示「我深深覺得蔡正元委員欠我一個道歉，這對我造成傷害困擾」、「我覺得蔡正元道歉完畢，大家還是好朋友，如果不道歉，朋友到此為止」，並再次強調「絕對沒有企業家捐四千萬給我，如果有，我辭掉高雄市長，我必須證明我的清白，現在抹黑、明槍暗箭沒有停過，請蔡正元解釋清楚」！ <text:line-break/><text:line-break/>=============== <text:line-break/>韓國瑜公布選舉帳務 90%是小額捐款4000萬是不實指控 <text:line-break/><text:line-break/>Yahoo奇摩新聞 <text:line-break/><text:line-break/>2019年4月29日 <text:line-break/><text:line-break/>高雄市長韓國瑜陷「選舉款四千萬元爭議」。他今天出面說明「選舉帳務」流向，經會計師查核，其中90%是小額個人捐款；前國民黨立委蔡正元提的4000萬元完全是不實指控，蔡正元「欠我一個道歉」，任何方式他都接受。 <text:line-break/><text:line-break/>韓國瑜說，會計師查核，捐款在政黨總收入金額約百分之零點一，共一筆。捐贈對象90%是小額捐款。11月24日投票，11月8日就關帳戶。選舉收支已送監察院審查，結餘1500萬待監院審查通過，將捐贈弱勢。 <text:line-break/><text:line-break/>高雄市長韓國瑜今天舉行記者會公布選舉帳務提出說明，包括選舉捐贈收入總額1億2914萬9779元、支出1億1408萬7536元，結餘1506萬2243元。返還捐贈支出500多萬。 <text:line-break/><text:line-break/>對於選舉捐贈收入部分，韓國瑜提出4點說明，包括 <text:line-break/><text:line-break/>1、個人捐款占總捐款收入淨額約87%，總筆數2240筆，個人捐款平均每筆金額4813元。 <text:line-break/><text:line-break/>2、營利事業捐款佔總捐款收入淨額約9%，總筆數160筆，營利事業捐款平均每筆金額7萬2698元。 <text:line-break/><text:line-break/>3、政黨捐助收入佔總捐款收入淨額約0.1%(已扣除關閉帳戶後退還捐款的金額)，筆數1筆。 <text:line-break/><text:line-break/>4、其他收入佔總捐款收入淨額約4%。 <text:line-break/><text:line-break/>韓國瑜還說，選舉之初感謝吳主席介紹朋友，「但很多人都不看好我」。 <text:line-break/><text:line-break/>韓國瑜說，11月8日選戰後期，本人競選氣勢升溫，雖有大筆捐款湧入，但由於選舉捐款已足夠支應選戰支出，本人特別對外宣布關閉捐贈帳號。自此未有任何捐贈款項入競選帳號。此外也將已捐贈的金額逐筆退還，共返還捐贈支出500多萬。</text:p>
      <text:p text:style-name="P1">陳真   |  2019.04.29 10:32   |   <text:a xlink:type="simple" xlink:href="http://palinfo.habago.org/Entry?Command=Information_PrintForum&amp;iPage=19#FORUM37414"><text:span text:style-name="T1">#</text:span></text:a></text:p>
      <text:p text:style-name="P2">卡韓政變(31)：權力江河縱有九曲十八拐 <text:line-break/><text:line-break/>陳真 2019. 04. 29. <text:line-break/><text:line-break/><text:line-break/>依我對台灣政治的熟悉度，特別是對於基層民眾政治屬性成份的長久理解，支持韓國瑜的人之中，有相當大一部份並非支持國民黨，甚至對國民黨缺乏好感，乃至厭惡。他們純粹只是支持韓國瑜這個人以及他所代表的精神和意義。上回高雄市長選舉，他們之所以在其它縣市也投給國民黨的候選人，只是因為韓之感召而 "順便" 投，絕非國民黨的真實支持者。其中有一些人，更是過去從未投票，對於政治心寒，直到韓國瑜的出現，才點燃他們的熱情與信任。想不到，國民黨高層大老們，卻反而拼命想摧毀、消滅這樣一種熱情與信任。 <text:line-break/><text:line-break/>我甚至可以很負責任地說，韓粉之中有很多是民進黨的傳統支持者，非常多，因為我認得出他們的樣貌。前天來到那個要求韓選總統的場子，我幾乎以為回到過去黨外的群眾大會上，我一度想站上台講話。三十多年過去，重溫舊夢，場景依舊，人事已非，高雄昔日的基層同志們，可還認得我？ <text:line-break/><text:line-break/>這些支持者有個特徵：言語粗糙，穿著隨意，操著熟練流利的台語，想法單純，愛恨分明。我厭惡綠營人渣，但我卻衷心喜歡這些人，因為在我過去黨外十年生涯中，每天就是跟這樣一些好朋友混在一起，相濡以沫，情同手足。這些人往往不為己謀，非常熱情。遇到危險時，政客永遠是趕緊拍照證明來此一遊之後第一個溜走，並且事後搶盡一切根本不存在的所謂功勞。相反地，這些基層民眾卻往往奮不顧身，始終站在第一線，挨打挨揍吃官司。但是，不管他們投入政治有多深、多熱情，政治權位永遠與之無緣，因為他們屬經濟弱勢，低學歷，不擅修辭，毫無私心，如何可能因為參與政治而撈得一官半職或獲得各種好處？ <text:line-break/><text:line-break/>我常覺得，歷史很像月經，每隔一段時間就折騰一回。韓流其實不折不扣就是黨外之聲的捲土重來，其人其流，將會飽受打壓，下場如何，我不敢預料。韓國瑜日後會不會在掌大權之後背叛理想，我也不敢打包票，畢竟我曾被政客們騙過一回。我只能說，我相信，不管政治如何演變，這樣一種渴慕良善與希望的人心，永遠都不可能消滅，因為它無非就是我們人性中向善的一面。 <text:line-break/><text:line-break/>郭台銘錢多到可以買下一百個國民黨都沒問題，富可敵國，但他卻不可能買下人心那最單純的渴望。唯有善，才能引出善；唯有人心才能得人心。國民黨宦官大老們打著如意算盤，以為財神爺來了，大權在望了，致力於打擊韓流。對此結果，我不敢預言，畢竟一時勝負誰能說得準？我只能說，他們其實只是在重新複製一遍國民黨走向衰亡的老路。 <text:line-break/><text:line-break/>國民黨曾有七、八次分裂，但實質意義上卻僅有兩次，這是第三次。頭一次是老賊李登輝的台派打敗非主流的大陸派。第二次是馬英九的現代派打敗王金平的地方派。如果還有第三次，那也許就是這一次了，宮廷權貴與財閥和一般人民的分裂。我相信，時間或長或短，權力江河縱有九曲十八拐，終將還是得回歸屬於普遍人民的大海。 <text:line-break/><text:line-break/>====================== <text:line-break/>葉元之 臉書 <text:line-break/><text:line-break/>2019. 04. 28. <text:line-break/><text:line-break/>蔡正元說他是「最早挺韓的一批」，很奇怪，一夕之間，許多「韓粉」轉職為「韓黑」，開始對韓國瑜下重手 <text:line-break/><text:line-break/>去年韓國瑜完成「不可能的任務」，讓高雄鄉親重新期待國民黨，就算不支持韓國瑜選總統，也應該要珍惜韓國瑜是國民黨的重要資產。 <text:line-break/><text:line-break/>蔡正元說「吳敦義還靠個人力量，募款四千萬元直接交給韓國瑜」，結果事實是吳主席介紹企業家給韓國瑜，至於事後捐款金額是多少，吳主席根本不知道，可見蔡正元根本是捏造數字。 <text:line-break/><text:line-break/>這不是內鬥，什麼是內鬥？ <text:line-break/><text:line-break/>而且很遺憾的是，吳主席並沒有盡到保護韓國瑜的責任，解釋地非常曖昧。主席為候選人募款，是值得肯定，但怎麼會在事後變成黨內互鬥的工具？ <text:line-break/><text:line-break/>民眾看新聞，有時候是看個印象，現在造成的印象就是「原來韓國瑜真的有收錢」，這不就是作球給民進黨「殺韓」嗎？ <text:line-break/><text:line-break/>蔡正元這種打法很像民進黨，把一件正常的事講得繪聲繪影，讓當事人百口莫辯。就像去年民進黨攻擊韓國瑜「低價向台糖租地」，明明是依據台糖的公式計算，民進黨也能講得煞有其事。 <text:line-break/><text:line-break/>問題在於，為什麼黨內同志要用民進黨的招術攻擊韓國瑜？現在民進黨立委接蔡正元的球，問韓國瑜「既然有收錢，何時辭職？」王浩宇連競選補助款也能作文章，難道這就是蔡正元的目的？ <text:line-break/><text:line-break/>================= <text:line-break/>「一片中華民國旗海飄揚的感觸」 <text:line-break/><text:line-break/>韓國瑜 臉書 <text:line-break/><text:line-break/>2019. 04. 28. <text:line-break/><text:line-break/>昨天（27日）我親睹耳聞一片青天白日旗海飄揚的聲嘶力竭。我心潮澎湃也萬千震撼，我知道這數萬人頂著烈日、排著長龍，不是為了什麼造神追星，而是長久以來見識了太多政治鬼話，所以嘶吼著對於台灣未來的憂心、也揮舞著對於無恥無能政客的厭棄。 <text:line-break/><text:line-break/>我聽到了也看見了，所以我懇請各位的鄉親父老兄弟姊妹們稍安勿躁，再給我一點時間去平衡輕重，因為我肩上的千斤萬擔實在容不得分毫不平，也請各位相信，無論我接下來做出任何決定，都是希望看見一個不計個人得失、力求重返執政的國民黨，也是為了一個『台灣安全、人民有錢』的穩定將來。 <text:line-break/><text:line-break/>============== <text:line-break/>孫大千 臉書 <text:line-break/><text:line-break/>2019年4月26日 <text:line-break/><text:line-break/>一場「滅韓大戲」正在隆重登場。 <text:line-break/><text:line-break/>首先，李佳芬成為獵殺的目標，各方力量有志一同，全面發動「抹黑戰」，株連九族，所有家人恐怕都難以倖免。 <text:line-break/><text:line-break/>同時，黨內同志也不忘記趁火打劫，補捅一刀，把韓國瑜往死裡打，寧願把吳敦義拖下水陪葬，也在所不惜。 <text:line-break/><text:line-break/>接下來，滅韓勢力必然會步步進逼，持續加碼，可以預期的各種栽贓嫁禍，謠言耳語，將會一棒接著一棒，不殲滅韓國瑜，不會罷休。</text:p>
      <text:p text:style-name="P1">陳真   |  2019.04.29 02:13   |   <text:a xlink:type="simple" xlink:href="http://palinfo.habago.org/Entry?Command=Information_PrintForum&amp;iPage=19#FORUM37413"><text:span text:style-name="T1">#</text:span></text:a></text:p>
      <text:p text:style-name="P3">卡韓政變(30)：我們並不是在清談小事 <text:line-break/><text:line-break/>陳真 2019. 04. 29. <text:line-break/><text:line-break/><text:line-break/>人性之惡，不光在於使壞者，更在於旁觀者之漠然。善的反面不是惡，而是無所謂，與我何干。 <text:line-break/><text:line-break/>我最感心寒的就是這樣一些明哲保身的所謂沉默的大多數。他們有能力認清是非，卻根本不在乎；他們明知你是一個什麼樣的人，卻不吭一聲，明哲保身；對於是非曲直，對於你之受害，全然袖手旁觀，甚至看熱鬧，更不用說什麼俠氣與義憤了。 <text:line-break/><text:line-break/>人們的心態往往是 "與我何干"。可是，面對是非善惡，真的與你無關嗎？通俗地說，當然不是。一個社會發展之良莠，怎麼可能與你無關？但我並不是要講這樣一種現實層次的東西，而是要說：任何一件事情，當它來到你眼前，就已經跟你產生道德關連，你永遠都逃不掉了。 <text:line-break/><text:line-break/>我當然不是說我們就此懷有行為上的某種道德義務，畢竟我們不可能有時間去觀照世上所有的人事物。但是這些來到你眼前的人事物，卻必然就此和你產生生命上的連結，成為你生命經驗的一部份。你應當如何回應，旁人無權干涉，無法置喙，但你總不能說與你無關。 <text:line-break/><text:line-break/>比方說，你看到一群歹徒正在強姦一名少女，你當下該怎麼做？旁人也許無法對你做出行為指導；你當然也可以趕緊逃走，以免惹禍上身，但你總不能說這事與你無關。 <text:line-break/><text:line-break/>哪怕是發生在幾萬公里以外的一場事件也一樣，你可以不作為，但你難道真以為與你無關？我不是說行為上你應如何回應，而是說，你心裏究竟何種感受，事實上也型塑、影響或反映了你這個人究竟是一個什麼樣的人，或將成為一個什麼樣的人。 <text:line-break/><text:line-break/>常聽林黎琤說起林弘宣，說他常為不相識的人與事祈禱，有時徹夜禱告，淚流滿面。聽到這些事，心裏挺感動。林弘宣出獄後，我見其人，更加仰慕。他出獄後並沒有在現實上做些什麼，而是依靠翻譯以及擔任英文家教謀生，過著一己清貧生活，近乎與世隔絕，但我知道他影響了世界，更影響了我，讓我相信世上仍有良善之人，無私，善良，勇敢，充滿憐憫。 <text:line-break/><text:line-break/>我不想陳義過高，畢竟其人其事，世所罕見，只能嚮往而無法企及。但林弘宣所展現的精神，卻十足彰顯了我想要說的：別以為 "我" 這東西僅僅只是眼前這副軀殼，生命畢竟不是一座座孤島，我們也都不是魯濱遜，哪怕是幾萬公里外的一隻小狗的處境，事實上都還是與 "我" 有關，影響且定義了 "我" 究竟以何種方式活在這世界上。蘇格拉底說得對，"我們並不是在清談小事，而是在談該怎麼活下去"。 <text:line-break/><text:line-break/>相信科學、喜歡分析、經常打算盤的人，通常不屑這類唯心說法。如果是這樣，那也沒關係，至少我們還有唯物現實的層次可談，難道你真以為一個社會的種種惡行，真的與你以及你的生活無關？當然不可能。 <text:line-break/><text:line-break/>一個文明社會的基礎，不光是建立在某一種政治面向上，更是在於基本是非善惡價值是否被當一回事。我常想起尼采的一句話，用我的話來說大約是這樣：如果你對這社會一堆人渣醜事仍然還會感到厭惡而痛苦，那表示你還沒學會奸詐狡猾。 <text:line-break/><text:line-break/>學姊北上出公差，剛打電話來說看了三立電視節目，名嘴們拼命抹黑韓國瑜，而且藍綠聯手，黑韓有志一同。我聽了，心裏很恨，並非因為韓之當選與否，而是因為受不了卑鄙，受不了無辜者之遭受抹黑。 <text:line-break/><text:line-break/>最不可原諒的是，郭派之吳敦義等人，竟然反而企圖妖魔化國民黨所可能藉以重生改造的精神，也就是韓國瑜那樣一種為民賣命戮力從公、當人民的僕人、以最廉潔樸實的方式從最底層出發、懷弱惜幼苦民所苦、為下一代的出路、為弱勢者奮鬥的精神。請問台灣幾十年來，除了蔣經國，何時有過這樣一種政治人物？何時有過這樣一種為民打拼的精神？這些素行不良、向來行不由徑的宮廷權貴，不但不珍惜之，反而聯手綠營，拼命抹黑與打壓。 <text:line-break/><text:line-break/>我想，以郭台銘為首，底下包括吳敦義、蔡正元等等這群宮廷公公們，以及一幫黨內外徒眾 (族繁不及備載。郭台銘可以說幾乎是買下了整個國民黨！)，他們打著如意算盤，認為只要能滅韓捧郭，殲滅韓流，待郭當選之後，大家將能分享大權，前途無量，財源滾滾。 <text:line-break/><text:line-break/>我不知道這群王八蛋能否如願，而我能做的就是盡量在百忙之中，犧牲睡眠，寫些也許比較接近事實的陳述，希望讓良善的力量出頭，讓卑鄙惡行減少傷害。</text:p>
      <text:p text:style-name="P1">陳真   |  2019.04.28 16:31   |   <text:a xlink:type="simple" xlink:href="http://palinfo.habago.org/Entry?Command=Information_PrintForum&amp;iPage=19#FORUM37412"><text:span text:style-name="T1">#</text:span></text:a></text:p>
      <text:p text:style-name="P2">卡韓政變(29)：背後黑手郭台銘 <text:line-break/><text:line-break/>陳真 2019. 04. 28. <text:line-break/><text:line-break/><text:line-break/>關於上述那些對於韓國瑜之抹黑手法的描述，除非你是小朋友，否則看得懂理應是必然的。如果有人說他看不懂，那他就是在裝蒜。其實如果他願意，那就請告訴我真實個人資料，我可以免費用同樣的手法示範在他身上，保證他馬上一秒鐘就懂了。 <text:line-break/><text:line-break/>但是，懂得這樣一些陰暗的人性心機，其實也意味著我們都已成年，都已經不再赤子之心。 <text:line-break/><text:line-break/>我很早就出社會，國中一年級下學期開始就天天挨餓，經常在學校餓昏，整整餓了兩年半，面黃肌瘦，每天僅能吃一餐，固定就是一碗泡麵或陽春麵充饑，沒有其它任何食物。大學更慘，於是，大一就開始拼命工作賺錢。不過， "社會化" 的進度卻一直很慢，對於陰暗人性的理解也一直到我大五籌組成立台灣兒童福利協進會時，才深深體會。 <text:line-break/><text:line-break/>我原本以為那樣一種醜陋，應該就是人性之惡的底了，沒想到在英國發起反種族歧視運動 (Campaign Against Racial Discrimination) 竟惹惱了一堆台灣人之後才發現，原來過去黨外所經歷的那一切政治陰暗只不過是小菜一碟，待有了網路和網軍之後，才是主菜，而且深不見底。 <text:line-break/><text:line-break/>剛剛一個人去吃麵，看到桌上擺著一份蘋果日報，看了心裏就有恨，人性實在太卑鄙。 <text:line-break/><text:line-break/>我原本很樂意給蘋果寫稿，但是，幾年前 CIA 介入蘋果人事，一夕之間讓它由相對中立變成綠油油臭不可聞的爛蘋果，我便不願意再幫它寫稿。 <text:line-break/><text:line-break/>蘋果今天以極其聳動的頭版頭條新聞寫著："韓國瑜改口承認收取企業獻金"，副標題寫著："選前一瓶礦泉水一碗滷肉飯，選後陷四千萬元風暴"。內文報導一些人渣政客及綠營打手的指控，故作正義狀地要韓 "出來講清楚到底拿了多少錢放到自己的口袋"。 <text:line-break/><text:line-break/>你若是韓，面對這樣一種無中生有的抹黑，你澄清也不是，不澄清也不是，因為不管你怎麼回應，都一樣會落入抹黑的爭議圈套裡。 <text:line-break/><text:line-break/>然後，無恥媒體們就會再來搞些 "民調"："請問你是否相信韓國瑜的清白？" 你用肚臍想也知道肯定會有許多人表示不相信。你想，綠營的支持者是什麼樣的一些人，他們沒有什麼信或不信，反正只要能打擊異己，就會一擁而上。 <text:line-break/><text:line-break/>接著，蘋果又大張旗鼓地表示蘋果已經在 "追查"，"發現" 韓國瑜的帳目 "不透明"，怎麼個不透明呢？指控說他沒有公布 "文宣小物" 及 "看板廣告" 的金額。他媽的誰會一一公布這些細節？你見過嗎？瞎掰完這些之後，就給韓國瑜定罪了，說他 "承認" 收取獻金。這些人渣媒體真是X它媽的有夠無恥。 <text:line-break/><text:line-break/>然後，柯文哲那個在當醫師時每個月固定收取廠商數十萬金錢當成私人管理的小金庫、金錢上並不乾淨的政客，樂不可支之餘，更是故意說 "韓國瑜絕對不只收取四千萬啦"。老賊吳敦義今天更是 "震怒"，"怒轟" 韓國瑜的 "一瓶礦泉水及一碗滷肉飯" 空手打天下的事蹟。吳敦義說："老實說嘛，選舉能自己吃滷肉飯，也同樣請別人吃滷肉飯嗎？登廣告也能用滷肉飯給他嗎？不可能嘛！" <text:line-break/><text:line-break/>這樣各位懂嗎？故意混淆語意，進行抹黑。當我們說一個人赤手空拳打下，當我們說韓國瑜在各方嘲諷羞辱下，一個人憑著 "一瓶礦泉水及一碗滷肉飯" 為國民黨打下一片江山的事蹟，難道你的中文程度低級到真的不懂這些話的意思？難道這些話的意思是說韓國瑜三餐只能吃一碗滷肉飯？ <text:line-break/><text:line-break/>沒有人會不懂這些話的意思，但是，這些人渣政客們為了抹黑，就開始故意混淆語意，製造韓國瑜一種好像什麼 "醜陋的真面目" 被揭穿的效果，達成人格謀殺的目的。 <text:line-break/><text:line-break/>除了吳敦義之外，"沒有人格" 的教授徐世榮也接力演出，故意裝蒜說 "哈哈哈，韓國瑜真是一個沒有人格的人，原來真實的故事不是只有一碗滷肉飯及一瓶礦泉水的"。 <text:line-break/><text:line-break/>人性真是有夠卑鄙無恥。許多時候我常想，面對這樣一個島，面對這樣一些人民，到底有沒有必要去在意島嶼的禍福安危與長治久安？值得嗎？不如就忠良退位，好人噤聲，台灣社會看要怎麼爛就讓它爛，人渣看要怎麼玩就儘情去玩，看要怎麼撈就儘情去撈，看要怎麼胡搞瞎搞就去搞，人民既然樂意如此，我們何必辛苦、痛苦地充當那極少數逆耳忠言？ <text:line-break/><text:line-break/>這一切齷齪抹黑，背後黑手就是郭台銘。我當然不是說他直接下令，畢竟人與人之間的關係不是那樣一種單向呈現與幼稚描述，但毫無疑問，幹這些抹黑勾當的一方，幾乎全是支持郭台銘的好朋友。 <text:line-break/><text:line-break/>郭台銘長年以來，透過數千億的巨大身家財產，豢養、結交了一堆藍綠政客。這回，一方面讓他們當打手，放狗咬人，一方面卻又自己當白臉，虛情假意說什麼韓國瑜是 "我心目中的英雄"。如果郭真的是韓粉，怎麼可能面對自己的好朋友們同時也是自己的助選員們瘋狂抹黑韓國瑜時，他卻完全裝聾作啞。</text:p>
      <text:p text:style-name="P1">陳真   |  2019.04.28 03:16   |   <text:a xlink:type="simple" xlink:href="http://palinfo.habago.org/Entry?Command=Information_PrintForum&amp;iPage=19#FORUM37411"><text:span text:style-name="T1">#</text:span></text:a></text:p>
      <text:p text:style-name="P3">卡韓政變(28)：我之所以向來很不想講抹黑的事是因為... <text:line-break/><text:line-break/>陳真2019. 04. 28. <text:line-break/><text:line-break/><text:line-break/>我向來很不想講抹黑的事。若要講，其實不需要引用旁人的例子，光是引用我自身的受害例子都已成百上千，根本數不清。你能不能體會，一個一身清白的人，卻一生無端飽受無數污名與誤解的極端痛苦？你能不能體會，以那樣一種方式活著，是一種什麼樣的心情？ <text:line-break/><text:line-break/>我向來很不想講抹黑的事。為什麼呢？原因有幾： <text:line-break/><text:line-break/>一，因為寫來滿紙污穢，那往往涉及在我看來很深的人性之陰暗。談論那樣一種陰暗與醜陋，是一種很不愉快的感覺。人性的黑暗邪惡與醜陋，真是深不見底。許多時候，還真難以置信人心怎麼會那麼壞。 <text:line-break/><text:line-break/>二，越描越黑。 <text:line-break/><text:line-break/>你不妨想想：比方說，一件你根本沒有做、完全不存在的醜事，但你卻被迫得為自己澄清說我沒有做。當你如此澄清時，你想，是不是會讓人以為八字還真有一撇，以為空穴不來風。 <text:line-break/><text:line-break/>抹黑就是這樣：先潑你一大桶糞水，然後就像韓國瑜說的 "組合拳"，接著就由各方人馬接力組合，或是一個人好幾個帳號、無數種匿名，自我引用糞水內容，加以闡釋與發揚光大。 <text:line-break/><text:line-break/>有的還會假扮白臉說，"唉呀，沒那麼嚴重啦"，"原諒他一回吧"，或是說 "旁人哪能知道一切真相，他自己心知肚明"...等等，或是故意用一些含混曖昧的說法，假裝幫你洗一洗糞水，但保證越洗越入骨，越洗越發臭。 <text:line-break/><text:line-break/>這時候，旁觀者看了心裏就會想說："哦！原來這個人的內心如此齷齪，我原本還以為他是個正人君子咧"，或是 "哦，原來大便確實存在，確實其來有自，真是個偽君子"，另外有些人則是會假裝很開明很寬容地說，"這也沒什麼啦，應該沒有那麼嚴重啦，他畢竟也是個凡人啊，私心難免嘛"。 <text:line-break/><text:line-break/>各位懂我的意思嗎？如果有人說他還是不懂，那其實表示他從未有此遭遇，因此他難以體會，或是根本不想體會。 <text:line-break/><text:line-break/>以韓國瑜被蔡正元所指控的所謂 "收受吳敦義的四千萬" 為例。既然是 "指控"，意思當然是說有著四千萬元的骯髒錢，偷偷進了韓國瑜的口袋。這樣一種抹黑很高段，因為蔡啥小元的並沒有這樣講，但他的話語卻完全指向同樣的語意。 <text:line-break/><text:line-break/>韓國瑜莫名其妙被抹黑，當然很生氣，於是發誓表清白說若有此事，願意辭職下台。 <text:line-break/><text:line-break/>接著，換吳敦義上場 "打臉" 韓國瑜說，"有哦，確有此事！但是金額我不記得了"。 <text:line-break/><text:line-break/>很惡毒吧，各位聽懂這裏頭的陰險嗎？ <text:line-break/><text:line-break/>吳敦義是黨主席，請問天底下哪個黨主席不用為黨以及為黨之候選人募款？吳敦義卻在蔡正元指控韓國瑜的當下，故意說 "有哦，確有此事哦"，說他曾經介紹高雄的企業家捐款給韓國瑜。 <text:line-break/><text:line-break/>但是，請問這樣的事有何特別、有何意義可言？這不就是黨主席的日常作業嗎？巴勒網的很多捐款人是我的好朋友，我能故意曖曖昧昧地說我有拿十幾萬給 (負責管理巴勒網財務的) 良哲哦、然後指控良哲拿了我十幾萬嗎？ <text:line-break/><text:line-break/>各位應該聽懂這些話語的差別吧。如果不懂，那你一定是在故意裝蒜。明明是一件絲毫沒有任何意義的正常事情，卻能透過種種曖眛修辭，製造出一種韓國瑜私下污錢或貪財的印象和指控。這樣一種居心，這樣一種心機，如果這不叫做人渣，什麼是人渣？ <text:line-break/><text:line-break/>這還沒完哦，接著，換柯文哲接力。任何一個人，除非是智能不足，否則不可能不清楚這樣一種指控之荒唐與莫名其妙。但是，柯文哲卻故意對外說，"不可能只有四千萬啦，我選舉選過兩次，絕對不止啦"，意思是說韓國瑜汙走 "更多" 的錢，製造出這樣一種韓國瑜醜事被拆穿的印象，因此媒體報導說柯文哲 "諷刺" 韓國瑜 "絕對拿更多"。 <text:line-break/><text:line-break/>所有這些接力抹黑都是透過媒體之大幅報導。然後，換民進黨接手，一個叫王耗啥小宇的小癟三政客，進一步指控。綠媒大標題寫著："綠委爆料：韓國瑜取走2677萬"。不明就裏的人看了標題，是不是更進一步會對韓國瑜更不齒，原來四千萬的捐款被他污走了2677萬！！連實際金額都被逮到了。 <text:line-break/><text:line-break/>可是，這些錢明明是選舉補助款，每得到一張票，就能領到多少官方補助。每個政黨通常都會有一套規範來決定如何使用這筆錢。依照這些人渣綠委的指控邏集輯，那麼，人渣黨及其所有候選人，絕對污走了好幾億。 <text:line-break/><text:line-break/>這還沒完哦。我隨手再舉個例，今天的人渣自由時報以聳動標題寫著： <text:line-break/><text:line-break/>"韓國瑜回應4千萬疑雲 學者哈哈大笑：沒有人格的人！" <text:line-break/><text:line-break/>報導中寫著，韓國瑜 "認了"、"坦承" 有這些捐款。報導說： <text:line-break/><text:line-break/>"在韓國瑜「消化資訊」之後，今日發表聲明稱自己不是愛財之人。對此，政大地政學系教授徐世榮表示：「哈哈，真是個沒有人格的人」！ " <text:line-break/><text:line-break/>這個看起來 "沒有人格" 的徐世榮教授，難道是智障？難道真的笨到看不懂這樣一種抹黑？難道真的蠢到不知道這完全是硬要栽贓抹黑？"沒有人格" 的徐世榮當然不太可能這麼笨，而是故意裝蒜，而這才是人性可怕之處。簡單說就是對於異己，便不擇手段去傷害對方。 <text:line-break/><text:line-break/>三，我之所以向來很不想講抹黑的事是因為：非公眾人物被抹黑，更慘上一億倍，因為他根本無從澄清。 <text:line-break/><text:line-break/>公眾人物不管怎麼被抹黑，他不但隨時可以高分貝召開記者會為自己澄清，殺傷力有限。而且，公眾人物動見觀瞻，人們很容易就能看見其所作所為與基本為人。 <text:line-break/><text:line-break/>但是，非公眾人物卻根本沒有任何管道為自己澄清，更不可能對全世界澄清，因為大家根本不認識你。但是，抹黑你的謠言卻四處流竄，在你的所有同學、同事、同行、同業或親友或學界或醫界等等等之間到處流傳，然後人們往往還會進一步加油添醋，自行往更壞的方向想像。 <text:line-break/><text:line-break/>我念大學的頭幾年，做為一個就像亡命之徒那樣的黨外人士，不管是在學校或是在醫界，就跟鬼一樣，人見人厭，一個朋友也沒有，連走在高醫校園裏都會被不認識的學生辱罵威脅。後來，來到八零年代末期，政治氣氛越來越開放，我在班上才終於有了一些朋友，少數同學們才相信我不是什麼壞人，不是暴力陰謀份子。 <text:line-break/><text:line-break/>差不多快要畢業時，有一天，和幾位同學聚會，席中有個同學淚如滿面跟我公開懺悔。他說，他曾經有好幾年的時間相信謠言，真的以為我和張俊雄戴振耀楊秋興李慶雄等等這些黨外人士 (亦即當時人們印象中的流氓歹徒陰謀份子) 一起經營私娼寮。那位同學希望我能原諒他。但我不知道這個要原諒什麼，又不是他的錯，當謠言耳語四處流傳時，誰會不信？ <text:line-break/><text:line-break/>但我當時聽了仍然有點訝異，想不到我連經營私娼寮這種罪名都有。我大學時因為極度貧窮，餓得像個非洲饑荒災民，骨瘦如柴，全身衣褲又髒又臭，怎麼看都不像是個妓院老闆。楊秋興也不像啊，戴振耀是種田的，更不用說了，張俊雄文質彬彬，又是教會長老，想不到我們居然都是高醫同學們所認定的妓院老闆，整天販賣人口，魚肉鄉民。 <text:line-break/><text:line-break/>韓國瑜昨天說，"身子正不怕影子斜"，意思是說只要行得端坐得正，他不怕抹黑。這話其實只有在兩種狀況下才有可能成立。一就是公眾人物，要不然人們哪知道你身子正不正？第二種可能狀況就是千百年之後，說不定你成為偉人了，亦即成為死後的公眾人物了，然後人們才會相信你原來身子很正，是你的影子被人渣們給故意弄斜了。 <text:line-break/><text:line-break/>我記得大約是1990-1991年時，我在林口長庚工作。林義雄當時遊學返台，送我一本書叫做 "去國懷鄉"。有一天，我在醫師辦公室讀這本書，一個醫師同事路過看見了，很不屑地丟下一句話說："你怎麼在看這種人寫的書？" 我反問他說，"林義雄是哪一種人？" 他很不耐煩地大聲回嗆說，"不就是地痞流氓嗎！" 我一聽，只能啞口無言。 <text:line-break/><text:line-break/>我要說的是，你看，林義雄當時雖非家喻戶曉的公眾人物，但他至少是黨外運動中最受人尊崇的一位人格者，但你看，謠言的力量，居然可以讓他變成一個 "地痞流氓"。 <text:line-break/><text:line-break/>四，我之所以向來很不想講抹黑的事是因為人性總是喜歡聽信他人之謠言。因此，如 "二" 所述，越描只會越黑，特別是當你是一個非公眾人物時，沒有幾個人會完全拒斥謠言與耳語，人們肯定會以為空穴不來風，他無法相信謠言往往就是那樣離譜而荒唐，完全就是空穴來風。 <text:line-break/><text:line-break/>人們之容易輕信謠言是因為他們根本不認識你，哪知道你為人如何？再加上人心總是喜歡傳播有關他人之謠言，甚至進一步渲染。 <text:line-break/><text:line-break/>五，我之所以向來很不想講抹黑的事是因為雞同鴨講。除非你親身經歷，否則你恐怕很難體會(其實應該說是根本不想體會) 受害者的痛苦。 <text:line-break/><text:line-break/>我總有著這樣一種疑問： <text:line-break/><text:line-break/>你能不能體會，一個一身清白的人，卻一生無端飽受無數污名與誤解的極端痛苦？你能不能體會，以那樣一種方式活著，是一種什麼樣的心情？</text:p>
      <text:p text:style-name="P1">陳真   |  2019.04.28 00:44   |   <text:a xlink:type="simple" xlink:href="http://palinfo.habago.org/Entry?Command=Information_PrintForum&amp;iPage=19#FORUM37410"><text:span text:style-name="T1">#</text:span></text:a></text:p>
      <text:p text:style-name="P2">卡韓政變(27)：人心厭惡不義 <text:line-break/><text:line-break/>陳真2019. 04. 27. <text:line-break/><text:line-break/><text:line-break/>已經二十幾年不曾走進選舉場合，但我今天特地帶了小韓粉搭捷運去鳳山參加活動。這不是選舉場子。這活動挺特別，前所未見，因為它純粹是由幾位民眾所發起，其中一位是在六合夜市賣杏仁茶，大家叫他杏仁哥。我前天晚上十點多下班，返家之前，還特地跑去跟他買了一杯杏仁茶當晚餐。 <text:line-break/><text:line-break/>我曾見過無數造勢活動，全是由候選人積極動員，倒是從沒聽過由民眾發起活動來勸進某人參選。 <text:line-break/><text:line-break/>今晚，韓國瑜就在隔一條街處參加另一個官方活動，據現場的人說，韓準備離去時座車被群眾包圍，人潮擋住去路，硬把他給請上台講話。 <text:line-break/><text:line-break/>回家的路上，以及在捷運車廂裏，我看到一些人紅著眼眶，顯然剛哭過。我還注意到一些人，他們彼此之間看起來應該不認識，但因為同是韓粉，互相很快就聊起天來，聊著聊著，有些人的聲音就哽咽了。 <text:line-break/><text:line-break/>途中我們還遇到一對中年夫妻，不懂得怎麼買票搭捷運，向我求助。我這才知道他們是從嘉義趕來。另外還遇到一些從台南來的，以及幾位從台北下來的年輕人。 <text:line-break/><text:line-break/>我聽到一個口號挺有趣，叫做 "有韓必投，友韓順投 (對韓友善者順便投)，無韓去郊遊 (不投票，去郊遊了)。然而，韓流確實消退了，但我希望它僅僅只是暫時退潮。現場人並不多，我不相信有兩三萬群眾。依我的經驗估計，頂多三千。當然，人潮來來去去，參與者也許數以萬計，但現場群眾大約僅維持兩、三千。韓流理應是這個數字的十倍才對。 <text:line-break/><text:line-break/>國民黨這群所謂大老們，平常遇事像縮頭烏龜；遇上民進黨，更是窩囊得像龜孫子似的。現在韓國瑜打出一片天，他們卻拼命出來搶，出來擋。或搶或擋都無所謂，畢竟是每個人的自由。重點是，這些混蛋卻不是憑真本事，而是放狗咬人搞抹黑，搞暗算，虛構各種謠言與施放耳語傷人名節，甚至結合民進黨及柯文哲等人，全面性、系統性就像接力賽似地，一波接一波鬥臭韓國瑜，企圖消滅韓流。 <text:line-break/><text:line-break/>國民黨這群混蛋個個精於算計，但他們難道真不明白，倘若真的消滅了韓流，他們也撈不到任何好處，甚至國民黨整個崩盤都有可能。這些老謀深算的政、商精算師其實少算了一樣東西，那就是人心對於不義的厭惡。為惡者往往能圖謀一時，佔得一時便宜，但很難長久。政治極端醜陋，但人心基本上還是向著善。看著各方勢力聯手用各種下三濫手段抹黑這樣一個清清白白捨己利他的韓國瑜，我就算是一個與台灣或兩岸無關的局外人，心裏怕也能生出恨來，因為實在太卑鄙。 <text:line-break/><text:line-break/>================== <text:line-break/>韓國瑜突現身挺韓會！哽咽：再給我一點時間 <text:line-break/><text:line-break/>東森新聞 <text:line-break/><text:line-break/>2019年4月27日 <text:line-break/><text:line-break/>高雄市長韓國瑜原本預定今（27）晚參加完重機大會師致詞後，就要離開鳳山，但鄰近的「挺韓選總統」大會群眾，卻擋住市長的座車，韓國瑜就這樣在民眾簇擁下現身，並上台致詞，強調：「再給我一點時間，很快就會知道答案了！」</text:p>
      <text:p text:style-name="P1">陳真   |  2019.04.27 02:27   |   <text:a xlink:type="simple" xlink:href="http://palinfo.habago.org/Entry?Command=Information_PrintForum&amp;iPage=19#FORUM37409"><text:span text:style-name="T1">#</text:span></text:a></text:p>
      <text:p text:style-name="P3">卡韓政變(26)：一個好人 <text:line-break/><text:line-break/>陳真2019. 04. 27. <text:line-break/><text:line-break/><text:line-break/>所有人都知道國民黨是一個什麼樣的黨，它分兩種，一種以吳敦義、王金平為首，可以說是藍色的民進黨，除了表面上顏色不同，骨子成份是一樣的，包括作風、心態以及圍事喬事的習性都很類似；也可以說是一種溫和版、吃相較好看的 "民進黨"。 <text:line-break/><text:line-break/>另一種國民黨則是強調高學歷高顏值，以馬英九為首，圍繞一群與之長得很像的人。這類國民黨很清廉，沒啥好挑剔，但高在雲端，洋味重，不食人間煙火，自我滿意度破表。 <text:line-break/><text:line-break/>不論是上述哪一種國民黨，台派也好，洋派也罷，全都與人民離得很遠。 <text:line-break/><text:line-break/>這些話，聽起來全是貶意，但其實國民黨不管再怎麼爛，依然還是勝過人渣黨。台洋兩派之中，吳、王那一派，自然是與人渣黨血緣距離較近，也許有一天就會合為一黨。 <text:line-break/><text:line-break/>所有人都知道國民黨是一個什麼樣的黨，人們支持它，並不是因為它很好，而是因為人渣黨爛到爆。可是，一講起國民黨，難道你不知道這就是個宮廷黨？庭院深深深幾許，很陰，缺乏陽氣，彷彿住著一群講話細細嫩嫩陰陰柔柔的 "公公"，奉行宮廷倫理與密室作業，由上而下發號施令。 <text:line-break/><text:line-break/>所有人都知道國民黨是一個什麼樣的黨，往往一講起來，眾聲唾罵，很少聽到好話。可是，很奇怪，當韓國瑜指控國民黨只相信政治權貴與密室政治、離人民越來越遠時，他只是講出一種基本常識，竟然立即招來該黨仇恨式的千刀萬剮。政客會有如此反應，不足為奇。奇怪的是，為何會有許多支持者竟然也因此跟著仇韓、反韓。這不是很莫名其妙嗎？ <text:line-break/><text:line-break/>當然，政治人物最好學點精算，在遂行目的之前，別輕易得罪人，以免出師未捷身先死。但是，這樣一種權謀精算，其實也不是什麼好事，絕不是什麼令人尊敬的事。在我看來，德性與是非感還是應該擺在所有的盤算之前，寧可陣亡，不要隨便就來個權宜妥協。 <text:line-break/><text:line-break/>我們往往很容易給自己找到同流合污或使壞的理由，總是以所謂大局為藉口。許多時候，我常納悶，每次遇到是非善惡的問題時，我們就會說以大局為重，問題是，究竟是要大局到幾時然後我們才會願意把一說成一，把二說成二，把是說成是，把不是說成不是？政治的腐敗，幾乎讓所有人都在政治中腐爛了，難道不就是因為這樣一種永遠的藉口--所謂的 "以大局為重"。 <text:line-break/><text:line-break/>什麼是大局？一個黨或一個人選舉一時的勝負就是大局？我們難道就不能以一種正正直直乾乾淨淨的方式來做每一件事而不需要在乎表面上的權力成敗？難道還會有比是非善惡的堅持本身更大的 "大局"？韓國瑜有一句話深深感動我。他說，"寧可乾淨的輸，不要骯髒的贏"。這話每個政客其實都能輕易朗朗上口，但唯有韓國瑜當真做到。 <text:line-break/><text:line-break/>我之所以仰慕他，不是因為他是什麼選舉強棒，而是因為他所讓我信服的這樣一種單純明亮良善正直懷弱惜幼的精神。我不知道在險惡政治中他還能撐多久？但是，只要他繼續秉持良善，哪天就算民調歸零，他依然會是我心目中一個正直單純心懷良善的好人。這樣的人掌大權，才是眾人之福。至於那些陰陰暗暗機關算盡的人渣混蛋們，一旦掌了權，就是社會的災難。</text:p>
      <text:p text:style-name="P1">陳真   |  2019.04.26 17:20   |   <text:a xlink:type="simple" xlink:href="http://palinfo.habago.org/Entry?Command=Information_PrintForum&amp;iPage=19#FORUM37408"><text:span text:style-name="T1">#</text:span></text:a></text:p>
      <text:p text:style-name="P2">卡韓政變(25)：感同身受 <text:line-break/><text:line-break/>陳真2019. 04. 26. <text:line-break/><text:line-break/><text:line-break/>我只看過島內這樣一隻烏七媽黑的政治烏鴉，不清楚世界上其它烏鴉是否也一樣黑，一樣臭不可聞。但我非常清楚地知道台灣這隻烏鴉骯髒齷齪到何種程度。 <text:line-break/><text:line-break/>我相信一般人不可能看得清。這有兩種可能原因，一是因為一般人的生活很外圍，離政治很遠很遠，不曾見過真正的政治人事物之真實樣貌，特別是那些整天在純粹謊言的媒體 (例如自由時報) 中看世界的人，腦子大多已腐爛。 <text:line-break/><text:line-break/>第二種可能就是事不關己的心態。一切真實樣貌其實都在眼前，但他根本不在意，有看沒有到，有聽沒有到，是是非非對他而言根本不重要，因此，善也好，惡也罷，管它真相與是非善惡如何，他根本不在意。他對於偶像劇的劇情轉折之在意程度，恐怕遠超過一萬倍。 <text:line-break/><text:line-break/>當你對一個東西根本不在意時，你將會比第一種 "看不清楚" 更加可悲，你是連清楚或不清楚都根本都不在乎，完全置身事外。何以致之？也許你以為這樣很清高，也許以為政治真的跟你無關，也許以為自己有什麼更崇高的事需要關心等等。 <text:line-break/><text:line-break/>我想說的是，旁觀者給意見很容易，但是當事人該怎麼做卻很難。比方說我也知道要忍忍忍，先謀大局為要，切莫因小失大，切莫打草驚蛇，就如林義雄所說，你要打敵人，得先不動聲色地做好充份準備後，再給對方致命一擊，千萬不要輕易出手。 <text:line-break/><text:line-break/>我不知道類似這種在我看來帶點權謀的心態或作法是否健康，是否良善，我只知道這類道理，說很容易，但是對某些正直單純的人來說，其實有點難。我若厭惡一個人，我就根本不會鳥他，我不會假裝跟他客氣。當然，我也不是那種會當面給人難堪的人，但我不會明明心裏充滿鄙夷，但卻又為了某種目的而假裝沒事，假裝跟對方稱兄道弟哥倆好。 <text:line-break/><text:line-break/>我意思是說，你看吳敦義及其他相關人馬，放那麼多暗箭，瘋狂抹黑韓國瑜，什麼私下求官，什麼拿了吳敦義四千萬等等，今天你若是韓國瑜，豺狼狂咬，萬箭穿心，你真的能忍忍忍？ <text:line-break/><text:line-break/>這一堆荒唐卑劣的抹黑謠言，往往繞著吳敦義為主角打轉。今天吳敦義如果是一個具有基本正直人格的人，老早比韓國瑜還更早跳出來痛罵造謠者，怎麼可能故意裝聾作啞，故意讓惡毒謠言四處流傳？ <text:line-break/><text:line-break/>我覺得，做為一個人，有一項特質十分罕見而珍貴，那就是感同身受，或者說同理心。簡單說就是受傷受害的人雖然不是我，但我深深能感受到那樣一種處境與遭遇，從而也由衷地感到很深的痛苦。 <text:line-break/><text:line-break/>許多時候，就連關於我自己，也常聽見一些風涼話，聽起來好像是在安慰你關心你，其實是在說你不夠豁達，不夠遠見，不夠睿智，忍功練得還不夠等等。但我常覺得，今天別說你跟我有著同樣的處境與遭遇，你光是只有我的遭遇的一億分之一，我想你恐怕早已想殺人之心或崩潰了。 <text:line-break/><text:line-break/>政治之黑暗與光明，其實離我們不遠，它畢竟只是反映了人性的至善與至惡。</text:p>
      <text:p text:style-name="P4"/>
      <text:p text:style-name="P1">欧阳阳   |  2019.04.25 13:33   |   <text:a xlink:type="simple" xlink:href="http://palinfo.habago.org/Entry?Command=Information_PrintForum&amp;iPage=20#FORUM37407"><text:span text:style-name="T1">#</text:span></text:a></text:p>
      <text:p text:style-name="P2">韓國瑜在選總統這個事情上，策略上存在弊端 <text:line-break/>第一，猶豫寡斷，要選要不選，讓人摸不透，如果能早做決斷就沒有後面郭銘台的事情 <text:line-break/>第二，即使不滿意現有的國民黨太陽，但現在這個階段也不宜直接得罪，聯合次要敵人對抗主要敵人是有必要，如果樹敵太多，恐怕連上台的機會都沒有了 <text:line-break/><text:line-break/>政治這個事情，不是有理想就行的，總得迎合現實，然後才有機會實踐自己的理想</text:p>
      <text:p text:style-name="P1">陳真   |  2019.04.25 11:51   |   <text:a xlink:type="simple" xlink:href="http://palinfo.habago.org/Entry?Command=Information_PrintForum&amp;iPage=20#FORUM37406"><text:span text:style-name="T1">#</text:span></text:a></text:p>
      <text:p text:style-name="P3">卡韓政變(24)：消滅韓流的三股勢力 <text:line-break/><text:line-break/>陳真2019. 04. 25. <text:line-break/><text:line-break/><text:line-break/>請看底下節目 17:35-25:00 林國慶的談話。 <text:line-break/><text:line-break/>https://www.youtube.com/watch?v=bgzc_-e1XNY <text:line-break/><text:line-break/>林國慶是前民進黨黨員，當過立法委員，去年退出民進黨，變成名嘴和歌星。政治人物通常都是要離開權力圈子後才會講真話。他講得很對，現在兩個黨初選都在亂搞，綠的是英派一定要玩到贏為止，萬一到最後還是輸，那就直接沒收，直接宣布自己贏。 <text:line-break/><text:line-break/>他說，至於藍的，則是在搞詐賭出老千，很陰險。請大家自己聽他怎麼講。他稱讚韓國瑜敢講真話，需要很大的勇氣，才敢在這時候去批評國民黨權貴政治。但這樣一批評之後，韓自己肯定會重傷，因為國民黨所有傳統勢力會更加團結起來一起消滅韓流，打擊韓國瑜。 <text:line-break/><text:line-break/>林國慶說，這道理很容易理解，你韓國瑜能不能選總統，至今籌碼仍在我們手上，你就膽敢這樣批評，要是讓你當上總統，那我們豈不是全都不用混了？大家的政治生涯就此結束。 <text:line-break/><text:line-break/>相反地，如果是郭台銘勝出，當上總統，那麼藍營大老們大家就能再度雨露均霑，雞犬昇天，因為郭沒有自己的政治班底，到時候整個人事權力還是會落在吳敦義這批老狐狸手上。 <text:line-break/><text:line-break/>美麗島電子報董事長吳子嘉也說，國民黨的真實情況就是黨內傳統勢力在努力打擊韓流。 <text:line-break/><text:line-break/>我舉這兩人所講的為例，只是要說，別把這類說法當成什麼陰謀論。所謂陰謀論，往往都是一些毫無根據的荒唐胡扯，但卡韓、滅韓流不是什麼陰謀論，而是基本事實。 <text:line-break/><text:line-break/>想要消滅韓流的有三股勢力，一當然就是民進黨，二是國民黨，三是這兩黨背後的主子--美國。 <text:line-break/><text:line-break/>韓國瑜選高雄市長時是一人打一黨，現在是一人打全部。他唯一的依靠就是人民的支持與否。但是，讓吳敦義這老賊故意再拖延個一兩個月，韓國瑜不知道還要再挨多少黑槍。 <text:line-break/><text:line-break/>我講這些陰暗醜陋的事實，只是希望大家認清現實，不要失去支持韓的熱情和信心，但我並不是要鼓勵大家讓國民黨內產生更大的衝突；越是內亂，韓流就越快消失。一個人有講真話的勇氣固然很好，但是勇氣之外，似乎還是應該要有點智慧，要沉得住氣，分清事情的輕重緩急，不要八字都還沒一撇就要一個打全部。連柯文哲都在一旁看得樂不可支。 <text:line-break/><text:line-break/>比賽一定都是這樣：所有人會把箭頭指向那個超強的第一名。因為如果不打倒他，誰都根本沒機會勝出。如果把超級第一名給弄垮了，大家的機會就來了。因此，在 "弄垮超級第一名" 這一點上，必然是其他各方勢力的最大共識。往後這段期間，必然就是關門放狗咬人，動員各路網軍及其周邊勢力，聯手大力攻擊韓國瑜，殲滅韓流。 <text:line-break/><text:line-break/>島內所謂民主政治，在過去幾十年來幾乎都是左手選右手，選來選去全是主子的手，全是主子養的狗，全是既定的權力結構。幾個月前，好不容易冒出一個政治邊緣人韓國瑜，誕生一股真正的民意，卻反而成為各方勢力致力殲滅的公敵。 <text:line-break/><text:line-break/>所謂民主，平常其實就是一場騙局，一種完全被塑造的所謂 "輿論"。可是，當民意真正自主性出現時，所有島內外政治勢力卻拼命想消滅它。 <text:line-break/><text:line-break/>你看，昨天那些下三濫的美國人渣智庫學者們竟然還在發表什麼研究報告，指控說韓國瑜訴諸反權貴、反密室協商以及不願初選等等，就是什麼獨裁民粹的什麼慣用手法。島內外，以美國當主子的這群人渣，面對韓國瑜和韓流，幾乎什麼荒唐透頂的低能抹黑鬼話都說得出來，這表明了他們確實害怕這股真正自主產生的民意，因為它很可能會讓台灣走向一個他們所不樂見的新局面，而島內這些傳統政治勢力之大老們，不論藍綠，其實也心知肚明，韓流若不死，死的就會是他們的政治生涯以及繼續呼風喚雨的權力。</text:p>
      <text:p text:style-name="P1">陳真   |  2019.04.24 20:59   |   <text:a xlink:type="simple" xlink:href="http://palinfo.habago.org/Entry?Command=Information_PrintForum&amp;iPage=20#FORUM37405"><text:span text:style-name="T1">#</text:span></text:a></text:p>
      <text:p text:style-name="P2">卡韓政變(23)：何止一線生機？ <text:line-break/><text:line-break/>陳真2019. 04. 24. <text:line-break/><text:line-break/><text:line-break/>底下這文章寫得不錯。不是什麼真知灼見，而只是說出很淺顯的事實。政治就算再複雜，其實玩來玩去都還是有跡可循。這文章標題說："郭台銘給民進黨帶來一線生機"，但在我看來，何止一線生機，幾乎就快要反敗為勝。想來真是不可思議，原本票數都還不到人家國民黨的一半，根本毫無勝算可言，現在卻居然有可能反敗為勝。 <text:line-break/><text:line-break/>如果有人說這只是一種偶然，只是一種預料之外，那他若非愚蠢，就是故意裝蒜。政治不會有什麼偶然，更不可能偶然到居然總是會在一些關鍵時刻剛好從天上掉下一份大禮。這其實就是一種奧步，出其不意在一切即將就緒準備徵召之際，突然趁你不注意，朝你背後開槍。 <text:line-break/><text:line-break/>政治中人或商場大亨，除了極少數像韓國瑜那樣的罕見特例，其他個個全是精算師，精明得像什麼似的，又狠又準，一言一行每個細節全是算計，絕不可能不知道某個動作所可能造成的後果與影響。 <text:line-break/><text:line-break/>換句話說，吳敦義、郭台銘等人，不但存心卡韓，而且即便因此讓民進黨勝出亦在所不惜。背後操盤者，就是美國。我知道一般人政治心思很 "單純"，聽不慣這類老實話，但是，信也好，不信也罷，事實就是如此。美國絕不可能放任韓流崛起，因為那有可能是兩岸關係往好的方向、和平統一的方向走去的一個轉捩點。 <text:line-break/><text:line-break/>聽說國民黨中常會今晚訂出所謂民調徵召之類的提名方式，把韓納入。韓會怎麼想怎麼回應，我不知道，但我相信，這齣戲仍會故意繼續拖，跟英、賴相爭一樣，打不死你就拖死你，拖到韓流灰飛湮滅為止，或是拖到韓流大傷，甚至由朱、郭勝出都有可能。 <text:line-break/><text:line-break/>做為這島上一個居民，看盡政治戲碼，陰暗複雜，難免惆悵。很多機會就這樣流逝了。若干年後，回頭一看，才知是非滄桑，往往為時已晚。 <text:line-break/><text:line-break/>============== <text:line-break/>郭台銘給民進黨帶來一線生機 <text:line-break/><text:line-break/>美麗島電子報 <text:line-break/><text:line-break/>2019年4月24日 <text:line-break/><text:line-break/>民進黨去年地方公職選舉兵敗如山倒，聲勢掉到谷底，出現一蹶不振的頹勢，眾議咸認2020總統大選必將交出政權。尤其韓流迄今仍然炙烈，黨內爭逐總統大位的無論蔡英文或賴清德，民意支持度都遠遠落後韓，甚至連柯文哲都遙遙領先蔡賴。原本毫無勝算的選情，現在平地一聲起，冒出一個郭台銘，天邊頓然出現一線曙光，生機乍現。 <text:line-break/><text:line-break/>郭台銘自稱「媽祖乾兒子」，以接受媽祖托夢指示的「神話」出征，果然驚動江湖，威震八方。然而，當眾人從驚嚇與震撼中回神過來，冷靜一想，卻發現問題多多，他的現身不僅不能一舉定江山，反而會使國民黨黨內初選、總統大選乃至未來國政等連綿不絕的亂象變得更加紛亂，更難收拾，甚至將把台灣推入亂潮中，而失去平衡與定向。 <text:line-break/><text:line-break/>郭台銘選擇的宣告出馬時機確實又準又狠，當時正是國民黨一些中常委醞釀在中常會提案「民調徵召」，希望不辦初選，直接把已宣布參選者和韓國瑜列入民調名單，結果出來後由全代會徵召為國民黨總統候選人。正要射出臨門一腳之際，郭台銘緊急叫停，說要參加初選，不接受徵召。如此一來，韓國瑜被動出山的捷徑被擋住，吳敦義主席只好回到「徵召初選」的舊調中，讓原本只要出馬就勝券在握的韓國瑜再陷入尷尬難行的困境中。 <text:line-break/><text:line-break/>近日公布的民調多顯示，韓國瑜參選勝算大於郭台銘，現在好了，韓國瑜出不來，即使接受徵召參加黨內初選，還要經過韓郭廝殺，是否傷筋動骨尚難逆料。看在民進黨眼中，這真是國民黨轉入逆勢的端點，也是民進黨脫離逆境的一個轉機。何況正如王世堅所說，「郭台銘好打、韓國瑜難纏」，如果韓國瑜因此上不了陣，讓郭台銘這道民進黨的「天菜」出馬，則可以憑空取得滿艙滿谷的砲彈，屆時無論蔡英文還是賴清德領軍抗敵，都有機會越打越旺，贏得不可能的勝利。 <text:line-break/><text:line-break/>郭台銘可受攻擊的弱點是在太多了。首先，他的「階級成分」不對，不僅是台灣首富，呼吸的空氣和絕大多數民眾有雲泥之別，連思維方式和關照面都截然不同。因此，他若代表國民黨參選，將如許信良所說，掀起一場階級戰爭，民進黨或柯文哲很容易把選戰主軸導向平民大眾和大老闆之間的戰爭，輕而易舉站上上風。 <text:line-break/><text:line-break/>郭台銘顯然無法像韓國瑜那樣，激發尋常百姓對民生苦楚的共鳴，他的科技產業優勝的經濟價值觀，對於勞苦耕種和捕撈的農漁大眾，根本不屑一顧，哪裡會像韓國瑜一樣拼命出去槍訂單？他已經問了，一個貨櫃的水果值幾個半導體？對於勞工大眾，郭台銘的思維方式和一貫作風，就是就算生產成本，壓縮越多越有利於經濟效益，豈有照顧勞工權益之理？ <text:line-break/><text:line-break/>這樣的觀念放到各種社會福利、保險以及各項公用費用上，以郭台銘這種凡事經濟效益或企業經營眼光盤算的思維方式，顯然和現在台灣司空見慣的取悅性做法格格不入，極可能被選戰對手拿來做為攻擊砲彈，來激發平民大眾對大老闆的階級對立及不滿情緒。 <text:line-break/><text:line-break/>民進黨原本在農漁民及勞工大眾之間擁有較高支持度，這次執政之後由於諸多政策侵犯農工大眾權益，而在去年選舉中嚐到眾叛親離的苦果。現在郭台銘一出，大有可能紛紛歸隊， 讓民進黨或柯文哲成為平民百姓的代理人，跟大老闆打一場轟轟烈烈的階級戰爭。 <text:line-break/><text:line-break/>郭台銘另一個致命弱點在於企業家和政府首長的治理方式截然不同，即使他能意識其中的天差地別，但以他將近五十年的慣性思維和作風，一時之間也很難改過來。企業中一切唯老闆意思是從，凡事老闆說了算，但在民主體制中，利益與價值都是多元性的，必須相互尊重、包容忍讓、折衝妥協，否則衝突不斷，永無寧日。在台灣目前公民社會趨於成熟的社會中，對於郭台銘這種獨斷、霸道及單一價值觀主導的企業家，接受度肯定很低，他在選戰中必然遭各種利益與價值團體背離，是他們成為對手的夥伴。民進黨又可不費吹灰之力重新把失去的同盟找回來。 <text:line-break/><text:line-break/>郭台銘送給民進黨最大的資本在於兩岸關係。眼前聲勢低迷的民進黨已經設定好以愛台vs.賣台、顧主權vs.重經濟輕民主為選戰主軸，正愁著韓國瑜辯論能力高強很難纏之際，郭台銘送上門來了。以他和大陸千絲萬縷、糾纏不清、難割難捨的關係，未來萬一當上總統，任何兩岸政策都可被解讀為賣台甚至叛國，這都是選戰最好的訴求。 <text:line-break/><text:line-break/>許多民眾已經看出，郭台銘萬一當選總統，所引發的利益衝突問題將糾葛纏繞，繁複難解。目前已經激起各方強烈的責難與攻訐，甚至引發他對國家忠誠度的質疑。選戰尚未開打，這些質疑在對手陣營積極操作之下，已經快速發酵，極可能使他的聲望持續下挫，如果他成為國民黨候選人，攻擊的力道必定越來越強，對他造成殺傷力也越來越大。 <text:line-break/><text:line-break/>恭喜民進黨，反敗為勝的天賜良機來了！ <text:line-break/><text:line-break/>恭喜柯文哲，在三腳督中取勝的大好機會來了！ <text:line-break/><text:line-break/>【作者 陳國祥／政治大學新聞系、新聞研究所碩士，台灣資深媒體人，曾任中央通訊社董事長、中央選舉委員會委員、《自立晚報》總編輯、《中國時報》總編輯、《中時晚報》社長、臺北市政府客家事務委員會委員、《中國時報》特約主筆、時報育才董事長。 現為&lt;大師鏈&gt;傳媒顧問】</text:p>
      <text:p text:style-name="P1">陳真   |  2019.04.24 17:36   |   <text:a xlink:type="simple" xlink:href="http://palinfo.habago.org/Entry?Command=Information_PrintForum&amp;iPage=20#FORUM37404"><text:span text:style-name="T1">#</text:span></text:a></text:p>
      <text:p text:style-name="P3">卡韓政變(22)：炮打黨中央之 "岳不群們" <text:line-break/><text:line-break/>陳真2019. 04. 24. <text:line-break/><text:line-break/><text:line-break/>現在是在演哪一齣，我已經有點眼花撩亂。不過，卡韓主軸依舊不變。所謂改革他人者，人恆革之。韓國瑜其實純粹就是國民黨的路人甲，頂多是跑龍套，但卻陰錯陽差被派來高雄當炮灰，想不到卻成為黨的王。他在參選市長前，參選黨主席失利，但改革炮火不斷。 <text:line-break/><text:line-break/>長期以來，韓對這個黨非常感冒，從其過去各種言行表現可以很清楚看出來，也許還不到恨之入骨，但是一講起國民黨其黨其人，總是咬牙切齒，痛罵玩權卡位撒錢喬人事，毫無理想。 <text:line-break/><text:line-break/>韓之厭惡國民黨，不是什麼秘密，而是基本常識。重點是，他這時候炮打黨中央之 "岳不群們"，對黨宣戰，確實很像令狐沖。可是，傷敵一千，自損八百，更何況還有邪教人渣黨在一旁等著。一個人同時要打兩個黨，有勝算嗎？ <text:line-break/><text:line-break/>而且，當總統不是當皇帝，每個政策仍然還是得經過立法院這一關，要是綠營席次仍佔多數，令出難行，總統也是白當。 <text:line-break/><text:line-break/>一般政治人物絕不會這麼傻，連候選人入場券都還沒拿到，八字都還沒一撇，就馬上和自己的掌門人與大老們開戰，這不就等於自斷出路嗎？不過，這當然也顯示出韓之為人磊落坦蕩不搞權謀。但若從壞處來看，如此四處樹敵，後患無窮，勝負難料。 <text:line-break/><text:line-break/>印象中，令狐沖有個觀念我覺得挺有道理。他認為，跟正人君子打架可以講正道，務必光明磊落，但是對於混蛋就不妨耍些小手段。也就是說，若真要改革國民黨、打擊岳不群們，何不等自己大權在握？何須在勢單力孤時便急於叫戰？ <text:line-break/><text:line-break/>至於什麼 "在乎高雄人的感受"，那是講不通的。如果參選總統真能改變台灣，改變高雄，就算有些高雄人目前反對參選總統，以後也不至於還反對吧。 <text:line-break/><text:line-break/>反之，如果不參選總統，然後在高雄當市長每天被中央刁難，導致一事無成，那不是更對不起高雄人嗎？ <text:line-break/><text:line-break/>其實，只要韓宣佈參加初選，各種卡韓問題與宮廷內鬥將迎刃而解。不光是別人要卡你，甚至是你自己也在卡自己不是嗎？就算不主動參加，那何不就被動納入初選民調，不也一樣是一種徵召？包括韓在內，大家在這些毫無意義毫無實質差別的名詞上計較，真不知所為何來。</text:p>
      <text:p text:style-name="P1">欧阳阳   |  2019.04.24 17:30   |   <text:a xlink:type="simple" xlink:href="http://palinfo.habago.org/Entry?Command=Information_PrintForum&amp;iPage=20#FORUM37403"><text:span text:style-name="T1">#</text:span></text:a></text:p>
      <text:p text:style-name="P2">我说的是几十年前，1950到1970年代实践社会主义，那时候是搞平均主义 <text:line-break/>后来邓少平时期开始走国家资本主义</text:p>
      <text:p text:style-name="P1">陳真   |  2019.04.24 15:51   |   <text:a xlink:type="simple" xlink:href="http://palinfo.habago.org/Entry?Command=Information_PrintForum&amp;iPage=20#FORUM37402"><text:span text:style-name="T1">#</text:span></text:a></text:p>
      <text:p text:style-name="P3">大陸並沒有實踐社會主義啊，它也許可以稱為國家資本主義。 <text:line-break/><text:line-break/>大陸也沒有搞齊頭平等，而是按照產能給錢，落差非常大，挺現實的。 <text:line-break/><text:line-break/>大陸也沒有人人想偷懶，我看剛好相反，拼命拼得太可怕，舉世罕見。人民如此，政府亦然，都很拼命。 <text:line-break/><text:line-break/>大陸雖不至於人人富裕，但也完全不是人人貧窮。大陸之成功脫貧以及幫助他國脫貧，就如聯合國開發計畫署（UNDP）所推崇，是一項非凡偉大成就。 <text:line-break/><text:line-break/>大陸社會也沒有失去發展動力。它仍在崛起之中，在他取代美國，成為世界第一之前，發展動力非常驚人，嘆為觀止。</text:p>
      <text:p text:style-name="P1">欧阳阳   |  2019.04.24 12:31   |   <text:a xlink:type="simple" xlink:href="http://palinfo.habago.org/Entry?Command=Information_PrintForum&amp;iPage=20#FORUM37401"><text:span text:style-name="T1">#</text:span></text:a></text:p>
      <text:p text:style-name="P2">在我等凡俗人士看來，社會很複雜，在很多少時候公平與效率本身就是一個矛盾體。 <text:line-break/>幾十年前，大陸實踐社會主義，搞大鍋飯，搞平均主義，其結果就是大部分人都想偷懶，社會發展失去動力，消滅剝削，人人富裕的夢想沒有達成，反而成了人人貧窮。 <text:line-break/><text:line-break/>目前台灣所謂民主與自由也有類似的情況，看上去好像人人都很自由，但是如果社會的動力與效率被限制或者被拖累，反過來就會壓制人的自由發展 <text:line-break/><text:line-break/>社會應該在公平與效率之間達成某種平衡，</text:p>
      <text:p text:style-name="P1">鄭豐遠   |  2019.04.24 10:28   |   <text:a xlink:type="simple" xlink:href="http://palinfo.habago.org/Entry?Command=Information_PrintForum&amp;iPage=20#FORUM37400"><text:span text:style-name="T1">#</text:span></text:a></text:p>
      <text:p text:style-name="P3">說點西方的好話。 <text:line-break/><text:line-break/>出國前，基於許多無法解釋的原因，違反著本性做起生意人。在朋友的幫助上，生意竟然還真做起來了，到後來一年能賺上近兩百萬台幣。高收入的表面看似風光，但實際承受一般上班族恐怕三四倍的身心壓力。出於一種代工性質，當一個小老闆其實就等於當許多大公司的工人差不多，每天都很累。許多時候我都會想自己下一秒是不是會就此暴斃了。除了累，更是浮現各式職業傷害，比如年紀輕輕不到四十歲就得了白內障，雙眼只能換上人工水晶體，從此忍受各種生活不便，大大小小的內科與骨骼肌肉問題更是揮之不去。 <text:line-break/><text:line-break/>也許有人會說，那你不高興可以不要做啊，沒人強迫你，而且賺那麼多還不滿足嗎? 問題是一行就是一個江湖，你吃穿得靠它，做為一個幾乎沒有家庭支持的流浪者而言，你是無從選擇的。而且一人一款命，有些人沒有高額的開銷是無法續命的，比如各種醫療支出。於是，你只能持續犧牲自己的健康來換取那些維護健康的資源。 <text:line-break/><text:line-break/>當時想到台灣社會，心中就只有一個字: 逃。我當時就想著，再不逃，恐怕連命都會沒了。 <text:line-break/><text:line-break/>上天垂憐，經歷了各種悲哀和辛苦，兩個人搬到了澳洲來，準備開始人生新的一頁。移民之路，千言萬語說不盡。在個人發展上，我無疑是失敗的 (說好聽點是還沒有成功)，沒有哪個社會是那麼好混的，一個人在自己原生文化裡不管再有本事，到了一個新的國家 (特別是西方國家)，一切只能歸零，連說話都要從新學起，遑論什麼事業。 <text:line-break/><text:line-break/>西方社會，弱肉強食，充滿虛榮、虛偽和空洞，但與此同時，法治嚴明，對於身為一個人的基本尊嚴和保障，卻能得到更多關注和保護。法律在此是有實質作用的，比如勞工法，並不是像在台灣或中國那樣隨便說說的。一個員工，一天上班幾小時，有哪些權利義務，中間有多少休息時間，可以拒辦哪些危害身心健康的工作，都有一定規範。只要你鐵了心照規矩辦事，老闆只能乖乖遵守，不得異議。否則，只要你一通電話告上當局，輕則罰款，重則關門大吉。 <text:line-break/><text:line-break/>在澳洲，老闆有兩群人不敢得罪，往往擺在第一順位伺候，一是國稅局，二就是員工。之所以不能得罪這兩群人，就是因為他們有能力讓你關門大吉。至於顧客，反倒是次要了。 <text:line-break/><text:line-break/>華人往往很難想像這樣的一種文化，導致許多人帶著華人老闆心態到了澳洲做生意，很快受到教訓。澳洲當地人是無法容忍被當作一種奴隸來壓榨的。吃了當地員工的虧，華人老闆往往會很精明地採取十分種族歧視的策略，那就是儘量聘雇亞洲員工，尤其是那些簽證上弱勢的族群 (非公民或永久居民)，然後繼續用華人那一套欺壓之。不得不聘雇當地白人時，就會形成同一間公司裡，當地人的薪資和權益完全比照規矩辦理，其他員工則非法行事的荒唐景象。澳洲最低時薪約為 22 澳幣/小時，華人老闆付給亞洲員工的行情價卻只有 10 元上下，甚至更低。 <text:line-break/><text:line-break/>你以為這只是一些特例嗎? 不，那些完全依法行事的華人老闆才是特例，幾乎是鳳毛麟角，我至今沒見過半個。 <text:line-break/><text:line-break/>因為無法訴說的原因，我和佛光山有某種連結。佛光山在全世界都有”分公司”的，包括澳洲。當我發現澳洲布里斯本的佛光山 (一個以眾生平等為基本信仰的宗教) 對待當地白人和其他族群，就如同許多無良的華人老闆，不管在薪資和態度上都完全不同時，我心裡產生了無法形容的憤怒和恨。我沒辦法形容這個恨到底有多巨大，它讓我從根本上改變了我移民之後看待世界及待人處事的一切。 <text:line-break/><text:line-break/>也許有人會問，澳洲既然有法律保護員工，為什麼沒有人出來舉發這些惡質的老闆呢? 又或如果有人知道自己的同事被不平等對待，為何不伸出援手呢? 簡單說，法律有效的前提，是你自己真的在乎它。而且，自己的權益只能自己爭取，一個人成年了，自己的事只能自己管了，別人不會幫你的，特別是在西方文化裡。 <text:line-break/><text:line-break/>華人做事強調謙和，傾向與人為善，不喜歡起衝突。這是優點，但面對西方社會這很多時候是行不通的，你多少得改變一些。許多時候你退一步，對方就會進兩步，你唯有站穩腳步 (英文說 stand your ground)，才有可能不被推入懸崖峭壁。 <text:line-break/><text:line-break/>最近才剛領到一筆雇主積欠了整整一年的薪水，稅前高達八千多澳幣。為了這筆錢奮戰了一整年。按照澳洲法律，積欠薪水兩週以上就是違法，我其實只要打一通電話，就可以讓公司倒閉，但我發揮了與人為善的良好美德，不願看一個初出茅蘆的年輕人就此受挫，因此沒有痛下殺手。雇主是一個二十六歲的西方毛頭小子，品性不是太好(也不是太壞)，沒有法治觀念，行事作風有如華人老闆，沒有絲毫責任感與同理心。一年前薪水發不出來時，韓國同事率先發揮東方與人為善的美德，摸摸鼻子離開，英國同事在催債數月無功後，也與人為善走了。只有我在鍥而不捨的努力下成功討回原本就該屬於我的薪水。 <text:line-break/><text:line-break/>說這些沒什麼，我只是覺得這個世界不好混，只有難混和更難混的差別而已。而作為一個人或一個國家民族，秉性再怎麼柔軟美好，也許某種硬氣還是需要的，否則有些時候你可能無法保護自己。面對惡事，小到老闆欠薪，大到如美國四處侵略屠殺，也許一個普通人沒辦法做什麼，至少不該反過來欽佩表揚吧，那等於違反了我們對文明價值、對好壞美醜的基本認知。 <text:line-break/><text:line-break/>至於所謂霸氣或男子漢，我離這標準很遠，不便發表太多意見。但我知道什麼是真男人真英雄 (不管生理性別)。真男人是向強者抵抗、向弱者低頭，真男人是懷有憐憫，能殺而不殺，真男人是樂於犧牲自己，哪怕只是強迫扶老太太過馬路，或是救起一隻落水的小狗。 <text:line-break/><text:line-break/>那些意氣風發，恃強凌弱，說話行事不留人餘地，動不動就大事業、大眼界，充滿雄心壯志於偉大事物而視普通人為無物的人，在我來看無異於虛榮的臭娘們，不值一哂。</text:p>
      <text:p text:style-name="P1">孫韋懷   |  2019.04.24 09:39   |   <text:a xlink:type="simple" xlink:href="http://palinfo.habago.org/Entry?Command=Information_PrintForum&amp;iPage=20#FORUM37399"><text:span text:style-name="T1">#</text:span></text:a></text:p>
      <text:p text:style-name="P2">看許立志的詩，讓我看到感情，我談到血這首更甚。保羅說他干傳福音這行是被迫的，如果不做，就有禍了。他有能力，也有資格說這話。我也有資格說同樣的話，更有資格為他作證，他這句話字字肺腑之言，毫無隱喻之詞，真實不虛。 <text:line-break/>我自己小時候實在沒想到我的生活是現在這樣。這麼多年過去，今天我和我的家人都過得去，我也不後悔活成今天的自己。但如果時光倒流讓我選擇，我不想選現在有的這種種權利和特異功能，不想要中途的顛簸流離，大起大落，想要的或許只是平靜安穩的童年。可即使我不甘心，責任也已經託付給我了。 <text:line-break/>說回詩，上帝有能力讓四福音流傳，卻看著無數事物永遠消失在時間里。難道上帝看來這些東西不值得流傳下來？亦或是神已經默默記下這一切？對後者我保持懷疑。昨晚睡前閉上眼睛，腦海中看到一隻熊貓，轉眼變成烏龜。神即使能知道每一顆粒子的前世今生，來龍去脈，應該也不會知道這烏龜對我來說有什麼意義，畢竟這是我的烏龜。</text:p>
      <text:p text:style-name="P1">陳真   |  2019.04.24 01:20   |   <text:a xlink:type="simple" xlink:href="http://palinfo.habago.org/Entry?Command=Information_PrintForum&amp;iPage=20#FORUM37398"><text:span text:style-name="T1">#</text:span></text:a></text:p>
      <text:p text:style-name="P3">卡韓政變(21)：國民黨的打韓大戲 <text:line-break/><text:line-break/>陳真2019. 04. 24. <text:line-break/><text:line-break/><text:line-break/>今天任何一個政治人物，甚至是任何一個人，如果有韓國瑜如此之高、遙遙領先、一枝獨秀的民意超高支持度，老早第一秒鐘就主動參選總統了，因為那等於是說：只要他願意選，那麼總統就是他了。 <text:line-break/><text:line-break/>台灣雖然只是一個小島，但是總統底下有數萬個高官厚祿可以分派，請問世界上幾個人可以無視於這樣一種權力誘惑？因此，我對於韓之如此被動，甚至抗拒參選，始終感到不能理解。 <text:line-break/><text:line-break/>我當然不是從利益的角度感到困惑，因為我相信韓國瑜確實不會被世俗權力所誘惑，我無法理解的是，他明明知道若想改變高雄，關鍵職權當然是在中央而非高雄市政府。那麼，他為何還如此被動而不願積極主動參選總統呢？ <text:line-break/><text:line-break/>如果以某種陰謀論來猜，會不會是因為他受到某些方面例如美國的警告或恫嚇？或是有著什麼小辮子落在CIA手裏？ <text:line-break/><text:line-break/>但是，如今看來，這樣的猜測應該不成立，因為他已經表態願意參選，他只是不願意自己主動去領表、登記、繳一大筆錢、參與黨內辯論....等等等，不願走完這一堆繁複的初選程序。也就是說，他並沒有參選上的顧慮，他只是對於代表參選的出線過程有意見。 <text:line-break/><text:line-break/>那麼，剩下來似乎就只有一種可能，那就是他真的在乎高雄人的反對意見。如果真的是這樣，那我覺得其實也說不通，因為即便是被動徵召參選，難道高雄人就不反對了？反對就反對，哪會管你究竟是以初選方式或徵召方式出來參選？ <text:line-break/><text:line-break/>而且，根據我在高雄每天接觸一大堆人的經驗來看，實在沒遇過或聽過有人反對韓選總統，正反比例相差非常懸殊，反倒是到處都有著極其熱烈的韓粉強烈主張非韓不投。 <text:line-break/><text:line-break/>至於什麼遠見雜誌民調說有五成高雄人反對他參選總統，贊成者不到四成。這樣一種數據，理應視為支持才對，而非視為反對。因為那五成的反對者之中，十之八九肯定是綠營的支持者。這些人當然不會樂意見到韓國瑜參選總統，哪需要在意他們的反對？而且，將近四成的人贊成，這還不夠多嗎？ <text:line-break/><text:line-break/>總之，韓國瑜為何不願主動參與初選而只願意被動徵召，我真是無法理解糾結在這樣一種所謂 "在乎高雄人的感受" 究竟有何意義可言。 <text:line-break/><text:line-break/>國民黨大致分兩種，一種以馬系為代表，一種則是當權的一堆舊大老，以吳敦義為代表，然後再加上以王金平為首的地方派系山頭。韓國瑜雖出身後者因而長年不見容於前者，但其所指控的權貴政治與密室協商文化，卻同時包括這兩種國民黨，而非僅指其中一種。 <text:line-break/><text:line-break/>因此，韓的崛起，勢必顛覆整個國民黨既有的權力結構與利益分配，因此，如我所一再指明，國民黨對韓的態度其實是很矛盾的，一方面想置之於死地，一方面卻又得靠他之輔選來贏得大量立委席次。因此，最好的作法就是讓他沒法選總統，但也不能真的跟他對幹。 <text:line-break/><text:line-break/>國民黨黨中央打韓卡韓的大方向是毋庸置疑的，但是，所謂派中有派，黨中有黨，更細部來說，大方向底下仍然還是有各方不同、各自衝突的私利鬥爭。這讓推派代表選總統這麼簡單的一件事，變成無限複雜。這事若我來辦，一天就能辦好，因為它根本沒有任何客觀上的困難，但吳敦義卻居然能搞上三、四個月，把國民黨搞到從勢如破竹，變成奄奄一息。 <text:line-break/><text:line-break/>不管哪個黨，推派候選人都沒有什麼既定程序，根本沒有這回事，所以也沒有什麼維護不維護制度的問題。制度原本就是這樣。因此，所謂什麼建立制度、尊重程序之類的說詞，完全是鬼扯蛋，根本不是事實。 <text:line-break/><text:line-break/>所謂制度或程序，不管是哪一個黨都一樣，每次都是到時候看狀況而定，往往大家一起協商，任何方式都行，大家說了算。萬一擺不平，那就主席或中常會或什麼幾人小組或什麼 "選對會" 說了算。 <text:line-break/><text:line-break/>也就是說，吳敦義是完全有權力直接進行徵召的，就算有人反對，他還是可以這麼做，一點問題也沒有。但是這老狐狸真的很可怕，他每天說要徵召最強棒，卻永遠只是嘴巴說說，一切所作所為都是在搞黨內鬥爭，藉著這樣一種政治操弄打擊異己，藉韓打朱滅王，然後再偷偷趁韓不在台灣，扶植郭台銘，想把韓國瑜從背後一槍打死，並且還讓郭台銘故意放話說堅決反對徵召，以便卡韓。 <text:line-break/><text:line-break/>不只這樣，黨中央同時還透過外圍人馬進行各種放話，甚至散播謠言抹黑韓國瑜，比方說抹黑韓私下偷偷寫信給吳敦義要求黃袍加身等等，企圖打擊其道德形象。 <text:line-break/><text:line-break/>吳敦義這樣搞，搞到最後，很可能就是與他及馬郝等人結盟的政治代理人郭台銘出線。郭不是什麼大老虎，但他毫無疑問是個大金主，對 "自己人" 很慷慨，比方說光是馬英九成立的基金會，郭台銘就捐了七千萬。郭雖勝算不大，但仍有一點小小的可能性當選總統。就算沒當選，至少也確保了國民黨的既有勢力與利益結構不會被韓國瑜給顛覆，同時也不至於和韓翻臉，依然可以利用韓的影響力壯大立委席次。 <text:line-break/><text:line-break/>我講這一堆，命中率應該在95%以上。從這一堆敘述中，你有沒有發現一個根本問題，那就是人民的長遠利益與痛苦，根本不是這個以吳為首的黨中央所關心。</text:p>
      <text:p text:style-name="P1">陳真   |  2019.04.23 20:54   |   <text:a xlink:type="simple" xlink:href="http://palinfo.habago.org/Entry?Command=Information_PrintForum&amp;iPage=20#FORUM37397"><text:span text:style-name="T1">#</text:span></text:a></text:p>
      <text:p text:style-name="P2">《我談到血》 <text:line-break/><text:line-break/>許立志 <text:line-break/>2013. 09. 17. <text:line-break/><text:line-break/><text:line-break/>我談到血，也是出于無奈 <text:line-break/><text:line-break/>我也想談談風花雪月 <text:line-break/><text:line-break/>談談前朝的歷史，酒中的詩詞 <text:line-break/><text:line-break/>可現實讓我只能談到血 <text:line-break/><text:line-break/>血源自火柴盒般的出租屋 <text:line-break/><text:line-break/>這里狹窄，逼仄，終年不見天日 <text:line-break/><text:line-break/>擠壓著打工仔打工妹 <text:line-break/><text:line-break/>失足婦女異地丈夫 <text:line-break/><text:line-break/>賣麻辣燙的四川小伙 <text:line-break/><text:line-break/>擺地灘的河南老人 <text:line-break/><text:line-break/>以及白天為生活而奔波 <text:line-break/><text:line-break/>黑夜裏睜著眼睛寫詩的我 <text:line-break/><text:line-break/>我向你們談到這些人，談到我們 <text:line-break/><text:line-break/>一隻隻在生活的泥沼中掙扎的螞蟻 <text:line-break/><text:line-break/>一滴滴在打工路上走動的血 <text:line-break/><text:line-break/>被城管追趕或者機臺絞碎的血 <text:line-break/><text:line-break/>沿途撒下失眠，疾病，下崗，自殺 <text:line-break/><text:line-break/>一個個爆炸的詞彙 <text:line-break/><text:line-break/>在珠三角，在祖國的腹部 <text:line-break/><text:line-break/>被介錯刀一樣的訂單解剖著 <text:line-break/><text:line-break/>我向你們談到這些 <text:line-break/><text:line-break/>縱然聲音喑啞，舌頭斷裂 <text:line-break/><text:line-break/>也要撕開這時代的沉默 <text:line-break/><text:line-break/>我談到血，天空破碎 <text:line-break/><text:line-break/>我談到血，滿嘴鮮紅</text:p>
      <text:p text:style-name="P4"/>
      <text:p text:style-name="P1">陳真   |  2019.04.23 20:34   |   <text:a xlink:type="simple" xlink:href="http://palinfo.habago.org/Entry?Command=Information_PrintForum&amp;iPage=21#FORUM37396"><text:span text:style-name="T1">#</text:span></text:a></text:p>
      <text:p text:style-name="P2">我想我還能堅持下去 <text:line-break/><text:line-break/>‪許立志‬ <text:line-break/>2011. 12. 07. <text:line-break/><text:line-break/>　 <text:line-break/>還能在這裡呆多久 <text:line-break/><text:line-break/>我無從得知 <text:line-break/><text:line-break/>我想我還能堅持下去 <text:line-break/><text:line-break/>每天我都是這樣想的 <text:line-break/><text:line-break/>我想我還能堅持下去 <text:line-break/><text:line-break/>我站著的時候想 <text:line-break/><text:line-break/>坐著的時候也想 <text:line-break/><text:line-break/>睡著了，我就用夢想 <text:line-break/><text:line-break/>我想我還有個家 <text:line-break/><text:line-break/>每每想到這 <text:line-break/><text:line-break/>漂泊在外的冷也都是溫暖的 <text:line-break/><text:line-break/>我想我還年輕 <text:line-break/><text:line-break/>幹點粗活扛點重物 <text:line-break/><text:line-break/>累是累了點，可也鍛煉身體 <text:line-break/><text:line-break/>只是當陽光都走散了 <text:line-break/><text:line-break/>一個人在夜裡 <text:line-break/><text:line-break/>多少還是有點迷茫，有點難過 <text:line-break/><text:line-break/>有時揉揉睏倦的雙眼 <text:line-break/><text:line-break/>想要清醒 <text:line-break/><text:line-break/>卻不經意地朦朧了視線 <text:line-break/><text:line-break/>我想我還能堅持下去 <text:line-break/><text:line-break/>直到太陽擋住了月亮和星星</text:p>
      <text:p text:style-name="P1">欧阳阳   |  2019.04.23 20:22   |   <text:a xlink:type="simple" xlink:href="http://palinfo.habago.org/Entry?Command=Information_PrintForum&amp;iPage=21#FORUM37395"><text:span text:style-name="T1">#</text:span></text:a></text:p>
      <text:p text:style-name="P3">關于郭台銘，了解不多，只是從媒體上的片面信息加以判斷 <text:line-break/>郭台銘有獨裁，霸道，自以爲是的品性，這點和菲律賓杜特爾特或者美國的川普或許有些類似 <text:line-break/>應該是屬于畢竟務實的人 <text:line-break/>但是相比綠色政客而言，畢竟不壞，最少目前看不出來有很壞 <text:line-break/>至于國民黨的那幾個太陽們，兩個字可以形容：無爲 <text:line-break/><text:line-break/>相比而言，台面上的幾個，除了韓國瑜，我認爲郭台銘的當選對台灣最有利。</text:p>
      <text:p text:style-name="P1">陳真   |  2019.04.23 20:18   |   <text:a xlink:type="simple" xlink:href="http://palinfo.habago.org/Entry?Command=Information_PrintForum&amp;iPage=21#FORUM37394"><text:span text:style-name="T1">#</text:span></text:a></text:p>
      <text:p text:style-name="P2">人生三部曲 <text:line-break/><text:line-break/>許立志 <text:line-break/>2013. 05. 19. <text:line-break/><text:line-break/>人生三部曲1《愛情》 <text:line-break/><text:line-break/>摘下三個月亮 <text:line-break/>一個給你，一個給我 <text:line-break/>剩下一個，埋進土裏 <text:line-break/>等明年豐收 <text:line-break/><text:line-break/><text:line-break/>人生三部曲2《夢想與現實》 <text:line-break/><text:line-break/>他們問我 <text:line-break/>你為什麼老是一個人發呆 <text:line-break/>我說我沒發呆 <text:line-break/>我在暢想未來 <text:line-break/>他們說 <text:line-break/>你那也叫暢想未來 <text:line-break/>你那他媽叫做白日夢 <text:line-break/>要不就是老年痴呆症提前發作 <text:line-break/>我懒得跟他們爭辯 <text:line-break/>繼續暢想未來 <text:line-break/>我總覺得 <text:line-break/>在暢想的時候 <text:line-break/>靈魂會被夢想帶走 <text:line-break/>留下我的身體 <text:line-break/>被一截又冷又硬的現實 <text:line-break/>洞穿 <text:line-break/><text:line-break/><text:line-break/>人生三部曲3《寒冬夜行人》 <text:line-break/><text:line-break/>午睡醒來 <text:line-break/>抬頭看看窗外 <text:line-break/>天色好像暗了 <text:line-break/>雨還下著 <text:line-break/>我喜歡在這個時候走出屋門 <text:line-break/>撑把小黑傘 <text:line-break/>到處走走，到處看看 <text:line-break/>雨繼續下著 <text:line-break/>月光在樹梢抖動著 <text:line-break/>走在冷風習習的街道上 <text:line-break/>我可以感到 <text:line-break/>陣陣死亡撲面而來</text:p>
      <text:p text:style-name="P1">陳真   |  2019.04.23 19:58   |   <text:a xlink:type="simple" xlink:href="http://palinfo.habago.org/Entry?Command=Information_PrintForum&amp;iPage=21#FORUM37393"><text:span text:style-name="T1">#</text:span></text:a></text:p>
      <text:p text:style-name="P3">《我彌留之際》 <text:line-break/><text:line-break/>許立志 <text:line-break/>2014. 07. 03. <text:line-break/><text:line-break/><text:line-break/>我想再看一眼大海 <text:line-break/><text:line-break/>目睹我半生的淚水有多汪洋 <text:line-break/><text:line-break/>我想再爬一爬高高的山頭 <text:line-break/><text:line-break/>試著把丟失的靈魂喊回來 <text:line-break/><text:line-break/>我想在草原上躺著 <text:line-break/><text:line-break/>翻閱媽媽給我的《聖經》 <text:line-break/><text:line-break/>我還想摸一摸天空 <text:line-break/><text:line-break/>碰一碰那抹輕輕的藍 <text:line-break/><text:line-break/>可是這些我都辦不到了 <text:line-break/><text:line-break/>我就要離開這個世界了 <text:line-break/><text:line-break/>所有聽說過我的人們啊 <text:line-break/><text:line-break/>不必為我的離開感到驚訝 <text:line-break/><text:line-break/>更不必嘆息，或者悲傷 <text:line-break/><text:line-break/>我來時很好，去時，也很好</text:p>
      <text:p text:style-name="P1">陳真   |  2019.04.23 19:35   |   <text:a xlink:type="simple" xlink:href="http://palinfo.habago.org/Entry?Command=Information_PrintForum&amp;iPage=21#FORUM37392"><text:span text:style-name="T1">#</text:span></text:a></text:p>
      <text:p text:style-name="P2">《衝突》 <text:line-break/><text:line-break/>許立志 <text:line-break/>2013. 06. 07. <text:line-break/><text:line-break/>他們都說 <text:line-break/><text:line-break/>我是個話很少的孩子 <text:line-break/><text:line-break/>對此我並不否認 <text:line-break/><text:line-break/>實際上 <text:line-break/><text:line-break/>我說與不說 <text:line-break/><text:line-break/>都會跟這個社會 <text:line-break/><text:line-break/>發生衝突</text:p>
      <text:p text:style-name="P1">陳真   |  2019.04.23 19:24   |   <text:a xlink:type="simple" xlink:href="http://palinfo.habago.org/Entry?Command=Information_PrintForum&amp;iPage=21#FORUM37391"><text:span text:style-name="T1">#</text:span></text:a></text:p>
      <text:p text:style-name="P3">許立志是一位中國詩人，1990年出生於一個廣東農村家庭。高中畢業後就開始打工，成為富士康生產線上的一名工人。2014年墜樓自殺身亡，年僅24。 <text:line-break/><text:line-break/>https://bit.ly/2XDeE2e <text:line-break/><text:line-break/>我打算有空就抄一些他的詩給大家看。 <text:line-break/><text:line-break/>無論苦樂，詩終究是一種美，它不是針對任何特定人事物的控訴或評論。詩是一種眼光，並非要讓我們了解某件事或某個人某種東西，而是讓我們看見一整個世界。 <text:line-break/><text:line-break/>就跟哲學一樣，詩畢竟是無用之物，看不起它的，大可看不起。喜歡它的，自然是因為在它裏頭找到某種安慰。羅素說，哲學一點用處也沒有，但它卻帶給我莫大的快樂。 <text:line-break/><text:line-break/>我常覺得，因其眼見為憑，因其知識就是力量甚至就是金錢，唯有科學才稱得上成就。至於人文，其實什麼也不是，它只是一種人格，一種個性，一種脾氣和眼光，屬於某個人，既脫不下來，也穿不上，無法複製，難以模彷；它沒法像衣服褲子那樣，想穿就穿上，想脫就脫。 <text:line-break/><text:line-break/>對於這一類東西，維根斯坦說得對，如果我們對它一點興趣也沒有，那它其實就什麼也不是，一文不值。 <text:line-break/><text:line-break/>科學則不然，喜歡也好，厭惡也罷，它就像根大鐵鎚，無法否認其存在與作用。詩人心靈縱可遨翔宇宙，但你若真要探訪火星，恐怕還是得搭太空船。 <text:line-break/><text:line-break/>科學或科技的實際功用，就如同金錢或權力地位一般，讓它在大多數人心目中取得了一種無可取代的優勢，成為一種傲慢與偏見，乃至以此做為人事物的檢驗標準。這倒也稱不上對錯，只能說是一種品味。 <text:line-break/><text:line-break/>一個月亮，總有無數種觀看方式。那天，一輪黃月高掛，我指著月亮問小孩說，"把拔帶妳去月亮玩好不好？" 小孩歡呼說好好好！可是，要怎麼去呢？小孩問說，她可以坐在我的翅膀上嗎？我說可以。她說，她 "如果也同時伸出手來，感覺就好像自己也會飛了"。我說對，"飛很容易，但是不要掉下來就比較難，很多人飛一半就放棄了"。 <text:line-break/><text:line-break/>我還經常跟她說嫦娥、玉兔，吳剛、廣寒宮、桂樹、長生不老藥等等的故事。有一天，等她長大了，就會知道這一切都是假的。當我想到那一天的到來，心裏難免還是會有一點惆悵，生活的火燄往往燒毀一切，取而代之的是各種所謂成就。大海之濱的說書人再也乏人問津，只能騙小孩。</text:p>
      <text:p text:style-name="P1">欧阳阳   |  2019.04.23 18:41   |   <text:a xlink:type="simple" xlink:href="http://palinfo.habago.org/Entry?Command=Information_PrintForum&amp;iPage=21#FORUM37390"><text:span text:style-name="T1">#</text:span></text:a></text:p>
      <text:p text:style-name="P2">我也相信韓國瑜是個好人，但是就選總統這個事情看 <text:line-break/>第一，韓國瑜此前一直沒有明確表態要選，都是周圍的人在拱。 <text:line-break/>第二，韓國瑜才擔任高雄市長，某種程度也算一種承諾，中途放棄不太合適。 <text:line-break/>與當年的“拔柱”不能相提並論。 <text:line-break/>政治上的程序也是應該被維護的</text:p>
      <text:p text:style-name="P1">陳真   |  2019.04.23 16:54   |   <text:a xlink:type="simple" xlink:href="http://palinfo.habago.org/Entry?Command=Information_PrintForum&amp;iPage=21#FORUM37389"><text:span text:style-name="T1">#</text:span></text:a></text:p>
      <text:p text:style-name="P3">卡韓政變(20)：我第一次在這島上看見民意 <text:line-break/><text:line-break/>陳真2019. 04. 23. <text:line-break/><text:line-break/><text:line-break/>現在各種謎底一一揭曉，證明我之前所說的大致正確。但這不是未卜先知，而是藍綠政治就是這麼一回事；你不能光看表面就以為誰挺誰、誰打誰，其實內外因素遠比表面作為複雜。 <text:line-break/><text:line-break/>就內部因素來說，吳、朱、王、郭等人就是韓國瑜所指控的喜歡搞密室協商的政治權貴，統統是老狐狸，個個陰陰沉沉，皮笑肉不笑，連放個屁都拐彎抹角、屬岳不群那一類的人。表面上使的是 "君子劍"，其實心思卑劣奧步連連，凡事都是為一己私利盤算，缺乏利他之心，遑論悲憫。 <text:line-break/><text:line-break/>另外，國民黨絕不會有什麼 "破壞團結" 的問題，因為從未一心，何來破壞？有的只是扯後腿的問題。這些所謂太陽們的共同敵人其實就是韓國瑜。韓常說自己像令狐沖，若真的是令狐沖，那就得跟這些 "岳不群們" 打上幾架才行，把他們打出原形。 <text:line-break/><text:line-break/>韓不結黨不營私，沒有自己的人馬，唯一的力量就是韓流。林義雄過去常說政治就是"善良人民對抗無恥政客"，但實際上島內政治卻往往是 "少數忠良對抗無恥人民與下三濫政客"，難得看到像韓流這樣一種非政治操作所產生的自主力量的出現。這樣一種帶有真正民主內涵的力量，卻反而是美國及其走狗們所最忌諱，非消滅之不可。 <text:line-break/><text:line-break/>=================== <text:line-break/>李佳芬：背後被放槍感覺很不好？親韓者：因黨高層挺郭參選逼韓表態 <text:line-break/><text:line-break/>2019-04-22 聯合報 記者蔡孟妤╱即時報導 <text:line-break/><text:line-break/>鴻海董事長郭台銘宣布參加國民黨黨內總統初選，增添藍營初選變數。韓國瑜妻子李佳芬今說，韓是光明磊落的人，「背後被開槍的感覺真的很不舒服」。親韓人士直指，「背後被開槍」就是黨高層運作郭參選並逼韓表態。 <text:line-break/><text:line-break/>晚間韓偕同妻子李佳芬與擔任高雄愛情產業鏈總顧問的瓊瑤吃飯，李佳芬被問到是否看過聲明？會否讓韓再次參選？李佳芬表情轉為嚴肅，先是嘆氣、沉默，接著無奈搖頭表示，這些不是三言兩語就能說完的，更直言：「他就是一個做事情很光明磊落的人，背後被開槍的感覺真的很不舒服。」「我覺得，人與人交往應該是要非常真誠的，背後被開槍的感覺很不舒服」。媒體詢問這些話是什麼意思？李佳芬回答「說不出來」，你們去問他（指韓國瑜）。 <text:line-break/><text:line-break/>親韓人士直指，背後被開槍就是黨中央運作郭台銘參選，「卡韓」意圖明顯，難怪讓人感覺不舒服。 <text:line-break/><text:line-break/>=============== <text:line-break/>韓國瑜發表5點聲明： <text:line-break/><text:line-break/>1，首先，對一路走來，鼓勵、支持、愛護韓國瑜的海內外朋友，深深表示感謝！ <text:line-break/><text:line-break/>2，在擔任高雄市長的這段日子中，我深刻的體會到只有台灣好，高雄才會更好。只有台灣能改變，我才能真正改變高雄！ <text:line-break/><text:line-break/>3，對於國民黨2020年總統大選，此時此刻，我無法參加現行制度的初選。 <text:line-break/><text:line-break/>4，長久以來政治權貴熱衷於密室協商，已經離人民越來越遙遠了，台灣的政治改革已經刻不容緩。希望黨內高層都能夠體察民意，關注社會脈動，重視庶民經濟，勿忘世上苦人多。 <text:line-break/><text:line-break/>5，我生在台灣、長在台灣，死在台灣，未來也會埋在台灣，我熱愛中華民國，對中華民國的發展及守護，我願負起責任，不計個人得失榮辱，只願能夠改變台灣。願天佑台灣人民、天佑中華民國。 <text:line-break/><text:line-break/>=============== <text:line-break/>不參加初選 親韓人士：韓國瑜不滿吳敦義借韓打擊朱王 <text:line-break/><text:line-break/>2019-04-23 <text:line-break/><text:line-break/>聯合報 記者周志豪╱即時報導 <text:line-break/><text:line-break/>高雄市長韓國瑜今發布聲明，表示願承擔2020總統大選，但無意參與國民黨總統初選，等於否決黨主席吳敦義所提的徵召初選。韓妻李佳芬昨一席「被人從後面開槍」，更讓人解讀吳、韓關係不佳。知情人士說，韓陣營確實覺得吳藉韓鬥爭異己。 <text:line-break/><text:line-break/>韓國瑜友人表示，韓國瑜現在的態度是，若黨希望承擔來爭取2020勝選，韓義無反顧；但當韓認真考慮時，現在卻又突然拱鴻海董事長郭台銘出來，甚至趁韓出訪期間，頒感謝狀，並為郭黨籍問題解套，還讓郭在常會廳宣布參選，讓韓情何以堪。 <text:line-break/><text:line-break/>該友人說，韓國瑜早有吳敦義藉韓的名，逼退新北市前市長朱立倫、立委王金平的感覺，如今又韓、郭兩手操作，當然讓韓更不滿。該友人表示，韓希望國民黨與中華民國長存，但選總統原本就不是非韓不可。 <text:line-break/><text:line-break/>黨內要角則透露，韓國瑜原本已答應4月5日下午到台北與吳敦義「吳韓會」，但最後臨時取消，不過韓當天晚上卻人在台北與媒體高層餐敘，會中就抱怨、解釋，吳敦義一直藉韓國瑜的名在打擊朱立倫與王金平，他才希望吳在見朱王前，先不要吳韓會。 <text:line-break/><text:line-break/>知情人士表示，其實吳敦義與韓國瑜關係在韓當選高雄市長後就一路冰封到現在，黨中央在九合一選舉過後多次盼聯繫韓碰面，均不甚順利，早讓黨對韓「有所感受」，雙方溝通一直不甚順暢。 <text:line-break/><text:line-break/>該人士說，吳敦義拋出要徵召韓國瑜參選總統想法後，韓陣營釋出明確訊息表示，黨要韓承擔可以，但要幫韓排除困難，但韓陣營自始都解讀，吳整個總統初選籌備過程，實際上是在幫自己排除異己。 <text:line-break/><text:line-break/>該人士說，郭台銘參選，讓吳敦義有必辦總統初選的理由，也可以化解不辦總統初選逕行徵召可能的政治衝擊，所以吳得知郭要參總統其實鬆了一口氣，後續操作也有以郭來打壓韓之氣氛，只是因為韓粉反彈才又撇清。</text:p>
      <text:p text:style-name="P1">欧阳阳   |  2019.04.23 13:03   |   <text:a xlink:type="simple" xlink:href="http://palinfo.habago.org/Entry?Command=Information_PrintForum&amp;iPage=21#FORUM37388"><text:span text:style-name="T1">#</text:span></text:a></text:p>
      <text:p text:style-name="P2">邹子恒， <text:line-break/><text:line-break/>关于996的问题，这个只是看问题的角度不同，有些人把工作当成是一个事业，并能够从中获得乐趣，他自愿996，当然是一种自由。 <text:line-break/>具体到企业而言，企业主确实有非常关键的作用，在某种程度上直接决定了企业的生亡发展。 <text:line-break/><text:line-break/>但是从整个社会的角度来看，对于大部分人来说，工作只是一种谋生手段，996对于他们来说就是一种对自由的剥夺，我当年，马云在学校当教师的时候，应该也是不喜欢996的。 <text:line-break/><text:line-break/>所以，政府就应该用法律，税收等手段来保护人民的自由。 <text:line-break/><text:line-break/>996只有在完全处于自愿的情况下，才应该被支持，而且不应该影响到社会其他人的自由生活权利</text:p>
      <text:p text:style-name="P1">陳真   |  2019.04.23 02:31   |   <text:a xlink:type="simple" xlink:href="http://palinfo.habago.org/Entry?Command=Information_PrintForum&amp;iPage=21#FORUM37387"><text:span text:style-name="T1">#</text:span></text:a></text:p>
      <text:p text:style-name="P3">卡韓政變(19)：一種傳說，一點火種 <text:line-break/><text:line-break/>陳真2019. 04. 23 <text:line-break/><text:line-break/><text:line-break/>因為寫東西快，黨外時曾經替許多黨外候選人寫過文宣，不過都是被動，都是別人來找我幫忙我才寫。記憶中，唯 "二" 兩次例外是我主動幫忙，一是幫林弘宣的太太林黎琤，一是幫陳定南。 <text:line-break/><text:line-break/>雖然有如此多次助選經驗，但我從來不認為選舉有多大的重要性。這次總統大選當然也不例外。江河千迴百轉，終究得飛奔大海，兩岸終究得統一，多那三轉，少那五曲，不影響最後結局。在這個意義上，島內政治如何，不過茶壺裏的風暴，無關大局--儘管我始終相信韓流在相當程度上將影響島內一定的禍福榮枯。 <text:line-break/><text:line-break/>但在另一個意義上，韓國瑜及其所代表的精神卻意義重大。我不想用一種缺乏一己情感的學院派方式講這事情，只能說，這樣一種精神長在我心，我就算死一百次一千次也絕不會背棄它。 <text:line-break/><text:line-break/>不過，我得承認，在韓國瑜剛出來選高雄市長時，我犯了一個根本上的錯：我曾在這個留言板上說 "韓國瑜對弱勢者恐怕是無感的"。 <text:line-break/><text:line-break/>我之所以會犯下那樣的評價錯誤，主要當然是來自於我對於過去那個年少得志的年輕韓國瑜的歷史記憶：西裝畢挺，油頭粉面，臉上總是戴個金框眼鏡，細皮嫩肉伶牙利齒，好辯好鬥，彷彿看到台獨就要打似的，渾身忠黨愛國細胞的一位軍系立委。所謂軍系就是軍方所支持，簡單說就是舊國民黨的鐵票部隊，隨便選都能選上，永遠聽命於黨意，對黨外視如寇讎。 <text:line-break/><text:line-break/>事經二十年，就在我幾乎要忘記這一號人物時，他突然又冒出來了。如今，歷史的弔詭，讓我們同屬一個立場。我是在上個世紀末，大約1999年時，由獨轉統，並且也是在那個時候徹底認清我所參與創立的這個民進黨的真實醜陋本質。 <text:line-break/><text:line-break/>但是，老實說，我至今從不反統一，也從不反台獨。我只反對睜眼說瞎話，反對貪污腐敗，反對大撈特撈，反對言行不一，反對政治操弄，反對把統獨當成一種謀取私利與權力的詐騙工具，反對以眾人長遠福祉做為掠奪私利與權力的犧牲品，反對充當美帝殘害世人之幫凶走狗。 <text:line-break/><text:line-break/>因此，我之強烈支持韓國瑜，其實跟統獨本身可以說扯不上任何關係，就如我之前所說，我不認為島內政治之九彎十八拐能影響最終的兩岸分合與國際政治走向。我之所以強烈支持韓國瑜，憑良心說，只有一個原因，其它說法全屬微不足道。真正的主要原因就是：經過這三、四個月來的觀察，韓國瑜的真誠、無私以及對待一般人及弱勢者的態度和憐憫，確實深深感動了我。 <text:line-break/><text:line-break/>我不在乎他是不是什麼百年罕見的政治奇才，但他確實是我聽過、讀過、見識過、交往過之國內外根本數不清的政治人物之中，極少數秉性單純、善良而且具有淑世利他精神的政治人物。 <text:line-break/><text:line-break/>我其實不太願意用政治人物一詞來定位他，畢竟這詞對我來說充滿貶意。他其實比較像是一個英雄好漢，一種在當今世道已十分罕見的俠客型人物，一夫當關，見義勇為，懷有真性情；也許缺點難免，但總是暇不掩 "瑜"。如果用維根斯坦對人類之最高評價方式來說，那麼，韓國瑜不但是一個有血有肉的 "人"，而且是個好人。 <text:line-break/><text:line-break/>這樣一個人，所捲起的風潮，其所代表的精神與態度，在我看來，無非就是所謂 "政治" 理應具有的最基本核心價值。政治若不是為了懷弱惜幼體恤眾生，政治有何意義可言？這樣一種價值，宛若一種傳說，一點火種，失落世上已千年。</text:p>
      <text:p text:style-name="P1">邹子恒   |  2019.04.22 23:04   |   <text:a xlink:type="simple" xlink:href="http://palinfo.habago.org/Entry?Command=Information_PrintForum&amp;iPage=21#FORUM37386"><text:span text:style-name="T1">#</text:span></text:a></text:p>
      <text:p text:style-name="P2">最近在996工作制的争辩中，互联网巨头刘强东、马云也发声了。这些老板好像都有一种错觉，即他们的荣华富贵都是来自于自己的努力和天才，他们天才般地创造了这个商业帝国，才给了下面的工人们机会去挣一份平均线以上的工资，所以这些工人要感恩，要加倍努力为公司工作。但是很明显，他们口袋里面的钱，都是从工人的劳动中抽取出来的，受了人家的恩惠，反而要人家感谢自己，真是个颠倒世间。甚至于透支工人的生命，到了没法“奋斗”的时候就认为配不上这份工资降职乃至开掉，更是没有人性。我觉得郭刘马之流能在这个世上正常地生活，那么应该拥有基本的智力水平，并知道公认的道德的底线，他们是真的相信自己这些话吗？这种话是怎么能讲出来的呢？</text:p>
      <text:p text:style-name="P4"/>
      <text:p text:style-name="P1">陳真   |  2019.04.22 20:58   |   <text:a xlink:type="simple" xlink:href="http://palinfo.habago.org/Entry?Command=Information_PrintForum&amp;iPage=22#FORUM37385"><text:span text:style-name="T1">#</text:span></text:a></text:p>
      <text:p text:style-name="P2">卡韓政變(18)：郭台銘是美國利益的代理人 <text:line-break/><text:line-break/>陳真 2019. 04. 22. <text:line-break/><text:line-break/><text:line-break/>郭之是否真的參選？為何參選？以及為何在某個時間點宣佈參選等等問題，其實昭然若揭。底下這位中共中央黨校教授講得很對。但是，島內相關評論卻大多荒腔走板，遠離事實。 <text:line-break/><text:line-break/>中共過去挺柯，做為其島內代理人。柯向來有逐鹿大陸中原之心，故也樂得被當成代理人。(傻蛋們可別又跟我要證據，因為事實如此明顯)。後來韓流崛起，就如柯自己所說，共產黨已經不太理他了。問題是，韓國瑜很難被大陸及美國所掌控，更不可能甘心充當馬前卒、代理人，因此，中、美都不可能喜歡他。 <text:line-break/><text:line-break/>但是，大陸除了挺韓，沒有更好的選擇了，而美國卻是絕不可能容忍一個大致親中的領導人存在，更不樂見韓流之持續茁壯。因此，卡韓、消滅韓流似乎才是這場選戰的真正鬥爭主軸，因為它意味著台灣有無可能往對岸更靠近一步。 <text:line-break/><text:line-break/>當然，很多人認為，最快的統一之路就是讓綠營繼續執政。這話沒錯，但是這條路風險太大，武力成份太高。 <text:line-break/><text:line-break/>站在對岸的利益來講，統一問題大可慢慢拖，終究會水到渠成、江河入海流。但是，站在台灣的利益來說，儘快和平統一才是最佳出路。關鍵字不僅僅在於 "儘快"，更在於 "和平"。當和平具有風險時，當然還是寧可慢慢來比較好。因此，所謂讓綠營執政以加速武統之路，對於台灣來說，只是一場災難，自尋烽火。 <text:line-break/><text:line-break/>韓國瑜在兩岸問題之立場，其實很像馬英九，他不可能躁進。因此，美國其實也不用太緊張。倘若韓當總統，該繳的保護費還是會繳，該買的破銅爛鐵也還是會幾千幾百億地買，台灣人該被吸的血也還是會繼續吸。美國何必那麼緊張？中美提早為兩岸問題攤牌，對誰其實都沒有好處。 <text:line-break/><text:line-break/>=================== <text:line-break/>中共中央黨校教授稱郭台銘選總統是災難 <text:line-break/><text:line-break/>上報 國際中心 <text:line-break/><text:line-break/>2019年04月22日 <text:line-break/><text:line-break/>鴻海董事長郭台銘宣布投入2020年總統大選。對此，中國政府高級顧問、中共中央黨校兼任教授謝茂松19日表示，郭台銘不可能成為「台版川普」而當選台灣總統，且他參選將會是一場災難。 <text:line-break/><text:line-break/>中國官媒：郭參選之路將充滿曲折 <text:line-break/><text:line-break/>謝茂松認為，郭台銘的參選只是「攪亂一池春水」且只是助攻蔡英文。 <text:line-break/><text:line-break/>謝茂松的意見並未保留太多模糊空間，他認為即使郭台銘代表國民黨出線與蔡英文共同角逐總統大位，能當選的機會也是渺茫、最多可能只會有30%的支持度，其中「基本上來看是傳統泛藍選民，還有股市投資者。」 <text:line-break/><text:line-break/>謝茂松說，他對於郭宣布參選以來，民進黨相對來看一直保持沉默並不會感到驚訝。他認為：「這並不代表他們（民進黨）不敢攻擊他。」 <text:line-break/><text:line-break/>問鼎總統最大包袱：深入中國的富士康　 <text:line-break/><text:line-break/>另一方面，郭台銘的鴻海富士康帝國也成了他參選總統的最大包袱。謝茂松認為：「他需要完全跟他的事業切割才能履行政治責任」，他稱「這是完全不可能的事，因為如果他成為台灣領導人，就必須申報財產，特別是他在大陸（mainland）賺的錢，這會給他帶來很大的麻煩。」 <text:line-break/><text:line-break/>謝茂松說：「這會是一場災難，他（郭台銘）不會是台灣的川普，東亞政治跟美國並不相同。」他指出，郭台銘身為全球最大電子製造商富士康的老闆，擁有超過80萬名員工，因此對於他把人際網絡伸向美中政治最高階層並不會令人感到驚訝，「美國和中國領導人都跟他建立了良好的關係，因為他帶來投資就業機會。」 <text:line-break/><text:line-break/>但是謝茂松認為，如果「郭董」真的成了「郭總統」，所有他建立的人脈反而都成了綁手綁腳的束縛。 <text:line-break/><text:line-break/>美國樂見郭參選？ <text:line-break/><text:line-break/>報導指出，對於郭台銘參選的幕後決策原因，也頗令人玩味，特別是美國在其中扮演了何種角色。謝茂松說：「郭自從2016年就開始猶豫是否參選總統，但是4月15號（正式宣布參選前2日）他和莫健和帕克談話後，改變了立場，這點很有意思。」 <text:line-break/><text:line-break/>註：莫健為現任美國在台協會（AIT）主席，帕克（Robert Parker）則曾於1979年至1980年間擔任美國商會（AmCham Taipei）會長。</text:p>
      <text:p text:style-name="P1">陳真   |  2019.04.22 19:47   |   <text:a xlink:type="simple" xlink:href="http://palinfo.habago.org/Entry?Command=Information_PrintForum&amp;iPage=22#FORUM37384"><text:span text:style-name="T1">#</text:span></text:a></text:p>
      <text:p text:style-name="P3">卡韓政變(17)：郭董當總統，猶如猴子開飛機 <text:line-break/><text:line-break/>陳真 2019. 04. 22. <text:line-break/><text:line-break/><text:line-break/>剪一篇四年前剪報如文末，是 "人民網-中國共產黨新聞網" 的報導。報導中說， <text:line-break/><text:line-break/>"富士康的負面新聞屢屢見諸報端。無論是...血汗工廠和非法雇用童工，還是2010年引發社會驚駭的12連跳自殺事件，都已成為富士康抹不去的污點。最可怕的事情不是犯錯誤，而是犯了錯之後不改正"。但我想，郭董比不改正還可怕，他往往是根本否認問題的存在，甚至還認為自己很行。 <text:line-break/><text:line-break/>否認其實沒有用，因為事實就是事實。郭董向來更是非常敵視批評者，視為一種別有居心的惡意抹黑，但這不是抹黑，連共產黨都看不下去不是嗎？ <text:line-break/><text:line-break/>不過，我仍然得強調，對於任何人事物，光是因為其某些問題的存在而全盤否定之，那是說不通的。如果我們要這樣看待人事物，根本不可能建立社會，因為任何社會裏頭勢必充滿各種必要之惡。 <text:line-break/><text:line-break/>幾十年來，我常批評慈濟的證嚴法師諸多觀念之荒腔走板，但我並不否認慈濟在許多方面的貢獻。郭董也一樣。儘管有許多問題，但他個人及其事業版圖，依舊功遠大於過。任何不成比例的妖魔化定論，令人反感。 <text:line-break/><text:line-break/>同理，任何不成比例的歌頌，也一樣反智。郭董事業並非一人功勞，而是無數人犧牲青春血淚與生命所換來。就如同台灣社會在各方面的進步，絕不是什麼聖人豪傑或學者專家的一人功勳，而是無數人的痛苦代價所爭取得來。 <text:line-break/><text:line-break/>至於檯面上那些爭權奪利收割成果、掠奪一切好處的無恥政客及走狗文人們，更是扯不上絲毫關係。但他們卻往往虛構歷史，洗脫一己罪行，囊括一切美名，藉以竊奪私利。題外話。 <text:line-break/><text:line-break/>郭之個人為人如何，其實無關大局，重點是他所扮演的角色之本質。郭毫無疑問是個成功的企業家、資本家及跨國大財團，但其所代表的這樣一種利潤至上的資本力量，就像一頭盲目的野獸，理應受到國家或社會的節制、教化與引導，做為一種被監督者、被馴化者，而不是反而把整個國家大權交給他，任其呼風喚雨，為所欲為。 <text:line-break/><text:line-break/>特別是郭董，他當總統，在我看來，就像猴子開飛機那樣，非死即傷，充滿風險。 <text:line-break/><text:line-break/>=================== <text:line-break/>陸全總點名富士康 <text:line-break/><text:line-break/>李玥 <text:line-break/>2015年02月04日 <text:line-break/>來源：人民網-中國共產黨新聞網 <text:line-break/><text:line-break/>日前，全國總工會書記處書記、法律工作部部長郭軍表示，富士康等一些企業長期違法安排勞動者長時間加班，致使部分勞動者出現各種心理健康問題，導致過勞死或自殺現象時有發生。（2015年2月3日 新華網） <text:line-break/><text:line-break/>其實，富士康被點名早已不是第一次了。近年來，有關於富士康的負面新聞報導屢屢見諸報端。無論是過去3年的“血汗工廠”和非法雇佣童工調查，還是2010年引發社會驚駭的12連跳自殺事件，都已經成為富士康抹不去的污點。 <text:line-break/><text:line-break/>可是，我們的思考不能止步於此。筆者認為，富士康作為勞務市場的巨無霸尚且有長期違法加班等瑕疵，那麼其他用人單位是否也存在問題呢？答案應當是顯而易見的。據全國總工會通報，當前用人單位違反勞動法律侵害職工合法權益的案件事件還大量存在，屢禁不絕，已經影響了社會穩定和經濟發展。從這個角度來講，該被點名批評的不僅僅是富士康，而應當是整個勞務市場。 <text:line-break/><text:line-break/>但話又說回來，最可怕的事情不是犯錯誤，而是犯了錯之後不改正。眾所周知，在市場經濟環境下，企業的逐利天性成為了各種經濟活動的主導力量，勞動者的權益難免會受到侵害。也正因此，社會公眾要求勞動監察部門加強監管的呼聲從未停止。 <text:line-break/><text:line-break/>但令人遺憾的是，當前的勞務市場運行現狀已經與民眾的訴求出現了明顯背離。這其中自然有某些勞動監察部門瀆職、缺位的影響，可是隨著政府轉型力度的不斷加大，我們可以經常在媒體上看到政府幫農民工討薪等新聞。 <text:line-break/><text:line-break/>那麼，根源到底在哪裡呢？筆者認為，是勞動制度出了問題。以飽受爭議的勞務派遣制度來講，本是降低人力資源管理成本和促進就業的新型用工方式，但是卻成了某些無良企業逃避責任、轉嫁風險的手段。 <text:line-break/><text:line-break/>由於存在制度漏洞和法律規定盲區，很多工作十余年的職工一夜之間被用人單位變為了“派遣工”，從而被裁員回家。非但得不到任何補償，反而還失去了原有的工作，而企業卻佔了大便宜。正是因為當前的勞動制度出現了偏失和漏洞，導致無良企業違規操作卻可以免於責罰，政府勞動部門有心監管可無奈依據不足。凡此種種，都加劇了勞務市場的不平等性，而勞動者的合法權益自然無法保証了。 <text:line-break/><text:line-break/>勞務市場的發展，關系到國家經濟的未來和社會的穩定，不可小視。此次全總點名富士康，可以看作是政府下大力氣規範勞務市場的一個信號。但是，除了勞動監察部門的盡職盡責之外，勞動制度更應該喊“到”。唯有制度健全且執行到位，才能夠使執法活動產生威懾力，最終革除勞務市場弊端，維護勞動者權益，令社會公眾滿意。</text:p>
      <text:p text:style-name="P1">陳真   |  2019.04.22 00:06   |   <text:a xlink:type="simple" xlink:href="http://palinfo.habago.org/Entry?Command=Information_PrintForum&amp;iPage=22#FORUM37383"><text:span text:style-name="T1">#</text:span></text:a></text:p>
      <text:p text:style-name="P2">卡韓政變(16)：土豪的動物園世界觀 <text:line-break/><text:line-break/>陳真 2019. 04. 22. <text:line-break/><text:line-break/><text:line-break/>一個擁有百萬員工的公司，大老闆不可能控制所有狀況，難免會有種種問題，這無可厚非。但是，做為一個大老闆，絕對可以控制公司作業規範的大方向與基本原則。 <text:line-break/><text:line-break/>對此你不妨想想陳定南。他原本是個小生意人，記得好像是賣鞋子，後來擔任宜蘭縣長，那種只問是非、六親不認的包青天式行政作風，誰敢包庇貪污？誰敢行不由徑？誰敢偷工減料？可是，你看這樣一個所謂酷吏，至今卻廣為台灣人民所感念。 <text:line-break/><text:line-break/>講一個千真萬確的小八卦。以前沒有網路訂票、沒有高鐵時，假日想搭火車，你就得趕在出發前幾天的凌晨之前，徹夜排隊搶票，大排長龍。我因為每周六、日必須往返沙鹿與花蓮看診，深知排隊搶票之苦，往往得排上好幾個小時提前卡位才有可能搶到有座位的票。但你知道嗎？陳定南貴為縣長，他其實只要請祕書打一通電話，火車票就會送上門來，但他或他太太卻仍然和一般人一樣排隊搶票。而且，他絕不是做秀，因為在那個年代，反對黨或黨外人士媒體根本不會報導好事，只會不斷抹黑。 <text:line-break/><text:line-break/>你當然不可能期待在陳定南主政下的宜蘭縣毫無問題，但你可以期待他絕不會遮掩弊端或淡化問題，他更不會以為自己是在管理一群住在宜蘭縣的動物。 <text:line-break/><text:line-break/>相反地，郭台銘卻不是這樣。比方說員工一個個跳樓，一堆員工更是十分詭異地相繼罹患血癌，罹癌之後卻反而還遭到公司進一步的種種非法對待與惡劣傷害，引起各方抗議。郭台銘卻馬上惱羞成怒，發神經似地暴怒，大罵員工與抗議者貪婪，是垃圾，是走狗等等，視之如寇讎。 <text:line-break/><text:line-break/>也就是說，問題並不僅僅在於郭之事業本身之相關弊端，更在於他心態上十分可議。他缺乏現代經營者關於勞動權及勞資關係應有之基本文明素養，他甚至不把人當人看，並且以為這樣好棒、好有霸氣，為此得意洋洋。 <text:line-break/><text:line-break/>舉個例，七年前，2012年 1月15日，郭台銘的事業集團在台北市立動物園舉辦尾牙，並舉辦什麼「2012年快樂天堂慈善嘉年華」活動，同時也好像是富士康的台北年會之類，場面十分盛大，他興高采烈地致詞表示： <text:line-break/><text:line-break/>「人也是動物。每天管理著100多萬隻動物，頭痛得要死，可是我們的動物園園長，可以把動物，把老虎跟獅子就放在一起，不會將老虎和雞放一起...。」因此他說他「想向園長取經，學習如何有效管理員工」，並當場指示坐在台下的集團事業群的主管們，在公司的年終檢討會上，務必聘請動物園園長來進行教學，並大開玩笑說，他將延攬動物園園長擔任公司董事，請他來管理員工。 <text:line-break/><text:line-break/>類似言論，非僅一端。基本上，這個人似乎就是個土財主，類似川普，低俗當有趣，野蠻當霸氣。 <text:line-break/><text:line-break/>在兩岸，郭的事業版圖之所謂倫理規章，亦即在是否善待員工這一點上，我相信應該是排在前段班。但這並非是出於郭台銘之英明或善意，而是國家或政府在相當程度上依舊還是控制了資本家唯利是圖之肆無忌憚與為所欲為。 <text:line-break/><text:line-break/>這樣一個人倘若擔任總統，肯定是這塊島嶼的一個災難，要不就是郭董本人的災難，因為他跟眾人八字顯然不合，不會有好下場。</text:p>
      <text:p text:style-name="P1">陳真   |  2019.04.21 01:05   |   <text:a xlink:type="simple" xlink:href="http://palinfo.habago.org/Entry?Command=Information_PrintForum&amp;iPage=22#FORUM37382"><text:span text:style-name="T1">#</text:span></text:a></text:p>
      <text:p text:style-name="P3">卡韓政變(15)：惡質大老闆 <text:line-break/><text:line-break/>陳真 2019. 04. 21. <text:line-break/><text:line-break/><text:line-break/>姑且不說勞資、階級與權力結構上的角色本質問題，光說郭台銘做為一個老闆或做為一個人的問題，他毫無疑問屬於惡質的老闆那一型，無數的例子講不完。 <text:line-break/><text:line-break/>我所謂惡質包括兩部份，一心態，二行為。 <text:line-break/><text:line-break/>心態上，他就是典型的財大氣粗那一型，以為員工就是 "我養的" 人，只差沒說我養的狗。倘若他當總統，那他肯定會把台灣人全當成他養的員工。如果你想寫一篇有關惡老闆的廉價小說，不如就直接以郭台銘做為角色範本，保證傳神，無須再另行構思或想像，因為他夠典型了。 <text:line-break/><text:line-break/>至於行為意義上的好壞，當然就是一種相對概念。考試考30 分的，當然贏過考8分、10分的，但這不值得吹噓張揚。員工又不是狗，不是動物園裏的猴子猩猩，吃的菜色不錯，難道也值得表揚？ <text:line-break/><text:line-break/>郭台銘位於大陸的事業應該差不多就是這樣的分數。在大陸來說，勞動權或勞動福利考了30分算不錯了，但是，相對於歐洲或比方說我比較熟悉的英國，卻是完全不及格。當然，台灣各行各業的勞動條件也沒有好多少，但你不能說天下烏鴉一般黑，畢竟世界上仍然還是有不是那麼黑的烏鴉，例如英國。 <text:line-break/><text:line-break/>當然，英國雖好，但好還可以更好。不過，至少有一點差異十分顯著，那就是在英國，工人是被當成 "人" 來看待；做為一個 "人" 的地位與尊嚴及生活條件，絲毫不會亞於任何大富豪或權勢者。但在兩岸或亞洲世界中，工人卻普遍遭受踐踏，往往不當 "人" 看，而是心態上把他當成一種工具，一種商品，死了就算，病了就趕走，壞了就丟掉，並且經常讓工作者處於高度危安風險中或高度壓力環境下。 <text:line-break/><text:line-break/>比方說護士，很多醫院明目張膽做假班表，虛構假人力 (我曾因為拒絕配合造假而寧可辭職)，甚至在一些像精神科病房那樣一種極高風險的工作環境中，大夜班卻往往只有一名護士，但她卻得在漫漫黑夜中獨自到病床邊照顧幾十床精神與行為極不穩定、充滿暴力或自殘等等高風險的精神病人。講到這個，我就很氣，因為實在很可惡。這在英國是完全無法想像的，若有雇主敢這樣做，恐怕會被懲罰天價賠償給當事人，相關部長或官員恐怕都得負起政治責任下台。 <text:line-break/><text:line-break/>台灣的醫院，每年賺取巨額暴利，卻對補充適當醫護人力之細微支出一毛不拔。難道我們可以說："腳長在妳身上，這工作你愛做就做，不爽做就滾蛋，一堆人還排隊等著呢？" 難道我們可以說："啊妳就是能力不足啊，妳若能力夠的話就去找又輕鬆又好賺的工作啊！"？ <text:line-break/><text:line-break/>郭台銘做為一個老闆的諸多惡形惡狀，我隨手找了兩篇四年前的剪報，在底下，請自己看，我就不多說廢話了。郭台銘很喜歡說自己霸氣，但我看他只有一種遇強則弱、遇弱則強的囂張氣燄，驕貴之氣很重，還真以為自己是個王。 <text:line-break/><text:line-break/>我們今天可以周休若干、一天工作八小時等等，這些微不足道的權利，卻是犧牲無數人的鮮血所爭取來，而不是天上掉下來，更不是老闆的慷慨。 <text:line-break/><text:line-break/>人們從事一切傷害自己的工作，並不存在什麼 "你情我願" 這回事，在某種惡劣的勞動條件下，在某種貧乏的社會福利制度下，一般人不爽某個爛工作就可以不做嗎？醫院工作條件再惡劣，護士或甚至醫生敢不做嗎？高達曾經說，"如果大便值錢，窮人會連屁眼都沒了。" 難道販賣屁眼以求取基本生存也是 "你情我願"？在資本主義的叢林法則下，還有什麼東西不能商品化？一般人要怎麼活得像個人？ <text:line-break/><text:line-break/>至於說什麼 "倘若今天富士康提供的工作連要飯都不如，那除非這些人是被暴力威脅，不然有誰會去這樣的公司？腳長在自己身上，不要去就是了"。這些話很奇怪，郭董的富士康，在勞動條件上只希望能贏過 "要飯" 就好嗎？我們考慮一個社會的發展與進步，只是拿 "行乞要飯" 來做為一個努力目標嗎？ <text:line-break/><text:line-break/>我從國中到大學，曾經窮過十幾年，三餐不繼，骨瘦如柴，餓到不成人形。這些都不是形容詞，是完全身無分文的那種赤貧，絕大部份時間處於極度饑餓狀態，買不起瓦斯，只能直接喝水龍頭的水，喝了很多年，喝出一身結石。大學時，甚至經常睡在高雄火車站的四周黑暗角落。一直到今天，當我看到高雄火車站的剪票口小柵欄，我就反射性地很想翻牆而過。因為那時候一到半夜，警察就會來候車室大廳趕人，不准我們睡在椅子上。警察一走，我就再度翻牆而入，因為車站外頭地上硬，蚊子多，或是夜裏十分寒冷。 <text:line-break/><text:line-break/>大學時，同時身兼五個家教，要不然根本活不下去。我還做過各種很難堪的工作，有些工作純粹就是剝削。腳長在我身上，但我不去做能活嗎？大學能念完嗎？ <text:line-break/><text:line-break/>比方說我送過報紙，半夜兩、三點就得起床。我也發過廣告小傳單，大熱天用走的，從高雄前鎮一步一腳印走到高雄火車站，把一張張廣告單塞在路邊每輛汽車的擋風玻璃上或民宅信箱，經常會挨屋主或車主罵，甚至挨揍都有可能。一趟路四、五公里，而且不能慢慢走，因為是時薪計算，必須在規定時間內完成，一小時二、三十元，道路兩側來回走完差不多10公里，得走上四、五小時，工資通常會東扣西扣，賺不到120元。 <text:line-break/><text:line-break/>發完廣告單，公司會派人騎機車隨後去驗收，看你是否確實發放傳單，並且找一堆藉口扣你工資，錢都已經那麼少了還要扣。公司牆上每天都還會貼著 "每日之星排行榜"，比賽看誰今天發出最多廣告、賺最多錢。 腳長在我身上，但是為了活下去，再少的錢也得去賺。賺到後來實在活不了，很絕望，於是就去賣了幾次血，還曾異想天開花一百多元在報紙上登分類廣告，說我想賣腎，希望能賣個幾萬元，一勞永逸脫離貧窮，結果引來一位律師的來函警告說我違法，更引來楠梓加工區幾位女工的輪流救濟，騎機車載我去吃飯。 <text:line-break/><text:line-break/>我的例子也許比較極端，但它所反映的階級與權力結構問題仍然是一樣的。我們之所以需要一個政府，就是為了讓這個社會之中處於各種狀況的人、特別是弱勢者能夠活得像個人，能夠免於被剝削、被遺棄，免於生老病死及各種意外之摧殘，免於過度犧牲健康以求取生存的無數厄運與剝削。我們畢竟是打算活在一種屬於 "人" 的文明社會裏，而不是打算建造一座訴諸競爭與所謂淘汰、弱肉強食的野獸叢林。 <text:line-break/><text:line-break/>我斷定郭台銘選不上，萬一我評估錯了，那麼，他的當選毫無疑問會是一場災難；我不相信以台灣目前的民智狀況，這樣的人可以撐到總統任期結束。 <text:line-break/><text:line-break/>李登輝當總統、郝柏村擔任行政院長的時代，如同郭台銘，把社運人士全視為流氓、垃圾，但李登輝卻發明了一個由官方認定的社會運動獎，當年最佳社運獎的主要得獎人之一就是慈濟的證嚴法師。但是，證嚴法師是反對所有遊行、反對所有示威抗議的。凡是想去慈濟醫院工作者，都得先簽下一紙 "自願聲明"，保證絕對不參與任何遊行抗議，否則開除。 <text:line-break/><text:line-break/>證嚴法師叫大家不可以有反對意見，不可以批評社會，但她自己卻意見非常多，比方說反對迷你裙，說會污染善良社會。她還曾有許多有關勞工福利的名言，其實心態跟郭董十分類似。例如，證嚴說，"吃虧就是佔便宜，吃苦就是福"，類似賴清德的 "做功德"。證嚴還大力反對那些批評過勞加班者，同樣也是說多做就是福、要勤奮要努力、不要偷懶之類。可是，一般人它媽的努力得還不夠嗎？ <text:line-break/><text:line-break/>至於什麼 "只要合法不傷天害理"，就不是血汗工廠。其實，要合法還不容易？有錢有勢者永遠可以制定任何有利於他們的法令，除非遭遇人們的反抗，才不敢為所欲為。一個社會，人們的反抗能力越好，那些有錢有勢的混蛋們就越沒法膽大妄為，社會就越有可能往好的方向發展。 <text:line-break/><text:line-break/>至於 "傷天害理"，郭董的富士康之諸多敗行劣跡，恰恰就是傷天害理。 <text:line-break/><text:line-break/>================= <text:line-break/>勞團抗議血汗鴻海 郭台銘動怒：這些垃圾走狗 <text:line-break/><text:line-break/>The News Lens關鍵評論網 <text:line-break/>2015/06/25 <text:line-break/><text:line-break/>鴻海今（25）日在土城總部舉行股東會，場外有勞團抗議，場內則有來自於英國、代表40個退休基金、2000億美元的股東針對勞工提問。對此，鴻海董事長郭台銘雖舉例對勞工諸多照顧，卻忍不住怒批這些勞工人權團體「垃圾」、「走狗」 <text:line-break/><text:line-break/>================ <text:line-break/>富士康工人苯中毒致死事件：從 Hydis 關廠案到鴻海白血病案件，看台商血汗科技中的勞動傷痕 <text:line-break/><text:line-break/>苦勞網 2015-06-21 <text:line-break/><text:line-break/>從2008年開始，知名台資鴻海旗下的代工廠富士康深圳廠區，被揭露至少十餘位員工因為在勞動過程中接觸化學溶劑而罹患白血病，並且在患病不久後即被資方單方面解除勞動契約；員工面對卸責資方以及龐大醫藥費，求助無門。該爭議從2013年持續至今，即便已有許多證據確鑿的案例，富士康仍舊僅以片面說明回應，不願正面說明，也不願負擔賠償責任。患病工人只有不斷被踢皮球。而這些被披露的案例，其實也只是冰山一角而已。 <text:line-break/><text:line-break/>在全球化的情境下，資本與勞動的對立愈發尖銳，國界趨於消弭。台灣工人與中國工人，甚至韓國工人，面臨的其實是同樣的一群敵人，是不分國界的資本利益。近來Hydis的關廠抗爭，提醒我們注意到這樁長久被忽略的事實。 <text:line-break/><text:line-break/>台灣近年來經濟發展的軌跡中，由八零年代開始的產業外移浪潮，除了在台灣本土製造了大規模的關廠失業，同時也在其外移地區，製造出一間又一間的血汗工廠；在全球化的當下，台灣的資本家在世界各地移動，製造出的血汗足跡斑斑可辨，卻缺乏來自台灣社會的追蹤與監督。當我們使用便捷前衛的高科技產品，它們的生產者卻日夜置身高危險的工作環境、蒙受高壓管理與不合理的勞動條件，甚至因為工作而染上重大疾病。作為消費者，作為勞工，也作為台灣社會的一分子，中國勞動者的處境，值得你我一同來關心。 <text:line-break/><text:line-break/>本次講座請到中國勞動透視的成員Jason主講，並邀請Hydis抗爭成員盧其宏、陳秀蓮，與資深社運工作者、政治評論家林深靖與談。講座自由入座，毋須報名；歡迎大家踴躍出席！</text:p>
      <text:p text:style-name="P1">甄力民   |  2019.04.20 12:59   |   <text:a xlink:type="simple" xlink:href="http://palinfo.habago.org/Entry?Command=Information_PrintForum&amp;iPage=22#FORUM37381"><text:span text:style-name="T1">#</text:span></text:a></text:p>
      <text:p text:style-name="P2">對於經濟學我只有粗淺認識，我無法用各種資料和數據作佐證，只能講講看法。 <text:line-break/><text:line-break/>我覺得去批評商人老闆血汗工廠是很沒有必要的，只要合法不傷天害理，重點是雙方你情我願，那工廠的存在對於勞工來說就是善，因為他提供勞工更多選擇，勞工願意來工作肯定是衡量過自身各方面條件後的考量，有的人能力本來能找到最好的薪資就是在富士康了，或是有人能在其他地方找到更好工作但考量就近可以照顧父母所以來富士康，倘若今天富士康提供的工作連要飯都不如，那除非這些人是被暴力威脅，不然有誰會去這樣的公司？ <text:line-break/><text:line-break/>況且今天郭台銘工廠製造的商品是面向國際的，他所製造出的工作機會是向外競爭得到的，經濟學中的一個基本原理就是需求越高則商品價值越高，把每個勞工都當成商品來看，工作職缺越多則人才競爭越激烈，勞工的薪水則越高，富士康在這幾年對於基層勞工的調薪速度是很驚人的，不是他慈悲大發，而是他求才驚人。 <text:line-break/><text:line-break/>所以重點不應該放在血汗工廠，真的如此血汗那腳長在自己身上不要去就是了，但我們反倒看到的求職的人絡繹不絕，那只能說血汗的不是富士康，而是那些被這些富士康勞工所拋棄的工作。 <text:line-break/><text:line-break/>可以看看這視頻，可以看得出富士康對員工還是有敬畏的，對於生活環境的安排挺不錯， <text:line-break/>https://youtu.be/XJe7V8BL2Vc <text:line-break/>尤其是吃的，這比台灣百分之95的員工餐廳都要優秀了吧 <text:line-break/>https://youtu.be/nfAEkkjKtU8</text:p>
      <text:p text:style-name="P1">懷軒   |  2019.04.20 06:09   |   <text:a xlink:type="simple" xlink:href="http://palinfo.habago.org/Entry?Command=Information_PrintForum&amp;iPage=22#FORUM37380"><text:span text:style-name="T1">#</text:span></text:a></text:p>
      <text:p text:style-name="P3">最慘烈的局面，就是韓國瑜脫黨參選，正式和國民黨決裂。我想那不管是韓或郭，朱王就更不用說了，都絕無當選的可能。 <text:line-break/><text:line-break/>懷軒</text:p>
      <text:p text:style-name="P1">陳真   |  2019.04.20 01:34   |   <text:a xlink:type="simple" xlink:href="http://palinfo.habago.org/Entry?Command=Information_PrintForum&amp;iPage=22#FORUM37379"><text:span text:style-name="T1">#</text:span></text:a></text:p>
      <text:p text:style-name="P2">捍衛談統自由！拒絕台獨威權！ <text:line-break/><text:line-break/>王炳忠2019年4月20日 <text:line-break/><text:line-break/>捍衛談統自由！拒絕台獨威權！就在明天下午2點，我們將在桃園市婦女館舉行「北京要統 台灣怎辦」談統論壇，並邀請被蔡政府列為「黑名單」的李毅教授越洋與談，揭穿民進黨向大陸傳話的真相！ <text:line-break/><text:line-break/>網上已出現恐嚇要我們「死無葬身之地」的言語，稍早警方也來電告知會有獨派人士到場。我們歡迎不同立場者和我們一起「談統論獨」，但拒絕任何鬧場滋事的行為。陸委會威脅要「解散新黨」，理由是「可能違憲」，我們也歡迎民進黨政府來和我們論論憲法，看看誰才應該被解散！ <text:line-break/><text:line-break/>敬邀大家到場參與，不須事先報名，自由入場，理性探討。地點就在桃園市桃園區延平路、金門二街口，離桃園車站很近，從後站直行走過第三個紅綠燈即到婦女館。</text:p>
      <text:p text:style-name="P1">陳真   |  2019.04.19 12:18   |   <text:a xlink:type="simple" xlink:href="http://palinfo.habago.org/Entry?Command=Information_PrintForum&amp;iPage=22#FORUM37378"><text:span text:style-name="T1">#</text:span></text:a></text:p>
      <text:p text:style-name="P3">卡韓政變(14)：全是鬼扯蛋 <text:line-break/><text:line-break/>陳真 2019. 04. 19. <text:line-break/><text:line-break/><text:line-break/>對於吳敦義和郭台銘偷襲珍珠港，打擊韓流，政變韓國瑜，市面上有各種說法，但是沒有一個是對的，大多荒唐胡扯，比方說什麼吳、郭二人要幫韓國瑜解套 (若要幫韓，需要趁人不在家，偷偷摸摸嗎) 或什麼郭、韓早有默契，什麼強強聯手，要不就說什麼韓要幫誰打誰等等等，全是鬼扯蛋。 <text:line-break/><text:line-break/>一般人或一般名嘴，對於政治所知不多，隨口瞎掰一通，可以想像，但是政治中人卻個個是精算師，不可能如此幼稚愚蠢，他們顯然都在裝蒜，藉機助郭聲勢。 <text:line-break/><text:line-break/>比方說，人渣黨裏裏外外一堆人現在假裝叫苦連天，說什麼來了一個更厲害的郭台銘，這下民進黨慘了云云，故意胡說八道一通，其實人渣黨上上下下歡欣鼓舞，政權保衛戰有希望了！私下都已經在放鞭炮慶祝了不是嗎？根本掩不住的興奮。因為，只要擊垮韓流，民進黨很可能就又能繼續大撈特撈好幾年了。 <text:line-break/><text:line-break/>要打郭台銘太容易了，民進黨讓他一隻手一條腿都能打得贏，因為郭太弱了，全身上下是打擊點，婦女票、年輕票、農漁民票、勞工票及企業票、老年本省票等等等，根本都不會支持郭台銘，他憑什麼跟人家選呢？ <text:line-break/><text:line-break/>不過，選舉勝負不是我想說的，畢竟選舉花招百出，媒體極易操弄，誰輸誰贏沒有個必然結果。 <text:line-break/><text:line-break/>在市面上各種有意無意的無數言論中，卡韓卻只有極少數人提起，如底下這一位單厚之。他寫得不錯，但他還是搞錯了對象。馬英九沒有厲害到能夠搞出這一齣卡韓政變，郝龍斌也是，他們連配角都稱不上，頂多算是跑龍套；吳敦義和王金平的戲份要多上許多。但是，真正的政變主角當然不是單一個人，而是至少有三股力量： <text:line-break/><text:line-break/>一是美國及其藍綠代理人，二是國民黨內以吳敦義和王金平為首的舊勢力及馬系郝系朱系等共同聯手，三是民進黨。被政變的不只是韓國瑜，而是韓流，更精確地說，是一股迅速崛起的親中民意。 <text:line-break/><text:line-break/>我從未見過台灣政治曾經如此 "團結"，島內外各方勢力竟然如此有志一同地打擊同一個目標：韓流！ <text:line-break/><text:line-break/>底下還有一篇所謂 "境外勢力" 干預台灣選舉的文章。這類美國言論非常多，而且裏應外合，島內也同樣有很多這類抹紅言論，要不就是裝模作樣說些什麼韓流是民粹，危害民主，傷害少數族群等等，完全不知所云，但其目的卻昭然若揭，就是島內外聯手一起打死韓國瑜，消滅韓流，摧毀一切親中或僅僅只是 "近" 中的可能性。 <text:line-break/><text:line-break/>你看，美國新聞網站「華盛頓自由燈塔」竟然說韓國瑜做為一個總統候選人，"將嚴重威脅美國利益"。你想，美國能夠容許任何人 "嚴重傷害美國利益" 嗎？誰才是消滅具有親中或近中疑慮的韓流的真正操盤者，這還用說嗎？ <text:line-break/><text:line-break/>我講這些，不是什麼陰謀論 (我沒有那種心靈和品味)，也不是什麼高超不凡的政治洞見，這只是島內政治長年以來的基本ABC。政治上，誰對美國有可能不利或無法掌控，誰就會倒霉，誰就會失勢，誰就會遭到各種形式的懲罰與圍堵；就連一個小小的台大校長一職，也不可能容許家犬以外的人擔任。韓國瑜跑去美國，故意講些什麼 "國防靠美國"、"反對一國兩制" 的傻話，企圖取得美國信任，但美國又不是白癡，他難道會蠢到真不知道你對大陸的真實心意。 <text:line-break/><text:line-break/>總之，先有了這樣一個具有戰略決策性力量的外部因素，然後 "才有" 較低層次的島內權力鬥爭因素。 <text:line-break/><text:line-break/>就島內來說，韓國瑜向來不諱言他對國民黨大老們的極度厭惡，不但不諱言，而且往往把話講得非常難聽，口不擇言，公開指責這些大老們全活在雲端，整天玩權弄錢搞人事，就像詐騙集團一樣，只顧一己之私，對百姓死活從來不聞不問，從不放心上。韓的崛起，事實上也就是對於國民黨既有的權力結構的一項全面性政變。 <text:line-break/><text:line-break/>韓過去出身軍系，後來不見容於黨內各派系，淪為雲林地方山頭底下的一個小弟。但他至少在廉潔這一點上，出污泥而不染。他的崛起，受惠於以王金平為首的地方勢力，也就是所謂舊國民黨。但他宛如奇蹟一般的迅速崛起，卻直接打擊了國民黨內幾乎所有派系或政治勢力固若金湯的利益。你想，國民黨內這些老賊老狐狸們有可能會束手就擒乖乖就範嗎？當然完完全全不可能。 <text:line-break/><text:line-break/>我盡可能用粗淺冗贅語言，想把意思說得更淺顯一些，但我不知道大家聽懂不懂我在說什麼。台灣政治有個根本問題就是：人民對於政治之理解，與事實真相往往相去太遠，甚至是非黑白完全相反，可以說是完全被蒙蔽。當然，這一部份是因為媒體之誤導，一部份則是一般人其實不曾真正看待政治的嚴肅性，從未仔細觀察，深思熟慮，而是把政治當成一種彷彿茶餘飯後的娛樂，當成一種與我無甚關連的身外事。Noam Chomsky說得對，他說：一般人連規則那麼複雜的足球賽都看得懂，卻無法理解一點都不困難的國際局勢？有可能嗎？這其實只是意味著人們始終不曾嚴肅看待政治。 <text:line-break/><text:line-break/>寫所謂艱難的抽象思維很容易，就像完成一道數學式子那樣，簡潔迅速不費神。但是，寫普通常識卻很難，因為一個東西如此明明白白在眼前，而你卻還得想辦法去證明它的存在給大家看。這太難了。寫起來總是又臭又長。 <text:line-break/><text:line-break/>============== <text:line-break/>夜襲韓國瑜，吹響了國民黨內鬥的號角 <text:line-break/><text:line-break/>美麗島電子報 <text:line-break/><text:line-break/>2019年4月19日 <text:line-break/><text:line-break/>韓國瑜應該從來沒有想到，自己居然有被「夜襲」的一天。自己的黨主席趁著「夜色茫茫、星月無光」，做好了所有的布局；自己還沒有回國，就已經「信號一響、信號一亮」，同志們展開閃電攻擊，鑽向自己的心臟。 <text:line-break/><text:line-break/>媒體報導，郭台銘參選的這一局，是前總統馬英九、國民黨副主席郝龍斌共同促成，由吳敦義親自出面幫郭台銘的黨員資格解套。在韓國瑜返國之前宣布、落地之前抵定，自然也是計畫的一部份。 <text:line-break/><text:line-break/>雖然媒體不斷報導韓國瑜選總統，但藍營支持者對於韓國瑜本人是否有意願，一直有兩派不同的看法。一是認為韓國瑜從沒把話講死，其實就是有意願，只是要等國民黨中央幫忙解套。另一派則認為，韓國瑜其實並不想選，郭董出來其實是幫韓國瑜解套，可以順理成章卸下肩頭的擔子，對韓粉們也有交代。 <text:line-break/><text:line-break/>從前者的角度來看，殺出一個郭台銘，目的就是「卡韓」，趁著韓國瑜不在國內的時候突襲。換做後者的角度，如果真是國民黨高層、韓國瑜、郭台銘都希望看到的結局，又何必趁著韓國瑜出國的時候做呢？如果韓國瑜人在國內，這齣戲不是可以更華麗、更有票房？ <text:line-break/><text:line-break/>趁著韓國瑜不在的時候出手，就是要讓你根本沒有還手的餘地。一如2013年的「九月政爭」，趁著王金平出國嫁女兒的時候，開記者會指責他關說，要讓他回國時就死無葬生之地。 <text:line-break/><text:line-break/>人前手牽手、背後下重手。這時候，就不禁又讓人想起韓國瑜小編王律涵的那句話，「你們這些大人有多噁心」！ <text:line-break/><text:line-break/>我知道韓國瑜很難搞、我知道替韓國瑜解套很麻煩，我也才寫過韓粉讓國民黨不長進（結果才幾天就成為歷史），但沒有人是像國民黨中央這樣粗魯處理事情的。(中略) <text:line-break/><text:line-break/>要論對國民黨的戰功，韓國瑜去年的表現，堪稱是近十幾、二十年來，對國民黨的「第一功」，國民黨沒有任何人可以相提並論。結果才選完不到半年，居然是馬英九、吳敦義兩個當年讓國民黨輸到脫褲子、黨產被清算的「頭號戰犯」，一刀刺進韓國瑜的心臟。天下還有比這更諷刺的事嗎？ <text:line-break/><text:line-break/>韓國瑜此次訪美時，接連對馬英九開砲，先說「三個台大法律系的當總統，快把台灣經濟搞成殘廢了」，接著又砲轟馬英九「退休後再辦經濟論壇，不曉得他的心理狀態是補償作用，還是希望全國民眾關心經濟？」一番話聽在韓粉耳裡都一身冷汗，不理解韓國瑜何必沒事得罪馬迷。如今回頭再看，一切的答案都很清楚了。 <text:line-break/><text:line-break/>我前幾天的那篇文章寫錯了，不只是韓粉太早「開香檳、放煙火」，馬英九、吳敦義更早就已經「開香檳、放煙火」了，他們認為2020年國民黨贏定了，所以非要找一個我喜歡、順眼的候選人，所以佈了這麼一個局，夜襲韓國瑜，扶植郭台銘登基。 <text:line-break/><text:line-break/>政黨不是幫派，即便是幫派，也還要講基本的江湖道義，如今的國民黨，卻連幫派都不如。哪有任何一個幫派，重要幹部剛剛贏得一場大火拼，卻轉頭就把他幹掉？ <text:line-break/><text:line-break/>金庸的《大漠英雄傳》裡有這麼一段故事，丐幫污衣派的長老魯有腳，行乞、守戒、對洪七公忠心耿耿一輩子，淨衣派的三名長老吃香喝辣一輩子，卻為了自己的榮華富貴，非要擁戴手持綠竹杖、卻對丐幫一無所知的楊康擔任丐幫，甚至不惜殺了黃蓉跟郭靖。 <text:line-break/><text:line-break/>今天的國民黨，不是一樣「淨衣派」當家，有錢人說了算，有權人復辟嗎？這樣一個失敗者聯盟、過氣政客盤據的黨中央，能有什麼出息？什麼未來？ <text:line-break/><text:line-break/>參與這場「夜襲」的國民黨高層們，肯定會義正辭嚴的說，韓國瑜留守高雄、郭台銘贏得總統大選，能夠讓國民黨「雙贏」，讓國民黨的勝利極大化。韓國瑜大可以徐圖4年之後，更有把握、對韓國瑜更好。 <text:line-break/><text:line-break/>但就一如「九月政爭」的翻版，馬英九自以為吃定了王金平，自以為王金平無力反抗，自己為可以快速了結這場內戰，最後卻是國民黨由盛轉衰的轉捩點。今天的馬英九、吳敦義們，自認為算無遺策，自認為韓國瑜只有乖乖投降，真的會有這麼容易嗎？ <text:line-break/><text:line-break/>國民黨十幾個百里侯都還沒出聲，30幾個立委候選人都還沒表態，吳敦義們憑什麼覺得自己說了就算？ <text:line-break/><text:line-break/>國民黨高層們或許認為，郭台銘與韓國瑜過去一段時間互動不錯，郭台銘應該可以順利承接韓國瑜八成的支持，可以在初選中勝過朱立倫跟王金平。但這一切都是建立在韓國瑜會乖乖吞下這些恩怨的前提下。如果韓國瑜不願意，那就是火車對撞的局面。 <text:line-break/><text:line-break/>國民黨高層急甩尾，根本不管支持者能不能跟上。昨天國民黨中常會的那場大戲，吹響了國民黨內鬥的號角、激化的支持者的對立。國民黨距離總統大位、重返執政，已經越來越遠了。 <text:line-break/><text:line-break/>【作者 單厚之／媒體工作者】 <text:line-break/><text:line-break/>================ <text:line-break/><text:line-break/>美國認證！美媒指韓國瑜、柯文哲危險親中 <text:line-break/><text:line-break/>三立新聞網 <text:line-break/>2019. 04. 13. <text:line-break/><text:line-break/>藍綠兩黨還在為了2020總統大選喬不定人選，美國新聞網站「華盛頓自由燈塔」已經提出幾項隱憂。指出危險親中的總統候選人，將嚴重威脅美國利益。華盛頓自由燈塔的新聞編輯克里格曼，日前以「為何台灣的總統選舉如此攸關重大（Why Taiwan's Presidential Election Is so Crucial）」為題，表示2020年的台灣總統大選結果不但會牽動兩岸關係，也攸關美國利益，親北京的台灣領導人將嚴重威脅美國利益。 <text:line-break/><text:line-break/>「對北京熱情蠢到最高點」美媒點名韓國瑜、柯文哲危險親中。（圖／柯文哲、韓國瑜資料組合圖） <text:line-break/><text:line-break/>據《中央社》報導，克里格曼指出，一旦親中候選人勝出，北京將更大膽對台灣施壓，進而關係到美國的利益。並特別提及2位潛在的總統候選人，因他們傾向「親中遠美」。這兩位就是國民黨籍的韓國瑜和無黨籍的柯文哲。克里格曼指出，韓國瑜對中國特別「友善」，且曾形容台灣和中國的關係是「指腹為婚」。克里格曼寫道，或許韓國瑜沒注意到台灣民眾對主權的渴望，以及中國威脅以武力統一台灣。</text:p>
      <text:p text:style-name="P1">邹子恒   |  2019.04.19 00:37   |   <text:a xlink:type="simple" xlink:href="http://palinfo.habago.org/Entry?Command=Information_PrintForum&amp;iPage=22#FORUM37377"><text:span text:style-name="T1">#</text:span></text:a></text:p>
      <text:p text:style-name="P2">原来不是选举有可能遇上两个烂苹果，而是有一只手把所有的苹果都换成烂的。确实长了知识。</text:p>
      <text:p text:style-name="P1">陳真   |  2019.04.18 17:13   |   <text:a xlink:type="simple" xlink:href="http://palinfo.habago.org/Entry?Command=Information_PrintForum&amp;iPage=22#FORUM37376"><text:span text:style-name="T1">#</text:span></text:a></text:p>
      <text:p text:style-name="P3">卡韓政變(13)：只要合法，血汗工廠有什麼不好？ <text:line-break/><text:line-break/>陳真 2019. 04. 18. <text:line-break/><text:line-break/><text:line-break/>底下是七年前的文章，請各位仔細想一想，就算拋開一切政治操弄與權謀之卑劣不談，光是從最簡單的角色適合性來說，你真的會相信郭台銘這樣一個所謂事業有成的大老闆，適合擔任總統？ <text:line-break/><text:line-break/>他連自己完全可以一手掌控的公司都無法治理得像樣，遑論治理一個國家？更大的問題是，他根本無法意識到問題所在，他反而還以這樣一種鐵血管理與剝削政策為傲，甚至一再揚言，"只要合法，血汗工廠有什麼不好？" <text:line-break/><text:line-break/>其實，要合法還不簡單，只要他哪天大權在握，便能如其所願修改法令，別說一例一休，我看全年無休都有可能。做為一個成功的企業家，所謂成功，往往只是在於成功累積個人巨大財富，而不是創造眾人財富，更不是財富重分配。以這樣一種所謂成功來定義政治角色之所需，是極其荒唐的。 <text:line-break/><text:line-break/>美國貧富差距非常大，一般人連生病都生不起，一旦重病，便是死路一條。但是你看，美國歷年來的掌權者，全是跟郭董一樣甚至有過之無不及的超級大富豪，但是美國人的生活有改善嗎？大富豪看待世界的想法與價值觀，跟擔任一個政治人物所需的能力與心態，會是一樣的嗎？更具體地說，你真的相信這些大富豪會把你當人看？別傻了。 <text:line-break/><text:line-break/>我並不是因為力挺韓國瑜所以才貶低郭台銘。郭董也許是成功的企業家，但依其長年以來所表現的想法與作風，他卻必然會是一種最壞的政治人物類型。 <text:line-break/><text:line-break/>我特別感到心寒的是，國民黨掌有權力之上位者，他們在思索這一切權力歸屬時，從來不是把眾人的基本生活福祉與下一代的長遠生存環境擺在第一位，而是根本就不存在他們的思考範圍裏頭；腦子想的，全是如何合縱連橫，機關算盡，如何在權力遊戲中為自己謀得最大利益。 <text:line-break/><text:line-break/>================= <text:line-break/>【聲明】富士康「血汗工廠」當之無愧 <text:line-break/><text:line-break/>違法違規剝削工人從無休止 <text:line-break/><text:line-break/>苦勞網 2012/05/31 <text:line-break/><text:line-break/>資料來源: <text:line-break/><text:line-break/>中國勞動 <text:line-break/>透視亞洲專訊 <text:line-break/>全國自主勞工聯盟 <text:line-break/>全球化監察勞動力 <text:line-break/>勞動視野工作室 <text:line-break/>地球公民基金會 <text:line-break/>大學師生監察無良企業行動 <text:line-break/>嶺南大學學生會 <text:line-break/>左翼廿一 <text:line-break/>桃園縣群眾服務協會 <text:line-break/>苦勞網 <text:line-break/>青年勞動九五聯盟 <text:line-break/>香港基督徒學生運動 <text:line-break/>香港基督教工業委員會 <text:line-break/>香港專上學生聯會 <text:line-break/>香港職工會聯盟 <text:line-break/>高科技冷血青年 <text:line-break/><text:line-break/>今天（2012年5月31日），是大學師生監察無良企業行動（SACOM）與香港民間組織第三年來到富士康國際控股有限公司的周年股東大會，抗議其內地工廠惡劣的勞動待遇。遺憾的是，富士康一直漠視民間團體對其營運的監督與建言。 <text:line-break/><text:line-break/>富士康的母公司鴻海集團總裁郭台銘更大放厥詞，聲稱「血汗工廠有何不好？」，態度囂張，明顯地反映富士康無意真正改善工人勞動條件，亦間接承認過去兩年以來的所謂改善員工福利待遇，不過是虛偽矯飾的公關工程而已。 <text:line-break/><text:line-break/>自2010年以來，SACOM曾先後發表多份調查報告，揭示深圳、成都、鄭州等地的富士康工廠用工行為嚴重違反勞動法規。今年初，蘋果公司加入公平勞工協會（Fair Labour Association, FLA），在富士康首肯之下，指派調查員在富士康進行調查，亦發現課扣工資等大量違法問題。 <text:line-break/><text:line-break/>富士康表示願意對部分違規作出補救。然而，當SACOM今年3至5月繼續在鄭州及深圳富士康調查，不但工人並未知悉FLA對工廠整改的建議，以至工人根本無法監督整改措施的落實執行；同時，SACOM 更發現富士康仍然存在無償加班、過度加班、管理嚴苛等違法違規的問題，可見早前富士康承諾改善工人待遇，只是空談。 <text:line-break/><text:line-break/>更為無恥的是，郭台銘在4月底在台灣宴請200名大陸員工時，無視部分車間工人集體罷工、揚言集體自殺的抗議，竟表示「血汗工廠有什麼不好？只要合符法令，相信一分耕耘、一分收穫」：富士康違反國家勞動法規，剝削工人的勞動成果以獲利，工人工資低生活欠保障，企業工會由管理人員操控，保護工人權益上不作為，工人甚至被訓戒不許對媒體或調查人員揭露工廠真實待遇，工人根本無法為自己的辛勤勞動取回應有的酬勞！ <text:line-break/><text:line-break/>於此，SACOM譴責郭台銘無視工人權益，赤裸裸地剝削工人，並嚴正要求富士康： 一、促進富士康工會依法民主選舉工會幹部； 二、提供生活工資，使工人及其家庭生活得到保障； 三、整改嚴苛的管理制度，確保安全的工作環境，還工人勞動尊嚴； 四、為工人提供職業安全及勞動法規的培訓及措施； 五、為被侵權的工人作出賠償。 <text:line-break/><text:line-break/>大學師生監察無良企業行動 2012年5月31日 <text:line-break/><text:line-break/>團體聯署： 香港職工會聯盟、桃園縣群眾服務協會、全國自主勞工聯盟、高科技冷血青年、勞動視野工作室、苦勞網、全球化監察、勞動力、中國勞動透視、香港基督教工業委員會、青年勞動九五聯盟、嶺南大學學生會、香港專上學生聯會、地球公民基金會、左翼廿一、亞洲專訊、香港基督徒學生運動。</text:p>
      <text:p text:style-name="P1">陳真   |  2019.04.18 16:11   |   <text:a xlink:type="simple" xlink:href="http://palinfo.habago.org/Entry?Command=Information_PrintForum&amp;iPage=22#FORUM37375"><text:span text:style-name="T1">#</text:span></text:a></text:p>
      <text:p text:style-name="P2">卡韓政變(12)：霸氣個小鳥蛋啦 <text:line-break/><text:line-break/>陳真 2019. 4. 18. <text:line-break/><text:line-break/><text:line-break/>小孩經常見我霸氣外露，認定我真的是男子漢，常問我有關男子漢的事。每日一問，今天是問說男子漢刷牙後漱口幾次？我說至少漱五次！ <text:line-break/><text:line-break/>我從不照鏡子，出門也不梳頭。有一天，學姊見我披頭散髮很像愛因斯坦，主動用手幫我整理，問我頭髮撥哪邊？我說，"男子漢當然都是往右邊撥"。小孩聽了，露出崇拜眼神，前幾天還問我做為一個男子漢，幾拳可以把壞人打成空氣？我說，"一般來說是三拳。第一拳打成兩半，第二拳打成灰，第三拳就打成氣體了"。每次幫她擦屁股，我就抱怨說："妳能不能快點長大？趕快學會自己擦屁股。男子漢還要每天幫妳擦屁股？" <text:line-break/><text:line-break/>我有很多內褲，褲齡平均都在二十五年以上，難免破損。但是很奇怪，大多破損在前面，因此我通常會前後反過來穿。有一天，不小心 "霸氣外露"，小孩看到大叫說："把拔，你怎麼有尾巴？" 我說，"笨蛋！這不是尾巴，尾巴是長在屁股後面，怎麼會長在前面？" <text:line-break/><text:line-break/>小孩雖是三歲女生，但霸氣十足，每天堅持要這樣要那樣，實在很煩。每天帶她上學，光是穿個衣服就能跟我抗爭半天，前幾天還堅持說她要先穿外褲，再穿內褲。我說 "不行不行！老師會罵。只有超人才可以這樣穿！" 她為此哭鬧不已。我說，"妳再吵，我就要飛走了，直接飛去上班了哦"。她原本不相信我會飛，後來慢慢信了，但她一直很遺憾看不見我的翅膀。我說，"等妳長大之後就能看見，我的翅牓有這麼長，這麼寬"。她聽了，露出充滿希望的眼神。 <text:line-break/><text:line-break/>我發現，小孩真好騙。但我其實也沒騙她，只是同她活在一個世界，混合了虛與實，讓自己活在故事裏。故事可以讓一切悲傷恐怖的事，似乎能顯得美麗一些。 <text:line-break/><text:line-break/>最近媽祖很忙，忙著給一堆政客託夢。這其實還算客氣，想想阿扁可是直接以媽祖化身自詡。1999年7月10日，阿扁在林義雄的協助下，獲得總統提名，隨即率眾跑到三重媽祖廟參拜，感謝媽祖從小到大一路的栽培，霸氣宣稱要像媽祖一樣，"披上戰袍，掃除黑金"。結果，原來他自己就是最大尾的黑金。 <text:line-break/><text:line-break/>我看很多挺郭台銘的人，力挺的原因都說郭霸氣外露，很有魄力。但我納悶，霸氣個小鳥蛋啦，我怎麼都看不出來？我只看到郭董相當任性。當然，有錢就能任性，內褲要買幾條就買幾條。哪像我錢財不夠，二十多年來都還捨不得買一件不會 "霸氣外露" 的新內褲，每天夾著尾巴做人，從來都不敢任性。 <text:line-break/><text:line-break/>就連在自己工作的醫院都很畏縮膽小，別說看到護士很害怕，就連看到掛號處櫃台小姐我都很緊張，因為這醫院的員工對病人經常霸氣外露，非常兇。有時去櫃台掛號，掛自己的門診，想開點咳嗽藥給自己，我都很害怕，怕掏錢動作太慢或哪個環節做錯會挨罵。 <text:line-break/><text:line-break/>不過，就如人渣黨的黨訓所說，"人如果沒有理想，只管溫飽，與禽獸何異？" 我仍然一直懷抱理想，始終是個務實的宇球獨立工作者，宇宙的宇，羽毛球的球，希望有一天地球能獨立建球，正名為宇球。如果有必要，我願意挺身而出競選宇球球長。但是，耶穌最近託夢給我說，"你好好當個家長就行了"。</text:p>
      <text:p text:style-name="P4"/>
      <text:p text:style-name="P1">鄭豐遠   |  2019.04.18 12:35   |   <text:a xlink:type="simple" xlink:href="http://palinfo.habago.org/Entry?Command=Information_PrintForum&amp;iPage=23#FORUM37374"><text:span text:style-name="T1">#</text:span></text:a></text:p>
      <text:p text:style-name="P2">我對政治不懂，但任誰都看得出，中國對澳洲的一些舉措，當然就是對澳洲禁用華為 5G 的一種警告，只是中國向來在外交態度上似乎比較有度一點，不會擺出一副直接報復和懲罰的臉孔。只有西方國家才會永遠採取在一種高高在上的指責或指導態度，對著別人說三道四。 <text:line-break/><text:line-break/>如果國家或民族也有個性可言，那麼台灣和澳洲是很不一樣的，一個是自卑窩囊猥瑣短視近利，滿腦子算計，一個卻是自大虛偽裝腔作勢但不學無術。重點是兩者都很無腦無知。 <text:line-break/><text:line-break/>我不是專家，但在我看把華為 5G 排拒門外，不就等於把自己國家未來競爭力斷送的意思嗎? 也許以一個外人的觀點來看，澳洲是自作自受，國家和人民遭受什麼報應都是他家的事。但我和許許多多的移民一樣，是一個住在這個國家，每天要和這個社會為伍的人，對許多事真的是感到很無奈。這個國家是所謂五眼聯盟之一，專門負責在亞洲替整個以美國為首的白人西方社會監視世界的一舉一動 (現在當然是監視中國)，很傻不是嗎? <text:line-break/><text:line-break/>我不是說網路一定要用華為，只是西方總是高唱開放市場和自由競爭，怎麼一到了和中國有關的領域，整個說法就變了呢? 真要說公平競爭， 5G 技術又有誰比得上華為呢? 在未來，網路品質就和石油和金礦一樣重要，會是一個國家的命脈，澳洲現有的網路就已經比很多發展中國家差很多了 (網速只有台灣的 1/20 左右，且十分不穩定)。為了一種意識型態上的鬥爭目地，拿整個國家和人民的福祉作為代價，真的很愚蠢。 <text:line-break/><text:line-break/>說到底，一旦用上了中國的網路系統，澳洲和美國主子便不像過去那樣能輕易地無所不入監控和操弄所有人，一種以謊言和洗腦為本質的空洞文明可能就此面臨崩盤的危險，這恐怕才是西方大力圍堵華為背後真正的原因。 <text:line-break/><text:line-break/>鄭豐遠 <text:line-break/><text:line-break/>---------------------- <text:line-break/><text:line-break/>http://ihl.cankaoxiaoxi.com/2019/0417/2377639.shtml <text:line-break/><text:line-break/>【中国“动真格”！直接将澳大利亚告上WTO】 <text:line-break/><text:line-break/>这次，中国对澳大利亚“动真格”了！ <text:line-break/><text:line-break/>据路透社12日报道，中国已在世界贸易组织（WTO）对澳大利亚提出申诉，控告澳大利亚对中国5G电信技术的限制“明显带有歧视性”。 <text:line-break/><text:line-break/>3天后，外交部发言人陆慷对此回应称：中方在5G合作问题上的立场非常明确。任何国家以任何借口在这个问题上采取歧视的做法，到头来肯定都不利于这个国家自身参与国际合作，并从国际合作中获益。 <text:line-break/><text:line-break/>在外界看来，陆慷的表态显然是对中国在WTO对澳“出手”的确切印证。 <text:line-break/><text:line-break/>眼下正值澳大利亚大选前的关键时刻，中国的此次回击在澳国内引发震动和反思。 <text:line-break/><text:line-break/>澳大利亚各界更是发现，接下来他们要担心的，远远不止5G…… <text:line-break/><text:line-break/>中国“出手”，澳大利亚担心贸易受冲击 <text:line-break/><text:line-break/>“即将上任的联邦政府可能在华为问题上遭到北京更强有力的回击。” <text:line-break/><text:line-break/>在14日的报道中，澳大利亚《悉尼先驱晨报》忧心忡忡地说道。 <text:line-break/><text:line-break/>根据该报记者看到的会议日程，尽管没有点名华为，但中方15日在日内瓦会议上提出的这项申诉明确指向了澳大利亚“对5G设备歧视性市场准入禁令”。 <text:line-break/><text:line-break/>巧合的是，去年8月，正是时任澳代理内政部长的斯科特·莫里森宣布改革一项规则，对一些外国的供应商加以限制。就在同一周，莫里森接替马尔科姆·特恩布尔出任总理。 <text:line-break/><text:line-break/>尽管彼时莫里森的做法使澳大利亚成为了首个事实上禁止华为参与本国5G网络的“五眼联盟”成员，但报道指出，面对明显的刺激，北京对澳大利亚禁令的反应是“谨慎的”。 <text:line-break/><text:line-break/>直到这次，北京“出手”了。 <text:line-break/><text:line-break/>中方在WTO申诉的时机也引起了澳媒关注——此时澳大利亚联邦政府已经进入了5月18日大选前的看守模式。这也意味着，澳大利亚新政府一上台，就将不得不对中国此次行动作出回应。 <text:line-break/><text:line-break/>澳前外长喊话莫里森：没有对华开展“真正的外交” <text:line-break/><text:line-break/>其实两个月前，澳大利亚已经为对华煤炭出口情况焦虑不已。 <text:line-break/><text:line-break/>路透社2月19日报道称，从2月初开始，大连海关禁止进口澳大利亚煤炭。中国买家改为购买印尼、俄罗斯等国的煤炭。 <text:line-break/><text:line-break/>该消息一度引发澳国内紧张，不过中国外交部发言人耿爽在2月22日的记者会上澄清，有关报道并不属实，中国海关各口岸均接受包括澳大利亚在内的输华煤炭进口报关。 <text:line-break/><text:line-break/>但他同时指出，近年来中国海关在对进口煤炭安全质量进行风险监测和分析过程中，发现进口煤炭环保不合格情况较多，所以根据有关法律法规，我们加强了对进口煤炭的质量安全检验和环保项目检测。 <text:line-break/><text:line-break/>澳大利亚贸易部长西蒙·伯明翰也表示，“我们没有依据认为中国禁止进口澳大利亚煤炭，或者它被禁止进口到中国的某个地区。”他认为，不同的检测、质量保证以及环保监测，或许放慢了中国某些地区处理煤炭数据的速度。 <text:line-break/><text:line-break/>尽管有种种客观原因，但澳大利亚煤炭对华出口放缓依然令澳政府官员如坐针毡。《澳大利亚人报》15日报道称，澳总理莫里森在一场访谈中再次谈及煤炭问题，并表示该问题与5G问题无关。 <text:line-break/><text:line-break/>“我们继续同中国保持积极的关系，我们正在仔细处理这些问题，并且仍在向中国出口大量煤炭。”他说。 <text:line-break/><text:line-break/>然而，澳大利亚前外长鲍勃·卡尔3日在《澳洲金融评论报》发文指出，如果澳大利亚善用“真正的外交”，当前两国关系中的一些问题或许本可以避免。 <text:line-break/><text:line-break/>卡尔指出，问题或许并不只在于限制华为，而更在于澳大利亚是否一定要争当首个禁用华为的国家，并且还将这个决定告知美国，以此来显示对美国的“忠诚”。 <text:line-break/><text:line-break/>在他看来，英国、德国和日本等国在处理关于华为准入的问题时，做得都比澳大利亚好。 <text:line-break/><text:line-break/>“有时候，外交灵活性是必须的。”卡尔说。 <text:line-break/><text:line-break/>澳媒寄望新政府能“走出对华关系新路” <text:line-break/><text:line-break/>如何展现“外交灵活性”？澳媒认为，近在咫尺的邻国新西兰也许是个“好榜样”。 <text:line-break/><text:line-break/>3月31日至4月1日，新西兰总理阿德恩访华，中新两国签署了多份合作协议。 <text:line-break/><text:line-break/>阿德恩在中国强调：“新方有独立自主的外交传统，在重大问题上将独立作出符合本国利益的决定。” <text:line-break/><text:line-break/>《澳大利亚人报》3日指出，尽管中新两国关系也曾经历一些波折，但阿德恩还是通过努力成功到访中国。相比之下，澳大利亚自2016年9月之后就再也没有总理出访过中国。 <text:line-break/><text:line-break/>报道称，新西兰坚决表示没有针对中国企业的“禁令”，这一点，正与澳大利亚形成“鲜明对比”。 <text:line-break/><text:line-break/>当中国在WTO对澳大利亚提出申诉后，澳大利亚政府14日又称，将坚持在5G网络建设中将华为排除在外的决定。 <text:line-break/><text:line-break/>而此前，莫里森政府正试图传递一些在外界看来对华“示好”的信息：比如，他表示将向北京派出一位中文流利的新大使，还将斥资4400万澳元设立一家基金会，旨在与中国修好…… <text:line-break/><text:line-break/>澳大利亚政府的摇摆不定令澳媒深感失望。一些媒体认为，澳对华政策的改变可能只能寄望于即将举行的澳大利亚大选上，《澳大利亚人报》5日分析称，无论是矿产还是旅游等关键行业，澳大利亚也都十分依赖中国。 <text:line-break/><text:line-break/>“现在澳大利亚两位主要候选人都清楚需要新的对华政策。”报道说，“但愿无论是谁赢得大选，都能走出一条对华关系新路。”</text:p>
      <text:p text:style-name="P1">陳真   |  2019.04.18 10:57   |   <text:a xlink:type="simple" xlink:href="http://palinfo.habago.org/Entry?Command=Information_PrintForum&amp;iPage=23#FORUM37373"><text:span text:style-name="T1">#</text:span></text:a></text:p>
      <text:p text:style-name="P3">卡韓政變(11)：希望這個爛黨能夠因此死得更快一些 <text:line-break/><text:line-break/>陳真 2019. 04. 18. <text:line-break/><text:line-break/><text:line-break/>這位姓朱的，是維基解密認證的 CIA線民。不過，這不是我在意的，畢竟在台灣，或明或暗，或深或淺，只要有點份量的政治人物，哪個逃得了CIA的掌控？ <text:line-break/><text:line-break/>我對這位姓朱的原本毫無印象，後來才有點注意，感覺就像塑膠做的假人那樣，言行舉止都很假。讓我印象很深的是，當年柯文哲透過民進黨的操盤，用非常可怕且病態、極端敗德的各種抹黑造謠醜化和自導自演的栽贓方式（例如什麼被連勝文偷裝竊聽器，其實是柯文哲自己人裝的），把連勝文打敗得一塌糊塗，然後綠媒把柯塑造成神，人們瘋狂擁戴。 <text:line-break/><text:line-break/>就在這群人渣用如此卑劣齷齪下流的手段贏得 "勝選" 的隔天，朱立倫就在一個公開場合和柯巧遇了。巧遇無妨，但朱卻馬上拿起手機來主動要求和柯玩自拍，並且努力套關係，藉以沾光。這說明了什麼？其實不言而喻。這當然不是什麼罪大惡極的事，卻能精準表露一個人之為人與心思。一個人品質如何，為人如何，並不是看他有沒有前科，而是從一些所謂小事上看出來。你自己的同志，自己的黨，被一個無恥混蛋用種種骯髒手段給糟蹋至此，你不但沒有一點義憤也就罷了，反倒還急著諂媚對方。這樣的人，你信得過嗎？ <text:line-break/><text:line-break/>你看，他向來對韓國瑜完全不鳥，把他當空氣。韓流一來，竟然馬上主動拜訪，稱兄道弟。當郭台銘一出現，韓流受挫，朱立倫馬上就開始羞辱嘲諷韓國瑜。真是很不可思議。 <text:line-break/><text:line-break/>心機這東西雖然看不見摸不著，但它卻實質存在。我並不是說選擇政治人物應該以 "人" 本身的特質來考量，許多時候，我們應該考慮的不是人，而是角色和身份，畢竟我們不是在選舉好人好事代表，而是在選擇某種政治勢力的代表。不過，話雖如此， "人" 之如何，終究還是或多或少決定或影響了 "角色" 究竟如何。 <text:line-break/><text:line-break/>郭台銘當然也一樣，從無數所謂小事上，你就能精準察明一個人的心思與為人。基本上，我對他之基本為人依然肯定，但他的獨斷獨行、自以為王、頤指氣使、高高在上的性格，卻完全不適合從政，唯我獨尊，不可預測性太高。選舉是要選個僕人，而不是選個自以為王、卻離王十萬八千里的自戀狂。 <text:line-break/><text:line-break/>很多人在某些方面成功了，比方說發大財了，很容易就會以為自己是根大鐵鎚，不管看到什麼都看成是根小釘子，一鎚就想要給它敲下去；他沒辦法看見更多的可能性，他以為世界就是長得如同他的個人經驗世界那樣，這就是所謂剛愎自用。有自信是好的，但遠離事實的自信，卻是一種自大妄想。 <text:line-break/><text:line-break/>我無法理解怎麼會有人真心仰慕郭台銘。除了有錢之外，還有什麼過人長才或美德？事實上我也從沒遇過郭粉，我沒法想像怎麼會有人欣賞這樣一個思維平庸、財大氣粗的大老闆。整天說自己霸氣，我倒覺得他的問題就在於毫無所謂霸氣可言（如果霸氣指的是一種俠義與豪邁的話），陰沉，很娘，遇強則弱，遇弱則強；你看他跟川普的互動，窩囊得像馬戲團裏的一隻小猴子似的，有夠猥瑣，但他面對所謂一般人時，卻又是一副君臨天下威風凜凜的傲慢態度。 <text:line-break/><text:line-break/>至於像韓國瑜、林義雄這一類的人，那才叫做霸氣，或是用我的話來說，一種俠氣，所謂橫眉冷對千夫指，俯首甘為孺子牛，雖千萬人吾往矣。 <text:line-break/><text:line-break/>選舉首要當然就是看立場看顏色，其次才是看人。可是，當人不合格不適任時，管他什麼顏色都不該支持。 <text:line-break/><text:line-break/>國民黨顯然是想推郭台銘出線，我覺得這樣也很好，希望這個爛黨能夠因此死得更快一些，總統和立委都不要投這個黨。若非韓出線，甚至可以考慮投綠營，讓兩岸統一的腳步可以更快一點。 <text:line-break/><text:line-break/><text:line-break/>==================== <text:line-break/><text:line-break/>朱立倫：別忘韓國瑜 網譏真酸！ <text:line-break/><text:line-break/>2019/04/18 中時電子報 陳弘美 <text:line-break/><text:line-break/>鴻海董事長郭台銘宣布角逐2020總統大選。對於郭的參選，前新北市長朱立倫認為，這是好事，但他也要大家不要只顧著看郭台銘，忘記高雄市長韓國瑜的存在。對此，網友譏諷小朱的發言真是酸溜溜呀！ <text:line-break/><text:line-break/>朱立倫昨晚出席台灣上市櫃公司協會東方領袖講座，談到郭台銘參選初選議題時，他表示，「自己以正面態度看待，而一位企業家願投入政治，也顯示執政黨、民進黨政府真的把台灣經濟搞到大家受不了」。朱還要大家「不要只看到新的郭董、忘了韓國瑜，明天還是給韓國瑜歡迎」。</text:p>
      <text:p text:style-name="P1">陳真   |  2019.04.18 02:21   |   <text:a xlink:type="simple" xlink:href="http://palinfo.habago.org/Entry?Command=Information_PrintForum&amp;iPage=23#FORUM37372"><text:span text:style-name="T1">#</text:span></text:a></text:p>
      <text:p text:style-name="P2">卡韓政變(10)：你們沒看過喬嗎？ <text:line-break/><text:line-break/>陳真 2019. 04. 18. <text:line-break/><text:line-break/><text:line-break/>你們沒看過喬嗎？政治上喬事情當然不是像老師派學生去教室外面掃地或學姊派我出門寄信那樣，當然不是由上而下一條龍式的指揮，而是各種密商與默契，達成某種利益交換或保證。 <text:line-break/><text:line-break/>藍綠都很盛行賣官。大約在30年前，我就清清楚楚地知道某一位地位非常崇高形象清新的所謂黨外大老如何透過手上權力大賣官位，財源滾滾。買賣雙方當然不一定是一手交錢一手賜官，而是透過某種協商與默契達成；不會有合約書，也不會送法院公證。賣官之外，更多的是派系之間或個人之間的利益交換，原理與運作方式其實大同小異。 <text:line-break/><text:line-break/>政治上的完全不透明，往往帶來腐敗，就如同立法院基本上就像一群歹徒就地分贓的交易喊價中心。這也是維基解密為何如此具有殺傷力的原因。但是，大多時候，喬事或買賣都盡量不留下證據。即便如此，你從現象的發展本身，多多少少還是可以探知各種政治黑洞裏頭在玩些什麼花樣。 <text:line-break/><text:line-break/>郭台銘的身份不是小夥計，因此，我當然不是說美國以一種像在指派業務員那樣極為具體的指派任務方式派出郭台銘來卡韓，當然不是這個意思。而是說，郭台銘又不是三歲小孩，加上他在經濟上的地位，他敢跳出來，當然得先獲得美方的大力支持及鼓勵，而國民黨突然辦事效率如此神勇地配合演出，當然也都是事先串通好，才有可能在短短一兩天內完成高難度的卡韓政變。 <text:line-break/><text:line-break/>比方說，郭昨天才剛說要考慮參選，可是它媽的國民黨黨主席吳敦義及幾位大老竟然今天馬上就已經安排好什麼黨員榮譽狀的頒獎典禮，雙方完全就是同步進行，短短幾小時內竟然就一切籌畫隆重就緒。效率有可能好到這種地步嗎？當然不可能，而是老早就串通好，合演的一齣戲。 <text:line-break/><text:line-break/>三、四年前，郭台銘的媽媽借了一筆錢給國民黨，這麼小的一件事，居然四年後突然大張旗鼓表揚，並火速頒獎，還臨時發明了什麼榮譽黨員獎狀。獎狀上還刻意寫著郭台銘是以黨員身份捐款。可是，明明不是他捐的，而是他媽媽捐的，照樣睜眼說瞎話，硬是要幫郭之合法參選身份解套。 <text:line-break/><text:line-break/>整個過程完全荒腔走板，完全就是在演假戲，把大家當白痴，但郭卻又他媽的口口聲聲說黨要建立制度，不可為了個人而更改制度。這些人真是很敢講，毫無羞赧。至於吳敦義，更是從頭到尾就是在玩弄權勢，從來不是真的想推出什麼最強的候選人。而且，郭明明不具合法黨員身份，昨天才剛繳完黨費，必須再等四個月之後，才有參選權利，但這群人依舊打算要硬坳過去。 <text:line-break/><text:line-break/>我們思考事情，當然不是站在自己的角度想，而是應該站在參與者的角度想。我們看到韓流興起，不會有什麼特別的應對之舉，但是，各方政治勢力當然就不可能如此輕鬆而無感。過去美國及其一大票御用文人很少針對地方選舉的人事物進行明顯干預，但是韓國瑜卻是個例外，早在韓流興起之初，美方就高度警戒，並隨之展開攻擊，說他是什麼民主的威脅啦、民粹啦、撕裂台灣社會啦等等等，一票走狗，睜眼瞎話說一堆。 <text:line-break/><text:line-break/>我要說的是，我們一般人很遲鈍，甚至幾乎是完全對現實無感的。但是，各方主要政治勢力卻不可能這樣，特別是美國，長年以來對台灣方方面面監控得密不通風，滴水不漏。 <text:line-break/><text:line-break/>至於郭之參選，與其問他有什麼好處，不如應該先問說他會有什麼損失。或者說，損益之間是否划算？商人也好，政客也罷，肯定都是這樣想事情的，你很難找到像韓國瑜那樣一種真心為公眾打拼的政治人物。 <text:line-break/><text:line-break/>郭一說要參選，人渣黨顯然樂不可支。因為，在韓流底下，人渣黨真的會很慘。因此，殲滅韓流才是美國與人渣黨這一方人馬的共同心態；因為韓流隱含著一種親中成份，所謂的民主毒素。 <text:line-break/><text:line-break/>剛剛下班，邊吃晚餐，邊看新聞深喉嚨，看到沈富雄講話，真是很難受，什麼韓郭惺惺相惜，什麼韓郭兩人同質性很高，什麼韓郭兩人剛好都同時在不同地方唱國歌足證其高度同質性云云，我的天啊！沈富雄基本上就是個想法很空洞瑣碎的政治白痴，一如什麼台獨理論大師林濁水。不過，沈是好人，但他想法與見識之極端貧乏，確實也讓人很難忍受。 <text:line-break/><text:line-break/>另外還有名嘴提到說郭之 "毅然決然" 參選，是因為他不願意看到民進黨再度執政。這種傻話也說得出來，真是不可思議。 <text:line-break/><text:line-break/>我不知道接下來會發生什麼事，我也不明白韓為何不參與初選，甚至不願參選總統。理由絕不是什麼擔心高雄市民反感。我住高雄，每天接觸那麼多人，到處是韓粉，韓國瑜三個字幾乎要變成一種日常生活的問候語了，而且高雄人似乎十之七八強烈希望他選總統，幾乎沒聽過有人反對。韓的躊躇，對我來說，是一個難解的謎。希望有一天，這謎底能揭曉。 <text:line-break/><text:line-break/>至於什麼韓郭配或郭韓配，那是天方夜譚。副總統無權無聲，純粹備位。這兩人哪一個會傻到去當什麼副總統？ <text:line-break/><text:line-break/>當然，我所講的一切也有可能是錯的，但是毫無疑問，我寧可投給賴啥咪或蔡啥咪，也不可能投給郭台銘。道德上不可能，風險上、政治上都不可能，因為這個人方方面面都不可靠。我也不相信他會改善眾人的生活，他應該先改善他的員工的基本生活才對吧。</text:p>
      <text:p text:style-name="P1">Ethan   |  2019.04.17 21:28   |   <text:a xlink:type="simple" xlink:href="http://palinfo.habago.org/Entry?Command=Information_PrintForum&amp;iPage=23#FORUM37371"><text:span text:style-name="T1">#</text:span></text:a></text:p>
      <text:p text:style-name="P3">我感覺 郭/韓 會用某種形式合作。 之前郭沒出來， 韓也沒有鬆口會出來代表國民黨選。 韓本人感覺也是傾向在高雄做滿。 <text:line-break/><text:line-break/>我覺得郭可以低調做他的製造業，沒必要碰這些高風險的東西。 不過最後還是看民調結果，及後續的發展。 我覺得郭韓是可合作的。 郭也不是美國派。 <text:line-break/><text:line-break/>可以看後續發展來回頭看看這些分析或判斷。 <text:line-break/></text:p>
      <text:p text:style-name="P1">陳真   |  2019.04.17 20:58   |   <text:a xlink:type="simple" xlink:href="http://palinfo.habago.org/Entry?Command=Information_PrintForum&amp;iPage=23#FORUM37370"><text:span text:style-name="T1">#</text:span></text:a></text:p>
      <text:p text:style-name="P2">卡韓政變(9)：在美國看來，韓流就是毒流 <text:line-break/><text:line-break/>陳真 2019. 04. 17. <text:line-break/><text:line-break/><text:line-break/>一般人投票，就是傻儍地等著投票日那一天去投，其它時間就沒他的事了。但是政治人物可不是這樣閒著，他可是要機關算盡的。 <text:line-break/><text:line-break/>別說選總統，舉個例，三十幾年前，我看過光是選幾個根本毫無任何實際利益可言的什麼台權會 (台灣人權促進會) 的執行委員，民進黨新潮流系和其它派系之間的那種鬥爭、換票、耳語、抹黑、爾虞我詐的選舉過程，就能讓我嘆為觀止，何況是選總統。 <text:line-break/><text:line-break/>這都還只是在人的層次上的作為，尚且如此積極而慘烈，用盡心思與手段，更何況是中美爭霸過程中始終處於關鍵角色的台灣，你想，美國會呆呆笨笨地坐視帶有明顯親中疑慮、承認九二共識的韓流之擴散與蔓延而無任何作為嗎？有可能嗎？用膝蓋想也知道完全不可能。就連台大校長這樣一個權力僅僅及於台大校園的職缺，都不可能輕易讓異己得手，更何況是牽涉整個中美關係與鬥爭的台灣總統選舉。 <text:line-break/><text:line-break/>在美國看來，韓流就是毒流。這只是一個普通常識。這也說明了為什麼過去半年來美國媒體及一堆智庫人渣不斷嚴厲醜化、妖魔化韓流的原因，就算瞎子也應該能看見這樣一種強烈敵視韓流的美國態度。 <text:line-break/><text:line-break/>美國過去在台灣，因為藍綠兩條狗全是他養的，因此他往往採取所謂暗助或兩邊押寶的態度，以示中立形象。但唯有韓國瑜這回選高雄市長是個例外，讓我有點訝異。他只不過是選個地方首長，美方卻從頭到尾絲毫不顧形象地強烈抹黑，整個言論完全荒腔走板，甚至直接就指控韓國瑜將帶來台灣民主的毀滅云云，只差沒說應該把他槍斃。 <text:line-break/><text:line-break/>這說明了一點，美國是非常不樂見讓韓流蔓延的。但在台灣總不能搞暗殺吧，因此，總得有個人出來打他。這個人就是郭台銘。 <text:line-break/><text:line-break/>這也是為什麼當韓國瑜根本所向無敵時，吳敦義那老狐狸卻遲遲不知道在拖什麼，就是不願徵召，光是每天嘴巴說這說那，卻什麼也不做，讓大家一頭霧水，不知道他在搞什麼鬼。 <text:line-break/><text:line-break/>實際上，就如我之前所一再表明，吳敦義並沒有閒著，他是忙著看要怎麼搞垮韓流。不管是出於自私也好，出於背後主子授意也罷，總之台灣政治就是這麼一回事，很陰暗，很複雜。一般人難以看清真相，只會傻傻看報紙。 <text:line-break/><text:line-break/>我講這些完全不是什麼陰謀論，而只是明明白白的事實。我雖然脫離政治將近三十年，但是台灣政治人事物之運作法則，卻從未改變。這就跟看人下棋一樣，行家看人舉棋一步就能知其心思盤算。 <text:line-break/><text:line-break/>其實，我也不覺得看懂台灣政治需要什麼行家，只要不是太笨或太單純，理應就能看懂。 <text:line-break/><text:line-break/>也許有個東西在理解人事物時很重要，那就是我常講的holism，簡單說就是先看整體。就跟看書一樣，我一年輕易就可以看五、六百本厚厚的英文學術用書，並且能迅速掌握每一本書的要旨與重點，速度非常快。方法無它，就是抓整體，先抓清楚作者到底是要回答哪些問題，從而在一種整體意義上去理解相關細節。於是，很多乍看瑣碎的細節，就能看清楚它應有的意義。 <text:line-break/><text:line-break/>不知道為什麼，我心裏常有個詞浮現，心裏常默念著 "attention to particulars"。這是一個觀點與我略微相近的哲學家叫做D. Z. Phillips寫的一本有關維根斯坦的書之書名。不過，我要講的與這書無關。我只是覺得自己似乎經常不知不覺就會把注意力拋向一些個別的、特殊的狀況，總覺得很奇妙。 <text:line-break/><text:line-break/>比方說1，我老想著1，想了幾十年，每天想啊想的，想得很痛苦，於是決定走上哲學之路，看能不能想清楚1為何物，彷彿我只要揭露了1，那麼，1, 2,3, 4,..整個數字系統就會清楚地呈現在世人面前。 <text:line-break/><text:line-break/>歸根結底來說，attention to particulars的結果，似乎依舊還是得回到一個完整的系統，從而諸瑣碎諸特殊諸個別等等等也才取得它們各自應有的意義。 <text:line-break/><text:line-break/>抽象世界如此，其實形而下的世界也差不多，先懂了大的，才有可能理解無數小的，才不會迷失在無數的瑣碎與個別細節之中。 <text:line-break/><text:line-break/>正在看診，趁沒病人的空檔就寫幾句，斷斷續續潦潦草草先說這樣，有空再寫。 <text:line-break/><text:line-break/>至於郭台銘究竟選真的或選假的，仍有待觀察，說不定只是奉命出來掩護綠營得標，或掩護其它藍營的太陽們，因為我不太相信這樣一個財大氣粗永遠高在雲端頤指氣使的大老闆在台灣能有多少支持度。我從未見過、聽過郭粉的存在，一個也沒有。 <text:line-break/><text:line-break/>當然，我承認，透過極短期的媒體炒作，往往能營造所謂聲勢。台灣人向來吃這一套，從眾性很高，極易被煽動，很容易被眼前的主流之聲所鼓吹。 <text:line-break/><text:line-break/>所謂 "廟小妖風大，水淺王八多"，台灣蕞爾小島，這麼小的一個島，政治卻特別陰暗複雜且巨大，奧步無窮，世所罕見；往往事過境遷才讓人恍然大悟原來是搞這套花樣。</text:p>
      <text:p text:style-name="P1">欧阳阳   |  2019.04.17 19:09   |   <text:a xlink:type="simple" xlink:href="http://palinfo.habago.org/Entry?Command=Information_PrintForum&amp;iPage=23#FORUM37369"><text:span text:style-name="T1">#</text:span></text:a></text:p>
      <text:p text:style-name="P3">关于郭台銘 <text:line-break/>到目前为止，相比其他绿色政客，没有发现其对祖国有明显的抵触情绪，甚至在言论上比韩国瑜更倾向祖国。 <text:line-break/>至于说他为了美国，到目前也看不出来他有这个动机，他本人事业有成，年岁也这么大了，有动机为了美国去坐总统这个位置吗？ </text:p>
      <text:p text:style-name="P1">陳真   |  2019.04.17 18:58   |   <text:a xlink:type="simple" xlink:href="http://palinfo.habago.org/Entry?Command=Information_PrintForum&amp;iPage=23#FORUM37368"><text:span text:style-name="T1">#</text:span></text:a></text:p>
      <text:p text:style-name="P2">同學，你貼的網址看不出來你是要搜尋什麼。 <text:line-break/><text:line-break/>只要從維基解密的網站進去，打入關鍵字，就能找到相關資料，但是跟台灣有關的並不多，而且內容無甚驚奇之處。</text:p>
      <text:p text:style-name="P1">欧阳阳   |  2019.04.17 17:59   |   <text:a xlink:type="simple" xlink:href="http://palinfo.habago.org/Entry?Command=Information_PrintForum&amp;iPage=23#FORUM37367"><text:span text:style-name="T1">#</text:span></text:a></text:p>
      <text:p text:style-name="P3">维基解密上，美国情报机构关于蔡英文的一些电文，主要撰写机构是AIT <text:line-break/>有兴趣的可以了解下 <text:line-break/><text:line-break/>https://bit.ly/2KM4hYF</text:p>
      <text:p text:style-name="P1">陳真   |  2019.04.17 17:46   |   <text:a xlink:type="simple" xlink:href="http://palinfo.habago.org/Entry?Command=Information_PrintForum&amp;iPage=23#FORUM37366"><text:span text:style-name="T1">#</text:span></text:a></text:p>
      <text:p text:style-name="P2">卡韓政變(8)：不可能允許誰不受主子控制 <text:line-break/><text:line-break/>陳真 2019. 04. 17. <text:line-break/><text:line-break/><text:line-break/>你看，動作真快，搭配演出得天衣無縫。明明沒有合法黨員資格，馬上頒一個什麼碗糕榮譽黨員獎狀給郭台銘，幫他解套，但郭卻又滿口什麼一定要建立制度、追求民主，真是很可恥。 <text:line-break/><text:line-break/>整個演出過程，就像政變那樣，短短不到兩天，就把人還在美國的韓國瑜給整個政變了，整個輿論風向馬上改變。台灣政治之殖民性格以及淺薄而易受操弄，由此可見，不可能允許誰不受主子控制，總是會想辦法把他給政變掉，政變不掉的就暗殺，要不就是大軍入侵。美國向來就是玩這一套。我們也許一時之間無法與之抗衡，但總歸不該傻傻地配合演出。 <text:line-break/><text:line-break/>================= <text:line-break/>郭台銘領榮譽狀 正式宣布投入國民黨總統初選 <text:line-break/><text:line-break/>2019-04-17 <text:line-break/><text:line-break/>聯合報 記者王寓中╱即時報導 <text:line-break/><text:line-break/>表態考慮爭取國民黨提名參選總統的鴻海董事長郭台銘，下午他應邀出席中常會接受國民黨致贈榮譽狀。郭台銘表示將參加國民黨內初選，不接受徵召。記者陳柏亨/攝影 <text:line-break/><text:line-break/>鴻海集團董事長郭台銘昨昨天鬆口表示，會在這兩天決定是否參選2020總統大選，今日上午前往板橋慈惠宮參拜時更說媽祖有託夢給他，「叫我一定要出來」，郭台銘下午前往國民黨中央領取榮譽狀，正式宣布將投入國民黨黨內初選角逐2020總統大選。 <text:line-break/><text:line-break/>郭台銘昨天表示，若要參選2020，他一定會經過初選的程序，絕不會接受徵召，他今天再度重申會參加初選，不願意接受徵召。</text:p>
      <text:p text:style-name="P1">陳真   |  2019.04.17 17:27   |   <text:a xlink:type="simple" xlink:href="http://palinfo.habago.org/Entry?Command=Information_PrintForum&amp;iPage=23#FORUM37365"><text:span text:style-name="T1">#</text:span></text:a></text:p>
      <text:p text:style-name="P3">卡韓政變(7)：機會一旦錯過，往往又是下一個輪迴 <text:line-break/><text:line-break/><text:line-break/>陳真 2019. 04. 17. <text:line-break/><text:line-break/><text:line-break/>韓國瑜深得民心迅速崛起的這幾個月來，西方主流媒體對韓近乎瘋狂毫無理由的批評與謾罵，睜眼說瞎話什麼台灣快要滅亡了，快要被韓流給弄垮了，氣急敗壞胡說八道一通。島內外更有一大堆長年以來整天對台灣人洗腦、散播假消息的美國人渣，更是荒腔走板，各方箭頭一致指向韓國瑜。由此你就可以知道現在是演哪一齣了。 <text:line-break/><text:line-break/>這齣戲的名稱就叫做卡韓。不但卡，還要毀。而這齣戲的男主角就是郭台銘，導演當然就是美國，配角則是吳敦義及藍綠政客們。那麼，跑龍套的當然就是你我一般人；在某種洗腦下，眾人傻呼呼地把戲演完，完成卡韓毀韓之反中關鍵任務。 <text:line-break/><text:line-break/>我覺得，許多時候，是非善惡的現實意義得這樣看：取大放小。看你覺得什麼樣的狀況是你覺得最重要的，從而排定取捨順序。至於我自己呢，我寧可投廢票，也不可能傻到去當美國人的狗。韓若不選，那麼，最好的結局就是讓國民黨再垮台一次。切莫投給郭台銘，也別投給任何國民黨的立委候選人。 <text:line-break/><text:line-break/>我很少主動教人怎麼投票，因為在一個更大的層次與格局上來說，島內勝負確實意義不大。但是這回比較特別。郭台銘若獲得提名，我會盡可能幫他以及幫這個爛黨減少得票數。我們也許打不著狗的主人，直接打狗總可以吧。凡是美國所急欲進行的事，絕對有百害無一利，都不應讓他得逞。 <text:line-break/><text:line-break/>所謂內行看門道，外行看熱鬧，台灣名嘴眾多，一堆有的沒的什麼專家學者，整天喋喋不休，但事實上他們對於島內政治的理解，真是很狀況外。我不知道他們是真無知抑或裝蒜？政治怎麼會是媒體上所呈現的那麼一回事？太低能了吧？人們真的這麼 "單純" 嗎？ <text:line-break/><text:line-break/>很多事之改變，終究還是得依靠眾人之力。充滿自主意義的韓流，是否會被逐漸殲滅？台灣跟對岸在這樣的中美關係下，能否發展出良好的轉變？這一切，終究還是得看台灣人打算怎麼決定自己的未來。 <text:line-break/><text:line-break/>很多東西，時間往往是一個關鍵因素，一旦錯過機會，很可能就整個轉到另一條可悲的道路上。我們回頭看過去，不管是看自己或看整個國家整個世界，你常會發現，過去曾經有過某種機會，足以導向一個更好的未來，但是在那當下，我們往往不信邪，或是根本看不清。機會一旦錯過，往往又是下一個輪迴了。 <text:line-break/><text:line-break/>我這幾篇關於郭台銘的文字，特別歡迎轉載。 <text:line-break/><text:line-break/>================= <text:line-break/>韓國瑜現象引起國際憂慮 美媒直指危害台灣民主 <text:line-break/><text:line-break/>新頭殼newtalk 洪聖斐 編譯報導 <text:line-break/><text:line-break/>2019.04.17 <text:line-break/><text:line-break/>高雄市長韓國瑜在媒體的曝光率居高不下，特定媒體對他的報導，甚至高達整節新聞的6成以上。許多民調也顯示，他在所有可能參選總統的人士中領先。相關的現象引起國際媒體注意，美國媒體《大西洋雜誌》(The Atlantic)記者何貴森(Chris Horton)，稍早以《台灣的民粹主義者助長中國的利益》(The Taiwanese Populist Advancing China’s Interests)為題，報導韓國瑜參選總統的可能性，以及對台灣民主的危害。 <text:line-break/><text:line-break/>何貴森(Chris Horton)指出，韓國瑜從來沒有正式宣告打算參選，但他已經讓許多選民如癡如醉，很有機會成為台灣的下一任總統。何貴森觀察到，韓國瑜講大話以及對女性和少數民族的一些不當用語引起批評，但更讓人不安的是他對中國的態度，以及北京操弄偏袒他的輿論。 <text:line-break/><text:line-break/>何貴森(Chris Horton)認為，台灣在世界上的地位很不穩固。雖然完全自治，有自己的民選政府與軍隊，但邦交國甚少。很多人擔心，韓國瑜一旦選上總統，會使台灣與中國之間的關係更不穩定、侵蝕台灣好不容易爭取來的民主，並引起美國對台灣的忠誠度產生質疑。 <text:line-break/><text:line-break/>何貴森(Chris Horton)說，北京在韓國瑜身上找到他們偏好的台灣總統候選人條件。在蔡英文總統3年來努力要使台灣經濟不要過度倚賴中國後，韓國瑜反其道大力推動高雄與中國的經濟連結。 <text:line-break/><text:line-break/>韓國瑜最近的港澳行程拜訪中聯辦，也引起國際注意。美國智庫戰略暨國際研究中心中國權力計畫主任葛來儀(Bonnie Glaser)便曾評論說：「韓國瑜與中國官員的會面，透露出他有意願與中國更加緊密一致的立場。…這點引人懷疑，一旦韓國瑜選上總統，會擁抱中國的立場到什麼程度。」 <text:line-break/><text:line-break/>何貴森(Chris Horton)指出，韓國瑜的勝選對台灣的未來乃至整個區域都有重大意義。韓國瑜所屬的國民黨曾經統治過整個中國，其立場是台灣與中國屬於同一個國家，只是兩岸分治。這個觀點比起蔡英文領導、偏好將台灣事實獨立正式化的民進黨，更接近北京的立場。 <text:line-break/><text:line-break/>何貴森(Chris Horton)觀察到，雖然大部分的媒體靠攏韓國瑜，許多台灣人仍舊大聲疾呼反對他。這個月，在高雄就有2千多人上街示威，抗議他的中國之行。許多人高舉「掃除叛國賊韓國瑜」、「反對一國兩制」、「反對中國併吞」、「今日香港，明日台灣」等標語牌。 <text:line-break/><text:line-break/>當時也來參加這場示威的林飛帆告訴何貴森(Chris Horton)：「韓國瑜的兩岸政策令人憂心。一旦他當上我們的總統，我相信這將變成台灣民主與主權的危機。」</text:p>
      <text:p text:style-name="P1">陳真   |  2019.04.17 16:32   |   <text:a xlink:type="simple" xlink:href="http://palinfo.habago.org/Entry?Command=Information_PrintForum&amp;iPage=23#FORUM37364"><text:span text:style-name="T1">#</text:span></text:a></text:p>
      <text:p text:style-name="P2">卡韓政變(6)：它媽的我還恁祖媽咧 <text:line-break/><text:line-break/>陳真 2019. 4. 17. <text:line-break/><text:line-break/><text:line-break/>郭台銘說，媽祖昨晚託夢要他選總統？它媽的我還恁祖媽咧。太上老君昨晚也託夢給我說，叫我務必捍衛事實上已經獨立的宇球，獨立於宇宙之外，做一個務實的宇球獨立工作者。 <text:line-break/><text:line-break/>郭台銘還說，他正等待今晚媽祖和關公聯手進一步指示。媽的，這會不會太玄了點？難道以後行政決策也是要先擲茭卜卦問神明？我看是等待川普關公指示才對吧。 <text:line-break/><text:line-break/>國民黨要死不活時，只有一個洪秀柱敢跳出來當砲灰，力挽狂瀾。現在韓國瑜打出了一片江山，一堆太陽竟然就爭相冒出來搶權力，卻又滿口為國為民，其實都是為自己。 <text:line-break/><text:line-break/>台灣的所謂總統大選，長年以來其實大多左手選右手，選來選去都是自己的手，真正操盤者始終是美國，一切都在規畫之中。韓國瑜算是規畫之外的超級選手，自然就成為各方打壓的對象。 <text:line-break/><text:line-break/>我唯一不明白的是他為何婆婆媽媽地要選不選、不一次講明。通常這種狀況是表示該喬的事情還沒喬好，要不就是有什麼把柄落在人手裏，身不由己。如果沒有這些顧慮，那就大方出來和太陽們以及郭先生打一架，不可能打輸的。 <text:line-break/><text:line-break/>郭台銘有句話說得沒錯：2020年的權力走向，很大程度上決定了台灣往後十幾二十年的前途。 <text:line-break/><text:line-break/>================== <text:line-break/>選總統表態！郭台銘：媽祖要我一定要出來 <text:line-break/><text:line-break/>2019年4月17日 <text:line-break/><text:line-break/>鴻海董事長郭台銘昨天鬆口考慮選總統，並表示是否參選「要去問關公、問媽祖」，今天上午就先赴板橋慈惠宮再轉往淡水武聖宮參拜，外界關注是否要宣布角逐總統大位。 <text:line-break/><text:line-break/>郭台銘在板橋慈惠宮表示，前幾天媽祖托夢給他，要他一定要「出來」，隨後前往淡水武聖宮參拜，希望關公給智慧為台灣黎民蒼生做事。不過，郭台銘並未直接宣布參選，只說要等他們（指媽祖和關公）給他指示。</text:p>
      <text:p text:style-name="P4"/>
      <text:p text:style-name="P1">陳真   |  2019.04.17 11:07   |   <text:a xlink:type="simple" xlink:href="http://palinfo.habago.org/Entry?Command=Information_PrintForum&amp;iPage=24#FORUM37363"><text:span text:style-name="T1">#</text:span></text:a></text:p>
      <text:p text:style-name="P2">卡韓政變(5)：城府深似海 <text:line-break/><text:line-break/>陳真 2019. 4. 17. <text:line-break/><text:line-break/><text:line-break/>林義雄有著一種行為主義式的看人方式，很表面。簡單說：即便明明是個人渣，只要嘴裏喊著一些漂亮理想，或是做一些光鮮亮麗的所謂 "好事"，他就會以為這是個好人，因此周遭總是聚集一大群人品特別差的人渣，成為所謂子弟兵。 <text:line-break/><text:line-break/>大約是1994-1995年左右，我跟林義雄私下還相當友好時，他想要出來選總統，我就大力反對，因為他肯定會是一個昏君。他的利他善意完全無可懷疑，但他的剛愎自用、獨斷獨行以及缺乏識人之能，卻很可能給政治帶來很大的風險。 <text:line-break/><text:line-break/>我基本上也不懷疑郭台銘的善意，但他的善意層級跟林義雄那種全然無私的利他與烈士精神，當然是完全不能相提並論。但是，郭台銘的自以為是及剛愎自用和傲慢自恃，卻到了一種很荒唐可笑的地步，遠勝林義雄。 <text:line-break/><text:line-break/>我不是說一個人應該謙虛。謙虛在我看來不過就是另一種更為噁心的虛榮，以為自己很了不起，所以故意說自己不行。我講的是，人應有自知之明，知道自己的斤兩，知道自己的侷限，但郭台銘顯然完全缺乏這份自知之明。 <text:line-break/><text:line-break/>郭在個人創業上的成功，給了他自己一種完全錯誤的荒唐自信。長年以來，從他的各種言行之中，你就能知道這完全不是一個適合從政者，見識淺薄，視野狹窄，而且個人情緒管控相當有問題。 <text:line-break/><text:line-break/>你看，他前天突然不請自來，跑去參加一個什麼研討會，發問之後，對方回答時沒有深情款款地盯著他的眼睛看，他竟然馬上就像三歲小孩一樣暴怒了！而且還說要去跟美國爸爸告狀說："民進黨就是這樣！" 夠幼稚可笑吧。 <text:line-break/><text:line-break/>這樣的性格養成其來有自，畢竟他在自己的事業王國裏稱王太久，動不動還會要求公司主管在會議中罰站，他大概以為世人全是他的員工，從政之基本心態相當可議，很不健康，更不搭調。把政權交給這樣一個人，恐怕會比把政權交給川普還更加不可測。 <text:line-break/><text:line-break/>每個大老闆基本上都是喬王，專攻任督二脈，人脈通了，錢脈才會通。表面上，郭說起參選總統，哽咽地說是為了救國，救下一代，而且聽起來好像只是一種純屬個人的一時起心動念，但事實上卻是布局已久。大約半年前，也就是韓流興起之際，他就開始動作了。而且，很可能是美國授意。 <text:line-break/><text:line-break/>你看，就連一個小會議上人家講話沒有看著他的眼睛，他就暴怒說要去跟白宮告狀，你想，要不要選總統這樣的大事，難道他的美國爸爸會不知道？有可能嗎？當然不可能。更不用說川普跟他是老相好，兩人經常通電話，美方有可能不慫恿不知情不授意嗎？ <text:line-break/><text:line-break/>總之，郭台銘想選總統，百分之百美國授意，至少是大力支持。目的呢？一來取而代之扶不起的阿斗蔡英文以及半途殺出的賴啥咪，二來更重要的就是卡住美國很可能無法一手操控的韓國瑜之崛起。 <text:line-break/><text:line-break/>郭之操弄選情，手法亦令人難以恭維。兩天前才剛說不選，兩天後卻馬上就獲得關公、媽祖指示說考慮參選。而且，操作心機太深，故意選在韓國瑜即將返台之際，藉此打壓其聲勢。而且，以民主為藉口，高唱反對徵召，堅持初選，擺明卡韓。虛的說一套民主漂亮話，實的卻是種種心機盤算與政治操作。 <text:line-break/><text:line-break/>這樣做當然是他的自由，但是從一個人如何待人處世的方式上，你就能看出一個人的心思與為人。郭很愛說自己什麼霸氣，其實霸氣個小鳥蛋啦，根本毫無半點陽光磊落之氣概，城府很深。 <text:line-break/><text:line-break/>至於說什麼他敢嗆聲美國說台灣總是當凱子花大錢買一些老舊武器，這從來都不是郭台銘的基本思維，這些話自然是故意講給對岸聽，兩面討好。美國這個國家，向來靠打仗侵略及賣軍火賺死人錢發大財的，即便是金大中那樣的反美人士當權，依然都得在軍購這方面供美國吸血，何況台灣這些美國狗，從來無一例外，都得接受這項任人予取予求的殖民宿命。 <text:line-break/><text:line-break/>結論是： <text:line-break/><text:line-break/>當郭台銘說他打算選總統時，你看，國民黨檯面人物幾乎全數按讚，特別是那幾位太陽更是歡欣鼓舞。這只有兩種可能，一種是真的無知，真以為這一切都只是郭之個人作為與決定，贊同其攪局，以增加自己勝出之機會。一種則是故意裝蒜，故意裝做不知道郭之參選背後之來龍去脈，一起合力演出一齣卡韓大戲。畢竟韓之勝出，很可能會是權力結構的大洗盤，太陽們將一個個日薄西山，但郭之勝出，卻是雨露均霑，權力分享結構基本不變，既有的利益輸送通道不變，而且也迎合了美國主子的意思，一舉數得。 <text:line-break/><text:line-break/>站在打倒人渣詐騙黨的目標上，也許我們還是應該含淚投票給郭，但我自己這一票是肯定投不下去的。如果真是郭被提名，我寧可投給國、民兩黨及柯以外的任何人選。</text:p>
      <text:p text:style-name="P1">陳真   |  2019.04.16 18:01   |   <text:a xlink:type="simple" xlink:href="http://palinfo.habago.org/Entry?Command=Information_PrintForum&amp;iPage=24#FORUM37362"><text:span text:style-name="T1">#</text:span></text:a></text:p>
      <text:p text:style-name="P3">良哲傳來的，我把網址貼上。一些簡介。 <text:line-break/><text:line-break/>https://bit.ly/2XdTrMd</text:p>
      <text:p text:style-name="P1">陳真   |  2019.04.16 17:27   |   <text:a xlink:type="simple" xlink:href="http://palinfo.habago.org/Entry?Command=Information_PrintForum&amp;iPage=24#FORUM37361"><text:span text:style-name="T1">#</text:span></text:a></text:p>
      <text:p text:style-name="P2">陳順勝是我大學的老師。大學時，對我還不錯，算是極少數敢對我友善的老師之一。但是，事情一碼歸一碼，不要遇到政治，醫療就轉彎，存心睜眼說瞎話。 <text:line-break/><text:line-break/>根據這些所謂 "醫療小組" 的瞎掰說法，算一算，阿扁竟然有十幾種診斷，包括失智。十多年來，為了避免更多貪污案件之審判，為了避免坐牢，把阿扁(還有吳淑珍) 診斷成好像即將不久於人世，把阿扁講得好像除了精通於政治精算分析與操盤選舉之外，其他一切皆與白痴無異。 <text:line-break/><text:line-break/>天底下有這種失智？診斷一個病人是否失智是根據他會不會正確回答 "100減一等於多少" 來判斷？病人如果假裝不會，就是失智？難道失智還會選擇性呈現？政治部份是天才，其它面向則全是失智？這種鬼話也敢講，真是很可恥。 <text:line-break/><text:line-break/>我光是最近一星期就遇到阿扁兩次，一次在等紅綠燈，我看他抓緊時間，兩手併用忙著寫手機，速度相當快。第二次則是在他家門口，我和學姊同時目睹他一邊健步如飛(至少走路比我快很多)，一邊還是一樣在忙著滑手機。 <text:line-break/><text:line-break/>我支持特赦阿扁，就好像赦免一個悲傷的夢那樣，畢竟他曾經承載著許多人的希望。再說，如果阿扁應該坐牢，國、民兩黨至少有八成的政客應該抓去關。但是，特赦就特赦，醫師何必自我糟蹋專業？醫療不該為政治服務，是什麼就該說什麼，不要睜眼說瞎話，把大家當白痴。 <text:line-break/><text:line-break/>陳真 2019. 04. 16. <text:line-break/><text:line-break/>================ <text:line-break/>扁恢復快？醫解釋：「100減1答不出」 <text:line-break/><text:line-break/>TVBS新聞網 談雍雍 <text:line-break/><text:line-break/>2019年4月16日 <text:line-break/><text:line-break/>申請保外就醫的前總統陳水扁，日前在臉書PO出與3名年輕女孩的自拍照，因照片清晰，讓網友忍不住虧「說好的手抖呢？」加上頻踩紅線站台，還透過臉書「新勇哥物語」評論時事，甚至之前還錄製長達25分鐘影片，狂轟韓國瑜！讓藍委高喊「把阿扁關回去」，提案要求將撤銷前總統陳水扁的保外就醫，但表決後仍遭否決。 <text:line-break/><text:line-break/>根據《聯合新聞網》報導，阿扁醫療小組成員、主治醫師陳順勝則跳出來說，阿扁病情重點在於「對政治之外的生活性問題」。陳順勝強調，這一兩年經過口傳歷史、台北市政府醫療史回顧等內容刺激治療，阿扁原先擅長的政治辯論能力恢復得很快，因為這部分是他曾經歷過的，也難怪大家會以為他裝病，但若問他「100減1是多少？」阿扁反而答不出來了，綜觀來說「在政治問題方面，阿扁恢復得很好，其他方面好像白痴，很奇怪。」</text:p>
      <text:p text:style-name="P1">陳真   |  2019.04.16 15:40   |   <text:a xlink:type="simple" xlink:href="http://palinfo.habago.org/Entry?Command=Information_PrintForum&amp;iPage=24#FORUM37360"><text:span text:style-name="T1">#</text:span></text:a></text:p>
      <text:p text:style-name="P3">我貼這篇並非出於認同。郭台銘似乎有意選總統，取代韓國瑜。但我基本上不相信大老闆的世界、大老闆的思維。而且，那種把什麼霸氣當成優點、身段很高、自以為是什麼大將軍大領袖大見解大氣魄拯救天下蒼生的人(例如施明德就是一例)，其實很不適合從政。政治人物應該像韓國瑜那樣平凡隨和，整天像蝦子一樣拱著背，打躬作揖，待人謙和，不分貧富貴賤；畢竟我們需要的是僕人、是戰士、是執行者，是受委託之經理人，而非什麼不凡領袖。 <text:line-break/><text:line-break/>陳真 2019. 04. 16. <text:line-break/><text:line-break/>=============== <text:line-break/>東食西宿我王八，論韓國瑜的外交官腦袋 <text:line-break/><text:line-break/>(摘要。全文見：https://bit.ly/2Gq0LPr) <text:line-break/><text:line-break/>雁默 <text:line-break/><text:line-break/>台灣自由撰稿人 <text:line-break/><text:line-break/><text:line-break/>如果「總統」候選人的選項是韓國瑜與郭台銘，你選誰？我的話，毫無懸念會選郭台銘。不過，台灣的政治體制，是劣幣驅逐良幣的體制，所以，我也不樂見郭台銘這樣的一流人才被糟蹋掉。 <text:line-break/><text:line-break/>若只能二擇一，為什麼選郭台銘？因為格局。 <text:line-break/><text:line-break/>韓國瑜在美國拋出20字箴言(以下稱為韓20字)，所謂「國防靠美國、科技靠日本、市場靠大陸、努力靠自己」，這話韓以前也說過，這次則搬出來在哈佛對美國學者再說了一次。此話一出，郭董坐不住了，非常客氣地以「禮貌性不苟同」的方式，提出了自己的20字箴言: <text:line-break/><text:line-break/>國防靠和平，市場靠競爭，技術靠研發，命運靠自己。(以下稱為郭20字) <text:line-break/><text:line-break/>郭台銘講這句話，還不忘補充一句成語「東食西宿」，簡單說，就是不苟同讓台灣變成兩面三刀，以為自己可以兩面討好，而一個不小心，就成了豬八戒照鏡子，兩面不是人。 <text:line-break/><text:line-break/>雖然可能韓粉認為，韓郭兩人的20字，是從不同面向的「台灣解方」，無所謂格局高低，但若你是韓粉中的「中華民國派」，應該能同意所謂台美關係，長期以來就是當美國狗，還要自己買狗糧。台灣已卑微至此，換到的卻是 —— 美國不保證兩岸駁火時美方會軍事介入。這位老大哥，只會不時提醒台灣要有保護自己的能力，其方法，就是向他們買軍火，最好恢復徵兵制，別奢望美國大兵為台灣犧牲性命。 <text:line-break/><text:line-break/>關於「郭20字」，郭台銘可不是只敢對台灣人講，他應邀參加AIT與ICRT主辦的「台灣關係法」40週年座談會，毫不客氣地在美國人的場子說: 美國人就是拿舊的武器來騙我們，台灣不該跟美國買武器，應該拿錢去美國投資，換高科技回來。 <text:line-break/><text:line-break/>這話既犀利實在，面面俱到，又切中要害。這就是格局。 <text:line-break/><text:line-break/>印象所及，新黨也是這麼主張，但郭台銘份量自是不同。若要說郭董因為身家在大陸，所以其言「親中」，這麼說就太沒格局了，要談利益論，郭台銘在美國就沒利益嗎？作為世界級的紅頂商人，郭董大可各方討好，悶聲大發財，但今天他敢冒風險捋美國虎鬚，出發點怎能說不是為了台灣好？(略) <text:line-break/><text:line-break/>相信「韓20字」的真實用意，是讓台灣在美國設定的框架內，與大陸展開更多的交流與合作，但韓國瑜在這方面與馬英九一樣，未把大陸人心也當做一件嚴肅的事來看待。 <text:line-break/><text:line-break/>為什麼大陸人民要掏錢買高雄水果，去高雄觀光消費，然後讓台灣賺人民幣向美國買武器，並反過來提防大陸？ <text:line-break/><text:line-break/>韓國瑜難道不知道，台獨網民的論調之一，就是「賺人民幣支持台獨，剛好而已」嗎？請換位思考，若你被這麼對待，被當「潘仔」耍(凱子，指有錢亂花)，你又作何感想？這麼做，對台灣人民又有何好處？不是反而升高了大陸民間的仇台情緒嗎？ <text:line-break/><text:line-break/>我猜想，郭台銘知道「韓20字」可能在大陸引發的負面效應，所以善意糾正之。真正對兩岸人民都好的，就是在市場上公平競爭，在技術上共同努力為全球華人爭光。 <text:line-break/><text:line-break/>外交官思維，畫地自限，又想兩面討好，本就是藍營根深蒂固的思想矛盾，與歷史包袱。現在兩岸民間交流頻繁，資訊相對透明，早就不是國共對立的那個時代了，在兩岸議題上，若不打破「敵我」觀念，台灣不會有什麼大步向前的發展可能。 <text:line-break/><text:line-break/>韓國瑜的特色，是講義氣，接地氣，對人民作出了承諾，就義不容辭地奉獻。所以在美國，韓深感華僑情義相挺，興之所至，就特別解釋了「義」字。「義」字從下往上讀，就是「我.王.八」，意思是「我是王八蛋，別人才是好的，我要犧牲奉獻讓別人好」。 <text:line-break/><text:line-break/>韓市長要嚴肅看待郭台銘以「東食西宿」對你的善意相勸，從中美兩方索討不同的好處，是一步危棋，一個不小心，兩邊在你身上看到的不是「義」字，而是「我王八」。 <text:line-break/><text:line-break/>「韓20字」不是失言，而是整個思維都陳舊，在當前的國際局勢裡，風險也不小。 <text:line-break/><text:line-break/>注: 本文寫就後隔天，郭台銘首度鬆口考慮加入2020大選，並將在這幾天決定。</text:p>
      <text:p text:style-name="P1">鄭豐遠   |  2019.04.16 12:33   |   <text:a xlink:type="simple" xlink:href="http://palinfo.habago.org/Entry?Command=Information_PrintForum&amp;iPage=24#FORUM37359"><text:span text:style-name="T1">#</text:span></text:a></text:p>
      <text:p text:style-name="P2">阿桑吉被捕那天 (我其實很討厭”被捕”這兩個字，應該是英雄被惡人劫持才對)，被一群警察拉出領事館，我透過網路影片看到了他的身影，心中感到一陣酸楚。 <text:line-break/><text:line-break/>阿桑吉才大我五歲，出生在我住的這個昆士蘭州。澳洲這個國家，好山好水，是動物的天堂，也是人的天堂，如果你是白人的話。澳洲總理針對阿桑吉被捕一事，發揮了哈巴狗本色，猛舔美國的 LP。台灣應該和澳洲結為姐妹國的，一隻白狗一隻黃狗，只要能舔就是好狗。 <text:line-break/><text:line-break/>澳洲住了快三年，我慢慢發現，澳洲白人的普遍心智水平很可怕的，受過良好教育的往往更難以恭唯; 中產階級或念過點書的，多數一副文質彬彬樣，談吐十分得宜，但談起世界惡事比如美國之為惡，或澳洲幾個世紀來對澳洲原住民殘酷的趕盡殺絕，往往裝聾作啞，相當虛偽。 <text:line-break/><text:line-break/>我在澳洲識人不少，三大洋五大洲的人都見過聊過交往過，唯獨澳洲原住民至今一個也不識，原因很簡單，我在明，他在暗，活在不同的世界。原住民已經被澳洲社會給掃除，餘下活在全然的黑暗之中，就算你見得到他，他也看不見你。 <text:line-break/><text:line-break/>布理斯本有個中國城，去年失業後我在這裡打零工，出火車站走到辦公室一段五分鐘的路，一年半來走過了無數次。這條路的兩旁是流浪漢聚集之地，有人經常就天天睡在路邊，其中就有許多原住民。我發現，原住民的眼中沒有光亮和希望，對衣冠楚楚的路人完全視而不見。相反地路人則是對其存在充滿嫌惡。有次同一個工作場所的同事 (澳洲人) 走過這條街，他對著我說，說這條街簡直是布里斯本的恥辱，政府應該想想辦法把這些人”全部清除掉”，恢復整潔市容。我聽了無言。事實上這條街並不比台灣許多街道來的髒亂和危險。 <text:line-break/><text:line-break/>一條狗，活在澳洲就等於活在天堂，澳洲人對狗差不多就像對一個小孩那樣寵愛。在澳洲我學到一件事，那就是身為華人你最好不要隨便摸別人的狗，因為白人以為華人都是狗的天敵，隨時想要把他的狗抓走燉來吃。我不只一次被問過”你們中國人真的那麼喜歡吃狗嗎?”。對一條狗百般呵護成那樣，對原住民及難民從不停止歇的各種歧視和虐待卻視而不見甚至變本加厲，澳洲人的品性由此可見一斑。 <text:line-break/><text:line-break/>但就是這樣一種充滿種族歧視基因的社會中，竟然也出了像阿桑奇這樣的英雄，以及 John Pilger 這樣的正直記者。天下烏鴉並沒有一般黑，有些人確實擁有高尚的靈魂。 <text:line-break/><text:line-break/>惡龍當道，一個勇者孤身挑戰惡龍，他的殞落讓所有人蒙羞，因為我們都是罪人，我們都是這個悲慘世界的幫兇。 </text:p>
      <text:p text:style-name="P1">Ethan   |  2019.04.16 11:41   |   <text:a xlink:type="simple" xlink:href="http://palinfo.habago.org/Entry?Command=Information_PrintForum&amp;iPage=24#FORUM37358"><text:span text:style-name="T1">#</text:span></text:a></text:p>
      <text:p text:style-name="P3"><text:line-break/>我也覺得郭董講的很多是廢話， 廢話意味著這是一種常識，一種無謂的宣說， 但問題是在台灣可能多數人或主流的媒體沒有聽懂這種廢話，或沒人認同這是一種廢話。當多數人都知道廢話是廢話的時候這就真的是廢話了。 <text:line-break/><text:line-break/>下面是一名叫雁默的寫的一篇廢話，但我也覺得不錯，有空也可以看看。 <text:line-break/>https://user.guancha.cn/main/content?id=102017&amp;;s=fwzxfbbt </text:p>
      <text:p text:style-name="P1">陳真   |  2019.04.16 09:24   |   <text:a xlink:type="simple" xlink:href="http://palinfo.habago.org/Entry?Command=Information_PrintForum&amp;iPage=24#FORUM37357"><text:span text:style-name="T1">#</text:span></text:a></text:p>
      <text:p text:style-name="P2">我的高雄之路：重塑台灣政黨政治和重視公僕在現代民主中的角色 <text:line-break/><text:line-break/>韓國瑜 <text:line-break/>2019. 04. 15. <text:line-break/><text:line-break/>艾江山大使、各位女士、先生們，午安。 <text:line-break/><text:line-break/>在我開始演講之前，首先我要對美國與中華民國之間長期的友誼表示感謝，因為美國政府及美國人民對我們的支持，讓我們彼此得以緊密合作和密切交流。我也要向艾江山大使致以最誠摯的謝意，邀請我來到史丹佛大學這個世界上最受尊崇和極負盛名的大學之一。我非常榮幸能夠站在這裡，跟這麼多位優秀的學者和學生們，分享我對現今台灣政局的看法並且分享我的高雄之路。 <text:line-break/><text:line-break/>我知道去年那場選舉的結果令許多人跌破眼鏡，引起了許多的關注，讓大家對於我如何當上高雄市長感到相當好奇; 好奇我是如何從一個籍籍無名的過氣政客，變成家喻戶曉，好奇我是如何從那樣一個不可能的起始點到達今天這個位置。在台灣，有不少人說這是「韓流」，但這裡我要很懇切地告訴大家，從來就沒有「韓流」，從來都只有「民意」而已。在2018年席捲台灣政治和社會的不是我個人，韓國瑜。會發生這種變化的原因其實是台灣大多數人都受夠了分化嚴重的政治惡鬥、充滿操弄的意識形態對立和無能的政府。 <text:line-break/><text:line-break/>因為有這些問題，所以我才會踏上這條走向高雄的路，這也是我今天站在這裡的原因。 <text:line-break/><text:line-break/>不到一年以前，我絕對不會想到自己有朝一日能夠站在史丹佛大學以中華民國高雄市市長的身分來演講，而且作夢也想不到我能站在這裡與你們分享我的故事。 <text:line-break/><text:line-break/>在我參加選舉之前，我就是一個過氣政客，擔任台北農產運銷公司的總經理。我當時都要將近60歲了; 推銷農產品和商品是我的主要工作和責任。我很喜歡我那個工作，而且我自認勝任愉快。在我任內，那家公司脫離了破產危機，並創下公司有史以來最輝煌的業績紀錄。 <text:line-break/><text:line-break/>然而，就在我退休的前幾個月，我遭受到毫無根據的指控並且被迫下台。真正的原因只是因為台灣執政黨的某個派系想用我的職位來酬庸某位立委的辦公室主任。當然，我感到憤怒、心力交瘁、並且茫然無措。我當時，一言以蔽之，就是一個黨派政治撕裂所造成的政治鬥爭之下的受害者。 <text:line-break/><text:line-break/>我絕非唯一，也不是第一個遭到政治惡鬥迫害的人。台灣長期以來在政治上分裂對立，許多掌權的政治人物似乎將自身黨的利益置於公眾利益之上。因為分化和失能的政治惡鬥，我們眼見台灣的整體發展20年來都在原地踏步。可以說台灣的政府不是人民的公僕，而是政黨的奴才，全台灣2300萬人民都是黨派政治分化下的受害者。 <text:line-break/><text:line-break/>在過去的20年裡，我們的經濟持續衰退、平均薪資成長停滯、投資和資產外移、還有嚴峻的人才流失問題。過去，台灣和新加坡在經濟和各類發展方面可說是並駕齊驅，但如今新加坡的人均GDP已經超過6萬美元，而台灣的人均GDP則約為25,000美元。 <text:line-break/><text:line-break/>這種病入膏肓的政治惡鬥和嚴重分化的失能政府，可以毫不誇張地說，讓台灣每個人每年少賺100萬新台幣。毋庸置疑，我們的教育系統，基礎設施發展，工業規劃和國家機構都受到嚴重的影響和損害。因此，我決定要站出來並且開始做一些真正的改變！ <text:line-break/><text:line-break/>作為起手式，我參加了2017年的國民黨黨主席選舉，正式向台灣腐敗墮落的政治惡鬥宣戰。那時候，我身無長物、手無寸鐵，可以說是一無所有：沒有團隊、沒有資源、沒有贊助商，只有家人、幾個朋友和一顆禿頭。我完全沒有打贏這場戰爭的勝算，但德國神學家馬丁．尼莫勒那首廣為流傳的名詩〈起初他們......〉提醒著我，如果我不勇敢發聲，誰為我發聲？誰又會為千千萬萬台灣人民以及我們的下一代發聲？ <text:line-break/><text:line-break/>我們是亞洲第一個民主國家，從1996年以後，我們就可以一人一票選出總統。但為什麼台灣民主發展到今天，我們國家的經濟發展和國際地位甚至比20年前還要糟糕？為什麼台灣的民主沒有給它的人民帶來進步和滿足感？我們可以說民主不是一個好的政府體系嗎？我們可以說民主不適合台灣嗎？ <text:line-break/><text:line-break/>答案當然是否定的，不是的。但是，在我們台灣的民主還處於萌芽階段時，我們的民主就已經成為極端意識形態的禁臠。獨立或統一、是中國人或不是中國人、再加上對權力和金錢的腐敗慾望，使我們的民主制度長久以來便蒙上陰霾。許多政客在競選期間聲稱他們會做人民的公僕，他們會為人民和國家服務，但是，一旦他們當選，他們就只為自己個人、自己的派系利益、以及政治酬庸做服務。他們是政黨的奴才，是黨僕，而不是人民的公僕。 <text:line-break/><text:line-break/>當我正式宣布參選高雄市市長的時候，高雄是一個陷入嚴重困境的城市。高雄曾經是台灣第二大城市，但現在排名第三，落居於台北和台中之後。這座城市也曾經是世界上第三大的港口，但現在已經退至第15名。 <text:line-break/><text:line-break/>儘管這座城市財政指標危如累卵、市政成果虛有其表，但仍然是民進黨固若金湯的大本營，執政長達二三十年之久。我的朋友們都告訴我不要參加高雄的選舉。許多人預期我必敗無疑，我的對手陣營甚至在等著看笑話。但是，雖然我沒有別的長處，但我人窮志堅、頭禿膽大！我去過台灣許多的城鎮和農村，踏遍不少農場和田野。我可以清楚地從許多人眼中看到憂慮和失望，就像我的憂慮和失望一樣。所以，我們不要、也不能再等了。 <text:line-break/><text:line-break/>台灣這麼多年來一直浪費在黨僕政治的手上，真正把台灣放在心中的人，我們再也不應該袖手旁觀，眼睜睜看著這個黨僕政治的災難繼續破壞我們的未來。所以，我要站起來，我發自內心地呼籲跟我一樣的高雄人加入我的行列，不要讓自己成為黨僕們無止盡謊言的犧牲品。我懇求高雄人民用選票爭取真正的民主，為自己投下負責任的一票，此外，我也呼籲大家，真正的民主是一場乾淨的選舉，我們寧願乾乾淨淨地輸掉選舉，也不要骯髒的當選。於是，我懇求我在街上遇到的每個人，在節目或上台的每個場合都這麼呼籲大家。 <text:line-break/><text:line-break/>高雄人，聽見了。我要對所有高雄鄉親、國民黨內和我想法相同的朋友、以及許許多多真心實意來幫忙相挺的義勇軍和民眾們，致上由衷的謝忱和感激，謝謝他們讓我不再孤軍奮戰。因為有我的團隊和有越來越多民眾的加入，我才能勇往直前、無所畏懼。我們那一路上遇到了無數的挑戰、克服了許多難關和障礙，最終，我們走進高雄，贏得了選舉。但這不是我一個人的征途，而是我們大家的。 <text:line-break/><text:line-break/>我們努力走向高雄，但事實上這個征途尚未結束。我們仍然走在建設一個更好的高雄、要恢復它往日輝煌的路途上。很幸運地，我擁有一個280萬偉大市民的團隊。我們開始從兩個主要方向著手。 <text:line-break/><text:line-break/>首先，是查檢和修復所有失修待補的基礎設施。例如，我們在路上和地下有大大小小成千上萬個坑洞或裂口。如果這個城市連完善的基礎設施都搞不定，我們如何能期待旅客、生意、貨物和資金能夠注入高雄？ <text:line-break/><text:line-break/>再者，我們要向全世界推廣高雄的產品和旅遊業，實現我的競選口號「貨出得去、人進得來、高雄發大財」。我們這幾個月已經去了新加坡、馬來西亞、香港、澳門、深圳和廈門。此時此刻，我人正在美國與你們諸位未來全球領導人說話。我們非常努力地要提高我們的全球知名度，並竭力希望促成相關商業機會和投資挹注高雄。不只如此，我們上個月還與富士康簽署了合作備忘錄，要發展高雄的科技產業，並計畫在高雄招募3000名和大數據、人工智能與軟體開發相關專業的軟體工程師。 <text:line-break/><text:line-break/>我認為目前為止我們市府團隊做得可圈可點。然而，仍有許多雜音擾亂著我們的工作。有人說與中國大陸的銷售合同和合作備忘錄是背叛台灣的親共行為。我完全不明白，做生意怎麼了？不是賣東西嗎？怎麼會變成賣國呢？這些就都是政黨奴僕欺騙人民的說法。我和我的團隊都是人民的公僕。我們知道農業可以推動其他行業蓬勃發展，如包裝、機械、物流等。我們這些公僕在努力打拼、幫高雄賣東西賺錢，但是這些政黨奴才卻仍在搞那些政治惡鬥的手段、試圖詆毀我們、繼續拖著整個城市沉淪。 <text:line-break/><text:line-break/>我對所有政黨奴僕感到抱歉，他們沒有了解到，自從2018年大選後許多台灣人的思想已經發生了變化，這邊我想與大家分享我對於民主的另一種看法，我相信每個人都聽過甘迺迪總統說過的那句名言，「不要問你的國家能為你做什麼，要問你能為你的國家做什麼。」我們台灣經過了這麼多年的選舉，特別是在2018年大選之後，我們應該學會了民主的真諦，用我的話來說，真正的民主應該是「不要問國家能為你做什麼; 要問你為這國家你把票投給了誰。」唯有當我們的票都投給了廉潔而不是腐敗、投給和諧而不是對抗、投給開放而非封閉、投給真理而不是謊言、投給國家福祉而不是意識形態？那麼我們才能期待擁有一個更具有競爭力和建設性的社會，才能擁有一個充滿活力、值得信賴、能夠安和樂利生活的家園。 <text:line-break/><text:line-break/>2018年是台灣政治開始重新形塑的一年，容我再次聲明，這絕不是因為「韓流」，而是因為人民的意志、是人民想要看到和人民想要擁有的政治新風貌。台灣選民已經開始看到黨僕政治所造成的損害，他們現在期望人民的公僕帶給他們一個實在的、有希望和幸福感的政府，再沒有那些政治謊言、失望和對抗。 <text:line-break/><text:line-break/>我相信人民公僕時代的已經到來，我們都正在重塑台灣政治，希望開始重視人民公僕的這個角色與目標，希望總有一天，在台灣以及世界上其他任何相信民主真正價值的地方，我們最終可以擺脫黨僕政治的桎梏，享受人民公僕對社會所做出的貢獻和建設成果。 <text:line-break/><text:line-break/>容我再次重申，沒有「韓流」，只有「民心」。因為「民心」，我才得以來到高雄。而今，我們正一起在走向一條現代民主的路途上，在新的現代民主裡，政黨奴僕們放下了私利和政治操作手段，而人民公僕則努力讓我們國家巨大的潛力得到最大的發揮。 <text:line-break/><text:line-break/>這是我們的高雄之路。 <text:line-break/><text:line-break/>謝謝，謝謝大家聽我這個又老又禿的老頭說這麼多。我希望今天所有在場聽我演講、又沒有睡著的人，將從此過著幸福快樂的生活！</text:p>
      <text:p text:style-name="P1">陳真   |  2019.04.15 20:01   |   <text:a xlink:type="simple" xlink:href="http://palinfo.habago.org/Entry?Command=Information_PrintForum&amp;iPage=24#FORUM37356"><text:span text:style-name="T1">#</text:span></text:a></text:p>
      <text:p text:style-name="P3">亞桑傑被捕 生父籲澳洲把兒子帶回家鄉 <text:line-break/><text:line-break/>中央廣播電台 <text:line-break/><text:line-break/>楊昭彥 <text:line-break/><text:line-break/>2019年4月14日 <text:line-break/><text:line-break/><text:line-break/>維基解密(WikiLeaks)創辦人亞桑傑(Julian Assange)的生父今天(14日)呼籲澳洲把亞桑傑帶回家鄉。這名父親表示，看到自己的兒子上周在英國倫敦(London)被捕後的情況，讓他感到震驚。 <text:line-break/><text:line-break/>法新社報導，亞桑傑2012年向厄瓜多駐倫敦使館尋求庇護之後，據傳他的父親希普頓(John Shipton)每年耶誕節都會探訪亞桑傑。 <text:line-break/><text:line-break/>希普頓告訴墨爾本(Melbourne)的週日前鋒太陽報(Sunday Herald Sun)，「外交部與總理應該巧妙地做些什麼。」「事情可以用眾人都滿意的方式解決。之前有參議員跟外交部高官在一場會議中，討論過把朱利安(亞桑傑)引渡回澳洲。」 <text:line-break/><text:line-break/>在厄瓜多撤銷對亞桑傑的政治庇護之後，英國警方11日便以亞桑傑2012年違反保釋條件為由，進入使館逮人。另外，由於維基解密曾大量外洩美國官方文件，美國也尋求引渡亞桑傑。 <text:line-break/><text:line-break/>希普頓表示，自己看到兒子11日在使館被捕時的狀態十分震驚。他說，「我看到他和那些警察把他拖下樓梯的樣子，他看起來不是很好。我現在74歲，看起來比47歲的他狀況還要好。真的很嚇人。」</text:p>
      <text:p text:style-name="P1">陳真   |  2019.04.15 19:23   |   <text:a xlink:type="simple" xlink:href="http://palinfo.habago.org/Entry?Command=Information_PrintForum&amp;iPage=24#FORUM37355"><text:span text:style-name="T1">#</text:span></text:a></text:p>
      <text:p text:style-name="P2">看台灣的媒體下標題真是很難受。 <text:line-break/><text:line-break/>其實我不太敢看assange的報導，因為不想影響心情。 <text:line-break/><text:line-break/>他被厄瓜多出賣，撤銷庇護，原因之一就是他也揭露了厄瓜多繼任總統的貪污黑資料。 <text:line-break/><text:line-break/>底下有 assange的影片： <text:line-break/><text:line-break/>https://bit.ly/2IlvPC3 <text:line-break/><text:line-break/>陳真 2019. 04. 15. <text:line-break/><text:line-break/>-------------------- <text:line-break/>亞桑傑自閉厄瓜多使館玩滑板 窩居2494天生活曝光 <text:line-break/><text:line-break/>新頭殼newtalk &amp;;#124;洪翠蓮 綜合報導 <text:line-break/>2019年4月15日 上午11:16 <text:line-break/>留言 <text:line-break/><text:line-break/>[新頭殼newtalk] 「維基揭密」（WikiLeaks）創辦人亞桑傑（Julian Assange）11日遭到英國倫敦警方強行逮捕，結束他躲藏2494天生活。支持亞桑傑的人士把矛頭指向厄瓜多總統莫雷諾（Lenin Moreno）。莫雷諾14日接受英國《衛報》訪問時，指亞桑傑企圖把厄瓜多駐倫敦大使館當作間諜中心，多次違反庇護條件，才決定撤銷對亞桑傑的庇護，相關單位也曝光亞桑傑的生活監控影片。 <text:line-break/><text:line-break/>亞桑傑被捕後，他在大使館內的生活畫面也曝光，他的房間似乎被裝設多個監視器，還有各式錄影裝置與私人食物擺設，守衛將這個房間稱為「蝙蝠洞」（Batcave）。 <text:line-break/><text:line-break/>因為驅逐亞桑傑而成為眾矢之的，厄瓜多現任政府似乎開始反擊，該國內政部長羅莫（Maria Paula Romo）日前爆料，亞桑傑在厄瓜多大使館期間，常在大使館的牆壁塗糞便；還爆出亞桑傑會在使館內溜滑板、玩球等怪異行為。 <text:line-break/><text:line-break/>使館人員與亞桑傑互不信任，傳出互相監聽。莫雷諾日前接受英國《衛報》訪問，爆亞桑傑把大使館當「間諜中心」。他表示，他的前任科雷亞（Rafael Correa）政府在大使館內，提供亞桑傑一些「干擾其他國家進程」的設施，他激動地說「絕不允許」。 <text:line-break/><text:line-break/>莫雷諾聲稱取消庇護亞桑傑不是武斷的決定，而是基於國際法。他稱已經獲得英國書面保證，不會將他引渡到面對死刑的第3國。 <text:line-break/><text:line-break/>不過亞桑傑的律師珍妮佛羅賓遜（Jennifer Robinson）對這些說法提出異議，她指厄瓜多過去幾天一直在做出一些指控，好證明允許英國警察進入大使館的決定是合理的，但事實上那些指控都不是真的。厄瓜多前任總統科雷亞也表示，莫雷諾驅逐亞桑傑，是因為「維基揭密」爆料了莫雷諾涉嫌貪污的文件。</text:p>
      <text:p text:style-name="P1">陳真   |  2019.04.15 19:15   |   <text:a xlink:type="simple" xlink:href="http://palinfo.habago.org/Entry?Command=Information_PrintForum&amp;iPage=24#FORUM37354"><text:span text:style-name="T1">#</text:span></text:a></text:p>
      <text:p text:style-name="P3">謝謝懷軒，如果是這樣，那我們就還是維持老地方。</text:p>
      <text:p text:style-name="P1">懷軒   |  2019.04.15 18:30   |   <text:a xlink:type="simple" xlink:href="http://palinfo.habago.org/Entry?Command=Information_PrintForum&amp;iPage=24#FORUM37353"><text:span text:style-name="T1">#</text:span></text:a></text:p>
      <text:p text:style-name="P2">回應一下關於5月份去AIT靜站的留言。 <text:line-break/><text:line-break/>新的AIT內湖總部5/6號啟用，地址是台北市內湖區金湖路100號，最近的捷運站是文湖線內湖站，但還得走個約550公尺。 <text:line-break/><text:line-break/>以我在內湖混了4年的經驗，從前金龍路上人煙稀少，只有往東湖的人會走，現在有了捷運白天車子更少，新AIT的對面更是一排排豪宅，路上幾乎沒有行人。 <text:line-break/><text:line-break/>新的AIT占地廣大(差不多就那片山頭)，而且AIT那側印象中是沒有人行道的，應該是刻意如此做。咱們小貓兩三隻，兩隻在禁制區內(可能站門口車道旁)，其他在禁制區外，可能得是在4線道的對街才不是禁制區。正對著新的AIT入口是個豪宅，前面是很寬的人行道，我看是比我們常站的師大旁還寬。但新的AIT入口是車道，真正的門口還向上開個近百公尺，若我們站在對面，就是面對著空無一人的車道。 <text:line-break/><text:line-break/>去站在AIT前抗議美國的行事作風象徵意義大，但若是希望給往來路人車輛看，那處人車稀少。</text:p>
      <text:p text:style-name="P4"/>
      <text:p text:style-name="P1">陳真   |  2019.04.15 17:15   |   <text:a xlink:type="simple" xlink:href="http://palinfo.habago.org/Entry?Command=Information_PrintForum&amp;iPage=25#FORUM37352"><text:span text:style-name="T1">#</text:span></text:a></text:p>
      <text:p text:style-name="P2">台灣社會特別有這樣一種狀況，簡單說：透過主流媒體的刻意篩選，一種想法或作法，或是任何一種人事物，之所以受到關注，往往不是因為其內在性質之優秀，而是因為它是被揀選的，就像神明挑選子民一樣，神賦與誰話語權，誰就是神的子民。只不過這個 "神" 不是真神，而是反映特定利益與(往往庸俗的) 品味的 "媒體" 及其背後主子。 <text:line-break/><text:line-break/>比方說你看，它媽的每天聽到什麼館長，什麼理性太太，什麼碗糕社運人士，什麼碗糕學者，碗糕律師，一堆蠢材，每天講一堆低能蠢話，但是媒體卻像放送福音那樣如雷貫耳，強迫收聽。整個輿論市場，低能到不能再低能。 <text:line-break/><text:line-break/>我對郭台銘並無好惡，嚴格說來，好感大於惡感，因此，我的批評對於其人毫無貶意，只是就話論話。簡單說：韓國瑜講的是傻話，郭台銘講的卻是廢話。所謂市場當然就是競爭，那不是廢話嗎？問題是怎麼競爭啊。所謂技術，當然就是研發，問題是怎麼研發啊。所謂命運，當然能靠自己的部份就要靠自己，問題是怎麼靠啊。至於國防，當然大家都想要和平，問題是如何才能確保和平啊。 <text:line-break/><text:line-break/>我常引用莫里哀的一段諷刺性台詞，考官們問受試醫生說："請問安眠藥為何有效？" 醫生答："因為它會讓人想睡覺。" 考官們齊聲合唱說："答得好啊答得妙"。可是，這樣的答法，不就是一句廢話嗎？ <text:line-break/><text:line-break/>至於你說的 "國防靠美國是不可靠的"，這話有整個認知結構上的問題，那就好像說 "安全依靠某個歹徒是不可靠的" 那樣荒謬，怎麼會有人想要去依靠一個整天殺人強姦的歹徒？美國就是台灣最大的戰爭促成因素，長年以來就是把台灣當成攻打大陸的一個軍事基地。脫離這樣一種可悲可怕的殖民宿命都來不及了，怎麼還會有所謂依靠？再說，台灣長年以來就是美國的狗，甚至還得自備狗糧，幫主人咬人，比狗還不如。做為一條被歹徒綁架的殖民狗，哪來所謂依靠的問題？懂我的意思吧。 <text:line-break/><text:line-break/>我常覺得，先別說答案，光是要問對一個問題都很罕見。也許可以這麼說，問對問題，其實就等於理解了問題。</text:p>
      <text:p text:style-name="P1">Ethan   |  2019.04.15 12:19   |   <text:a xlink:type="simple" xlink:href="http://palinfo.habago.org/Entry?Command=Information_PrintForum&amp;iPage=25#FORUM37351"><text:span text:style-name="T1">#</text:span></text:a></text:p>
      <text:p text:style-name="P3">我覺得郭董講的比韓國瑜的好 <text:line-break/>安全靠美國靠不住， 真正的國防安全，是超出軍事的視野的 <text:line-break/>https://www.nownews.com/news/20190413/3323185/ <text:line-break/><text:line-break/>https://www.google.com.tw/amp/s/udn.com/news/amp/story/6656/3756359 </text:p>
      <text:p text:style-name="P1">陳真   |  2019.04.14 16:56   |   <text:a xlink:type="simple" xlink:href="http://palinfo.habago.org/Entry?Command=Information_PrintForum&amp;iPage=25#FORUM37350"><text:span text:style-name="T1">#</text:span></text:a></text:p>
      <text:p text:style-name="P2">韓國瑜主張兩岸一國一制 <text:line-break/><text:line-break/>陳真 2019. 04. 14. <text:line-break/><text:line-break/><text:line-break/>韓國瑜主張兩岸一國一制。真的嗎？我不知道，不過這是他自己公開說的。 <text:line-break/><text:line-break/>韓國瑜說，他 "強烈主張九二共識"，但他卻又 "摸著心臟" 發誓 說他反對一國兩制，甚至還要求大家看進他的 "靈魂深處"，相信他真的反對兩岸一國兩制。如果這些話當真，那麼，唯一的結論就是他就連靈魂深處都主張兩岸一國一制。 <text:line-break/><text:line-break/>為什麼呢？因為九二共識的核心概念就是 "一個中國"。你表你的，我表我的，但不管怎麼表，兩岸共識就是同屬一個中國，追求兩岸統一。不管誰統誰，都是要統一在一個中國底下。既然韓 "強烈主張九二共識"，意思就是說他強烈主張一個中國。一個中國底下有可能一制，也可能兩制，既然他反對兩制，剩下的唯一可能就是一國一制。老實說，這也是我的主張。我不明白一個國家幹嘛要分成兩種制度？過渡可以，但終究還是應該得回到一國一制。 <text:line-break/><text:line-break/>我上面的推論哪裏有錯呢？一個人絕不可能一方面強烈主張九二共識，另一方面卻又堅決反對兩岸同屬一中。這就好像兩人立下婚約，新娘表明非君不嫁，你儂我儂，永浴愛河，但她卻又說："我現在摸著心臟，請大家看著我的眼睛，看著我的靈魂深處，我堅決反對一個家庭！" 天底下有這種婚約嗎？至於潛台詞則是 "我只是想要發大財" 而已。你說，這不就是金光黨仙人跳嗎？ <text:line-break/><text:line-break/>我相信韓國瑜一定會否認他主張兩岸一國一制。為什麼呢？因為想騙選票。但是，台灣人難道還想再這樣繼續不明不白自欺欺人地折騰虛耗下去？都已經虛耗了半個多世紀不是嗎？從蔣介石的什麼 "一年準備，兩年反攻，三年掃蕩，五年成功" 的武統論，再到蔣經國的反攻大陸解救同胞的政治反攻，一直到老賊李登輝的 "三民主義統一中國"，接著換成更為虛幻更無可行性與正當性的台獨建國上場，繼續政治操弄騙選票二十多年。到底有完沒完？ <text:line-break/><text:line-break/>我能理解一國兩制在島內長年被美日殖民政治給污名化、妖魔化，從而變成一種完全無法訴諸任何理性討論的票房毒藥，一種敗德的叛國訴求；誰敢如此主張，誰就是全民公敵，成為所謂 "賣國賊"。綠營最近就給韓國瑜扣上了這樣一頂 "賣國賊" 的大帽子。因此，我能體會韓國瑜為了勝選的苦衷，但有必要也跟著妖魔化一國兩制嗎？ <text:line-break/><text:line-break/>在我看來，相較於兩岸前途之長遠發展，島內選舉輸贏其實無關大局。世界進展如此迅速，時光飛逝而去，別再虛耗，別再騙了。獨也騙，統也騙，大家全都在說謊，都半個多世紀了，夠了！該是面對現實的攤牌一刻到了。要統要獨，大家把話講清楚，找出一個大方向來，而不是一再政治操弄，一再自欺欺人。 <text:line-break/><text:line-break/>韓國瑜的論調其實就如同你來到火車站，買票上車前，總得先決定了要北上或南下或西行或東進吧？你總不能說強烈主張購買南下的九二列車票，卻又說你堅決反對南下，那不是發神經嗎？ <text:line-break/><text:line-break/>韓國瑜可能又會說 "目前"，"目前" 他堅決反對一國兩制，至於以後如何就以後再說。但是，即便加入 "目前" 當藉口，一樣是謊話，因為，一切爭議當然是關於未來，而不是關於目前。所有兩岸關係的主張，必然是主張可預見的將來，而不是主張 "目前"，那等於是沒有主張，存心騙選票。不管你是買了南下或北上車票，必然期待車子向著一定的方向行駛，而不是期待它停留原地，因此，藍營之所謂 "主張九二共識但反對一國兩制" 或綠營之所謂 "維持現狀" 或 "什麼都不用做的虛擬台獨建國"，其實全是自欺欺人。 <text:line-break/><text:line-break/>韓國瑜嘲笑綠營的台獨建國是三不 (不要中華民國、不要九二共識、不敢台灣獨立) 或兩不半 (台獨搞一半)。同樣的嘲笑放在韓國瑜自相矛盾的兩岸主張上，不也一模一樣？甚至還更加精神錯亂：既要一中，又不要一中；既要統一，又堅決反對統一。不要一國，又希望兩制，那不就是兩國兩制，那不就是台獨建國嗎？韓國瑜到底知不知道自己在說什麼？ <text:line-break/><text:line-break/>我不是說你應該主張一國一制或兩制的立即實現，但你既然認同了一中之共識，那就應該誠實地表明兩岸統一就是你的追求目標與主張。如果你並不想往統一的方向走，那你就應該明確地表明反對九二共識，然後往真正獨立建國的方向走，而不是又反台獨又反統一又說強烈主張九二共識。 <text:line-break/><text:line-break/>寫這文章，我覺得我好像在教幼兒園的小朋友。這些道理有那麼難懂嗎？本文特別歡迎各方轉載。</text:p>
      <text:p text:style-name="P1">陳真   |  2019.04.14 16:56   |   <text:a xlink:type="simple" xlink:href="http://palinfo.habago.org/Entry?Command=Information_PrintForum&amp;iPage=25#FORUM37349"><text:span text:style-name="T1">#</text:span></text:a></text:p>
      <text:p text:style-name="P3">寫得不錯，我還以為沒有人會覺得看那類文字很想吐。我有些朋友卻很喜歡這些矯揉造作的東西。我想這是八字問題。什麼樣的人自然就會喜歡什麼樣的人事物。 <text:line-break/><text:line-break/>能夠隨手就寫出讓人啞口無言而且全身起雞母皮的文章，其實也不容易。這類"作家"，族繁不及備載。</text:p>
      <text:p text:style-name="P1">洋洋   |  2019.04.14 08:21   |   <text:a xlink:type="simple" xlink:href="http://palinfo.habago.org/Entry?Command=Information_PrintForum&amp;iPage=25#FORUM37348"><text:span text:style-name="T1">#</text:span></text:a></text:p>
      <text:p text:style-name="P2">轉自知乎 <text:line-break/>---------------------- <text:line-break/>我不知道文学界怎么划定作家，在我这里，毕淑敏，林清玄，龙应台，读者文摘，故事会属于一类。。 <text:line-break/><text:line-break/>我没有贬低这三位作者的意思，我对他们没有什么成见，更对深挖作家出身，个人八卦，人生经历没有任何兴趣。他们有自己的领域和表达方式，我们不能用社会思维去要求文学作家怎样做。但他们的部分粉丝明显越界了，就是用情怀，用感受去解决问题，而不是技术和逻辑。 <text:line-break/><text:line-break/>在读书时候，这种类型的作家的经典语句带给我很多的高分作文，通过刻意的模仿他们，带来了最初的写作体验。 <text:line-break/><text:line-break/><text:line-break/>他们太好模仿了，任何一个小事都可以渲染成人生感悟。 <text:line-break/><text:line-break/>他们太让人舒服了，难题不必认真解决，来一句情怀美句就过去了。 <text:line-break/><text:line-break/>他们太让我解气了，只要遇到**，想起他们的语句都能让我心生高贵。 <text:line-break/><text:line-break/><text:line-break/>我说过了，那是他们的职业和领域，我不会去过多批评。但是作为各行各业普通人的我们，遇到龙应台的粉丝是很窝火的事，尤其是与他们共事。比如： <text:line-break/><text:line-break/>当业务上遇到技术难题，本该用技术逻辑去解决的问题，往往被一句抖激灵震撼的哑口无言。 <text:line-break/><text:line-break/>当评论政府政策，本来通过经济技术，社会发展，历史来解读解答的东西，非要来一句情怀感叹。 <text:line-break/><text:line-break/>当遇到社会问题，不喜欢理性思维去多维度思考深入刨析，喜欢通过“民主自由”相关名句一言以蔽之，都歪了好不好，歪的很厉害。 <text:line-break/><text:line-break/><text:line-break/>比如给一个同学提醒，在校外兼职时多留心眼，不要受骗，人家一句“眼睛熟悉了黑暗，张开眼，还是黑暗”。。。我他妈还能说什么。 <text:line-break/><text:line-break/>比如有人劈腿了，明明自己很渣。还发朋友圈：“不是渐行渐远，而是有一天终要重逢”。你说气人不气人。。。 <text:line-break/><text:line-break/>比如有同学在女生不熟悉下告白，把人家吓着了，又死缠烂打。给别人说：龙应台曾经说过，凡事出于爱的急切，都是可以原谅的。 <text:line-break/><text:line-break/><text:line-break/>吴秀波约P前先讲一晚上《金刚经》。。。。。 <text:line-break/><text:line-break/>老板们喜欢用一段励志语录来给扣工资做铺垫。。。 <text:line-break/><text:line-break/>渣男渣女喜欢用美文语录来展示自己的纯洁与可深刻。 <text:line-break/><text:line-break/>卖国贼喜欢用超脱哲学来证明自己的正确。 <text:line-break/><text:line-break/><text:line-break/>他们不喜欢通过技术分析说服别人，更多的是情感煽动，偷换逻辑，主角光环视角，将自己放在上帝的位置，用心极冷，偏执极大。导师口吻，善良人设，佛祖心态，却又不负责任。总以为睿智的自己可以通过倾销情怀空手套白狼。。。。。。 <text:line-break/><text:line-break/>所以在理工大牛辈出，就算骗人也要玩考据、体验的知乎，龙应台及其部分拥簇者被批评再正常不过了。。。 <text:line-break/><text:line-break/>我财经专业毕业，从来不喜欢100%情绪化看待问题，也不喜欢通过文学美句来解决和处理自己的事。我也爱好文学，也知道利用情绪的重要性。但是我相信每一个社会问题都有着错综复杂的原因，解决任何一个问题，都需要科学技术，经济技术，政治技术，管理技术。思考问题需要遵循现实逻辑。。。。我能理解文人的逻辑，但是不理解，为什么有人喜欢， 用文人的逻辑来掩盖罪恶、自私和对别人的伤害。</text:p>
      <text:p text:style-name="P1">洋洋   |  2019.04.14 07:40   |   <text:a xlink:type="simple" xlink:href="http://palinfo.habago.org/Entry?Command=Information_PrintForum&amp;iPage=25#FORUM37347"><text:span text:style-name="T1">#</text:span></text:a></text:p>
      <text:p text:style-name="P3">韓如果只想為高雄市民服務，不會發表這些對岸不喜歡的言論，這對剛拿到手的50億MOU兌現，顯然是負面的。 <text:line-break/>由韓不支持一國兩制及軍事靠美國，已經看出他想選總統，只要郭不選，他應該就會接受徵召。 <text:line-break/>韓對為何不支持一國兩治沒有論述，但這的確是現在島內的主流民意，韓知道支持就沒有選票。趙少康也不支持一國兩制，他說香港人佔中也不支持。這很奇怪，趙是聰明人沒有選票的負擔，他應該知道拿香港片面或某類人的態度舉例是不符合邏輯，難道是在乎收視率嗎? <text:line-break/>一國兩制用GOOGLE查前幾頁都是負面的，拿百度查則是展望、解讀、探討等正經八百的文章。 <text:line-break/><text:line-break/>香港以前是大陸的門戶，佔盡天時地利，現在祖國沿岸發展迅速，香港不再高高在上不再這麼重要，有個小漁村叫深峻，其GDP在2017年已經超過整個香港。 <text:line-break/><text:line-break/>比較幾個數字 <text:line-break/>1997年7月1日香港主權由英國政府移交給中共，結束了香港殖民的時代，開啟港人治港一國兩制。 <text:line-break/>1997年澳門的人均GDP為1.5萬美元，2018為8.6萬美元。+4.7倍 <text:line-break/>1997年香港的人均GDP為2.7萬美元，2018為4.6萬美元。+0.7倍 <text:line-break/>1997年台灣的人均GDP為1.3萬美元，2018為2.4萬美元。+0.8倍 <text:line-break/>1997年中國的人均GDP為750美元，2018為9376美元。+11.5倍 <text:line-break/>香港的一國兩制除了經濟面外還應該比較回歸前後各方面的差異及優劣，不能片面論斷。不過我猜測香港人對一國兩制的不滿的主要原因，是相對的優越被剝奪後的失落感。如現在美國的擔憂一般。 <text:line-break/>一國兩制的條件還沒談不知道反對什麼。讓我淘寶免運費我馬上煮雞湯以迎王師，給台灣人戶頭100萬，支持統一保證過半。長遠來看我喜歡將每年的台灣國防軍費轉消費券發給大家。 <text:line-break/>韓對反對一國兩制及「國防靠美國、科技靠日本、市場靠中國、努力靠自己」，希望這只是騙選票，不是心理的話。</text:p>
      <text:p text:style-name="P1">陳真   |  2019.04.14 02:19   |   <text:a xlink:type="simple" xlink:href="http://palinfo.habago.org/Entry?Command=Information_PrintForum&amp;iPage=25#FORUM37346"><text:span text:style-name="T1">#</text:span></text:a></text:p>
      <text:p text:style-name="P2">韓國瑜在哈佛演講時說，台灣未來靠「這20字」：「國防靠美國、科技靠日本、市場靠中國、努力靠自己」。 <text:line-break/><text:line-break/>這事只有兩種可能，一是他真的很 "單純"，對於世界的認識跟國中生差不多。另一種可能就是政治人物騙選票的違心之論。 <text:line-break/><text:line-break/>台灣根本不需要自己發展國防。國防當然只能靠祖國，才有可能像樣地當個人，免於外人殖民，免於給日本鬼子和美國人當狗使喚。美國只會把台灣帶向烽火。 <text:line-break/><text:line-break/>至於科技，竟然扯到日本，真是不可思議。當今科技，大抵美國第一，但若論及足以決定未來的關鍵科技，例如 AI(人工智慧)及量子科學，祖國很可能才是第一。 <text:line-break/><text:line-break/>若論市場，當然還是祖國第一。不靠大陸賺錢，還能靠誰？ <text:line-break/><text:line-break/>至於什麼努力靠自己，則是空話一句，有說等於沒說。 <text:line-break/><text:line-break/>陳真 2019. 04. 14. <text:line-break/><text:line-break/>============= <text:line-break/>韓國瑜最新金句！哈佛演講高喊：台灣未來靠「這20字」 <text:line-break/><text:line-break/>2019/04/12 <text:line-break/><text:line-break/>圖／中央社 <text:line-break/><text:line-break/>高雄市長韓國瑜10日啟程訪美，台灣時間12日凌晨0點30分左右在哈佛大學進行閉門演講，演說後與學者進行交流。 <text:line-break/><text:line-break/>據《ETtoday》報導，韓國瑜在座談中發表了最新的20字口號：「國防靠美國、科技靠日本、市場靠中國、努力靠自己」。</text:p>
      <text:p text:style-name="P1">李念淨   |  2019.04.13 15:56   |   <text:a xlink:type="simple" xlink:href="http://palinfo.habago.org/Entry?Command=Information_PrintForum&amp;iPage=25#FORUM37345"><text:span text:style-name="T1">#</text:span></text:a></text:p>
      <text:p text:style-name="P3">Assange是澳洲公民 <text:line-break/>按常理來說，有某國公民在國外被他國逮捕的時候，應該要表示點甚麼 <text:line-break/>一般都是抗議以上的外交交涉 <text:line-break/><text:line-break/>這次在英國被捕 <text:line-break/>澳洲政府僅僅只有這樣的表示 <text:line-break/><text:line-break/>Australian Prime Minister Scott Morrison says Assange, who was born in the Queensland city of Townsville, will get no special treatment. <text:line-break/><text:line-break/>“We support Australians in those cases by providing that consular assistance, so Mr. Assange will get the same support that any other Australian would in these circumstances. He is not going to be given any special treatment. He will be getting the same treatment as everybody else, he will get the same support as everyone else.” <text:line-break/><text:line-break/>非常官話 <text:line-break/>感覺英美加紐澳都是蛇鼠一窩。</text:p>
      <text:p text:style-name="P1">陳真   |  2019.04.12 03:26   |   <text:a xlink:type="simple" xlink:href="http://palinfo.habago.org/Entry?Command=Information_PrintForum&amp;iPage=25#FORUM37344"><text:span text:style-name="T1">#</text:span></text:a></text:p>
      <text:p text:style-name="P2">從輔，聯合國已經聲援阿桑吉很多年，因為他根本就是無罪之身，只有美國想以間諜罪之類判他死刑。 <text:line-break/><text:line-break/>那些美國走狗，那些什麼民主自由人士，怎麼面對真正的迫害卻從不跳出來吭一聲？</text:p>
      <text:p text:style-name="P1">陳真   |  2019.04.12 03:20   |   <text:a xlink:type="simple" xlink:href="http://palinfo.habago.org/Entry?Command=Information_PrintForum&amp;iPage=25#FORUM37343"><text:span text:style-name="T1">#</text:span></text:a></text:p>
      <text:p text:style-name="P3">阿桑吉被軟禁了七年，他的小孩送了一隻小貓進去陪他。但他後來決定讓小貓離開，希望小貓能夠去過一個比較好的生活。阿桑吉還給這貓弄了個帳號。我常看這貓。底下有貓的圖片和影片。 <text:line-break/><text:line-break/>https://bit.ly/2D9ipVn <text:line-break/><text:line-break/>https://bit.ly/2GhyWso <text:line-break/><text:line-break/>https://bit.ly/2D8QvsF <text:line-break/><text:line-break/>https://bit.ly/2Pct6M1 <text:line-break/><text:line-break/>軟禁處即厄瓜多駐英大使館外有個群眾設置的聲援布條： <text:line-break/><text:line-break/>https://bit.ly/2PctHgJ <text:line-break/><text:line-break/>還有這東西，似曾相識： <text:line-break/><text:line-break/>https://bit.ly/2G81nI8</text:p>
      <text:p text:style-name="P1">孫從輔   |  2019.04.12 02:59   |   <text:a xlink:type="simple" xlink:href="http://palinfo.habago.org/Entry?Command=Information_PrintForum&amp;iPage=25#FORUM37342"><text:span text:style-name="T1">#</text:span></text:a></text:p>
      <text:p text:style-name="P2">阿桑吉被補也引起了聯合國的關注。底下新聞說「英國已向厄瓜多爾政府做出書面保證，不會將阿桑吉引渡至可能使其面臨折磨或死刑的國家。」 希望是真的。 <text:line-break/><text:line-break/>================ <text:line-break/><text:line-break/>聯合國新聞 <text:line-break/>https://news.un.org/zh/story/2019/04/1032211 <text:line-break/><text:line-break/>2019 年 4 月 11 日 <text:line-break/>人權 <text:line-break/><text:line-break/>在厄瓜多爾終止對其實施庇護後，“維基揭秘”網站創始人阿桑奇今天在生活了近七年的厄瓜多爾駐英國大使館遭到警方逮捕。聯合國人權專家表示，假如被引渡到美國，阿桑奇的人權可能將“面臨遭到嚴重侵犯的風險”。 <text:line-break/><text:line-break/>聯合國法外處決問題特別報告員卡拉馬德通過社交媒體表示，“將阿桑奇從使館驅逐”，允許他遭到逮捕，“讓他距離引渡又近了一步，從而使他暴露在人權遭受侵犯的嚴重風險之下”。卡拉馬德同時指出，英國在過去七年間對阿桑奇實施了“任意監禁，可能對他的生命造成威脅”。 <text:line-break/><text:line-break/>出生於澳大利亞的阿桑奇於2006年創辦“維基揭秘”網站。2010年，該網站公佈大量美國政府機密文件，美國司法部稱其涉嫌非法入侵政府電腦系統，非法公開機密軍事和外交電報，可能危及美國海外工作人員的生命。 <text:line-break/><text:line-break/>同年11月，阿桑奇又因涉嫌強姦受到瑞典檢方調查，並在英國遭到逮捕。2012年，阿桑奇在英國保釋期間進入位於倫敦的厄瓜多爾駐英使館，以擔心將被引渡到美國為由尋求庇護。此後一直在使館內生活至今，並於去年獲得了厄瓜多爾國籍。 <text:line-break/><text:line-break/>瑞典檢方與2017年宣佈終止對強姦案的調查，但英國法院以阿桑奇違反保釋條例為由，依舊維持對其的逮捕命令。按照英國法律，違反保釋規定最高可被判處12個月監禁。 <text:line-break/><text:line-break/>據媒體報導，英國已向厄瓜多爾政府做出書面保證，不會將阿桑奇引渡至可能使其面臨折磨或死刑的國家。 <text:line-break/><text:line-break/>聯合國隱私權問題特別報告員卡納塔西也在今天發表聲明，表示阿桑奇被捕“不會影響”他對其個人隱私是否遭到侵犯的評估調查，“唯一的區別就是，我計畫在他受到監禁的地點，而不是厄瓜多爾駐英國使館與他進行當面交談”。 <text:line-break/><text:line-break/>阿桑奇的律師團隊在今年3月29日向人權高專辦提交了有關其隱私權遭到侵犯的個人投訴。卡納塔西表示，正就此事致信英國政府，要求允許其在4月25日對阿桑奇進行探視。 <text:line-break/><text:line-break/>阿桑奇理應能夠“不受阻礙”地行使言論和行動自由權 <text:line-break/><text:line-break/>此前，聯合國酷刑問題特別報告員梅爾澤在4月5日發表聲明，敦促厄瓜多爾不要將阿桑奇從使館驅逐，表示一旦遭到引渡，阿桑奇的人權“將面臨遭到嚴重侵犯的真實風險，包括言論自由、獲得公正審判及不受酷刑和其他殘忍、不人道或有辱人格的待遇或處罰的權利”。 <text:line-break/><text:line-break/>聯合國任意拘留問題工作組也曾在去年12月敦促英國“履行國際義務”，允許阿桑奇安全離開厄瓜多爾駐英使館。 <text:line-break/><text:line-break/>工作組專家表示 ，工作組在2015年的意見中就已認定，阿桑奇受到了任意監禁，自由遭到剝奪，並要求將其釋放。 <text:line-break/><text:line-break/>工作組指出，“根據國際法，審前監禁只有在有限的情況下才能實施。而在調查期間實施監禁的條件則更加嚴格，尤其是在沒有任何罪名指控的情況下。如今，距離瑞典方面決定終止調查已經超過18個月，使阿桑奇的自由繼續受到剝奪的唯一理由就是他違反了英國的保釋規定。客觀地說，這並不是嚴重的罪行，不能作為追溯既往，使其遭受監禁長達六年多的理由。” <text:line-break/><text:line-break/>工作組專家表示，“根據英國已經批准的《人權公約》，阿桑奇應該能夠不受阻礙地行使其行動自由權”。 <text:line-break/><text:line-break/>聯合國特別報告員或人權專家由人權理事會任命，以個人身份獨立開展工作，對特定國家的人權狀況或全球範圍的重大人權議題進行調察、監測並發表公開報告，最長任期六年，不是聯合國僱員，也不在聯合國領取薪水。</text:p>
      <text:p text:style-name="P4"/>
      <text:p text:style-name="P1">文歆   |  2019.04.12 00:11   |   <text:a xlink:type="simple" xlink:href="http://palinfo.habago.org/Entry?Command=Information_PrintForum&amp;iPage=26#FORUM37341"><text:span text:style-name="T1">#</text:span></text:a></text:p>
      <text:p text:style-name="P2">中選會提出的公投法修正草案，我對於「人權不得公投」沒有意見，但整個修正草案的主要目的擺明就是「不讓人民公投成案」。 <text:line-break/>　 <text:line-break/>首先，他要讓公投跟大選脫勾。你的公投案能不能綁大選，是中選會高興讓你綁你就能綁，認為你可能會影響主子選情或其他離奇原因就讓你不能綁。 <text:line-break/>　 <text:line-break/>公投綁大選，除了提高人民投票率之外，更是節省成本的做法。中選會憑什麼多花納稅人的錢讓公投和大選脫鉤？就因為中選會自己無能同時把公投和大選辦好？還是因為怕公投影響主子選情忠心護主？ <text:line-break/>　 <text:line-break/>中選會說為了避免死人連署，連署時要附上身分證正反面影本。 <text:line-break/>　 <text:line-break/>請問，誰敢把自己的身分證正反面影本交給路上的陌生人？到底誰敢？ <text:line-break/>　 <text:line-break/>以我自己拉連署的經驗，有些人甚至連填寫連署書都害怕洩漏個資了，何況是把身分證交給你？ <text:line-break/>　 <text:line-break/>就算我真的人見人愛每個人見到我拉連署都心甘情願把身分證交出來讓我影印，我們這些小小志工，哪有可能在每個街頭連署點都備上一台影印機？ <text:line-break/>　 <text:line-break/>死人連署根本不是問題，戶政所核對資料的時候就會把死人連署刪除。中選會出此荒唐草案，擺明就是讓人民不能公投。 <text:line-break/>　 <text:line-break/>何況要說什麼可信度，你中選會公然違法濫權的可信度又如何？我們公投第16案被判定「沒寫姓名」的9000多張離奇連署書你們中選會到現在都拿不出來！ <text:line-break/>　 <text:line-break/>公投是民主國家重要的監督機制，若政府政策與民意不符，人民可以發起公投，實行直接民主，讓多數民意導正政策。 <text:line-break/>　 <text:line-break/>如今中選會卻是處心積慮、用盡手段大幅提高公投難度，嘴上說要讓公投法更加完善，實則設下各種不合理的規定，讓人民公投無法成案。中選會到底是為人民做事，還是政府的附隨組織？ <text:line-break/>　 <text:line-break/>　 <text:line-break/>中選會的公投法修正草案如下： <text:line-break/>1)增加準備期間由1個月拉長為3個月 <text:line-break/>2)將「應」改成「得」，讓公投可以跟大選脫勾 <text:line-break/>3)縮短公投主文字數 <text:line-break/>4)不得公投人權議題 <text:line-break/>5)連署名冊提出以1次為限 <text:line-break/>6)投票當天不能宣傳等事項 <text:line-break/>7)強化連署書可信度，連署時要提出身份證正反面影本。 <text:line-break/><text:line-break/><text:line-break/>https://www.facebook.com/100002038652860/posts/2169430609801540?sfns=mo</text:p>
      <text:p text:style-name="P1">陳真   |  2019.04.12 00:11   |   <text:a xlink:type="simple" xlink:href="http://palinfo.habago.org/Entry?Command=Information_PrintForum&amp;iPage=26#FORUM37340"><text:span text:style-name="T1">#</text:span></text:a></text:p>
      <text:p text:style-name="P3">原本明天是四月份的靜站，但是今天下午才突然發現，原來其他所有人都沒有收到我幾個星期前發出的信，我把信件回覆給私人信箱了。因此，明天的靜站決定取消，因為大家都已各自安排了活動，而且道具都在阿忠那邊，就算能及時取得，讓學姊一個人代表大家靜站好像也不太好(我和學姊必須留下一人照顧小孩，等小孩再大一點，不會一路胡鬧，我就帶她去靜站)。 <text:line-break/><text:line-break/>總之，明天就取消。這好像也是巴勒網站樁11年來唯二取消。另一次記得是剛好遇到強烈颱風。 <text:line-break/><text:line-break/>至於下個月，我有個想法，但不知道做不做得到，也不知道這樣做是否更好？那就是想移師到美國新的AIT總部那邊靜站。據說是在內湖，不知道有沒有適當的靜站位置？我所謂適當是說： <text:line-break/><text:line-break/>第一，必須很明顯就是站在AIT的建築物前，而不是站在幾十公尺外。 <text:line-break/><text:line-break/>第二，往來必須有許多路人，而不是人煙稀少。 <text:line-break/><text:line-break/>第三，兼顧集遊法的問題。AIT是集會遊行的管制區。 <text:line-break/><text:line-break/>幾十年來，人渣黨老是喊說要廢除違反民主的集遊法，但事實上自己一旦當權，一切作法卻反而比舊國民黨還更加蠻橫無理齷齪下流。而且，從過去多次經驗看來，別人跑到禁制區內抗議一般都不會真的被移送法辦，但我們肯定會出事或被逮捕。 <text:line-break/><text:line-break/>以前在台大當醫師，是公務員，萬一被抓我一點都不擔心，因為門診隨時還是會有同事代診，不會開天窗。而且，就算坐牢，薪水仍有半薪。但是，現在是在私人小醫院工作，幾乎所有門診全由我包辦，我若缺席，門診馬上找不到任何醫師頂替，病人就慘了。因此，我並不打算存心去坐牢。 <text:line-break/><text:line-break/>折衷的作法是：在禁制區內維持兩人靜站，這就不構成違法了(三人以上才算聚眾抗議)。另外的人就自由走動發傳單，或是站在禁制區外，警察就沒有理由逮捕我們。 <text:line-break/><text:line-break/>當然，還有個技術問題是：新的AIT總部有無捷運抵達？交通上方不方便？ <text:line-break/><text:line-break/>如果有去過現場勘察過地形的，可否說說實際情況，有無可能移師該處？或是仍然維持在師大這邊？至少過往行人與車輛非常多，畢竟舉牌也是要舉給過往路人看。</text:p>
      <text:p text:style-name="P1">陳真   |  2019.04.11 23:45   |   <text:a xlink:type="simple" xlink:href="http://palinfo.habago.org/Entry?Command=Information_PrintForum&amp;iPage=26#FORUM37339"><text:span text:style-name="T1">#</text:span></text:a></text:p>
      <text:p text:style-name="P2">幾年來，我壓下了自己或別人談論阿桑吉的許多文字，常常一動筆，寫一寫，很快又決定放棄。因為，我寫不出心裏對他的感覺，似乎越寫心裏越悶；就像你要描述一道很美的風景或一首美麗的曲子那樣，你終究沒法描述。誰能描述美麗呢？很多話說不上來，一說就俗，而只能讓自己孤獨地留在自己的世界裏，同你愛戀的對象共存亡。 <text:line-break/><text:line-break/>我們對任何一種人事物大抵有主、客觀兩種面向。對於阿桑吉，主觀愛恨無法言說，即便客觀的部份亦難以陳述。我只能說，人類千百年來，從未見過一個像他那樣的天才，以一人之力，挑戰人類史上最大最邪惡最血腥最齷齪黑暗的帝國，從而打開人類文明的一扇窗。阿桑吉的名字，將會永遠被後人懷念。 <text:line-break/><text:line-break/>我常覺得，如果世界上沒有愛因斯坦、維根斯坦以及阿桑吉，那麼，我們很可能會懷疑所謂智商高下究竟有何意義可言？每個人的智力不是都差不多嗎？ <text:line-break/><text:line-break/>高中畢業紀念冊上每個畢業生都得留下一句話。我不是很喜歡我念的那所學校，所以拒絕購買紀念冊，但我依稀記得我留下的一句話是："世人全是白癡，只有大白癡和小白癡的差別"；沒有誰比較聰明，而只有普通笨和非常笨的差別。所謂智愚，只是程度之分，而非範疇差異。 <text:line-break/><text:line-break/>直到長大以後，我才相信，世上確實有智力方面的天才，例如上面這三位便是；除了歸諸於神，我沒法想像那樣一種根本無從企及的智力從何而來。不過，智力方面的東西終究對我沒什麼吸引力。我只會被 "個性" (personality)所吸引。維根斯坦是對的，一如他所說，理性能力也好，藝術能力也罷，所謂天才，其實不過就是一種 "個性的產物"。我想，我若是個女的，肯定會在第一秒鐘就愛上阿桑吉。如此剛烈，如此委婉。 <text:line-break/><text:line-break/>這點留言，就算是我寫給阿桑吉的一封情書與告白吧。</text:p>
      <text:p text:style-name="P1">鄭豐遠   |  2019.04.11 18:15   |   <text:a xlink:type="simple" xlink:href="http://palinfo.habago.org/Entry?Command=Information_PrintForum&amp;iPage=26#FORUM37338"><text:span text:style-name="T1">#</text:span></text:a></text:p>
      <text:p text:style-name="P3">維基解密創始人阿桑吉剛剛被英國警方逮捕。 <text:line-break/><text:line-break/>觀察者網: <text:line-break/>https://bit.ly/2Z0GE1z <text:line-break/><text:line-break/>The Guardian (衛報): <text:line-break/>https://bit.ly/2WVS6ts <text:line-break/><text:line-break/>HeraldSun: <text:line-break/>https://bit.ly/2IrRGH3</text:p>
      <text:p text:style-name="P1">秉叡   |  2019.04.10 21:25   |   <text:a xlink:type="simple" xlink:href="http://palinfo.habago.org/Entry?Command=Information_PrintForum&amp;iPage=26#FORUM37337"><text:span text:style-name="T1">#</text:span></text:a></text:p>
      <text:p text:style-name="P2">一位新加坡學者對於新疆問題的看法 <text:line-break/>============================================== <text:line-break/>郑永年：中国的大西北问题 <text:line-break/><text:line-break/><text:line-break/>郑永年 <text:line-break/>新加坡国立大学东亚研究所所长昨天 17:33 <text:line-break/><text:line-break/>中国近来面临全方位的国际环境变化，涵盖了经济贸易（如和美国的贸易摩擦）、国防安全（如台湾、南中国海和朝鲜）和内部稳定和安全（如新疆问题）。新疆问题尤其突出，似乎整个西方世界（无论是政府、非政府组织还是媒体），就中国政府处理新疆问题的方法提出质疑、挑战和挑衅。 <text:line-break/><text:line-break/>实际上，新疆问题不止局限于新疆，而只是中国大西北问题的一个重要侧面。新疆问题自然不是一个新问题，但发展到今天，已经到了政府不得不下大决心来控制局面和解决问题的程度了。尽管没有多少人会否认解决新疆问题的重要性，但解决问题的方式极其重要。 <text:line-break/><text:line-break/>如何解决问题？这首先要认识到这些问题如何发展到今天这样的严峻局面。从问题产生和恶化的路径来寻找解决问题的方式，不失为一个有效的方式。新疆问题是一个古老的问题，但上世纪80年代以来连续不断地发生了很大的变化。造成这些变化有诸多根源，但如下几个是很显然的。 <text:line-break/><text:line-break/>新疆问题的诸多根源 <text:line-break/><text:line-break/>首先是1980年代实行的被人们称之为“自由化”的政策。为了纠正之前在民族地区实行的极左政策，1980年代开始在包括新疆在内的少数民族地区实行新的宽松政策。新政策的意图是好的，主要是为了促进民族地区各方面的发展，通过发展来维持民族地区的稳定和赢得民族地区的信任。 <text:line-break/><text:line-break/>不过，新政策在执行过程中马上演变成一种无政府状态，因为一到地方，新政策往往被理解成为政府从各方面“退出”民族事务，尤其是宗教事务。在西方，“自由化”往往被理解成为在一个领域政府规制的减少，让市场和社会发挥更大的作用。 <text:line-break/><text:line-break/>但在1980年代的中国，人们对此并没有深刻理解。“自由化”在一些方面被理解成为政府的“退出”，这就造成了无政府状态。无政府状态尤其表现在新疆等穆斯林（回教徒）地区清真寺（回教堂）的泛滥。直到今天，这些地区清真寺的数量（就人口和清真寺数量的比例来说）远远超过中东一些穆斯林国家，包括沙特和土耳其。 <text:line-break/><text:line-break/>在清真寺建设方面，世界上很少有像新疆那样长期处于毫无规划的“自由”状态。这种没有规制的发展自然造成了混乱，但如果要重新规制起来，就必然造成巨大的反弹。（当然，这也表现在其它一些地方，例如教堂建设。） <text:line-break/><text:line-break/>第二，90年代之后的市场化对民族地区的冲击。90年代实行大开放，在民族地区发生了巨大的内部变化。简单地说，计划经济的解体导致了在计划经济状态下初步形成的多民族共同体的解构。现在学术圈所讨论“民族建构”，实际上发生在计划经济时代的中国。尽管这种“建构”并不是有意识的和主动的，但很多政策在实际层面起到了“民族建构”的效应。 <text:line-break/><text:line-break/>最显著的是住房政策。在计划经济时代，因为住房是国家分配的，开始出现多民族混居小区，至少在城市是这样的。医疗和教育制度（尽管是低度的）的确立也象征着国家权力深入民族地区的社会基层。 <text:line-break/><text:line-break/>但市场经济时代来临之后，计划经济不再有效，也失去其“合法性”。这立刻导致了雏形的多民族共同体的解体。现在的民族地区，各民族趋于“分离”状态。自然的“分离”状态很容易产生各自的认同，而没有共同的认同。不仅如此，而且往往在民族之间互相敌视。在新疆地区，从前跨民族婚姻被视为是一件光荣的事情，但今天这种婚姻被视为是对本民族的“背叛”。这就是今天的状态。 <text:line-break/><text:line-break/>自由化也表现在文化教育交流等方面。在文化教育交流方面，政府往往只出宽松的政策，但缺少足够的财政金融的支持，因此学者和学生“走出去”之后，就自由地寻找支持的资源。在这样的情况下，他们很自然地就到了那些能够提供给他们资金的国家。沙特就是一个典型的例子。新疆瓦哈比主义盛行和这种“走出去”密切相关。 <text:line-break/><text:line-break/>一些学者和学生在沙特等地接受了激进思想之后，自己激进化，也教育和鼓励其他人激进化。他们回到新疆之后，往往成为激进思想的“启蒙者”和传播者。 <text:line-break/><text:line-break/>第三，巨大的内部变化更表现在汉族人口和少数民族人口比例的变化。此前，政府通过各种方式增加少数民族地区的汉族人口，在新疆主要是通过新疆建设兵团制度。一国之内的人口流动纯属自然，既要容许少数民族人口流动到汉族地区，也要容许汉族人口流动到少数民族地区；如果没有这样一种流动，那么显然就是民族“隔离”政策。这种人口流动在有效促进民族地区的社会经济发展的同时，也是民族融合的前提。 <text:line-break/><text:line-break/>但今天的局面发生了很大的变化。汉族人口大量减少，汉族在新疆已经成为少数民族。这是由几个因素造成的：一、少数民族地区不平等的人口政策，即汉族只能生一个，而少数民族则可以多生；二、大量汉族人口离开新疆，尤其是建设兵团的后代，大多子女离开新疆，返回内地就业和生活；三、民族地区环境的恶化，阻碍着新的人口的进入。今天，除了一些到民族地区经商的少数人，很少有人愿意居住在民族地区。 <text:line-break/><text:line-break/>第四，不平等的民族政策强化了少数民族人口的民族认同。非常荒唐但又合符逻辑的一件事情是，那些本来没有“民族建构”的政策（例如上述住房分配政策、医疗和教育）导致了实际层面的“民族建构”，但那些意在“民族建构”的政策反而走向了反面，即导致了民族的“分隔”。在逻辑层面，这也很容易理解：凡是具有普适性的政策导致融合，凡是具有特殊性的政策导致分隔。最主要表现在民族鉴定政策和对少数民族的“优惠政策”上。 <text:line-break/><text:line-break/>中共早期接受了斯大林的“激进”民族定义，进行民族识别，最终在初步识别的200多个民族中鉴定了今天人们所看到的55个少数民族。在民族鉴定之后，政府又对少数民族实行远较汉族优惠的民族政策，体现在各个方面。不平等的民族政策自然会导向民族的分化，不同的认同就是其中一类“分化”。 <text:line-break/><text:line-break/>不平等的政策也使得民族问题变得更加敏感，从高级官员到普通地方民警，大家谁也不敢正视和处理民族问题，因为一旦处理不当，就会演变成国家层面的政治大问题。这有点类似盛行于西方的“政治上正确”。地方执行层如此不负责任，往往导致民族地方的“放任自由”，很多问题一直得不到解决，累积起来，随时都可以爆发出来。 <text:line-break/><text:line-break/><text:line-break/>第五，整个西北地区的“泛穆斯林主义”。新疆、宁夏和甘肃等省是中国穆斯林主要居住地，尽管这些地方存在的问题不同、问题的根源不同，但都表现出“泛穆斯林化”。泛穆斯林化主要由三种力量推动。一是外部全球化，中国是全球范围内的泛穆斯林主义的一部分。近20年来，穆斯林作为一种宗教意识形态在全球范围内得到大发展。在信息化时代，中国也被深度整合进全球穆斯林化进程之中。其二是内部政治驱动力。 <text:line-break/><text:line-break/>在泛穆斯林主义时代，穆斯林人口的宗教认同得到了强化，甚至转变成为政治认同。无论是宗教认同本身还是基于宗教之上的政治认同，都会和世俗政治认同发生矛盾和冲突。其三是市场驱动力。这些年，中国的清真食品满天飞。尽管从商业利益的观点看，无可非议，但这种商业行为（加之社交媒体）也有效建构和传播着穆斯林认同。这不仅表现在一般社会商业层面，也表现在大学、教育和研究机构甚至政府单位。 <text:line-break/><text:line-break/>第六，“一带”所带来的新风险。从秦始皇到明代，中国的长城文化源远流长。近代以来“长城文化”被视为是保守封闭，但现在看来需要对之重新思考。总体上说，“长城文化”是一种防御政策，意图把中国不能消化的“邪恶”力量挡在国门外。很简单，无论从宗教、民族、地缘等几乎所有因素来看，中国很难消化西边的问题。 <text:line-break/><text:line-break/>过去几十年，在西边实行开放政策。现在的“一带”也在有效促成西边的大开放。尽管在国家议程意义上西边的开放非常重要，但也必然对大西北民族产生重大的影响。长期以来，西边几种力量此消彼长，但一旦这些力量融合起来，就会造成巨大的能量，使得中国难以抵御。 <text:line-break/><text:line-break/>这些力量主要包括如下几个势力。一、内部的东突运动。这在过去的数十年里越来越甚。二、中东局势的影响。中东从来就是一个乱局，现在随着美国势力的消减，这个地区正在处于一种无政府状态，失败国家越来越多。三、土耳其“帝国梦”的努力。 <text:line-break/><text:line-break/>土耳其加入“北约”的失败或者“北约”整合土耳其的失败，正在促成土耳其本身的“帝国梦”。尽管现在的土耳其政府为了“方便”，和中国比较友好，但这种“友好”显然没有多大的社会基础。从社会基础面来说，中国和土耳其的冲突不可避免。四、美国西方的影响。 <text:line-break/><text:line-break/>近代的西方和今天的美国一直把中亚视为其地缘政治的核心利益。一旦西方美国把中国视为战略竞争对手，他们必然会把重点置于中国的大西北。五、俄罗斯的影响。中东和中亚一直是俄罗斯的地缘政治利益。现在俄罗斯和中国双边关系良好，中国和俄罗斯在这个地区的地缘政治冲突被遏制下去，但并不能保证这种情况能够永恒。从历史经验看，俄罗斯随时都会把重点置于这个区域，从而和中国发生冲突。无论怎样，一旦这些外在因素发生变化，都会对内部的东突运动产生不可避免的影响。 <text:line-break/><text:line-break/>中国应付复杂局面的方式 <text:line-break/><text:line-break/>中国应当如何应付这种复杂的局面？如下几个方面是可以考虑的。 <text:line-break/><text:line-break/>西方今天在新疆问题上的所作所为自然有其不同的议程在背后。不过，中国简单的反击其实也极其无效。例如，中国说西方在反恐问题上持双重标准，但这是老生常谈，没有任何说服力，因为“双重标准”是“人性”使然。相反，中国可以根据西方提出来的问题，反思如何把新疆和大西北治理得更好。在新疆和大西北，必须把发展和反恐区别开来。 <text:line-break/><text:line-break/>恐怖主义自然要影响发展，但必须把发展和反恐两者分离开来处理。因为反恐的需要，中国需要对少数极端分子进行管治，西方也是这么做的。不过，对其他人员（尤其是那些问题不严重的成员）需要采用其他办法。工作技术培训极其正常，帮助人们学习语言或者技术是为了个人发展，尤其是就业。但对恐怖分子和需要工作培训的这两类人，绝对不可混合在一起。这里的问题不是做不做，而是如何做的。在新疆和大西北问题上，需要更为专业化的政策。 <text:line-break/><text:line-break/>政府需要尽快在各少数民族地区实行平等的政策。在民族地区，所有民族包括汉族在内都应当享有同等的权利。 <text:line-break/>在宗教事务上，应当尽快建立规制型政府，以便从现在的政治管治转型到法治。这方面，中国可以向其他国家学习。西方名义上有宗教自由，但在具体管理方面有非常严格的规制。新加坡处理得更好。甚至中东国家本身如何规范清真寺的建设也是可以学的。 <text:line-break/><text:line-break/>在融合政策方面，政府需要减少凸显少数民族的“特殊政策”（即优惠政策），而大大强化具有普适性的社会政策，即有利于“人人平等”的政策。社会政策最主要包括社会保障、住房、教育和就业等。这些普适性政策的推行有利于民族的融合。 <text:line-break/><text:line-break/>在对外方面，重新思考“长城文化”。“长城文化”体现的是大西北的防御性。尽管西北的开放势在必行，但需要完全摧毁“长城文化”吗？如果这样，替代的防御机制又是什么？如何防止中东激进力量的大规模进入？如何防止上述诸种地缘政治力量聚合起来对大西北构成威胁？从这个角度来说，推动“一带”宜以在商言商为原则，如同古代，“长城文化”并没有妨碍“丝绸之路”的进行。 <text:line-break/><text:line-break/>不管怎么说，大西北是中国半壁江山。西北的问题是人们不得不思考的大问题。 <text:line-break/><text:line-break/><text:line-break/>https://user.guancha.cn/main/content?id=99173&amp;;page=2</text:p>
      <text:p text:style-name="P1">陳真   |  2019.04.10 12:04   |   <text:a xlink:type="simple" xlink:href="http://palinfo.habago.org/Entry?Command=Information_PrintForum&amp;iPage=26#FORUM37336"><text:span text:style-name="T1">#</text:span></text:a></text:p>
      <text:p text:style-name="P3">看龍應台寫東西真是它媽的有夠難受，很台，矯揉造作非常台，總是充滿莫名其妙的矯飾、傲慢與虛榮。它媽的什麼黑洞，我還冥進洞咧。看熱鬧無所謂，我也喜歡看一些有的沒的。但若非該領域研究者，誰懂得什麼黑洞？但她卻講得好像她擁有著什麼特別寬闊崇高的美妙心靈在俯視鄙俗眾生似的。 <text:line-break/><text:line-break/>有了小孩，因為外人不可能理解的種種問題，帶來極大的疲憊與痛苦。但在彷彿看不見盡頭的痛苦中，生活似乎才像樣些，血肉些，從而也似乎才有了一點尊嚴。我從不感到羞愧，因為我始終承受了生活的折磨。王爾德說得對，"文采只是雕蟲小技，生活才是我的天才所在"。 <text:line-break/><text:line-break/>凡是那些高歌什麼理想夢想什麼偉大思想進而鄙視生活血肉者，在我看來，全是難以與言俗不可耐的空殼子。 <text:line-break/><text:line-break/>陳真 2019. 04. 10. <text:line-break/><text:line-break/>============== <text:line-break/>天大的事！今晚第一次看宇宙黑洞照片 <text:line-break/><text:line-break/>Yahoo奇摩新聞 <text:line-break/><text:line-break/>2019年4月10日 <text:line-break/><text:line-break/>台灣時間今天晚上九點有一件「天大」的事要發生！科學家同時、同步在六個地點召開全球記者會，宣布人類對宇宙認知的重大突破——人類將第一次看見宇宙黑洞的照片。前文化部長龍應台在臉書發文預告這六個點是：華盛頓、聖地牙哥、布魯塞爾、東京、上海、台北。 <text:line-break/><text:line-break/>黑洞長甚麼模樣?台北將和全球五大城市同步揭曉。(圖片取自「事件視界望遠鏡」官網) <text:line-break/>更多人類對宇宙黑洞的探索今天將邁出開創歷史的一大步。來自美國、智利、比利時、丹麥、日本、上海和台北的科學家約定在台灣時間今晚（周三）9點時召開一場多種語言記者會，發布一項「開創性成果」，輿論普遍認為屆時將公開人類有史以來第一張黑洞照片。 <text:line-break/><text:line-break/>「我為什麼要每天知道誰跟誰配、誰又『嗆』誰了呢？煩死人了。世界沒有比這個更重要的事了嗎？台灣沒有比這個更精彩的事了嗎？明明就有。」龍應台在臉書發文預告台北也是今天晚上9點發佈宇宙黑洞照片記者會的全球六大連線直播城市之一，並對中研院參與這項計畫的重要的國際貢獻，呼籲國人給予鼓掌喝采。 <text:line-break/><text:line-break/>龍應台指出，今晚要宣布成果的望遠鏡，觀測拍攝的是兩個黑洞：一是銀河系中心的人馬座A*，直徑1270萬公里，一是室女座的M87星系，直徑177億公里。龍應台說，1270萬公里直徑，是多大一個圓周？177億公里直徑，是多大一個範圍？渺小的人類，用多大的大腦、多深的想像、多強的毅力，在理解宇宙？匪夷所思。驚心動魄。黑洞到底長什麼樣子？今天晚上就看見了。這麼重要的國際貢獻，為什麼不給中研院鼓掌喝采呢？ <text:line-break/><text:line-break/>四月十日晚上八點半，中研院直播： <text:line-break/>https://bit.ly/2IabyiQ <text:line-break/><text:line-break/>美國直播： <text:line-break/>https://bit.ly/2VwXByi</text:p>
      <text:p text:style-name="P1">陳真   |  2019.04.09 12:00   |   <text:a xlink:type="simple" xlink:href="http://palinfo.habago.org/Entry?Command=Information_PrintForum&amp;iPage=26#FORUM37335"><text:span text:style-name="T1">#</text:span></text:a></text:p>
      <text:p text:style-name="P2">卡韓政變(4)：痴人說夢 <text:line-break/><text:line-break/>陳真 2019. 4. 9. <text:line-break/><text:line-break/><text:line-break/>很瑣碎，不過還是講一下。我所謂親知，並無任何抬舉之意，而只是說明某些涉及個別人事物之唯心事項，往往得親而能知之。但是，認識與理解事物，當然還是以概念為底，畢竟我們不可能親來親去親世上那麼多人事物。 <text:line-break/><text:line-break/>比方說，我不需介入美國政壇，依然能夠適當理解比方說美國的外交事務。抬舉親知是不對的。它只是一種有別於概念化的理解方式。彭祖活了八百歲，歷史系也許會請他去口述歷史，但他不會因為活了八百歲而成為一個歷史學家。對於概念的掌握能力，需要的恐怕不是經驗本身，而是後設經驗之抽象思維。 <text:line-break/><text:line-break/>再講點無聊事。高雄選市長時，韓國瑜聲勢如日中天之際，吳敦義突然用猥瑣不堪的語言羞辱陳菊為肥豬，害韓國瑜突然聲望驟降。我當時便說，這絕不是口誤，絕非無心之過，而是蓄意扯後腿。事發後，吳敦義表面上道歉了，但其實卻表現得更加挑釁與傲慢。今天若是他自己競選，絕不可能一再如此。 <text:line-break/><text:line-break/>我們雖然看不見人心，但從言行就能知其心意，知其為人。人不可能掩藏自己，因為你的一舉一動一言一行，都會透露出你是一個什麼樣的人，問題只是在於旁人到底有無識人之能。即便你刻意說好話做好事，你的齷齪之心也不可能因此而掩飾，反而會更加彰顯。 <text:line-break/><text:line-break/>很多政客不明白這一點，反而信奉一套行為主義式的表演方式。比方說韓國瑜的隨和、隨意以及平易近人，吸引民心，很多政客就開始效法，故意學他穿著隨和輕便衣物，故意扣子不扣 (例如賴啥小)，或是故意裝萌(例如朱立倫)，或是故意學習言語隨意而平易、開口閉口什麼阿倫阿德，或是扮小丑、假隨興 (例如柯啥咪)等等等，這其實恰恰只是彰顯了一種負面心機而更令人反感不是嗎？ <text:line-break/><text:line-break/>人如何，言語穿著便如何。但是，倒過來卻不然。刻意改變言語穿著，卻只是更彰顯其人之心。 <text:line-break/><text:line-break/>總而言之，親知也好，概念化理解也罷，認識人事物都還是需要一種洞察力，一種 insight into... <text:line-break/><text:line-break/>毫無疑問，絕大部份藍營支持者要求韓國瑜參選總統，這麼簡單的一件事，吳敦義居然能折騰三、四個月，把幾顆大太陽硬是搞成小夜燈，你相信他有這麼無能嗎？這簡直就是智障不是嗎？但吳敦義怎麼會是智障呢？他是宮廷人物，大內高手。他當然是故意這麼做的，故意要把朱立倫和王金平打爛，以抬舉自己。 <text:line-break/><text:line-break/>這算是普通常識。但我想說的是，韓國瑜恐怕更是吳敦義的打擊對象。他利用韓國瑜打算盤打天下，但絕不會希望韓壯大。這恐怕也是其他幾顆所謂太陽的共同心願，只是每個人扯後腿的作法不同。吳敦義是其中最卑劣的一個，可說機關算盡，為己圖謀。韓國瑜的太太李佳芬說得對，真正傷害韓國瑜的人，恰恰就是所謂黨內同志。 <text:line-break/><text:line-break/>很多人可能不知道，大概在進入上個世紀九零年代之初，民進黨很可能是從時任國民黨主席與總統的貪污老賊李登輝那邊，學到一項重要戰略，叫做 "團結的民進黨對抗分裂的國民黨"，將近20年來，此一戰略發揮了很大的作用。 <text:line-break/><text:line-break/>民進黨一方面藉著各種政治分贓與酬庸，吸引大量垃圾人渣入黨，拼命從國民黨挖牆腳 (現在人渣黨檯面上這些人，十之八九是國民黨跳槽過來的)，並且不再有所謂路線之爭；八零年代鬧得不可開交的所謂雞兔問題，很快就大家統統變成兔，唯權力與利益是問，理想只是一個屁。 <text:line-break/><text:line-break/>相對於民進黨之力求 "團結" 與壯大，國民黨則不斷陷於各自為政與路線之爭，而且越改革就越是分崩離析。改革是好的，但是，依照台灣的政治文化，唯有就地分贓才能 "團結"。 <text:line-break/><text:line-break/>這樣一種 "團結的民進黨對抗分裂的國民黨" 之基本態勢，至今未變。韓國瑜的出現，算是憐我世人，天降神兵，但所謂韓流，一如眾所周知，與國民黨無關；人民只是支持韓，然後再 "順便" 支持其所屬政黨。韓國瑜在 "救台灣" 之前，恐怕也得救一下這個宮廷味道很重的黨，讓它有點人味。人家人渣黨雖是人渣，好歹也有個人字。 <text:line-break/><text:line-break/>不可否認，人渣黨有個 "優點" 就是，就跟幫派一樣，只要你對黨忠心，只要你願意不問是非為黨打拼，你很容易就能得到黨的照顧，甚至會主動找上你，給你位置，給你戰場，給你子彈及各種資源。但國民黨不是這樣，它很封閉，就跟新黨差不多，完全就是關起門來自己玩。 <text:line-break/><text:line-break/>經常路過國民黨的台南市黨部，永遠就是大門深鎖，庭院深深，像百年鬼屋似的；如果有人要拍恐怖片，這場地就夠用了，不需再另外佈景。 <text:line-break/><text:line-break/>小時候住逢甲醫院(現在的奇美醫院分院)正對面，巷口轉角第一間，醫院旁邊一整條街全是賣棺材。我每天走路經過，常會把兩腳的趾頭往內縮，因為聽人說這樣才不會引鬼上身。其實，比起國民黨黨部之陰森，印象中那些棺材店倒還顯得陽光許多。 <text:line-break/><text:line-break/>但你看，人渣黨的地方黨部，窗明几淨，大門敞開，人進人出，泡茶看報，喝茶聊天，相當熱鬧。 <text:line-break/><text:line-break/>如果有人以為人渣黨將會在韓流底下滅頂，灰飛湮滅，其實是痴人說夢，太不了解現實。我怕會灰飛湮滅的是庭院深深的百年老店棺材黨。</text:p>
      <text:p text:style-name="P1">陳真   |  2019.04.07 15:50   |   <text:a xlink:type="simple" xlink:href="http://palinfo.habago.org/Entry?Command=Information_PrintForum&amp;iPage=26#FORUM37334"><text:span text:style-name="T1">#</text:span></text:a></text:p>
      <text:p text:style-name="P3">卡韓政變(3)：退必死，進也不一定能活 <text:line-break/><text:line-break/>陳真 2019. 4. 7. <text:line-break/><text:line-break/><text:line-break/>思靜，你只講對了一件事，韓國瑜不一定會贏。因為國民黨快被吳敦義等人給玩完了；玩了四、五個月，不死也半條命。 <text:line-break/><text:line-break/>政客想事情做事情，私利擺第一，然後才是公益。許多時候連 "然後" 也沒有，私利是唯一考量，甚至見不得別人好。國民黨如此，人渣黨也一樣，差別在於後者是個攻城掠地打家劫舍就地分贓的幫派，深知 "團結" 的重要性，成員有難，幫眾救援，掩護脫難。但國民黨則是成員有難，同志袖手旁觀，甚至跟著落井下石；講好聽是比較重是非，講難聽是事不關己，整個黨基本上就是一盤散沙。 <text:line-break/><text:line-break/>其次，任何有關現實的評論，不外臆測與推論，有些則是純描述。我不臆測，也很少推論，更是從來都不是陰謀論者，我大多只描述我所 "看見" 的東西。 <text:line-break/><text:line-break/>俗話說， "沒吃過豬肉，也該見過豬走路＂。這年頭，人與動物往往只有在餐桌上才會碰面，因此，這句俗語應當倒過來講："沒見過豬走路，也該吃過豬肉"。不管是看豬走路或吃過豬肉，都是一種親知（acquaintance）知識。哲學上的親知跟我現在說的親知，概念上相去甚遠，但某個內在邏輯其實差不多。我說的親知，約略可以相對於證詞（testimony），前者是一手來源，我手寫我見；而後者則多拐了個彎，也就是 "聽說"，但聽說不必然是道聽途說。 <text:line-break/><text:line-break/>現代的小朋友生長在水泥叢林，大多沒見過豬走路，跟我那一代人不一樣。別說豬走路，我小時候特別喜歡給老家鄉下養的一頭豬洗澡。從我給牠洗澡的過程中，我得出一個親知型的結論：豬跟我一樣，特別愛乾淨；說豬很髒，那是天大的污名化。至於現在的小朋友，你要他描述豬走路恐怕很難，很超現實，因為他根本沒看過，他只能 "聽說＂。 <text:line-break/><text:line-break/>天下知識如此龐雜，絕大多數時候我們只能訴諸證詞來獲得知識。這不一定不可靠，因為各方無數證詞總得經過層層的審核才成為某種共識。 <text:line-break/><text:line-break/>我想說的是，我不是名嘴，也不是座談會專家，更不是一般政治局外人，向來奉行 "知百說一" 的作風，儘可能避免犯錯。當然，犯錯還是難免，只能說，我之所思所言，含金量也許會比一般人要高一些，至少遠勝過市面上那些名嘴或什麼名人之類。 <text:line-break/><text:line-break/>很多極其幼稚卻又自以為很理性的人，往往很喜歡故作客觀狀，動不動就說 "拿出證據來＂。這樣的人也許可以做各種工作，比方說當法官或是檢察官，但應該是很難當一個哲學家。就連科學都很難有所謂證據（evidence），更何況活生生的人事物。比方說王金平和韓國瑜當初究竟有無君子之約：你先幫我選市長，我再幫你選總統？這當然不可能拿出一紙契約來證明確有此事，但你若親知其中，你很可能也會得出同樣的結論。 <text:line-break/><text:line-break/>一般人想選總統，絕不會臨時起意，更何況老謀深算的王金平，肯定佈署已久。再說，任何人都不會笨到忽視韓流的存在，更何況幫了韓國瑜大忙的各地派系龍頭共主王金平。政治上的約定，例如換票或派系間的結盟等等，當然不會像租房子那樣兩造打個契約，但你難道會以為當王幫韓助選時，純粹為國舉才而無互惠結盟之意？ <text:line-break/><text:line-break/>我很不想講自己的經歷，但我畢竟不是今天才 "認識" 王金平。我跟他不相識，政治上卻熟到爆。我的十年黨外經歷幾乎全在高雄，紅、白、黑三大地方派系、余家班、還有新潮流等等等之間的恩怨情仇，我就曾經是當事人，熟悉到可以不用備課就能講上兩學期。當我們長年身處某個圈子時，自然就能親知許多東西，從而獲得一種也許比較合理的觀察與判斷。它當然不一定對，大多時候也許仍然錯誤連連，但是這類親知型判斷的信度效度，自然也會比純粹閉門空想或看報紙來臆測與推論更能接近真實。 <text:line-break/><text:line-break/>至於舉證歷歷說王金平沒有影響力，說他過去介入地方選舉各種差強人意的表現等等，那真的是很外行的外行話。影響力怎麼會是這樣看呢？比方說，林義雄現在就算自己出來選里長，說不定也選不上，但林義雄的影響力之深，卻難以估量；只要他願意，恐怕足以毀滅整個民進黨。 <text:line-break/><text:line-break/>得罪朱立倫不會怎樣，因為他沒有班底。但是得罪王金平，就等於得罪台灣一整個地方派系的總和。他的支持者姓王不姓黨，也就是說，只認王為其主，而非以理念結合。王金平也許不足以成事，但敗事之力卻綽綽有餘。 <text:line-break/><text:line-break/>至於說韓國瑜留在高雄創造執政佳績才足以保住什麼藍營命脈，那更是三歲小孩的思維了。一來，地方執政，權力極其有限，不會有什麼佳績，除非中央配合　（更何況高雄負債三千億）。二來，就算擁有某種佳績，也不會有用。管教小孩，獎勵會比處罰更有效，但是大人不一樣，他會把正面結果視為理所當然，然後在對手的某種政治操弄下，無限擴大負面現象。馬英九不就是這樣嗎？就算當總統都能把你不錯的政績說成一文不值，說成罪大惡極，說成智障，更何況是一個地方首長。 <text:line-break/><text:line-break/>簡單說，時勢至此，韓國瑜別無退路。退必死，進也不一定能活。別忘了你是在跟一個什麼樣的黨和他的美國主子競選。</text:p>
      <text:p text:style-name="P1">王修亮   |  2019.04.07 04:03   |   <text:a xlink:type="simple" xlink:href="http://palinfo.habago.org/Entry?Command=Information_PrintForum&amp;iPage=26#FORUM37333"><text:span text:style-name="T1">#</text:span></text:a></text:p>
      <text:p text:style-name="P2">大病了將近五個月，今天算是恢復九成了。 <text:line-break/><text:line-break/>當年因為對藝術的迷戀而選擇了婚姻的我，為了支撐丈夫的夢想，艱苦勤奮的供養他在巴黎遊蕩了六年多。 <text:line-break/>之後的崩裂與彼此都不成熟的傷害，分居至今二十五年，舊事煙塵，沒有後悔與執著，生命是一段無可回首的歷程，雖然經驗與醒悟銘刻在骨，我總能設法站穩，前看著未來。 <text:line-break/><text:line-break/>可惜身體是會累垮的，那些年的兼差掏空了我，也鬱結著心。 <text:line-break/>身心兩衰的結果，使我在五十歲母喪時崩潰。昏迷十數天，彷彿回到渾沌的狀況，身體內的氣與味、清與濁、寒與熱，似乎在每一個細胞裡糾纏混雜在一起。完全沒有力氣思考，甚至沒有力氣意識自己還活著，整個人體好像重啟了開天闢地的過程。 <text:line-break/><text:line-break/>之後的自療過程中，顯於身體的就是嚴重的關節疼痛、持續不斷固定發作的各種過敏、各類皮膚病、偏頭痛、胃潰瘍、灰指甲、糖尿病、十數次的尿道炎，以及反覆的腹瀉、便祕。 <text:line-break/>顯於心氣的則是口中吐息時充盈的各種怪味，兩腋下黯黑臭濁的黏液與多顆膿瘤。從最初數年滿口濃厚的西藥味，到數年腐臭、數年腐甜，直至近年的鹹味、苦味，酸味，我已經二十幾年幾乎沒有真正的味覺與清爽的口水，口中的分泌都如膠水般黏膩。 <text:line-break/><text:line-break/>藉著靜坐與剛柔相濟的運動，十五年來我一層層逐出體內阻塞的陰寒、燥熱、毒素。 <text:line-break/><text:line-break/>每一個階段性的完成，都會伴著一次嚴重的感冒與寒熱、腹瀉。這些過程非常明顯，而且非常有連動性，我也因此才發現了自己透過靜坐與運動得以自我治療。 <text:line-break/><text:line-break/>而這一次的大病是個總結，內腑所有殘存傷勞的總結。 <text:line-break/><text:line-break/>多年的靜坐與運動，使身體有能力將寒熱清濁從每一個分子中逐漸拆開，整理、歸類，能立刻排除的就依序排除，不能的就先擱置在某處。 <text:line-break/>直到這一次生病，我才發現身體擱置寒熱的處所：寒氣放在身體上半部，大抵是肺與心，燥熱存在身體下半部，大抵是膀胱與腎。胃腸、四肢是通道，通寒也通躁。 <text:line-break/><text:line-break/>各抱地盤的寒、躁，最終還是面臨對決，所以才在五個月前引起好大的兩場感冒，先寒後熱，先氣後形，身體四個小時冷得發抖，四個小時熱的流汗，反覆兩星期，一樣伴隨著腹瀉。 <text:line-break/>以往我的呼吸與運動是自然而然的啟動，身體自己會走。這一次寒熱一起發作，呼吸堵在寒熱交集的橫膈膜處，短促無力，不知所措。 <text:line-break/>幸好老友引薦了非常專業的中醫師，十二帖藥便恢復七成，醫師囑咐：大病只需治癒六分，其餘的需要自己自癒。 <text:line-break/>歷經氣虛腿軟，幾乎走不動的過程，堅持著靜坐與運動，今天也總算接近痊癒了。晚間快走一小時，走完後一如以往氣定神閒。 <text:line-break/><text:line-break/>我應該已經度過了恢復期最後的試煉，往後只要自己注意、不偷懶，應該不會有這樣的大病了。人體當然還是有其天限，不可能超越，但做到健康而活，無憂而死，我開始有這樣的信心。</text:p>
      <text:p text:style-name="P1">林思靜   |  2019.04.07 02:25   |   <text:a xlink:type="simple" xlink:href="http://palinfo.habago.org/Entry?Command=Information_PrintForum&amp;iPage=26#FORUM37332"><text:span text:style-name="T1">#</text:span></text:a></text:p>
      <text:p text:style-name="P3">關於王金平跟韓國瑜的君子約定這件事 <text:line-break/>最近網上盛傳 <text:line-break/>但是這是否真的是韓遲不表態的原因 <text:line-break/>怕只是假新聞 <text:line-break/><text:line-break/>首先，王在南台是否勢力如此之大? <text:line-break/>以過去的選舉來看，看不出王在南台任何一個選區有什麼決定性的影響力 <text:line-break/>過去4年，王就是個光棍立委，還是神隱立委 <text:line-break/>而且他也當了好久的不分區 <text:line-break/>真的勢力大到能左右大選，過去何不直接選分區 <text:line-break/>當不分區很容易因為被開除黨籍就失去資格 <text:line-break/>蘇南成就是前車之鑑 <text:line-break/>雖然他靠著偏綠的司法逃過一劫 <text:line-break/><text:line-break/>其次，以現在韓流的實力，就算韓直接被徵召後初選 <text:line-break/>王也會以相當大的差距落敗 <text:line-break/>這跟換柱差別相當大，畢竟柱是在黨內沒大老想承擔時 <text:line-break/>勇敢跳出來，後來又被怕輸的黨人換掉 <text:line-break/>而王在深藍的心裡早就不是自己人 <text:line-break/>韓毀約背信，說真的只有綠營在乎吧? <text:line-break/>雖然綠營背信的人更多，可是他們早已習以為常 <text:line-break/>所以說韓是考量跟王金平的君子約定 <text:line-break/>以韓的心智，難道分不出大忠與小信之間何者為重? <text:line-break/><text:line-break/>個人認為韓考量的是 <text:line-break/>最後這場選舉還是會淪為守護台灣與開放賺錢之間的對決 <text:line-break/>現在的網路高人氣並不是必勝的把握 <text:line-break/>而且美國已經完全站在對手那一邊 <text:line-break/>中國大陸也不能主動支持 <text:line-break/>沒有必勝的把握，還是要先想如何不敗 <text:line-break/>那就是站穩高雄，地方權力在，總有挑戰大位的機會 <text:line-break/>他一走，高雄馬上又淪為對方城池 <text:line-break/>而朱若出線，美方也不用更大力支持對方 <text:line-break/><text:line-break/>而吳代表的是黨內希望重拾權力的一幫人 <text:line-break/>希望黨以2020奪回政權為唯一目標 <text:line-break/>但若迷信民調數字，最後可能會事與願違 <text:line-break/>因為民調是過去的民意調查，選票是明年111的民意普查 <text:line-break/>刻舟求劍的事要避免 <text:line-break/>去年楊文科能勝選讓吳主席搏了一個美名 <text:line-break/>現在若操作不慎，可能晚節不保 <text:line-break/><text:line-break/>一個有能力執政的大黨 <text:line-break/>不是光靠黨內一個網路明星 <text:line-break/>就能集合所有天下人材都來幫忙 <text:line-break/>還是要循序漸進，逐步建立執政團隊 <text:line-break/>按綠營的打法，找一個明星打下天下 <text:line-break/>吸引各山頭投靠，然後眾人分封 <text:line-break/>這樣只能找到做官的人，找不到做事的人 <text:line-break/>所以若希望一個有能力做事的執政黨勝選 <text:line-break/>就2020來看，反倒應該留下韓在高雄繼續厚植實力 <text:line-break/>甚至把南台灣綠地變藍天 <text:line-break/>為終結詐騙黨打下更深的基礎 <text:line-break/><text:line-break/>至於那些什麼非x不投的選民不用管他們 <text:line-break/>因為多數人投票都是投給最不想他當選的敵人 <text:line-break/>反對蔡的自然會投給最有機會打敗他的人 <text:line-break/>而且4年前就是有一堆人看不下去不出來投朱 <text:line-break/>搞的國黨在立院反制的票數都不夠 <text:line-break/>現在下場就是退休金被大砍 <text:line-break/>其他人都不用砍就砍他的退休金 <text:line-break/>這叫作自作x不可活 <text:line-break/>這群人想再來一次就隨便他們吧</text:p>
      <text:p text:style-name="P1">陳真   |  2019.04.06 02:13   |   <text:a xlink:type="simple" xlink:href="http://palinfo.habago.org/Entry?Command=Information_PrintForum&amp;iPage=26#FORUM37331"><text:span text:style-name="T1">#</text:span></text:a></text:p>
      <text:p text:style-name="P2">卡韓政變(2)：內行看門道，外行看熱鬧 <text:line-break/><text:line-break/>陳真 2019. 4. 6. <text:line-break/><text:line-break/><text:line-break/>底下這個就不須神仙指點了，因為這只是常識： <text:line-break/><text:line-break/>其實，台灣做為美國殖民地，不管誰選與不選，都得經過美國主子這一關，韓國瑜也不例外，人渣黨這一群狗奴才就更不用說了。 <text:line-break/><text:line-break/>比方說你看，賴啥小的民調遠勝蔡啥小，但他卻不一定能出線代表人渣黨。為什麼呢？因為他是突然自己跑出來的，而非美國主子欽點。不管賴終究能否打敗蔡，打從宣布參選之後，其所遇到的阻力超乎尋常。至於蔡的這一方，美國主子卻毫無遮掩地為其大力助選，種種行徑，極度荒唐。 <text:line-break/><text:line-break/>島內政治，基本上就是一種買賣。買賣雙方議定了各種交易與利益交換，倘若突有變數，總是不方便，但這當然不是說美國會笨到只認定單一代理人，非蔡不可。我只是想說，台灣過去二十多年來整天所驕以示人的所謂民主，就是選舉的同義詞，而所謂選舉，不過就像導演在選演員那樣，選來選去其實全是我的人。 <text:line-break/><text:line-break/>但是，這回也許比較特別。一方面，韓就像民族救星那樣，橫空出世，深得民心，打亂了美國長期屬意的朱立倫之如意算盤。另一方面，賴啥小也突然跑出來亂。至於姓柯的，原本是中共強力押寶，但有了韓國瑜之後，柯就失寵了。 <text:line-break/><text:line-break/>這麼多 "意外，也許或多或少也說明了美國對於島內操控力量似乎在大幅減退之中，這當然也意味著祖國力量的相對擴大。這是好事，但它同時也加深了巨大風險。因為，當某種力量牢牢掌控時，事情比較不會有太多變化，凡事可預測可掌握，衝突風險便也大大降低。可當既有的絕對性操控力量逐漸消退且既有利益受到顛覆性的挑戰時，各種變動、對抗與因應便也隨之而來。 <text:line-break/><text:line-break/>簡單說，各種衝突狀況將更多且更難以掌握，擦槍走火的風險增加，利益重組的衝突也會加劇。一個社會當然不可能因為害怕風險而拒絕改變，事實上也做不到，唯一能做到的是儘可能避免不必要的傷害或悲劇。 <text:line-break/><text:line-break/>我看人渣黨這回選舉，在美國主子的授意下，很可能走極端，仇中反華會升級，會進一步刻意挑起兩岸衝突以便贏得大選。無數跡象已表明了這一點。 <text:line-break/><text:line-break/>站在大陸的立場，兩岸關係只要穩住，根本沒必要在他向世界大展鴻圖之際去把兩岸問題搞大。但是，站在這樣一種被動立場上，一旦美國及其島內台奸走狗們跨越紅線，蓄意搞事，大陸也絕不可能裝聾作啞。 <text:line-break/><text:line-break/>台灣交通非常亂，特別是台南，其次是台中和高雄，更是毫無章法，交通人渣太多了，完全橫行無阻。每天上下班平安回到家，心裏總覺得這只是一種僥倖，而非例行常態。儘管我開車遠比一般人更加極端小心，但是身處如此混亂失序人渣橫行的交通狀況，特別是每天得上高速公路，哪天會不會出事，其實我根本沒把握。平安一天算一天，逃過一回算一回。 <text:line-break/><text:line-break/>台灣目前的處境也是如此，人渣橫行，貪婪無度，為一己私利與權位，什麼事都絕對幹得出來。大家可別以為我是杞人憂天或危言聳聽。所謂 "內行看門道，外行看熱鬧"，真正的內行人與過來人，才知凶險。</text:p>
      <text:p text:style-name="P4"/>
      <text:p text:style-name="P1">陳真   |  2019.04.04 14:22   |   <text:a xlink:type="simple" xlink:href="http://palinfo.habago.org/Entry?Command=Information_PrintForum&amp;iPage=27#FORUM37330"><text:span text:style-name="T1">#</text:span></text:a></text:p>
      <text:p text:style-name="P2">卡韓政變(1)：昨晚的一個夢 <text:line-break/><text:line-break/>陳真 2019. 4. 4. <text:line-break/><text:line-break/><text:line-break/>先插播昨晚一個夢。是夢哦，可別當真。現實若有雷同，說不定是巧合。 <text:line-break/><text:line-break/>我夢見一個神仙說盤解明牌。神仙說： <text:line-break/><text:line-break/>"韓國瑜想要選總統啦！但他不方便參加初選，只能直接徵召。為什麼呢？" <text:line-break/><text:line-break/>神仙說： <text:line-break/><text:line-break/>"因為在他當選高雄市長前，喬王就已經跟他約法三章，這回我幫你選市長，下回你幫我選總統。韓國瑜臉皮薄，不敢不照當初的約定走而跑出來初選，直接跟喬王槓上。" <text:line-break/><text:line-break/>"可是，他自己也知道，想要翻轉高雄或台灣任何一個城市的經濟困境，權責在中央，不在地方。因此，他自己是想要出來選總統，但又卡在跟喬王的君子之約，加上喬王南部勢力大，成事不足，敗事有餘，要是把喬王給激怒了，國民黨勢必分裂。" <text:line-break/><text:line-break/>神仙還說： <text:line-break/><text:line-break/>"直接徵召是唯一解套，但是就算徵召免除了韓的左右為難，喬王還是會變臉，會生氣氣。因此，這場初選爛戲就這樣僵著。更大的解套力量是選民，不但要讓喬王死心，而且不敢翻桌。" <text:line-break/><text:line-break/>講到這裏，神仙就搖搖頭，不敢多說了，面帶愁容，看來相當悲觀。 <text:line-break/><text:line-break/>以下是我的補充： <text:line-break/><text:line-break/>依我看，除非讓喬王選總統，否則他一定都會不爽；表面上喊團結，私下扯後腿。因此，韓國瑜就算御駕親征，也不一定有勝算，畢竟你還得考慮人渣黨出神入化的選舉招數與奧步。但是，目前這一局走到這，韓若不選，其實就等於宣告國民黨的崩盤。</text:p>
      <text:p text:style-name="P1">陳真   |  2019.04.03 20:58   |   <text:a xlink:type="simple" xlink:href="http://palinfo.habago.org/Entry?Command=Information_PrintForum&amp;iPage=27#FORUM37329"><text:span text:style-name="T1">#</text:span></text:a></text:p>
      <text:p text:style-name="P3">10. 事實與價值 <text:line-break/><text:line-break/>黨外時代，也就是大約三、四十年前，我對自己的口才與思維反應很有自信，別說一個打十個，就算一個打一百萬個也難不倒；再怎麼腦殘的與鐵桿的忠黨愛國份子，只要給我一兩小時的時間，我通常就能讓他轉換立場，變成黨外支持者。 <text:line-break/><text:line-break/>因此，經常 (幾乎每天)都會有人來找我去 "滲透" 一些學校或團體的學生。這也是為什麼當時高雄甚至連一些高中都把我當成洪水猛獸的原因，一直把我污名化、妖魔化。高醫的教官還曾經跑到護理系，對著新生猛打思想預防針，幫我打廣告，說我是個 "暴力陰謀份子"，說我 "從頭爛到腳"，非常可怕，叫大家千萬別接近我，更別相信我講的話。 <text:line-break/><text:line-break/>可是，越是把我妖魔化，我的說服效果反而越好。因為，當人們看到我頭上並沒有長角，而且面黃肌瘦、骨瘦如柴，講話有氣無力，根本也不像個暴力陰謀份子時，反而會開始懷疑自己是不是受到主流聲音蓄意的欺瞞。 <text:line-break/><text:line-break/>至於驚人的說服力究竟從何而來？能言善道的口才自然是原因之一，但我以為，所謂事實勝於雄辯，當你站在良善與誠實的一方，你就算口才很差，只要你能夠把事情想清楚，依舊很容易就能揭露謊言的虛構本質。畢竟虛構一套鬼話與謊言並不容易，內在必然會有許多矛盾，難以自圓其說；汽球吹得再大，只要一根針就能瞬間戳破。 <text:line-break/><text:line-break/>可是，不知道為什麼，離開黨外二十多年來，竟然完全喪失了口才，連一些日常的談話都覺得難以應付，很怕講話。平常連去郵局或銀行櫃台辦個事，我都很害怕，怕不會講，總是得在心裏頭把所要跟櫃台人員講的話事先默念演練好幾遍，然後才敢開口。上館子吃飯，需要跟服務員討個碗筷，我也怕，特別是當我覺得對方不是一個友善的服務員時，我真是寧可乾脆用手直接拿食物吃好了，最好別去淌這渾水，以免丟人現眼。 <text:line-break/><text:line-break/>問題不在別人，而是在我自己，總感覺自己講起話來又怪異又笨拙，不堪入目，不堪入耳，連自己都受不了，很想乾脆吞啞巴藥，變成啞巴算了，從此就再也不會有被迫講話的壓力了。 <text:line-break/><text:line-break/>從過去每天像花蝴蝶那樣四處飛舞、喋喋不休，變成像荷索鏡頭底下的Kaspar Hauser 那樣，像個不懂人類語言不會社交的野人，我已經不知道 "說服" 是什麼一回事了，畢竟我已二十多年不再接觸群眾，我也根本不知道自己寫的文字究竟有沒有人看，有沒有什麼意義或作用。 <text:line-break/><text:line-break/>雖然近乎與世隔絕，但我憑著某種感覺，似乎亦能略知一二。我覺得，這一代人，跟黨外時代 (亦即八零年代)　那一代人已經是兩種完全不同的生物了。這可以從兩方面來講，一是事實，二是價值。 <text:line-break/><text:line-break/>簡單說，對於這一代人來說，不管是事實或價值，似乎都已經起不了必然的作用，甚至根本不起作用，甚至謊言與邪惡居然變成了人們的一種信仰，一種消滅敵人的有效工具。也就是說，敵我因素變成一種是非善惡的最高判準，甚至是唯一判準。 <text:line-break/><text:line-break/>因此，你跟對方講事實有用嗎？當然沒用。他哪會在乎什麼事實，更不用說價值了。敵人就是罪該萬死，就該打倒，哪需要談什麼善惡價值？ <text:line-break/><text:line-break/>舉個最粗淺的例子，就說統獨之爭好了。統獨雙方彼此敵視，彷彿只要站穩立場，便等於佔有了一切是非善惡的道德制高點。何止統獨，就連要不要核電這樣的理性與事實問題，都能搞成一種非黑即白的道德問題與信仰問題。 <text:line-break/><text:line-break/>在這島上，政治操弄之離譜、可怕與荒唐，到了一種徹底瘋狂的地步。但是，藉著各種操弄，從政治議題到一切社會問題，不斷操弄，綠營勢力卻不斷迅速茁壯。從此，事實與價值，或說是非對錯與善惡，或說理性與道德，幾乎完全喪失了它應有的意義與作用。 <text:line-break/><text:line-break/>你看，阿扁一家人，貪污成那種荒唐地步，數十億的黑心錢，貪婪至極，幾乎每一秒鐘、每一份力氣，全用來撈黑心錢。但綠營的人在乎嗎？當然不在乎。不但完全不在乎，而且還很羨慕，很佩服，覺得阿扁真的很厲害，很有辦法，大夥奉他為師。 <text:line-break/><text:line-break/>昨天早上送小孩上學又遇到阿扁，學姐經常說他走路比我快。我昨天還看到他在等紅綠燈時，忙著寫 Line（還是寫簡訊)，手指相當靈活。他的住家常有政治訪客，前些日子是柯文哲來拜碼頭，門口擠著一堆支持者搖旗吶喊。他家就像綠營的教堂廟宇一般，同志們經常來此頂禮膜拜，祈求獲取權力與金錢的祕方。 <text:line-break/><text:line-break/>我想說的是，黨外年代，事實就是力量，價值與道德就是尚方寶劍，只要站穩誠信與價值這兩點，你就會擁有無人可敵的說服力。但這年頭卻不是這樣，謊言與操弄才是獲勝的秘方；至於權力之所在，便是 "價格" (而非價值)之所在。誰的權位高，誰的價碼就高，價格決定一切是非善惡，價值只是一個屁。政治人物如此，群眾也一樣，特別是綠營的支持者，更是如此。 <text:line-break/><text:line-break/>我之所以講這些，是為了鋪陳下一段。快下班了，待續。</text:p>
      <text:p text:style-name="P1">陳真   |  2019.04.03 01:36   |   <text:a xlink:type="simple" xlink:href="http://palinfo.habago.org/Entry?Command=Information_PrintForum&amp;iPage=27#FORUM37328"><text:span text:style-name="T1">#</text:span></text:a></text:p>
      <text:p text:style-name="P2">「一群台獨騙子？」 韓又爆氣：綠掌權卻遲不台獨 <text:line-break/><text:line-break/>2019/04/02 <text:line-break/><text:line-break/>中時 柯宗緯 、 曹明正 <text:line-break/><text:line-break/>高市議員鍾易仲送「獨孤九劍」給韓，韓笑納說，「這把寶劍太短了吧！這好像水果刀啊，謝謝你」。（柯宗緯攝） <text:line-break/><text:line-break/>高雄市長韓國瑜怒嗆民進黨，說要台獨卻遲不台獨，這不是一群台獨的騙子嗎？（柯宗緯攝） <text:line-break/><text:line-break/>高雄市長韓國瑜近日成天被統獨議題圍繞，今（2）日議員鍾易仲質詢時提及，太陽花運動2.0版恐在高雄上演。韓又爆氣說，誠懇建議支持台獨份子應該強烈去跟民進黨中央黨部抗議，他們掌握立法、行政權，過去追逐幾十年台獨，現在卻遲不台獨，那就不是一群台獨的騙子嗎？ <text:line-break/><text:line-break/>鍾易仲提到，近日太陽花運動2.0版蠢蠢欲動，恐在高雄上演，這些跡象有跡可循，現在民進黨氣勢弱，需要操作統獨大戰，會不會再搞一場占領高市府，日前韓回國時，機場外面有獨派青年聚集，高喊韓國瑜賣台、滾回中國，開始製造衝突。 <text:line-break/><text:line-break/>對此，韓國瑜直說，誠懇建議支持台獨份子，強烈跟民進黨中央黨部抗議，他們掌握所有立法權、行政權，追逐幾十年台獨，現在卻不台獨呢？「為何要跟高雄市府抗議，我們又無法變更國家的國體，權力在中央手上！」 <text:line-break/><text:line-break/>韓國瑜認為，民進黨如果掌握所有權力，卻遲遲不台獨，那就不是一群台獨的騙子嗎？想急著台獨的人，趕快去跟民進黨抗議，趕快做獨立公投，這才是對症下藥。</text:p>
      <text:p text:style-name="P1">陳真   |  2019.04.03 00:31   |   <text:a xlink:type="simple" xlink:href="http://palinfo.habago.org/Entry?Command=Information_PrintForum&amp;iPage=27#FORUM37327"><text:span text:style-name="T1">#</text:span></text:a></text:p>
      <text:p text:style-name="P3">謝謝洋洋，我（們）想要找回的文字不可能存在網路上，所以不需要去網路上找。它只會存在個人電腦中，因為當時我是透過email發送文章。印象中，群組僅有數十人。 <text:line-break/><text:line-break/>總之，若有當年文字，麻煩寄來我的信箱，勿貼留言版。 <text:line-break/><text:line-break/>我過去將近20年，除了在巴勒網寫東西，絕不會去任何地方留言。出於一種潔癖及眼不見為淨，對於中文網路世界，我是徹徹底底絕緣的。</text:p>
      <text:p text:style-name="P1">陳真   |  2019.04.02 20:40   |   <text:a xlink:type="simple" xlink:href="http://palinfo.habago.org/Entry?Command=Information_PrintForum&amp;iPage=27#FORUM37324"><text:span text:style-name="T1">#</text:span></text:a></text:p>
      <text:p text:style-name="P2">(續2019.03.26) <text:line-break/><text:line-break/>9. 偽善與倒果為因 <text:line-break/><text:line-break/>孟子說的吧？"明足以察秋毫之末，而不見輿薪。" 人們的視力竟然好到可以看見鳥獸在秋天長出的細毛末梢，卻總是看不見一大卡車的木柴。有可能這樣嗎？當然有可能。事實上，天下之大，幾個人不是如此呢？這就像給電腦輸入程式那樣，我們幾乎都被 "巴夫洛夫" 了，打從一出生，洗腦程式便已展開運作。 <text:line-break/><text:line-break/>把自古以來全世界的所有所謂 "恐怖攻擊" 全部加起來，然後再乘以一萬，肯定都還比不上美國所幹下的各種侵略屠殺等血腥暴行與暗殺。但是，人們不斷無限放大前者秋毫之末，卻完全看不見後者之輿薪。這樣一種奇怪的"視力"，僅有兩種可能：一是偽善，故意裝蒜，二是腦殘，簡單說就是被巴夫洛夫了。 <text:line-break/><text:line-break/>電腦科技時代，我沒什麼能力和時間(可能主要也是因為懶)備份自己寫的東西，於是二十幾年來很多文字隨著電腦的故障或毀損而消失了，要不就是徹底消失於網路世界中。 <text:line-break/><text:line-break/>但我隱約還記得我對伊拉克寫過很多東西，因為我從1990年美國發動第一次波斯灣戰爭就開始注意美國對於伊拉克的圖謀，包括慘無人道的十多年禁運，還有 "禁飛區" (no fly zone) 的設置，以保護庫德族人為藉口，伊拉克自己的飛機居然不能在自己的領土上飛，但是美國和英國卻能照三餐任意飛進去瘋狂轟炸。 <text:line-break/><text:line-break/>真的是發瘋一般的狂轟濫炸，而且主要轟炸對象包括伊拉克平民住宅區及各種民生設施。就這樣炸了十多年，殺死十幾萬人。根據美國官方數據，光是從 1997 年七月到1999年一月，這十八個月之中就出動了三萬六千次轟炸任務，平均每個月轟炸兩千架次。 <text:line-break/><text:line-break/>面對反人道戰爭罪行的指控，美國和英國卻竟然睜眼說瞎話說這些轟炸是"極為重要的人道救援工作" (vital humanitarian tasks)。這樣一場為時十多年的屠殺，主流媒體卻隻字不提，John Pilger 因此寫了很多篇文章，把它命名為"祕密戰爭" 或 "被遺忘的戰爭"。 <text:line-break/><text:line-break/>這還不夠喪心病狂。比方說，十六年前 (2003)，阿遠曾翻譯過一篇有關美國禁運伊拉克的公衛淨水設施的文章： <text:line-break/><text:line-break/>shorturl.at/gkDK0 <text:line-break/><text:line-break/>這文章差點消失了，最近兩天才請阿遠從舊電腦中找出來並重新貼上巴勒網。 <text:line-break/><text:line-break/>簡單說，美國竟然拿伊拉克來從事一項大規模毀滅實驗，以公衛手段做為一種大規模毀滅武器，藉著禁運與轟炸，蓄意破壞其淨水設施，使其人民無法獲得乾淨水源，甚至禁止最基本的醫藥用品進口伊拉克，連普拿疼與抗生素都禁止，導致五十萬名五歲以下伊拉克兒童的死亡。 <text:line-break/><text:line-break/>我在碩果僅存的一篇2001年寫的文章 "反輻射混蛋和伊拉克禁運" 中寫道： <text:line-break/><text:line-break/>根據伊拉克衛生部（Ministry of Health）統計指出：截至 1997 年 8 月，禁運已使得 125 萬名伊拉克兒童死於饑餓或疾病。該數據獲得聯合國兒童基金會（UNICEF）的附和。 <text:line-break/><text:line-break/>聯合國兒童基金會（UNICEF）1997年11月指出：現有96 萬名五歲以下伊拉克兒童因禁運而處於饑荒垂死邊緣。 <text:line-break/><text:line-break/>聯合國安理會設置的人道小組於 1999年 3 月提出一份報告，報告上這麼寫著： <text:line-break/><text:line-break/>「這個國家（指伊拉克）由禁運前的相當富裕變成大規模的貧窮，此一事實可以從其嬰兒死亡率躍居世界最高之一看得出來。23% 的新生兒體重不足，四分之一的五歲以下兒童慢性營養不良，59% 的居民經常無法取得乾淨飲水，83% 的學校需要大幅重建。」 <text:line-break/><text:line-break/>Martti Ahtisaari（聯合國副秘書長）1991 年帶領調查團至伊拉克，他說：「過去我們所見所知的任何事物，都無助於我們去接受如此可怕的破壞景象—宛如世界末日（near-apocalyptic condition）。」 <text:line-break/><text:line-break/>Denis Halliday（前聯合國人道事務主管，1998 年10月因此辭職）指控美國和英國之傷害伊拉克，他說：「我們正在毀滅一個國家，事實就是這麼簡單和恐怖，這是非法且不道德的。」 <text:line-break/><text:line-break/>1996 年，美國國務卿歐布萊特承認禁運殺死了五十萬名伊拉克兒童，但她說：「我們認為這個代價划得來。」 <text:line-break/><text:line-break/>講這些，我主要是想說，這個世界完全失衡了，善惡是非徹底顛倒，但人們卻渾然不覺，要不就是眛著良心為虎作倀，為一己私利，甘於當美國走狗。 <text:line-break/><text:line-break/>台灣至今依舊扮演著這樣的狗奴才角色，不斷被美國吸血，動輒花幾千億買些破銅爛鐵的武器 (不是說台灣國庫很拮据所以必須大砍軍公教年金嗎？但是，動輒花幾千億甚至上兆元搞些足以大量貪污的荒唐假建設或購買武器時，卻完全花錢不手軟)，而且永不間斷地任令美國勒索，不斷捐款給倒行逆施的所謂 "反恐任務"，或是捐助各種旨在顛覆它國的叛亂活動，例如委內瑞拉版的 "太陽花" 男主角，那個由美國欽定為 "總統" 的人渣瓜伊多，其所屬陣營前些日子還公開表揚台灣政府捐了一千五百萬元給他們，供他們 "捍衛民主"。 <text:line-break/><text:line-break/>千言萬語一句話：大家摸摸自己的良心吧，別再跟魔鬼為伍，禍害全球，濫殺無辜。 <text:line-break/><text:line-break/>(待續)</text:p>
      <text:p text:style-name="P1">陳真   |  2019.04.02 11:11   |   <text:a xlink:type="simple" xlink:href="http://palinfo.habago.org/Entry?Command=Information_PrintForum&amp;iPage=27#FORUM37323"><text:span text:style-name="T1">#</text:span></text:a></text:p>
      <text:p text:style-name="P3">想在選舉上贏過人渣黨，只有一個可能，那就是你得贏過他非常非常多，多到讓他不管用什麼奧步都無法變盤。 <text:line-break/><text:line-break/>人渣黨選舉功力之厲害，登峰造極出神入化。當下你不一定能看得清楚，往往事後才恍然大悟中了計。 <text:line-break/><text:line-break/>最近人渣黨每天上上下下全黨一致拼命妖魔化韓國瑜，可謂一箭雙雕：一來抹黑，二來使得其他潛在對手統統邊緣化成為路人甲。將來，要是韓國瑜不選，國民黨勢必崩盤。要是韓出來選，在這漫長的抹黑過程中，韓就算不死，也剩半條命。如果有人以為韓一出馬，肯定當選，那真是太低估了人渣黨及其同黨人士柯文哲的選舉天份。 <text:line-break/><text:line-break/>如果有人以為國民黨中了計，那也真是太低估了該黨一票老狐狸的城府深似海。這些老奸巨滑，打擊韓國瑜的動機之強烈，恐怕不會輸給人渣黨。因為，韓若真的稱王，他們還能混嗎？韓粉們可別看不清楚這一點。 </text:p>
      <text:p text:style-name="P1">陳真   |  2019.04.02 11:10   |   <text:a xlink:type="simple" xlink:href="http://palinfo.habago.org/Entry?Command=Information_PrintForum&amp;iPage=27#FORUM37322"><text:span text:style-name="T1">#</text:span></text:a></text:p>
      <text:p text:style-name="P2">謝長廷曾會香港中聯辦，高喊「民共同源」 <text:line-break/><text:line-break/>風傳媒 <text:line-break/><text:line-break/>趙宥寧 <text:line-break/><text:line-break/>2019-03-29 <text:line-break/><text:line-break/>對瑜高雄市長韓國瑜赴中聯辦遭批評，國民黨籍台北市議員游淑慧反擊表示，若要罵韓國瑜與中聯辦碰面吃飯就是在賣台，不如先看前行政院長謝長廷與中聯辦的關係。（資料照，陳明仁攝） <text:line-break/><text:line-break/>游淑惠24日在臉書表示，2013年6月，前行政院長謝長廷曾以維新基金會董事長名義赴香港參訪，當時中聯辦親自到機場接機、中國全國政協副主席設宴款待，「簡直比一家人還一家人！」</text:p>
      <text:p text:style-name="P1">陳真   |  2019.04.02 10:42   |   <text:a xlink:type="simple" xlink:href="http://palinfo.habago.org/Entry?Command=Information_PrintForum&amp;iPage=27#FORUM37321"><text:span text:style-name="T1">#</text:span></text:a></text:p>
      <text:p text:style-name="P3">(再續) <text:line-break/><text:line-break/>任何一個心智健全、人格正常的人，在這至少二十幾年來一定覺得很累、很煩，到底有完沒完？島內所謂 "政治"，永遠就是永不間斷永無止盡地不停造謠抹黑與操弄，不斷睜眼說瞎話，黑的說成白，白的操弄成黑，每天就是搞這類所謂通匪賣台的花招，而且不斷在一切事務上大玩兩套標準，只要是綠的，就算是殺老爸殺老母恐怕都能說成正義凜然，但如果是藍的，就算功業彪炳犧牲奉獻，照樣能把你抹黑得臭不可聞，打成過街老鼠與千古罪人。 <text:line-break/><text:line-break/>同一件事，我幹了，就是偉大功勞一件，若是你幹了，就是罪該萬死。媒體也是，百分之九十九點九全是綠油油綠到爆，稍微有個不是那麼綠的，不過佔百分之零點一，馬上就能操弄成什麼天大的恐怖醜聞似的，然後一堆腦殘人士及無恥走狗學者就會跳出來吶喊什麼保衛民主自由。真的很煩，到底有完沒完？台灣如此，全世界幾乎都一樣，到處是CIA。這些其實就是戰爭的一部份，光講文明道理是沒用的，因為敵人並不是不懂善惡黑白，而是他存心就是要這麼搞你。 <text:line-break/><text:line-break/>黨外時代，我曾見識過舊國民黨的這套顛倒是非黑白的本事，非常無恥。沒想到，我所參與建立的黨竟然如此迅速地青出於藍，道高一尺，魔高一丈！許多時候，我真是非常佩服人渣黨及其一大票親綠走狗們及綠油油人渣媒體的操弄本事。不敢說我見識過全世界，但我或多或少也略知各國政治一二，除了美國之外，我從未見過政治能搞到如此無恥下流出神入化的地步，人性的陰暗真是完全沒有個底線，深不見底；只要有利可圖，真是什麼事都幹得出來。人渣黨之所謂 "政府"，完全就是一群理當繩之以法的齷齪歹徒，胡作非為貪婪到極點，完全肆無忌憚；其掌握政權，就如同土匪打家劫舍那樣瘋狂與貪婪，而且非常 "團結"，任何一個黑幫都絕對沒有這麼 "團結"。 <text:line-break/><text:line-break/>所謂民主，基本上就是一個最大的騙局。因為，只要誰掌握了媒體與話語權，他完完全全可以操弄絕大多數人的心靈、情感與大腦。為什麼呢？因為人們的平均智商其實並不高，就跟貓狗動物一樣，很容易操弄。所謂輿論或民意，不過只是反映極少數人乃至一、二人的意志與利益。許多時候，人根本就是鸚鵡的同類，你完完全全可以訓練大家從嘴巴講出你所要他講的話。而且，你要他恨誰，他就會恨誰；你要他把誰當成神，他就會把誰當成神。你告訴他誰是大英雄、大明星哦，他就會把誰當成大英雄大明星。 <text:line-break/><text:line-break/>話雖如此，我倒也沒有徹底絕望，基本上我還是相信：理性也好，道德也罷，人類的是非與道德判斷力基本上還是有個真實而難以操弄抹滅的尺度與底線，正所謂人心厭惡不義。問題是，這個基礎底線往往慢上好幾拍才起作用。當它起了作用時，往往已事過境遷。有一天，也許數十年或數百年後，當我們回顧歷史，多多少少還是能看見某種程度的真實，但那畢竟都已是陳年往事。 <text:line-break/><text:line-break/>股票市場反映未來，但人事意義卻只能望向過去；美與醜，善與惡，通常是一種過去式。我之所以至今還願意活著，是因為我總是指望遙遠的未來。但我知道，美好人事物只會存在人們對於過去的記憶之中，就像我每晚睡前給小孩講故事那樣，連三歲小娃都知道童話故事的開頭就是 "很久很久以前"。我昨晚少講了這一句，她馬上就糾正我了，說 "把拔，你沒有說很久很久很久以前...."。 <text:line-break/><text:line-break/>很久很久很久以前，大海之灣有個小島.... <text:line-break/><text:line-break/>陳真 2019. 04. 02. <text:line-break/><text:line-break/>======================== <text:line-break/>陳明通挨轟 也曾會中聯辦 <text:line-break/><text:line-break/>2019年3月28日 <text:line-break/>1 <text:line-break/>旺報【記者林永富╱台北報導】 <text:line-break/><text:line-break/>高雄市長韓國瑜與香港、澳門中聯辦主任會面，連日來綠營從中央官員到立委及各級民代炮火猛烈攻擊，國民黨立委蔣萬安27日在立法院內政委員會質詢陸委會主委陳明通，指陳明通2001年8月擔任副主委時也曾與香港中聯辦台灣事務部部長邢魁山見面，沒有會談紀錄，今天要韓國瑜提書面報告，甚至為了韓拜會中聯辦而修法，完全兩套標準，「有嘴說別人，沒臉說自己」。 <text:line-break/><text:line-break/>質詢中陳明通將「香港中聯辦台灣事務部部長邢魁山隨同香港友好協進會參訪情形報告」遞交蔣萬安，但該份3頁報告也只有4行字說明該次行程，卻沒有任何會談紀錄，不知兩人談些什麼，蔣萬安指出，若以相同標準，陳明通見中聯辦官員也是「密室」、「魔鬼交易」，如今陸委會要修法，不但因人設事，更是雙重標準。 <text:line-break/><text:line-break/>陳見邢魁山無會談紀錄 <text:line-break/><text:line-break/>蔣萬安質疑陸委會要修法根本是針對性立法，將矛頭對準韓國瑜。蔣萬安質疑，陳明通見邢魁山，是在中央的政務官，而韓國瑜只是地方首長，有什麼方式觸及主權？陳明通當時未公開會談紀錄，現在不只要韓國瑜提報告，還要修法，根本是兩套標準。 <text:line-break/><text:line-break/>雙重標準 謝長廷沒事 <text:line-break/><text:line-break/>還有，像謝長廷去北京見國台辦主任，還有軍方智庫時講憲法一中、民共同源；是不是政治？「韓國瑜拚經濟有事，謝長廷沒事，你能接受？」他指陸委會成打手，成另一東廠。「陸委會是綠廠，把國家公器打擊政敵手段，可恥。」 <text:line-break/><text:line-break/>================= <text:line-break/>長廷：民共同源 追求共贏 <text:line-break/><text:line-break/>2013/06/29 中國時報 朱真楷 <text:line-break/><text:line-break/>前行政院長謝長廷昨日 (按：六年前的 6月28日) 率團抵達香港，並與大陸全國政協副主席董建華、國台辦副主任孫亞夫會面。謝長廷說，此行讓他感到「一點浩然氣，千里快哉風」，因為民進黨不能繼續在兩岸互動過程邊緣化，否則就會失去政黨政治功能，不符人民期待。 <text:line-break/><text:line-break/>不僅如此，謝長廷更當著董建華、孫亞夫面前，訴諸血緣情感，呼籲民共雖有歧異，但同源的親密關係，讓彼此不可能永遠敵對；所以，雙方必須追求多元共生，為世界樹立解決差異、共贏的典範。 <text:line-break/><text:line-break/>綠委同行 會董建華、孫亞夫 <text:line-break/><text:line-break/>設晚宴接風的董建華，則藉致詞時以九二香港會談精神呼應，「相信訪問團具有歷史擔當，能在兩岸發展過程中處理敏感議題，並以穩定方式找到解決辦法」。 <text:line-break/><text:line-break/>繼去年底「開展之旅」訪問大陸後，謝長廷昨日邀請九位民進黨立委、前綠委郭正亮、政大國發所教授童振源、政大台文所教授陳芳明、淡大大陸所所長張五岳等三十多人，準備出席今、明兩天與中國社科院台研所合辦「兩岸關係的發展與創新」研討會。 <text:line-break/><text:line-break/>謝長廷一行昨抵達香港後，香港中聯辦台灣事務部部長唐怡源到場接機。隨後，謝驅車赴九龍半島，選定緊鄰維多利亞港、面對香港半島的君綽飯店召開記者會。幕僚透露，九二年香港會談的結果，成為兩岸交流邁向新頁的關鍵，所以選在此一地點，就是要傳達承先啟後的意涵。 <text:line-break/><text:line-break/>兩岸交流不能再繼續失衡 <text:line-break/><text:line-break/>「兩岸交流不能再繼續失衡！」謝長廷表示，兩岸發展密切，但卻陷入失衡狀態，導致雙方交流這麼多年，都是同一群人在享受利益，另外一群人卻持續受害，因而社會很期待民共也能交流。 <text:line-break/><text:line-break/>謝長廷強調，此行有黨籍立委，也有與綠營互動良好的學者，「大部分都是民進黨的」。 <text:line-break/><text:line-break/>晚間，謝長廷在董建華設宴會場致詞時進一步說，兩岸鋪天蓋地的交流，不能再只有國共雙方，不然社會就會因為失衡而焦慮不安。因此，民進黨與共產黨的政治主張雖有歧異，但若能發揮同文同源的親密關係與世界競爭，就能將「強大」升級為「偉大」，獲得世界的真誠祝福。</text:p>
      <text:p text:style-name="P1">陳真   |  2019.04.02 02:42   |   <text:a xlink:type="simple" xlink:href="http://palinfo.habago.org/Entry?Command=Information_PrintForum&amp;iPage=27#FORUM37320"><text:span text:style-name="T1">#</text:span></text:a></text:p>
      <text:p text:style-name="P2">(續) <text:line-break/><text:line-break/>在過去，我們反國民黨，對抗蔣家，但我們不可能去對抗人渣黨，為什麼呢？因為沒有人會想要去對抗一群蟑螂和寄生蟲，也不會有人想要跟蛆或跟狗打架，為什麼呢？因為完全不對等。 <text:line-break/><text:line-break/>而且，你也不可能會想要去 "探討" 蟑螂的想法，因為那沒有意義。我們會想要去理解比方說蔣家在那個年代究竟有著何種思維理念，但是蟑螂就只是蟑螂，就如同沒有人會想要去探討一群詐騙集團究竟有何理念一樣。歹徒人渣日思夜想每一個舉動圖謀的就是錢，就是利益與權力，除此之外，不會有任何想法可言。一切所謂理想，對歹徒而言，只是斂財奪權的手段與工具。如果你無法理解這一點，那意味著你對島內政治其實一無所知，要不就是故意裝蒜。 <text:line-break/><text:line-break/>我實在很不想要侮辱狗，但是各位應該懂得中文之微妙，應該能明白當我們說走狗時，對狗並無絲毫不敬之意。就如我最近的一篇有關委內瑞拉的翻譯文章中所說，CIA在全世界各地有系統地培植了各方走狗、各種 "太陽花"，以製造對手內部之動亂。這些人渣與走狗，不會是也不該是我們的議論對象。 <text:line-break/><text:line-break/>或者說，唯有當我們把這些綠色寄生物給放在一種應有的概念架構下來談時，相關討論才具有意義。蛆也好，蟑螂也罷，這些生物 "本身" 不會有任何意義，牠們從來都不會是也不該是我們的思維目標與行為對象。 <text:line-break/><text:line-break/>蔣家再怎麼獨裁，舊國民黨再怎麼腐敗，他們依舊具有相當的主體性，相當程度上獨立於列強之外，因之也成為一種有意義的回應對象，但人渣黨不是。李敖曾經說，"必要時，只好連狗也一起打"。這話沒錯。但在你打擊走狗的同時，你應當理解走狗與蟑螂絕不會是你的對應目標，否則你只是在做賤自己。 <text:line-break/><text:line-break/>我敢一竿子打翻一船人，我敢說：在這年頭，凡是親綠者，若非腦殘，便是品性不端。我相信在一般人口中，前者理應佔大多數。但在所謂菁英世界例如學界、醫界或文化界等等，後者恐怕才是主要大宗。 <text:line-break/><text:line-break/>為什麼呢？因為這些人往往滿口漂亮話，什麼人權自由與民主；恰恰也因為這樣一些漂亮宣稱，使其顯得齷齪可鄙。因為，他們要是真的在乎這些漂亮話，怎麼可能還會親美？那不是鬼扯蛋嗎？難道你能理解一個人滿口人權與世界和平，但同時卻又是納粹的長期走狗？ <text:line-break/><text:line-break/>台灣沒有統獨問題，只有要不要去殖民的問題。或者換個方式說，統的對應面不是獨，而是美日殖民。因此，兩岸統一，意味著一種解放，讓台灣人重新當回一個完整的人，擁有屬於己身民族的一種主體性與自主意志，而不是讓美國與日本把台灣人給當成狗那般對待，乃至存心把我們當成炮灰，用來傷害自己的對岸同胞與骨肉。 <text:line-break/><text:line-break/>我能理解在概念上或許存在這樣一種台灣獨立的可能性，意即真正獨立於對岸政權，並且獨立於列強。問題是： <text:line-break/><text:line-break/>第一，概念上存在的東西，在現實上卻看不出任何可能性。 <text:line-break/><text:line-break/>第二，即便退一萬步說，即便現實上有著此一可能性，但在實踐步驟上，難道不是應該 "先" 和自己人聯手對抗外人之欺壓與殖民才對？怎麼反而去給敵人當狗來咬自己的同胞，然後說這是獨立？這存心就是自欺欺人。 <text:line-break/><text:line-break/>剛剛下班吃晚飯，看到電視上跑馬燈說，牡羊座今天的運勢必須小心言論賈禍。我向來已經很小心，不過只是說點政治的ABC。電視上藍綠名嘴眾多，但所言其實無甚意義，在根本上搞錯了問題屬性。發問往往比答案重要，因為抓對了問題，答案通常也隨之而來。 <text:line-break/><text:line-break/>陳真 2019. 04. 02. <text:line-break/><text:line-break/>=================== <text:line-break/>林佳龍逼退人還留言祝福！觀光局副座怒轟噁心 <text:line-break/><text:line-break/>2019/04/01 中時電子報 戴安瑋 <text:line-break/><text:line-break/>觀光局副局長陳淑慧被逼退，於今天退休。（圖/陳淑慧臉書） <text:line-break/><text:line-break/>交通部長林佳龍在群組發文，讓陳淑慧覺得噁心。（圖/陳淑慧臉書） <text:line-break/><text:line-break/>交通部觀光局副局長陳淑慧最近被逼退休，昨是她在觀光局工作最後一天，她於晚上11點退出群組，未料交通部長林佳龍在群組留言：「感謝淑慧副局長對觀光局和燈會的重大貢獻，並祝福開啟退休之後的精彩人生」，讓陳淑慧感到噁心，在臉書發文說，「別消費我，更別公然說謊！太噁心了！請別再粗魯對待您的部屬，也請以公眾利益為優先！」。 <text:line-break/><text:line-break/>台中市長林佳龍去年九合一選舉選輸下台後，旋即出任交通部長，並大舉任用自己人，其中觀光局副局長陳淑慧於3月正為屏東台灣燈會忙翻時，林佳龍的台中部屬、前台中市水利局長周廷彰，竟在台中自行對外宣布接任觀光局副局長，逼得陳淑慧提早退休。 <text:line-break/><text:line-break/>陳淑慧在臉書發文說，她今年6月即可退休，她原也打算在忙完台灣燈會後如期申請退休，沒想到竟有人為了想要她的位子，搶著3月對外宣布接任同時，她也被通知調任交通部參事，她婉拒後，也因無法等她6月退休，加上有人要位子(公務員退休法定3個月前申請，但長官說了算，3天就可以快快辦)，讓她提早退休，她都不在乎津貼了。 <text:line-break/><text:line-break/>昨天是她公務生涯最後一天，她於昨天下午11點多退出觀光局群組，未料交通部長林佳龍竟在群組留言說，「感謝淑慧副局長對觀光局和燈會的重大貢獻，並祝福開啟退休之後的精彩人生」，讓她感到噁心。 <text:line-break/><text:line-break/>她說，她「本來想安靜、但是....好噁心呀！我是真性情之人，口不喜說惡言，也不會虛情假意，但也別消費我，更別公然說謊！太噁心了！請別再粗魯對待您的部屬，也請以公眾利益為優先！」。 <text:line-break/><text:line-break/>文章來源：陳淑慧臉書</text:p>
      <text:p text:style-name="P1">陳真   |  2019.04.01 20:40   |   <text:a xlink:type="simple" xlink:href="http://palinfo.habago.org/Entry?Command=Information_PrintForum&amp;iPage=27#FORUM37319"><text:span text:style-name="T1">#</text:span></text:a></text:p>
      <text:p text:style-name="P3">這是韓國瑜的訪談： <text:line-break/><text:line-break/>https://www.youtube.com/watch?v=KX8myitCvxY <text:line-break/><text:line-break/>沒時間看的，至少可以看底下三段，或是直接看最後一段： <text:line-break/><text:line-break/>04:50-06:50 <text:line-break/>12:30-14:30 <text:line-break/>35:30-38:05</text:p>
      <text:p text:style-name="P1">陳真   |  2019.04.01 19:59   |   <text:a xlink:type="simple" xlink:href="http://palinfo.habago.org/Entry?Command=Information_PrintForum&amp;iPage=27#FORUM37318"><text:span text:style-name="T1">#</text:span></text:a></text:p>
      <text:p text:style-name="P2">陳明通「禽獸說」嗆韓國瑜 <text:line-break/><text:line-break/>2019/04/01 <text:line-break/><text:line-break/><text:line-break/>高雄市長韓國瑜上任後全力拚經濟，卻被陸委會主委陳明通形容「只求溫飽與禽獸何異？」台北市議員羅智強痛批，若一個政府讓人民連溫飽都要煩惱，豈非連禽獸都不如？他呼籲蔡英文總統，「可不可以以身作則，先示範不溫不飽的非禽獸生活？」 <text:line-break/><text:line-break/>陳明通上午接受廣播節目專訪時表示，如果一個人只顧肚子，拜佛祖也是為了顧肚子，這樣並不好，因為拜佛祖就是我們的精神信仰、精神生活，並不僅僅是為了生活，如果人只為了生活，吃得飽就好，那跟豬狗禽獸有什麼差別？ <text:line-break/><text:line-break/>羅智強則在臉書發文回應陳明通，若一個政府，讓人民連溫飽都要煩惱，豈非連禽獸都不如？羅智強指出，蔡英文總統自己有錢請六萬御廚，卻要人民「不要管溫飽」，晉惠帝還知道問人民為何不吃肉，蔡惠帝卻要人民連吃都免了？ <text:line-break/><text:line-break/>羅智強呼籲蔡英文，可不可以以身作則，先示範不溫不飽的「非禽獸生活」給大家看？對於陳明通的「禽獸說」，連網友都怒了，紛紛留言回應「全台灣人都被他罵到」、「我們的稅金養這種官，不如買些飼料養禽獸！」</text:p>
      <text:p text:style-name="P4"/>
      <text:p text:style-name="P1">陳真   |  2019.04.01 19:12   |   <text:a xlink:type="simple" xlink:href="http://palinfo.habago.org/Entry?Command=Information_PrintForum&amp;iPage=28#FORUM37317"><text:span text:style-name="T1">#</text:span></text:a></text:p>
      <text:p text:style-name="P2">我常覺得，活在島內這個年代，在政治上最大的一個痛苦就是你常得做賤自己去批評那些根本不值得批評的沒出息人渣，什麼蔡啥小，什麼賴啥德或蘇什麼昌等等等等等，所謂上駟對下駟便是如此。 <text:line-break/><text:line-break/>這是一種窩囊感，一種意義的淪喪。什麼給他一支掃帚讓他和解放軍拼到最後一口氣，他媽的要我批評這樣一種人渣的言行，我真是批評不出來，太過於自我做賤了。 <text:line-break/><text:line-break/>黨外時代，你面對的是蔣家政權，不管好與壞，總是具有某種歷史上與政治上的嚴肅性。但你現在面對的卻是一些根本毫無任何信念唯利是圖的下三濫人渣，一大票貪婪沒出息膽子特小的文人走狗，一大群給美國人日本人當狗、顛倒善惡黑白的狗奴才。 <text:line-break/><text:line-break/>你不妨想像在你的生活中所曾遇到的一些你所熟識或曾見過的廢物人渣，想像有一天，這些廢物穿著西裝，成為你的統治者，站在統治台上，巍巍峨峨裝模作樣地講些鬼話，每天忙著撈錢奪權，然後我們卻被迫得批評他們的作為，被迫得做賤自己去議論這樣一些廢物人渣所可能帶來的影響與傷害。如果你能如此想像，也許你就能明白我所要講的那樣一種做賤自己的窩囊感，做賤自己做為一個人的基本嚴肅性，竟然窩囊到必須去評論這樣一個毫無議論價值的人渣黨及其他渣渣。 <text:line-break/><text:line-break/>是不是哪一天，如果蟑螂進化到具有某種生物技能之後，被牠們的主子栽培成為我們的統治者，然後我們也得被迫做賤自己去批評這樣一大群蟑螂？煞有介事地指出這隻蟑螂和那隻蟑螂的不同，分析牠們的行為意義以及什麼民主信念台獨理念？ <text:line-break/><text:line-break/>我知道我這樣講不會有幾個知音，甚至也許人們根本不知道我在講什麼，更不用說深有同感，深受窩囊之苦了。不過，我早已不敢奢求知音，只是受不了窩囊感，說點心裏話。 <text:line-break/><text:line-break/>不過一海之隔，天地意義相去竟如此遙遠，對岸同胞肯定是完全無法理解這種窩囊感的；我們竟然被一群沒出息的狗奴才統治與糟蹋二、三十年。 <text:line-break/><text:line-break/>韓國瑜很客氣，他說綠營像一群貪婪的豺狼，一旦權力在握，便傾巢而出搶食，吃銅吃鐵，什麼都要貪，什麼都要搶，什麼都要吃，大的小的全不放過。但我比較不會用豺狼去形容這個貪婪景象，我感覺這比較像一群寄生蟲，一團蛆。議論蛆是可恥的，窩囊的，自我做賤的。面對蛆，你只能消滅之，繩之以法，要不就是忍忍忍忍忍忍忍七個忍字，忍到哪一天看這些骯髒事究竟有沒有個盡頭。 <text:line-break/><text:line-break/>陳真 2019. 04. 01. <text:line-break/><text:line-break/>================== <text:line-break/>被酸是禽獸 韓國瑜飆罵陳明通:你書讀到狗肚子裡去了嗎？ <text:line-break/><text:line-break/>新頭殼newtalk &amp;;#124;孫家銘 綜合報導 <text:line-break/><text:line-break/>2019年4月1日 <text:line-break/><text:line-break/>[新頭殼newtalk] 高雄市長韓國瑜今(1)日下午在議會備詢的空檔接受媒體聯訪時，被問到陸委會主委陳明通說做人若只求溫飽跟禽獸有什麼差別，他先是面色凝重表示政黨或政治人物自己吃香喝辣，能撈就撈，能貪就貪，這樣子才像禽獸，最後罕見在鏡頭前動怒，火力全開飆罵「你，陳明通，堂堂陸委會主委，書是讀到狗的肚子裡去了嗎？」 <text:line-break/><text:line-break/>陸委會主委陳明通4月1日上午接受寶島聯播網FM98.5《新聞放輕鬆》節目專訪時說：「韓國瑜只會『顧肚子』，將拜佛祖的信仰精神生活拋棄，如果人只求溫飽，跟豬狗禽獸就沒有差別。」 <text:line-break/><text:line-break/>韓市長下午受訪時則回應說：「一個政治人物、一個政黨，得到了選民的選票，手上拿到了權力，不一心一意為人民來打拼，不一心一意為人民來謀求最高的福祉，這個政黨或者這個政治人物，自己吃香喝辣、能撈就撈、能貪就貪，這樣子才像禽獸。民進黨執政這三年來，台灣人民到底日子過得怎麼樣？ <text:line-break/><text:line-break/>我一直講：『莫忘世上苦人多』，現在太多台灣社會各個角落，過苦日子的人民實在太多了，民進黨執政這三年來，根本就沒有辦法幫台灣人民過好日子。.......，到底有沒有給人民帶來福利？兩岸這麼低盪，國際處境這麼困難，賺錢這麼困難，勞工、軍公教、企業家、農漁民，每一個行業都在哀號，陳明通你眼睛瞎了嗎？你講禽獸不如是什麼意思？你幫什麼樣的政黨服務？你民進黨執政對得起台灣人民嗎？我們在拚經濟，你講這麼惡毒的話是什麼意思？你陳明通『你的書是讀到狗的肚子裡面了嗎？』你把你的知識拿來維護你的官位，昧著良心講話嗎？你用『禽獸』兩個字來形容，有必要嗎？」﻿</text:p>
      <text:p text:style-name="P1">陳真   |  2019.04.01 11:04   |   <text:a xlink:type="simple" xlink:href="http://palinfo.habago.org/Entry?Command=Information_PrintForum&amp;iPage=28#FORUM37316"><text:span text:style-name="T1">#</text:span></text:a></text:p>
      <text:p text:style-name="P3">眾所周知，人渣黨一直是個非常 "團結" 的黨，自古已然。不管怎麼內鬥，即便仇深似海，一旦對外幹架，保證互相掩護，絕不互扯後腿，就算天大的罪惡，也一定會掩護到底。為什麼呢？ <text:line-break/><text:line-break/>因為，與其說這是一個黨，不如說是個幫派，雞犬昇天，雨露均霑，就跟土匪打家劫舍一樣，只要大夥一起成功幹上一票，遍地黃金，遍地女人，就地分贓，任你掠奪；哪怕只是個提鞋倒茶的小弟，照樣會有你的一份肥缺與各種油水，局處長科長等等等著你。至於稍微有那麼一點點點參與功勞的，更是油水飽滿，吃喝不盡，部會首長及各種董事長權位，絕對有你的一份。 <text:line-break/><text:line-break/>這也就是人渣黨的名稱由來，它絕對能吸引各路人渣為其效忠，特別是學界、醫界和文化界這三大界，更是爭相表態，惟恐落人後。你看，放眼望去，哪個不是綠油油？ <text:line-break/><text:line-break/>不過，綠油油當然只是一種斂財奪權搞前途的手段，而非本質。三十年前則剛好相反，你在學界、醫界和文化界，幾乎找不到一個敢公開支持黨外者，幾乎全部是國民黨的打手或明哲保身者。 <text:line-break/><text:line-break/>相較於人渣黨的 "團結"，馬英九上台之後的國民黨，因其不沾鍋，因其拒絕論功行賞，整個黨隨即也四分五裂，各尋生路，蛻變成一種個體戶的鬆散組合，各懷鬼胎，乃至內鬥內行外鬥外行。 <text:line-break/><text:line-break/>吳敦義、王金平和朱立倫等等等，就是這類宮廷文化的典型代表，城府很深，機關算盡，只要對己有利，不惜毀掉全黨。嚴格說來，局外人其實不太可能明白這個黨的頭頭們究竟各自在盤算些什麼，複雜程度簡直跟下圍棋差不多，圍魏救趙，聲東擊西，計謀花招非常多。 <text:line-break/><text:line-break/>簡單說，國、民兩黨，一個是人渣幫派組合，表面上打打鬧鬧，其實打起群架來非常團結；一個則是走宮廷路線，表面上大家都好有禮貌，天下為公，揖讓而升，臉上永遠掛著一抹詭異的微笑，其實一轉身就是往背後捅一刀。 <text:line-break/><text:line-break/>至於比較像個 "人"、非常不國民黨的韓國瑜，能選總統最好，不選也很棒，而且說不定還更好，早點讓國民黨壽終正寢，說不定置之死地還能重生。但是，其它的幾顆太陽 (我看頂多只是像黯淡將熄的老舊路燈) 顯然智能不高，總以為只要藉著這個鬥倒那個，自己便可全拿。 <text:line-break/><text:line-break/>台灣的政治戲碼，基本上就是演這一齣，人物角色屬性大致如此。但是，如果政治只是這麼一回事，那也未免太低估了劇情的複雜性，高估了角色的自主性。角色是沒有多少自由意志可言的，你可以有不同演技，可以這樣演，也能那樣演，但不管怎麼演，角色基本屬性不會改變。 <text:line-break/><text:line-break/>這意思是說，一切戲碼背後的主宰者是導演，是來自戲以外的力量。就台灣的殖民現況而言，主子當然就是美國，挑戰者是祖國。換個方式說，韓國瑜選不選，人渣黨誰出線，其實都不會單純只是出於一種當事人內部之間的自由意志。當然，這並不是說人民的普遍意志完全無用武之地而只能屈從於主子的安排。 <text:line-break/><text:line-break/>陳真 2019. 04. 01. <text:line-break/><text:line-break/>======================= <text:line-break/>羅智強臉書 <text:line-break/><text:line-break/>2019. 04. 01. <text:line-break/><text:line-break/>這幾個月，我憂心如焚，一再警告，初選拖磨，必然導致國民黨好不容易積累的氣勢崩解，但言者諄諄，聽者藐藐。 <text:line-break/><text:line-break/>我就像特洛伊城的預言師卡珊卓，即便預言了危機，仍然只能坐視悲劇的降臨。 <text:line-break/><text:line-break/>國民黨經過這四個月的「自殘」。不只砍倒了國民黨的好感度， <text:line-break/>也連帶傷害了韓國瑜。 <text:line-break/><text:line-break/>九合一的勝選氣勢，已快煙消雲散，而民進黨卻快速整隊。表面上，蔡賴之爭才開始，但實際上，一個月內，很可能會以「蔡賴配」來個「大圓滿收場」，屆時民進黨氣勢大振，國民黨則繼續內耗，連個初選辦法都喬不定，請問，這仗，還要打嗎？ <text:line-break/><text:line-break/>國民黨不要讓韓國瑜為難，要徵召韓國瑜，就大方徵召吧！ <text:line-break/><text:line-break/>連朱立倫都大方説，只要徵召韓國瑜，他就全力支持，國民黨到底還在猶豫什麼？ <text:line-break/><text:line-break/>目前全黨只有王金平一人反對徵召韓國瑜，難道全黨就要被王金平一人牽制？ <text:line-break/><text:line-break/>一會兒徵召初選、一會兒特邀初選，一變再變的説法，不只傷害國民黨，也在傷害韓國瑜。為什麼要把局面弄得如此複雜？結果，逼得韓國瑜説：「堅持不考慮2020」。 <text:line-break/><text:line-break/>一個明明可以贏的局，弄到今天這般局面，怎不讓人痛心！亡羊補牢，時猶未晚，真的拜託，別再拖磨，好嗎？</text:p>
      <text:p text:style-name="P1">鄭豐遠   |  2019.04.01 08:10   |   <text:a xlink:type="simple" xlink:href="http://palinfo.habago.org/Entry?Command=Information_PrintForum&amp;iPage=28#FORUM37315"><text:span text:style-name="T1">#</text:span></text:a></text:p>
      <text:p text:style-name="P2">Alex Wang 提供的這位殷罡老師在世紀大講堂的演講，我以前看過，再看一次也無妨。我沒辦法判斷裡頭的細節講的得對不對，但從一個人講話的神態多少就能判斷出一種基本的心智水平和品性。我從各種衛視或電視台中看到大陸的學者包括這位殷罡老師，水平都比台灣的學者好上太多了。我自己並不是學界中人，但我知道學界是怎麼一回事。所謂幹一行愛一行，台灣的學者普遍來說都不像學者，反而像綜藝節目嘉賓似的，很不稱職，整天作秀討好學生和家長和各種來賓官員。 <text:line-break/><text:line-break/>觀眾也是，大陸的許多節目基本上都還有一種嚴肅性，來賓往往把講者和講題當一回事，不像台灣，任何議題彷彿都是兒戲。看看這些節目裡的年輕觀眾，再看看台灣年輕一輩，你就可以看到兩種截然不同的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